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officeooo:paragraph-rsid="0014bf98" style:font-size-asian="9pt" style:font-size-complex="9pt"/>
    </style:style>
    <style:style style:name="P5" style:family="paragraph" style:parent-style-name="Standard">
      <style:text-properties officeooo:paragraph-rsid="001ff923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paragraph-rsid="001ff923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Heading" style:master-page-name="First_20_Page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3.13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<text:span text:style-name="T1"/></text:p>
      <text:p text:style-name="P7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Title"><text:soft-page-break/><text:span text:style-name="T1"/></text:p>
      <text:p text:style-name="Title"><text:span text:style-name="T1">The Illustrated Man </text:span><text:line-break/><text:line-break/><text:line-break/>By <text:line-break/><text:line-break/>Ray Bradbury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0">Prologue: The Illustrated Man<text:tab/>3</text:p>
          <text:p text:style-name="P10">The Veldt<text:tab/>12</text:p>
          <text:p text:style-name="P10">Kaleidoscope<text:tab/>40</text:p>
          <text:p text:style-name="P10">The Other Foot<text:tab/>56</text:p>
          <text:p text:style-name="P10">The Highway<text:tab/>82</text:p>
          <text:p text:style-name="P10">The Man<text:tab/>88</text:p>
          <text:p text:style-name="P10">The Long Rain<text:tab/>112</text:p>
          <text:p text:style-name="P10">The Rocket Man<text:tab/>138</text:p>
          <text:p text:style-name="P10">The Fire Balloons<text:tab/>159</text:p>
          <text:p text:style-name="P10">The Last Night of the World<text:tab/>191</text:p>
          <text:p text:style-name="P10">No Particular Night or Morning<text:tab/>223</text:p>
          <text:p text:style-name="P10">The Fox and the Forest<text:tab/>240</text:p>
          <text:p text:style-name="P10">The Visitor<text:tab/>269</text:p>
          <text:p text:style-name="P10">The Concrete Mixer<text:tab/>293</text:p>
          <text:p text:style-name="P10">Marionettes, Inc<text:tab/>330</text:p>
          <text:p text:style-name="P10">The City<text:tab/>345</text:p>
          <text:p text:style-name="P10">Zero Hour<text:tab/>359</text:p>
          <text:p text:style-name="P10">The Rocket<text:tab/>379</text:p>
          <text:p text:style-name="P10">Epilogue<text:tab/>398</text:p>
        </text:index-body>
      </text:table-of-content>
      <text:p text:style-name="Index"/>
      <text:p text:style-name="P2"><text:toc-mark-start text:id="IMark2407005199704" text:outline-level="1"/><text:alphabetical-index-mark-start text:id="IMark2407005197688"/><text:span text:style-name="T1">Prologue: The Illustrated Man</text:span><text:alphabetical-index-mark-end text:id="IMark2407005197688"/><text:toc-mark-end text:id="IMark2407005199704"/><text:span text:style-name="T1"> </text:span><text:line-break/><text:line-break/><text:line-break/>IT was a warm afternoon in early September when I first met the Illustrated Man. Walking along an <text:line-break/>asphalt road, I was or the final leg of a two weeks’ walking tour of Wisconsin. Late in the afternoon I <text:line-break/>stopped, ate some pork, beans, and a doughnut, and was preparing to stretch out and read when the <text:line-break/>Illustrated Man walked over the hill and stood for a moment against the sky. <text:line-break/><text:line-break/>I didn’t know he was Illustrated then. I only knew that he was tall, once well muscled, but now, for <text:line-break/>some reason, going to fat. I recall that his arms were long, and the hands thick, but that his face was <text:line-break/>like a child’s, set upon a massive body. <text:line-break/><text:line-break/>He seemed only to sense my presence, for he didn’t look directly at me when he spoke his first <text:line-break/>words: <text:line-break/><text:line-break/>“Do you know where I can find a job?” <text:line-break/><text:line-break/>“I’m afraid not,” I said. <text:line-break/><text:line-break/>“I haven’t had a job that’s lasted in forty years,” he said. <text:line-break/><text:soft-page-break/><text:line-break/>Though it was a hot late afternoon, he wore his wool shirt buttoned tight about his neck. His <text:line-break/>sleeves were rolled and buttoned down over his thick wrists. Perspiration was streaming from his <text:line-break/>face, yet he made no move to open his shirt. <text:line-break/><text:line-break/>“Well,” he said at last, “this is as good a place as any to spend the night. Do you mind company?” <text:line-break/><text:line-break/>“I have some extra food you’d be welcome to,” I said. <text:line-break/><text:line-break/>He sat down heavily, grunting. “You’ll be sorry you asked me to stay,” he said. “Everyone always <text:line-break/>is. That’s why I’m walking. Here it is, early September, the cream of the Labor Day carnival season. I <text:line-break/>should be making money hand over fist at any small town side show celebration, but here I am with <text:line-break/>no prospects.” <text:line-break/><text:line-break/><text:soft-page-break/>He took off an immense shoe and peered at it closely. “I usually keep a job about ten days. Then <text:line-break/>something happens and they fire me. By now every carnival in America won’t touch me with a ten- <text:line-break/>foot pole.” <text:line-break/><text:line-break/>“What seems to be the trouble?” I asked. <text:line-break/><text:line-break/>For answer, he unbuttoned his tight collar, slowly. With his eyes shut, he put a slow hand to the <text:line-break/>task of unbuttoning his shirt all the way down. He slipped his fingers in to feel his chest. “Funny,” he <text:line-break/>said, eyes still shut. “You can’t feel them but they’re there. I always hope that someday I’ll look and <text:line-break/>they'll be gone. I walk in the sun for hours on the hottest days, baking, and hope that my sweat’ll wash <text:line-break/>them off, the sun’ll cook them off, but at sundown they’re still there.” He turned his head slightly <text:line-break/>toward me and exposed his chest. “Are they still there now?” <text:line-break/><text:line-break/>After a long while I exhaled. “Yes,” I said. “They’re still there.” <text:line-break/><text:line-break/>The Illustrations. <text:line-break/><text:line-break/>“Another reason I keep my collar buttoned up,” he said, opening his eyes, “is the children. They <text:line-break/><text:soft-page-break/>follow me along country roads. Everyone wants to see the pictures, and yet nobody wants to see <text:line-break/><text:line-break/><text:line-break/><text:line-break/>them.” <text:line-break/><text:line-break/>He took his shirt off and wadded it in his hands. He was covered with Illustrations from the blue <text:line-break/>tattooed ring about his neck to his belt line. <text:line-break/><text:line-break/>“It keeps right on going,” he said, guessing my thought. “All of me is Illustrated. Look.” He opened <text:line-break/>his hand. On his palm was a rose, freshly cut, with drops of crystal water among the soft pink petals. I <text:line-break/>put my hand out to touch it, but it was only an Illustration. <text:line-break/><text:line-break/>As for the rest of him, I cannot say how I sat and stared, for he was a riot of rockets and fountains <text:line-break/>and people, in such intricate detail and color that <text:soft-page-break/>you could hear the voices murmuring small and <text:line-break/>muted, from the crowds that inhabited his body. When his flesh twitched, the tiny mouths flickered, the <text:line-break/>tiny green-and-gold eyes winked, the tiny pink hands gestured. There were yellow meadows and blue <text:line-break/>rivers and mountains and stars and suns and planets spread in a Milky Way across his chest. The <text:line-break/>people themselves were in twenty or more odd groups upon his arms, shoulders, back, sides, and <text:line-break/>wrists, as well as on the flat of his stomach. You found them in forests of hair, lurking among a <text:line-break/>constellation of freckles, or peering from armpit caverns, diamond eyes aglitter. Each seemed intent <text:line-break/>upon his own activity; each was a separate gallery portrait. <text:line-break/><text:line-break/>“Why, they’re beautiful!” I said. <text:line-break/><text:line-break/>How can I explain about his Illustrations? If El Greco had painted miniatures in his prime, no <text:line-break/>bigger than your hand, infinitely detailed, with all his sulphurous color, elongation, and anatomy, <text:line-break/>perhaps he might have used this man’s body for his art. The colors burned in three dimensions. They <text:line-break/>were windows looking in upon fiery reality. Here, gathered on one wall, were all the finest scenes in <text:line-break/>the universe; the man was a walking treasure gallery. This wasn’t the work of a cheap carnival tattoo <text:line-break/><text:soft-page-break/>man with three colors and whisky on his breath. This was the accomplishment of a living genius, <text:line-break/>vibrant, clear, and beautiful. <text:line-break/><text:line-break/>“Oh yes,” said the Illustrated Man. “I’m so proud of my Illustrations that I’d like to burn them off. <text:line-break/>I’ve tried sandpaper, acid, a knife . . .” <text:line-break/><text:line-break/>The sun was setting. The moon was already up in the East. <text:line-break/><text:line-break/>“For, you see,” said the Illustrated Man, “these Illustrations predict the future.” <text:line-break/><text:line-break/>I said nothing. <text:line-break/><text:line-break/>“It’s all right in sunlight” he went on. “I could keep a carnival day job. But at night — the pictures <text:line-break/>move. The pictures change.” <text:line-break/><text:line-break/>I must have smiled. “How long have you been Illustrated?” <text:line-break/><text:soft-page-break/><text:line-break/>“In 1900, when I was twenty years old and working a carnival, I broke my leg. It laid me up; I had <text:line-break/>to do something to keep my hand in, so I decided to get tattooed.” <text:line-break/><text:line-break/>“But who tattooed you? What happened to the artist?” <text:line-break/><text:line-break/>“She went back to the future,” he said. "I mean it. She was an old woman in a little house in the <text:line-break/>middle of Wisconsin here somewhere not far from this place. A little old witch who looked a <text:line-break/>thousand years old one moment and twenty years old the next, but she said she could travel in time. I <text:line-break/>laughed. Now, I know better.” <text:line-break/><text:line-break/>“How did you happen to meet her?” <text:line-break/><text:line-break/>He told me. He had seen her painted sign by the road: SKIN ILLUSTRATION! Illustration instead <text:line-break/>of tattoo! Artistic! So he had sat all night while her magic needles stung him wasp stings and delicate <text:line-break/>bee stings. By morning he looked like a man who had fallen into a twenty-color print press and been <text:line-break/>squeezed out, all bright and picturesque. <text:line-break/><text:line-break/><text:line-break/><text:soft-page-break/><text:line-break/>“I’ve hunted every summer for fifty years,” he said, putting his hands out on the air. "When I find <text:line-break/>that witch I’m going to kill her.” <text:line-break/><text:line-break/>The sun was gone. Now the first stars were shining and the moon had brightened the fields of grass <text:line-break/>and wheat. Still the Illustrated Man’s pictures glowed like charcoals in the half light, like scattered <text:line-break/>rubies and emeralds, with Rouault colors and Picasso colors and the long, pressed-out El Greco <text:line-break/>bodies. <text:line-break/><text:line-break/>“So people fire me when my pictures move. They don’t like it when violent things happen in my <text:line-break/>Illustrations. Each Illustration is a little story. If you watch them, in a few minutes they tell you a tale. <text:line-break/>In three hours of looking you could see eighteen or twenty stories acted right on my body, you could <text:line-break/>hear voices and think thoughts. It’s all here, just waiting for you to look. But most of all, there’s a <text:line-break/><text:soft-page-break/>special spot on my body.” He bared his back. “See? There’s no special design on my right shoulder <text:line-break/>blade, just a jumble.” <text:line-break/><text:line-break/>“Yes.” <text:line-break/><text:line-break/>“When I’ve been around a person long enough, that spot clouds over and fills in. If I’m with a <text:line-break/>woman, her picture comes there on my back, in an hour, and shows her whole life — how she’ll live, <text:line-break/>how she’ll die, what she’ll look like when she’s sixty. And if it’s a man, an hour later his picture’s <text:line-break/>here on my back. It shows him falling off a cliff, or dying under a train. So I’m fired again.” <text:line-break/><text:line-break/>All the time he had been talking his hands had wandered over the Illustrations, as if to adjust their <text:line-break/>frames, to brush away dust — the motions of a connoisseur, an art patron. Now he lay back, long and <text:line-break/>full in the moonlight. It was a warm night. There was no breeze and the air was stifling. We both had <text:line-break/>our shirts off. <text:line-break/><text:line-break/>“And you’ve never found the old woman?” <text:line-break/><text:line-break/>“Never.” <text:line-break/><text:line-break/><text:soft-page-break/>“And you think she came from the future?” <text:line-break/><text:line-break/>“How else could she know these stories she painted on me?” He shut his eyes tiredly. His voice <text:line-break/>grew fainter. “Sometimes at night I can feel them, the pictures, like ants, crawling on my skin. Then I <text:line-break/>know they’re doing what they have to do. I never look at them any more. I just try to rest. I don’t sleep <text:line-break/>much. Don’t you look at them either, I warn you. Turn the other way when you sleep.” <text:line-break/><text:line-break/>I layback a few feet from him. He didn’t seem violent and the pictures were beautiful. Otherwise I <text:line-break/>might have been tempted to get out and away from such babbling. But the Illustrations ... I let my <text:line-break/>eyes fill up on them. Any person would go a little mad with such things upon his body. <text:line-break/><text:line-break/>The night was serene. I could hear the Illustrated <text:soft-page-break/>Man’s breathing in the moonlight. Crickets were <text:line-break/>stirring gently in the distant ravines. I lay with my body sidewise so I could watch the Illustrations. <text:line-break/>Perhaps half an hour passed. Whether the Illustrated Man slept I could not tell, but suddenly I heard <text:line-break/>him whisper, “They’re moving, aren’t they?” <text:line-break/><text:line-break/>I waited a minute. <text:line-break/><text:line-break/>Then I said, “Yes.” <text:line-break/><text:line-break/>The pictures were moving, each in its turn, each for a brief minute or two. There in the moonlight, <text:line-break/>with the tiny tinkling thoughts and the distant sea voices, it seemed, each little drama was enacted. <text:line-break/>Whether it took an hour or three hours for the dramas to finish, it would be hard to say. I only know <text:line-break/>that I lay fascinated and did not move while the stars wheeled in the sky. <text:line-break/><text:line-break/>Eighteen Illustrations, eighteen tales. I counted them one by one. <text:line-break/><text:line-break/>Primarily my eyes focused upon a scene, a large house with two people in it. I saw a flight of <text:line-break/><text:line-break/><text:line-break/><text:soft-page-break/><text:line-break/>vultures on a blazing flesh sky, I saw yellow lions, and I heard voices. <text:line-break/>The first Illustration quivered and came to life. . . . <text:line-break/><text:line-break/><text:line-break/><text:line-break/><text:toc-mark-start text:id="IMark2407005202392" text:outline-level="1"/><text:span text:style-name="T1">The Veldt</text:span><text:toc-mark-end text:id="IMark2407005202392"/><text:span text:style-name="T1"> </text:span><text:line-break/><text:line-break/><text:line-break/>“George, I wish you’d look at the nursery.” <text:line-break/><text:line-break/>“What’s wrong with it?” <text:line-break/><text:line-break/>“I don’t know.” <text:line-break/><text:line-break/>“Well, then.” <text:line-break/><text:line-break/>“I just want you</text:p>
      <text:p text:style-name="P1"><text:s/>to look at it, is all, or call a psychologist in to look at it.” <text:line-break/><text:line-break/><text:soft-page-break/>“What would a psychologist want with a nursery?” <text:line-break/><text:line-break/>“You know very well what he’d want.” His wife paused in the middle of the kitchen and watched <text:line-break/>the stove busy humming to itself, making supper for four. <text:line-break/><text:line-break/>“It’s just that the nursery is different now than it was.” <text:line-break/><text:line-break/>“All right, let’s have a look.” <text:line-break/><text:line-break/>They walked down the hall of their soundproofed Happylife Home, which had cost them thirty <text:line-break/>thousand dollars installed, this house which clothed and fed and rocked them to sleep and played and <text:line-break/>sang and was good to them. Their approach sensitized a switch somewhere and the nursery light <text:line-break/>flicked on when they came within ten feet of it. Similarly, behind them, in the halls, lights went on and <text:line-break/>off as they left them behind, with a soft automaticity. <text:line-break/><text:line-break/>“Well,” said George Hadley. <text:line-break/><text:line-break/>They stood on the thatched floor of the nursery. It was forty feet across by forty feet long and thirty <text:line-break/>feet high; it had cost half again as much as the rest of the house. “But nothing’s too good for our <text:line-break/>children,” George had said. <text:line-break/><text:line-break/>The nursery was silent. It was empty as a jungle glade at hot high noon. The walls were blank and <text:line-break/>two dimensional. Now, as George and Lydia Hadley stood in <text:soft-page-break/>the center of the room, the walls began <text:line-break/>to purr and recede into crystalline distance, it seemed, and presently an African veldt appeared, in <text:line-break/>three dimensions, on all sides, in color reproduced to the final pebble and bit of straw. The ceiling <text:line-break/>above them became a deep sky with a hot yellow sun. <text:line-break/><text:line-break/>George Hadley felt the perspiration start on his brow. <text:line-break/><text:line-break/>“Let’s get out of this sun,” he said. “This is a little too real. But I don’t see anything wrong.” <text:line-break/><text:line-break/>“Wait a moment, you’ll see,” said his wife. <text:line-break/><text:line-break/>Now the hidden odorophonics were beginning to blow a wind of odor at the two people in the <text:line-break/>middle of the baked veldtland. The hot straw smell of lion grass, the cool green smell of the hidden <text:line-break/>water hole, the great rusty smell of animals, the smell of dust like a red paprika in the hot air. And <text:line-break/>now the sounds: the thump of distant antelope feet on grassy sod, the papery rustling of vultures. A <text:line-break/>shadow passed through the sky. The shadow flickered on George Hadley’s upturned, sweating <text:soft-page-break/>face. <text:line-break/><text:line-break/>“Filthy creatures,” he heard his wife say. <text:line-break/><text:line-break/>“The vultures.” <text:line-break/><text:line-break/>“You see, there are the lions, far over, that way. Now they’re on their way to the water hole. <text:line-break/><text:line-break/><text:line-break/><text:line-break/>They’ve just been eating,” said Lydia. “I don’t know what.” <text:line-break/><text:line-break/>“Some animal.” George Hadley put his hand up to shield off the burning light from his squinted <text:line-break/>eyes. “A zebra or a baby giraffe, maybe.” <text:line-break/><text:line-break/>“Are you sure?” His wife sounded peculiarly tense. <text:line-break/><text:line-break/>“No, it’s a little late to be sure,” be said, amused. “Nothing over there I can see but cleaned bone, <text:line-break/>and the vultures dropping for what’s left.” <text:line-break/><text:line-break/>“Did you hear that scream?” she asked. <text:line-break/><text:line-break/>“No.” <text:line-break/><text:line-break/>“About a minute ago?” <text:line-break/><text:line-break/>“Sorry, no.” <text:line-break/><text:line-break/><text:soft-page-break/>The lions were coming. And again George Hadley was filled with admiration for the mechanical <text:line-break/>genius who had conceived this room. A miracle of efficiency selling for an absurdly low price. Every <text:line-break/>home should have one. Oh, occasionally they frightened you with their clinical accuracy, they startled <text:line-break/>you, gave you a twinge, but most of the time what fun for everyone, not only your own son and <text:line-break/>daughter, but for yourself when you felt like a quick jaunt to a foreign land, a quick change of scenery. <text:line-break/>Well, here it was! <text:line-break/><text:line-break/>And here were the lions now, fifteen feet away, so real, so feverishly and startlingly real that you <text:line-break/>could feel the prickling fur on your hand, and your mouth was stuffed with the dusty upholstery smell <text:line-break/>of their heated pelts, and the yellow of them was in your eyes like the yellow of an exquisite French <text:line-break/>tapestry, the yellows of lions and summer grass, and the sound of the matted lion lungs exhaling on the <text:line-break/>silent noontide, and the smell of meat from the panting, dripping mouths. <text:line-break/><text:line-break/><text:soft-page-break/>The lions stood looking at George and Lydia Hadley with terrible green-yellow eyes. <text:line-break/><text:line-break/>“Watch out!” screamed Lydia. <text:line-break/><text:line-break/>The lions came running at them. <text:line-break/><text:line-break/>Lydia bolted and ran. Instinctively, George sprang after her. Outside, in the hall, with the door <text:line-break/>slammed he was laughing and she was crying, and they both stood appalled at the other’s reaction. <text:line-break/><text:line-break/>“George!” <text:line-break/><text:line-break/>“Lydia! Oh, my dear poor sweet Lydia!” <text:line-break/><text:line-break/>“They almost got us!” <text:line-break/><text:line-break/>“Walls, Lydia, remember; crystal walls, that’s all they are. Oh, they look real, I must admit — <text:line-break/>Africa in your parlor — but it’s all dimensional, superreactionary, supersensitive color film and <text:line-break/>mental tape film behind glass screens. It’s all odorophonics and sonics, Lydia. Here’s my <text:line-break/>handkerchief.” <text:line-break/><text:line-break/>“I’m afraid.” She came to him and put her body against him and cried steadily. “Did you see? Did <text:line-break/>you feel? It’s too real.” <text:line-break/><text:line-break/>“Now, Lydia . . .” <text:line-break/><text:soft-page-break/><text:line-break/>“You’ve got to tell Wendy and Peter not to read any more on Africa.” <text:line-break/><text:line-break/>“Of course — of course.” He patted her. <text:line-break/><text:line-break/>“Promise?” <text:line-break/><text:line-break/>“Sure.” <text:line-break/><text:line-break/>“And lock the nursery for a few days until I get my nerves settled.” <text:line-break/><text:line-break/>“You know how difficult Peter is about that. When I punished him a month ago by locking the <text:line-break/>nursery for even a few hours — the tantrum be threw! And Wendy too. They live for the nursery.” <text:line-break/><text:line-break/><text:line-break/><text:line-break/>“It’s got to be locked, that’s all there is to it.” <text:line-break/><text:line-break/>“All right.” Reluctantly he locked the huge door. “You’ve been working too hard. You need a <text:line-break/>rest.” <text:line-break/><text:line-break/>“I don’t know — I don’t know,” she said, blowing <text:soft-page-break/>her nose, sitting down in a chair that <text:line-break/>immediately began to rock and comfort her. “Maybe I don’t have enough to do. Maybe I have time to <text:line-break/>think too much. Why don’t we shut the whole house off for a few days and take a vacation?” <text:line-break/><text:line-break/>“You mean you want to fry my eggs for me?” <text:line-break/><text:line-break/>“Yes.” She nodded. <text:line-break/><text:line-break/>“And darn my socks?” <text:line-break/><text:line-break/>“Yes.” A frantic, watery-eyed nodding. <text:line-break/><text:line-break/>“And sweep the house?” <text:line-break/><text:line-break/>“Yes, yes — oh, yes!” <text:line-break/><text:line-break/>“But I thought that’s why we bought this house, so we wouldn’t have to do anything?” <text:line-break/><text:line-break/>“That’s just it. I feel like I don’t belong here. The house is wife and mother now, and nursemaid. <text:line-break/>Can I compete with an African veldt? Can I give a bath and scrub the children as efficiently or <text:line-break/>quickly as the automatic scrub bath can? I cannot. And it isn’t just me. It’s you. You’ve been awfully <text:line-break/>nervous lately.” <text:line-break/><text:line-break/>“I suppose I have been smoking too much.” <text:line-break/><text:line-break/><text:soft-page-break/>“You look as if you didn’t know what to do with yourself in this house, either. You smoke a little <text:line-break/>more every morning and drink a little more every afternoon and need a little more sedative every <text:line-break/>night. You’re beginning to feel unnecessary too.” <text:line-break/><text:line-break/>“Am I?” He paused and tried to feel into himself to see what was really there. <text:line-break/><text:line-break/>“Oh, George!” She looked beyond him, at the nursery door. “Those lions can’t get out of there, can <text:line-break/>they?” <text:line-break/><text:line-break/>He looked at the door and saw it tremble as if something had jumped against it from the other side. <text:line-break/><text:line-break/>“Of course not,” he said. <text:line-break/><text:line-break/>At dinner they ate alone, for Wendy and Peter were at a special plastic carnival across town and <text:line-break/>had televised home to say they’d be late, to go ahead eating. So George Hadley, bemused, sat <text:line-break/>watching the dining-room table produce warm dishes of food from its mechanical interior. <text:line-break/><text:line-break/><text:soft-page-break/>“We forgot the ketchup,” he said. <text:line-break/><text:line-break/>“Sorry,” said a small voice within the table, and ketchup appeared. <text:line-break/><text:line-break/>As for the nursery, thought George Hadley, it won’t hurt for the children to be locked out of it <text:line-break/>awhile. Too much of anything isn’t good for anyone. And it was clearly indicated that the children had <text:line-break/>been spending a little too much time on Africa. That sun. He could feel it on his neck, still, like a <text:line-break/>hot paw. And the lions. And the smell of blood. Remarkable how the nursery caught the telepathic <text:line-break/>emanations of the children’s minds and created life to fill their every desire. The children thought <text:line-break/>lions, and there were lions. The children thought zebras, and there were zebras. Sun — sun. Giraffes — <text:line-break/>giraffes. Death and death. <text:line-break/><text:line-break/>That last. He chewed tastelessly on the meat that the table bad cut for him. Death thoughts. They <text:line-break/>were awfully young, Wendy and Peter, for death thoughts. Or, no, you were never too young, really. <text:line-break/>Long before you knew what death was you were wishing it on someone else. When you were two <text:line-break/>years old you were shooting people with cap pistols. <text:line-break/><text:line-break/>But this — the long, hot African veldt — the awful death in the jaws of a lion. And repeated again <text:line-break/><text:line-break/><text:line-break/><text:soft-page-break/><text:line-break/>and again. <text:line-break/><text:line-break/>“Where are you going?” <text:line-break/><text:line-break/>He didn’t answer Lydia. Preoccupied, be let the lights glow softly on ahead of him, extinguish <text:line-break/>behind him as he padded to the nursery door. He listened against it. Far away, a lion roared. <text:line-break/><text:line-break/>He unlocked the door and opened it. Just before he stepped inside, he heard a faraway scream. <text:line-break/>And then another roar from the lions, which subsided quickly. <text:line-break/><text:line-break/>He stepped into Africa. How many times in the last year had he opened this door and found <text:line-break/>Wonderland, Alice, the Mock Turtle, or Aladdin and his Magical Lamp, or Jack Pumpkinhead of Oz, <text:line-break/>or Dr. Doolittle, or the cow jumping over a very real-appearing moon — all the delightful contraptions <text:line-break/>of a make-believe world. How often had he seen Pegasus flying in the sky ceiling, or seen fountains <text:line-break/>of red fireworks, or heard angel voices singing. <text:soft-page-break/>But now, this yellow hot Africa, this bake oven with <text:line-break/>murder in the heat. Perhaps Lydia was right. Perhaps they needed a little vacation from the fantasy <text:line-break/>which was growing a bit too real for ten-year-old children. It was all right to exercise one’s mind <text:line-break/>with gymnastic fantasies, but when the lively child mind settled on one pattern . . . ? It seemed that, <text:line-break/>at a distance, for the past month, he had heard lions roaring, and smelled their strong odor seeping as <text:line-break/>far away as his study door. But, being busy, he had paid it no attention. <text:line-break/><text:line-break/>George Hadley stood on the African grassland alone. The lions looked up from their feeding, <text:line-break/>watching him. The only flaw to the illusion was the open door through which he could see his wife, <text:line-break/>far down the dark hall, like a</text:p>
      <text:p text:style-name="P1"><text:s/>framed picture, eating her dinner abstractedly. <text:line-break/><text:line-break/>“Go away,” he said to the lions. <text:line-break/><text:line-break/>They did not go. <text:line-break/><text:line-break/>He knew the principle of the room exactly. You sent out your thoughts. Whatever you thought <text:line-break/>would appear. “Let’s have Aladdin and his lamp,” he snapped. The veldtland remained; the lions <text:line-break/>remained. <text:line-break/><text:line-break/>“Come on, room! I demand Aladdin!” he said. <text:line-break/><text:line-break/><text:soft-page-break/>Nothing happened. The lions mumbled in their baked pelts. <text:line-break/><text:line-break/>“Aladdin!” <text:line-break/><text:line-break/>He went back to dinner. “The fool room’s out of order,” he said. “It won’t respond.” <text:line-break/><text:line-break/>“Or— “ <text:line-break/><text:line-break/>“Or what?” <text:line-break/><text:line-break/>“Or it can’t respond,” said Lydia, “because the children have thought about Africa and lions and <text:line-break/>killing so many days that the room’s in a rut.” <text:line-break/><text:line-break/>“Could be.” <text:line-break/><text:line-break/>“Or Peter’s set it to remain that way.” <text:line-break/><text:line-break/>“Set it?” <text:line-break/><text:line-break/>“He may have got into the machinery and fixed something.” <text:line-break/><text:line-break/>“Peter doesn’t know machinery.” <text:line-break/><text:line-break/><text:soft-page-break/>“He’s a wise one for ten. That I.Q. of his — “ <text:line-break/><text:line-break/>“Nevertheless — “ <text:line-break/><text:line-break/>“Hello, Mom. Hello, Dad.” <text:line-break/><text:line-break/>The Hadleys turned. Wendy and Peter were coming in the front door, cheeks like peppermint <text:line-break/>candy, eyes like bright blue agate marbles, a smell of ozone on their jumpers from their trip in the <text:line-break/>helicopter. <text:line-break/><text:line-break/><text:line-break/><text:line-break/>“You’re just in time for supper,” said both parents. <text:line-break/><text:line-break/>“We’re full of strawberry ice cream and hot dogs,” said the children, holding hands. “But we’ll sit <text:line-break/>and watch.” <text:line-break/><text:line-break/>“Yes, come tell us about the nursery,” said George Hadley. <text:line-break/><text:line-break/>The brother and sister blinked at him and then at each other. “Nursery?” <text:line-break/><text:line-break/>“All about Africa and everything,” said the father with false joviality. <text:line-break/><text:line-break/>“I don’t understand,” said Peter. <text:line-break/><text:line-break/>“Your mother and I were just traveling through Africa with <text:soft-page-break/>rod and reel; Tom Swift and his <text:line-break/>Electric Lion,” said George Hadley. <text:line-break/><text:line-break/>“There’s no Africa in the nursery,” said Peter simply. <text:line-break/><text:line-break/>“Oh, come now, Peter. We know better.” <text:line-break/><text:line-break/>“I don’t remember any Africa,” said Peter to Wendy. “Do you?” <text:line-break/><text:line-break/>“No.” <text:line-break/><text:line-break/>“Run see and come tell.” <text:line-break/><text:line-break/>She obeyed. <text:line-break/><text:line-break/>“Wendy, come back here!” said George Hadley, but she was gone. The house lights followed her <text:line-break/>like a flock of fireflies. Too late, he realized he had forgotten to lock the nursery door after his last <text:line-break/>inspection. <text:line-break/><text:line-break/>“Wendy’ll look and come tell us,” said Peter. <text:line-break/><text:line-break/>“She doesn’t have to tell me. I’ve seen it.” <text:line-break/><text:line-break/><text:soft-page-break/>“I’m sure you’re mistaken, Father.” <text:line-break/><text:line-break/>“I’m not, Peter. Come along now.” <text:line-break/><text:line-break/>But Wendy was back. “It’s not Africa,” she said breathlessly. <text:line-break/><text:line-break/>“We’ll see about this,” said George Hadley, and they all walked down the hall together and <text:line-break/>opened the nursery door. <text:line-break/><text:line-break/>There was a green, lovely forest, a lovely river, a purple mountain, high voices singing, and Rima, <text:line-break/>lovely and mysterious, lurking in the trees with colorful flights of butterflies, like animated bouquets, <text:line-break/>lingering in her long hair. The African veldtland was gone. The lions were gone. Only Rima was here <text:line-break/>now, singing a song so beautiful that it brought tears to your eyes. <text:line-break/><text:line-break/>George Hadley looked in at the changed scene. “Go to bed,” he said to the children. <text:line-break/><text:line-break/>They opened their mouths. <text:line-break/><text:line-break/>“You heard me,” he said. <text:line-break/><text:line-break/>They went off to the air closet, where a wind sucked them like brown leaves up the flue to their <text:line-break/>slumber rooms. <text:line-break/><text:line-break/>George Hadley walked through the singing glade and picked <text:soft-page-break/>up something that lay in the corner <text:line-break/>near where the lions had been. He walked slowly back to his wife. <text:line-break/><text:line-break/>“What is that?” she asked. <text:line-break/><text:line-break/>“An old wallet of mine,” he said. <text:line-break/><text:line-break/>He showed it to her. The smell of hot grass was on it and the smell of a lion. There were drops of <text:line-break/>saliva on it, it had been chewed, and there were blood smears on both sides. <text:line-break/><text:line-break/>He closed the nursery door and locked it, tight. <text:line-break/><text:line-break/>In the middle of the night he was still awake and he knew his wife was awake. “Do you think <text:line-break/>Wendy changed it?” she said at last, in the dark room. <text:line-break/><text:line-break/><text:line-break/><text:line-break/>“Of course.” <text:line-break/><text:line-break/>“Made it from a veldt into a forest and put Rima there instead of lions?” <text:line-break/><text:line-break/><text:soft-page-break/>“Yes.” <text:line-break/><text:line-break/>“Why?” <text:line-break/><text:line-break/>“I don’t know. But it’s staying locked until I find out.” <text:line-break/><text:line-break/>“How did your wallet get there?” <text:line-break/><text:line-break/>“I don’t know anything,” he said, “except that I’m beginning to be sorry we bought that room for <text:line-break/>the children. If children are neurotic at all, a room like that — “ <text:line-break/><text:line-break/>“It’s supposed to help them work off their neuroses in a healthful way.” <text:line-break/><text:line-break/>“I’m starting to wonder.” He stared at the ceiling. <text:line-break/><text:line-break/>“We’ve given the children everything they ever wanted. Is this our reward — secrecy, <text:line-break/>disobedience?” <text:line-break/><text:line-break/>“Who was it said, ‘Children are carpets, they should be stepped on occasionally’? We’ve never <text:line-break/>lifted a hand. They’re insufferable — let’s admit it. They come and go when they like; they treat us as if <text:line-break/>we were offspring. They’re spoiled and we’re spoiled.” <text:line-break/><text:line-break/>“They’ve been acting funny ever since you forbade them to take the rocket to New York a few <text:line-break/>months ago.” <text:line-break/><text:soft-page-break/><text:line-break/>“They’re not old enough to do that alone, I explained.” <text:line-break/><text:line-break/>“Nevertheless, I’ve noticed they’ve been decidedly cool toward us since.” <text:line-break/><text:line-break/>“I think I’ll have David McClean come tomorrow morning to have a look at Africa.” <text:line-break/><text:line-break/>“But it’s not Africa now, it’s Green Mansions country and Rima.” <text:line-break/><text:line-break/>“I have a feeling it’ll be Africa again before then.” <text:line-break/><text:line-break/>A moment later they heard the screams. <text:line-break/><text:line-break/>Two screams. Two people screaming from downstairs. And then a roar of lions. <text:line-break/><text:line-break/>“Wendy and Peter aren’t in their rooms,” said his wife. <text:line-break/><text:line-break/>He lay in his bed with his beating heart. “No,” he said. “They’ve broken into the nursery.” <text:line-break/><text:line-break/>“Those screams — they sound familiar.” <text:line-break/><text:soft-page-break/><text:line-break/>“Do they?” <text:line-break/><text:line-break/>“Yes, awfully.” <text:line-break/><text:line-break/>And although their beds tried very hard, the two adults couldn’t be rocked to sleep for another <text:line-break/>hour. A smell of cats was in the night air. <text:line-break/><text:line-break/>“Father?” said Peter. <text:line-break/><text:line-break/>“Yes.” <text:line-break/><text:line-break/>Peter looked at his shoes. He never looked at his father any more, nor at his mother. “You aren’t <text:line-break/>going to lock up the nursery for good, are you?” <text:line-break/><text:line-break/>“That all depends.” <text:line-break/><text:line-break/>“On what?” snapped Peter. <text:line-break/><text:line-break/>“On you and your sister. If you intersperse this Africa with a little variety — oh, Sweden perhaps, <text:line-break/>or Denmark or China — “ <text:line-break/><text:line-break/>“I thought we were free to play as we wished.” <text:line-break/><text:line-break/>“You are, within reasonable bounds.” <text:line-break/><text:line-break/>“What’s wrong with Africa, Father?” <text:line-break/><text:line-break/><text:soft-page-break/>“Oh, so now you admit you have been conjuring up Africa, do you?” <text:line-break/><text:line-break/><text:line-break/><text:line-break/>“I wouldn’t want the nursery locked up,” said Peter coldly. “Ever.” <text:line-break/><text:line-break/>“Matter of fact, we’re thinking of turning the whole house off for about a month. Live sort of a <text:line-break/>carefree one-for-all existence.” <text:line-break/><text:line-break/>“That sounds dreadful! Would I have to tie my own shoes instead of letting the shoe tier do it? And <text:line-break/>brush my own teeth and comb my hair and give myself a bath?” <text:line-break/><text:line-break/>“It would be fun for a change, don’t you think?” <text:line-break/><text:line-break/>“No, it would be horrid. I didn’t like it when you took out the picture painter last month.” <text:line-break/><text:line-break/>“That’s because I wanted you to learn to paint all by yourself, son.” <text:line-break/><text:line-break/>“I don’t want to do anything but look and listen <text:soft-page-break/>and smell; what else is there to do?” <text:line-break/><text:line-break/>“All right, go play in Africa.” <text:line-break/><text:line-break/>“Will you shut off the house sometime soon?” <text:line-break/><text:line-break/>“We’re considering it.” <text:line-break/><text:line-break/>“I don’t think you’d better consider it any more, Father.” <text:line-break/><text:line-break/>“I won’t have any threats from my son!” <text:line-break/><text:line-break/>“Very well.” And Peter strolled off to the nursery. <text:line-break/><text:line-break/>“Am I on time?” said David McClean. <text:line-break/><text:line-break/>“Breakfast?” asked George Hadley. <text:line-break/><text:line-break/>“Thanks, had some. What’s the trouble?” <text:line-break/><text:line-break/>“David, you’re a psychologist.” <text:line-break/><text:line-break/>“I should hope so.” <text:line-break/><text:line-break/>“Well, then, have a look at our nursery. You saw it a year ago when you dropped by; did you <text:line-break/>notice anything peculiar about it then?” <text:line-break/><text:line-break/>“Can’t say I did; the usual violences, a tendency toward a slight paranoia here or there, usual in <text:line-break/>children because they feel persecuted by parents constantly, <text:soft-page-break/>but, oh, really nothing.” <text:line-break/><text:line-break/>They walked down the ball. “I locked the nursery up,” explained the father, “and the children <text:line-break/>broke back into it during the night. I let them stay so they could form the patterns for you to see.” <text:line-break/><text:line-break/>There was a terrible screaming from the nursery. <text:line-break/><text:line-break/>“There it is,” said George Hadley. “See what you make of it.” <text:line-break/><text:line-break/>They walked in on the children without rapping. <text:line-break/><text:line-break/>The screams had faded. The lions were feeding. <text:line-break/><text:line-break/>“Run outside a moment, children,” said George Hadley. “No, don’t change the mental <text:line-break/>combination. Leave the walls as they are. Get!” <text:line-break/><text:line-break/>With the children gone, the two men stood studying the lions clustered at a distance, eating with <text:line-break/>great relish whatever it was they had caught. <text:line-break/><text:line-break/>“I wish I knew what it was,” said George Hadley. “Sometimes I can almost see. Do you think if I <text:line-break/><text:soft-page-break/>brought high-powered binoculars here and — “ <text:line-break/><text:line-break/>David McClean laughed dryly. “Hardly.” He turned to study all four walls. “How long has this <text:line-break/>been going on?” <text:line-break/><text:line-break/>“A little over a month.” <text:line-break/><text:line-break/>“It certainly doesn’t feel good.” <text:line-break/><text:line-break/>“I want facts, not feelings.” <text:line-break/><text:line-break/>“My dear George, a psychologist never saw a fact in his life. He only hears about feelings; vague <text:line-break/>things. This doesn’t feel good, I tell you. Trust my hunches and my instincts. I have a nose for <text:line-break/><text:line-break/><text:line-break/><text:line-break/>something bad. This is very bad. My advice to you is to have the whole damn room torn down and <text:line-break/>your children brought to me every day during the next year for treatment.” <text:line-break/><text:line-break/>“Is it that bad?” <text:line-break/><text:line-break/>“I’m afraid so. One of the original uses of these nurseries was so that we could study the patterns <text:line-break/>left on the walls by the child’s mind, study at our leisure, and help the child. In this case, however, the <text:line-break/>room has become a channel toward — destructive thoughts, <text:soft-page-break/>instead of a release away from them.” <text:line-break/><text:line-break/>“Didn’t you sense this before?” <text:line-break/><text:line-break/>“I sensed only that you had spoiled your children more than most. And now you’re letting them <text:line-break/>down in some way. What way?” <text:line-break/><text:line-break/>“I wouldn’t let them go to New York.” <text:line-break/><text:line-break/>“What else?” <text:line-break/><text:line-break/>“I’ve taken a few machines from the house and threatened them, a month ago, with closing up the <text:line-break/>nursery unless they did their homework. I did close it for a few days to show I meant business.” <text:line-break/><text:line-break/>“Ah, ha!” <text:line-break/><text:line-break/>“Does that mean anything?” <text:line-break/><text:line-break/>“Everything. Where before they had a Santa Claus now they have a Scrooge. Children prefer <text:line-break/>Santas. You’ve let this room and this house replace you and your wife in your children’s affections.</text:p>
      <text:p text:style-name="Standard"><text:s/><text:line-break/>This room is their mother and father, far more <text:soft-page-break/>important in their lives than their real parents. And now <text:line-break/>you come along and want to shut it off. No wonder there’s hatred here. You can feel it coming out of <text:line-break/>the sky. Feel that sun. George, you’ll have to change your life. Like too many others, you’ve built it <text:line-break/>around creature comforts. Why, you’d starve tomorrow if something went wrong in your kitchen. You <text:line-break/>wouldn’t know how to tap an egg. Nevertheless, turn everything off. Start new. It’ll take time. But <text:line-break/>we’ll make good children out of bad in a year, wait and see.” <text:line-break/><text:line-break/>“But won’t the shock be too much for the children, shutting the room up abruptly, for good?” <text:line-break/><text:line-break/>“I don’t want them going any deeper into this, that’s all.” <text:line-break/><text:line-break/>The lions were finished with their red feast. <text:line-break/><text:line-break/>The lions were standing on the edge of the clearing watching the two men. <text:line-break/><text:line-break/>“Now I’m feeling persecuted,” said McClean. “Let’s get out of here. I never have cared for these <text:line-break/>damned rooms. Make me nervous.” <text:line-break/><text:line-break/>“The lions look real, don’t they?” said George Hadley. I don’t suppose there’s anyway — “ <text:line-break/><text:line-break/>“What?” <text:line-break/><text:line-break/>“ — that they could become real?” <text:line-break/><text:soft-page-break/><text:line-break/>“Not that I know.” <text:line-break/><text:line-break/>“Some flaw in the machinery, a tampering or something?” <text:line-break/><text:line-break/>“No.” <text:line-break/><text:line-break/>They went to the door. <text:line-break/><text:line-break/>“I don’t imagine the room will like being turned off,” said the father. <text:line-break/><text:line-break/>“Nothing ever likes to die — even a room” <text:line-break/><text:line-break/>“I wonder if it hates me for wanting to switch it off?” <text:line-break/><text:line-break/>“Paranoia is thick around here today,” said David McClean. “You can follow it like a spoor. <text:line-break/>Hello.” He bent and picked up a bloody scarf. “This yours?” <text:line-break/><text:line-break/>“No.” George Hadley’s face was rigid. “It belongs to Lydia.” <text:line-break/><text:line-break/>They went to the fuse box together and threw the <text:soft-page-break/>switch that killed the nursery. <text:line-break/><text:line-break/><text:line-break/><text:line-break/>The two children were in hysterics. They screamed and pranced and threw things. They yelled and <text:line-break/>sobbed and swore and jumped at the furniture. <text:line-break/><text:line-break/>“You can’t do that to the nursery, you can’t!” <text:line-break/><text:line-break/>“Now, children.” <text:line-break/><text:line-break/>The children flung themselves onto a couch, weeping. <text:line-break/><text:line-break/>“George,” said Lydia Hadley, “turn on the nursery, just for a few moments. You can’t be so <text:line-break/>abrupt.” <text:line-break/><text:line-break/>“No.” <text:line-break/><text:line-break/>“You can’t be so cruel . . .” <text:line-break/><text:line-break/>“Lydia, it’s off, and it stays off. And the whole damn house dies as of here and now. The more I <text:line-break/>see of the mess we’ve put ourselves in, the more it sickens me. We’ve been contemplating our <text:line-break/>mechanical, electronic navels for too long. My God, how we need a breath of honest air!” <text:line-break/><text:line-break/>And he marched about the house turning off the voice clocks, the stoves, the heaters, the shoe <text:line-break/><text:soft-page-break/>shiners, the shoe lacers, the body scrubbers and swabbers and massagers, and every other machine be <text:line-break/>could put his hand to. <text:line-break/><text:line-break/>The house was full of dead bodies, it seemed. It felt like a mechanical cemetery. So silent. None <text:line-break/>of the humming hidden energy of machines waiting to function at the tap of a button. <text:line-break/><text:line-break/>“Don’t let them do it!” wailed Peter at the ceiling, as if he was talking to the house, the nursery. <text:line-break/>“Don’t let Father kill everything.” He turned to his father. “Oh, I hate you!” <text:line-break/><text:line-break/>“Insults won’t get you anywhere.” <text:line-break/><text:line-break/>“I wish you were dead!” <text:line-break/><text:line-break/>“We were, for a long while. Now we’re going to really start living. Instead of being handled and <text:line-break/>massaged, we’re going to live.” <text:line-break/><text:line-break/>Wendy was still crying and Peter joined her again. “Just a moment, just one moment, just another <text:line-break/>moment of nursery,” they wailed. <text:line-break/><text:line-break/><text:soft-page-break/>“Oh, George,” said the wife, “it can’t hurt.” <text:line-break/><text:line-break/>“All right — all right, if they’ll just shut up. One minute, mind you, and then off forever.” <text:line-break/><text:line-break/>“Daddy, Daddy, Daddy!” sang the children, smiling with wet faces. <text:line-break/><text:line-break/>“And then we’re going on a vacation. David McClean is coming back in half an hour to help us <text:line-break/>move out and get to the airport. I’m going to dress. You turn the nursery on for a minute, Lydia, just a <text:line-break/>minute, mind you.” <text:line-break/><text:line-break/>And the three of them went babbling off while he let himself be vacuumed upstairs through the air <text:line-break/>flue and set about dressing himself. A minute later Lydia appeared. <text:line-break/><text:line-break/>“I’ll be glad when we get away,” she sighed. <text:line-break/><text:line-break/>“Did you leave them in the nursery?” <text:line-break/><text:line-break/>“I wanted to dress too. Oh, that horrid Africa. What can they see in it?” <text:line-break/><text:line-break/>“Well, in five minutes we’ll be on our way to Iowa. Lord, how did we ever get in this house? <text:line-break/>What prompted us to buy a nightmare?” <text:line-break/><text:line-break/>“Pride, money, foolishness.” <text:line-break/><text:soft-page-break/><text:line-break/>“I think we’d better get downstairs before those kids get engrossed with those damned beasts <text:line-break/>again.” <text:line-break/><text:line-break/>Just then they heard the children calling, “Daddy, Mommy, come quick — quick!” <text:line-break/><text:line-break/>They went downstairs in the air flue and ran down the hall. The children were nowhere in sight. <text:line-break/><text:line-break/><text:line-break/><text:line-break/>“Wendy? Peter!” <text:line-break/><text:line-break/>They ran into the nursery The veldtland was empty save for the lions waiting, looking at them. <text:line-break/>“Peter, Wendy?” <text:line-break/><text:line-break/>The door slammed. <text:line-break/><text:line-break/>“Wendy, Peter!” <text:line-break/><text:line-break/>George Hadley and his wife whirled and ran back to the door. <text:line-break/><text:line-break/>“Open the door!” cried George Hadley, trying the <text:soft-page-break/>knob. “Why, they’ve locked it from the outside! <text:line-break/>Peter!” He beat at the door. “Open up!” <text:line-break/><text:line-break/>He heard Peter’s voice outside, against the door. <text:line-break/><text:line-break/>“Don’t let them switch off the nursery and the house,” he was saying. <text:line-break/><text:line-break/>Mr. and Mrs. George Hadley beat at the door. “Now, don’t be ridiculous, children. It’s time to go. <text:line-break/>Mr. McClean’ll be here in a minute and . . .” <text:line-break/><text:line-break/>And then they heard the sounds. <text:line-break/><text:line-break/>The lions on three sides of them, in the yellow veldt grass, padding through the dry straw, <text:line-break/>rumbling and roaring in their throats. <text:line-break/><text:line-break/>The lions. <text:line-break/><text:line-break/>Mr. Hadley looked at his wife and they turned and looked back at the beasts edging slowly <text:line-break/>forward crouching, tails stiff. <text:line-break/><text:line-break/>Mr. and Mrs. Hadley screamed. <text:line-break/><text:line-break/>And suddenly they realized why those other screams had sounded familiar. <text:line-break/><text:line-break/>“Well, here I am,” said David McClean in the nursery doorway, “Oh, hello.” He stared at the two <text:line-break/><text:soft-page-break/>children seated in the center of the open glade eating a little picnic lunch. Beyond them was the water <text:line-break/>hole and the yellow veldtland; above was the hot sun. He began to perspire. “Where are your father <text:line-break/>and mother?” <text:line-break/><text:line-break/>The children looked up and smiled. “Oh, they’ll be here directly.” <text:line-break/><text:line-break/>“Good, we must get going.” At a distance Mr. McClean saw the lions fighting and clawing and <text:line-break/>then quieting down to feed in silence under the shady trees. <text:line-break/><text:line-break/>He squinted at the lions with his hand tip to his eyes. <text:line-break/><text:line-break/>Now the lions were done feeding. They moved to the water hole to drink. <text:line-break/><text:line-break/>A shadow flickered over Mr. McClean’s hot face. Many shadows flickered. The vultures were <text:line-break/>dropping down the blazing sky. <text:line-break/><text:line-break/>“A cup of tea?” asked Wendy in the silence. <text:line-break/><text:line-break/><text:soft-page-break/>The Illustrated Man shifted in his sleep. He turned, and each time he turned another picture came <text:line-break/>to view, coloring his back, his arm, his wrist. He flung a hand over the dry night grass. The fingers <text:line-break/>uncurled and there upon his palm another Illustration stirred to life. He twisted, and on his chest was <text:line-break/>an empty space of stars and blackness, deep, deep, and something moving among those stars, <text:line-break/>something falling in the blackness, falling while I watched. . . . <text:line-break/><text:line-break/><text:line-break/><text:line-break/><text:toc-mark-start text:id="IMark2407005199992" text:outline-level="1"/><text:span text:style-name="T1">Kaleidoscope</text:span> <text:toc-mark-end text:id="IMark2407005199992"/><text:line-break/><text:line-break/><text:line-break/>THE first concussion cut the rocket up the side with a giant can opener. The men were thrown into <text:line-break/>space like a dozen wriggling silverfish. They were scattered into a dark sea; and the ship, in a million <text:line-break/>pieces, went on, a meteor swarm seeking a lost sun. <text:line-break/><text:line-break/>“Barkley, Barkley, where are you?” <text:line-break/><text:line-break/>The sound of voices calling like lost children on a cold night. <text:line-break/><text:line-break/>“Woode, Woode!” <text:line-break/><text:line-break/>“Captain!” <text:line-break/><text:line-break/>“Hollis, Hollis, this is Stone.” <text:line-break/><text:soft-page-break/><text:line-break/>“Stone, this is Hollis. Where are you?” <text:line-break/><text:line-break/>“I don’t know. How can I? Which way is up? I’m falling. Good God, I’m falling.” <text:line-break/><text:line-break/>They fell. They fell as pebbles fall down wells. They were scattered as jackstones are scattered <text:line-break/>from a gigantic throw. And now instead of men there were only voices — all kinds of voices, <text:line-break/>disembodied and impassioned, in varying degrees of tenor and resignation. <text:line-break/><text:line-break/>“We’re going away from each other.” <text:line-break/><text:line-break/>This was true. Hollis, swinging head over heels, knew this was true. He knew it with a vague <text:line-break/>acceptance. They were parting to go their separate ways, and nothing could bring them back. They <text:line-break/>were wearing their sealed- tight space suits with the glass tubes over their pale faces, but they hadn’t <text:line-break/>had time to lock on their force units. With them they could be small lifeboats in space, saving <text:line-break/>themselves, saving others, collecting together, finding each other until they were an island of men with <text:line-break/><text:soft-page-break/>some plan. But without the force units snapped to their shoulders they were meteors, senseless, each <text:line-break/>going to a separate and irrevocable fate. <text:line-break/><text:line-break/>A period of perhaps ten minutes elapsed while the first terror died and a metallic calm took its <text:line-break/>place. Space began to weave its strange voices in and out, on a great dark loom, crossing, recrossing, <text:line-break/>making a final pattern. <text:line-break/><text:line-break/>“Stone to Hollis. How long can we talk by phone?” <text:line-break/><text:line-break/>“It depends on how fast you’re going your way and I’m going mine. <text:line-break/><text:line-break/>“An hour, I make it.” <text:line-break/><text:line-break/>“That should do it,” said Hollis, abstracted and quiet. <text:line-break/><text:line-break/>“What happened?” said Hollis a minute later. <text:line-break/><text:line-break/>“The rocket blew up, that’s all. Rockets do blow up.” <text:line-break/><text:line-break/>‘Which way are you going?” <text:line-break/><text:line-break/>“It looks like I’ll hit the moon.” <text:line-break/><text:line-break/>“It’s Earth for me. Back to old Mother Earth at ten thousand miles per hour. I’ll burn like a match.” <text:line-break/>Hollis thought of it with a queer abstraction of mind. He seemed to be removed from his body, <text:line-break/><text:soft-page-break/>watching it fall down and down through space, as objective as he had been in regard to the first <text:line-break/><text:line-break/><text:line-break/><text:line-break/>falling snowflakes of a winter season long gone. <text:line-break/><text:line-break/>The others were silent, thinking of the destiny that had brought them to this, falling, falling, and <text:line-break/>nothing they could do to change it. Even the captain was quiet for there was no command or plan he <text:line-break/>knew that could put things back together again. <text:line-break/><text:line-break/>“Oh, it’s a long way down. Oh, it’s a long way down, a long, long, long way down,” said a voice. <text:line-break/>“I don’t want to die, I don’t want to die, it’s a long way down.” <text:line-break/><text:line-break/>"Who’s that?” <text:line-break/><text:line-break/>“I don’t know.” <text:line-break/><text:line-break/>“Stimson, I think. Stimson, is that you?” <text:line-break/><text:line-break/>“It’s a long, long</text:p>
      <text:p text:style-name="P1"><text:soft-page-break/><text:s/>way and I don’t like it. Oh, God, I don’t like it.” <text:line-break/><text:line-break/>“Stimson, this is Hollis. Stimson, you hear me?” <text:line-break/><text:line-break/>A pause while they fell separate from one another. <text:line-break/><text:line-break/>“Stimson?” <text:line-break/><text:line-break/>“Yes.” He replied at last. <text:line-break/><text:line-break/>“Stimson, take it easy; we’re all in the same fix.” <text:line-break/><text:line-break/>“I don’t want to be here. I want to be somewhere else.” <text:line-break/><text:line-break/>“There’s a chance we’ll be found.” <text:line-break/><text:line-break/>“I must be, I must be,” said Stimson. “I don’t believe this; I don’t believe any of this is <text:line-break/>happening.” <text:line-break/><text:line-break/>“It’s a bad dream,” said someone. <text:line-break/><text:line-break/>“Shut up!” said Hollis. <text:line-break/><text:line-break/>“Come and make me,” said the voice. It was Applegate. He laughed easily, with a similar <text:line-break/>objectivity. “Come and shut me up.” <text:line-break/><text:line-break/>Hollis for the first time felt the impossibility of his position. A great anger filled him, for he <text:line-break/>wanted more than anything at this moment to be able to do <text:soft-page-break/>something to Applegate. He had wanted for <text:line-break/>many years to do something and now it was too late. Applegate was only a telephonic voice. <text:line-break/><text:line-break/>Falling, falling, falling <text:line-break/><text:line-break/>Now, as if they had discovered the horror, two of the men began to scream. In a nightmare Hollis <text:line-break/>saw one of them float by, very near, screaming and screaming. <text:line-break/><text:line-break/>“Stop it!” The man was almost at his fingertips, screaming insanely. He would never stop. He <text:line-break/>would go on screaming for a million miles, as long as he was in radio range, disturbing all of them, <text:line-break/>making it impossible for them to talk to one another. <text:line-break/><text:line-break/>Hollis reached out. It was best this way. He made the extra effort and touched the man. He grasped <text:line-break/>the man’s ankle and pulled himself up along the body until he reached the head. The man screamed <text:line-break/>and clawed frantically, like a drowning swimmer. The screaming filled the universe. <text:line-break/><text:line-break/>One way or the other, thought Hollis. The moon or <text:soft-page-break/>Earth or meteors will kill him, so why not <text:line-break/>now? <text:line-break/><text:line-break/>He smashed the man’s glass mask with his iron fist. The screaming stopped. He pushed off from <text:line-break/>the body and let it spin away on its own course, falling. <text:line-break/><text:line-break/>Falling, falling down space Hollis and the rest of them went in the long, endless dropping and <text:line-break/>whirling of silence. <text:line-break/><text:line-break/>“Hollis, you still there?” <text:line-break/><text:line-break/>Hollis did not speak, but felt the rush of heat in his face. <text:line-break/><text:line-break/><text:line-break/><text:line-break/>“This is Applegate again.” <text:line-break/><text:line-break/>“All right, Applegate.” <text:line-break/><text:line-break/>“Let’s talk. We haven’t anything else to do.” <text:line-break/><text:line-break/>The captain cut in. “That’s enough of that. We’ve got to figure a way out of this.” <text:line-break/><text:line-break/>“Captain, why don’t you shut up?” said Applegate. <text:line-break/><text:line-break/>“What!” <text:line-break/><text:line-break/>“You heard me, Captain. Don’t pull your rank on me, you’re <text:soft-page-break/>ten thousand miles away by now, and <text:line-break/>let’s not kid ourselves. As Stimson puts it, it’s a long way down.” <text:line-break/><text:line-break/>“See here, Applegate!” <text:line-break/><text:line-break/>“Can it. This is a mutiny of one. I haven’t a damn thing to lose. Your ship was a bad ship and you <text:line-break/>were a bad captain and I hope you break when you hit the Moon.” <text:line-break/><text:line-break/>“I’m ordering you to stop!” <text:line-break/><text:line-break/>“Co on, order me again.” Applegate smiled across ten thousand miles. The captain was silent. <text:line-break/>Applegate continued, “Where were we, Hollis? Oh yes, I remember. I hate you too. But you know <text:line-break/>that. You’ve known it for a long time.” <text:line-break/><text:line-break/>Hollis clenched his lists, helplessly. <text:line-break/><text:line-break/>“I want to tell you something,” said Applegate. “Make you happy. I was the one who blackballed <text:line-break/>you with the Rocket Company five years ago. <text:line-break/><text:line-break/>A meteor flashed by. Hollis looked down and his left hand was gone. Blood spurted. Suddenly <text:line-break/><text:soft-page-break/>there was no air in his suit. He had enough air in his lungs to move his right hand over and twist a <text:line-break/>knob at his left elbow, tightening the joint and sealing the leak. It had happened so quickly that he was <text:line-break/>not surprised. Nothing surprised him any more. The air in the suit came back to normal in an instant <text:line-break/>now that the leak was sealed. And the blood that had flowed so swiftly was pressured as he fastened <text:line-break/>the knob yet tighter, until it made a tourniquet. <text:line-break/><text:line-break/>All of this took place in a terrible silence on his part. And the other men chatted. That one man, <text:line-break/>Lespere, went on and on with his talk about his wife on Mars, his wife on Venus, his wife on Jupiter, <text:line-break/>his money, his wondrous times, his drunkenness, his gambling, his happiness. On and on, while they <text:line-break/>all fell. Lespere reminisced on the past, happy, while he fell to his death. <text:line-break/><text:line-break/>It was so very odd. Space, thousands of miles of space, and these voices vibrating in the center of <text:line-break/>it. No one visible at all, and only the radio waves quivering and trying to quicken other men into <text:line-break/>emotion. <text:line-break/><text:line-break/>“Are you angry, Hollis?” <text:line-break/><text:line-break/>“No.” And he was not. The abstraction had returned and he was a thing of dull concrete, forever <text:line-break/>falling nowhere. <text:line-break/><text:line-break/><text:soft-page-break/>“You wanted to get to the top all your life, Hollis. You always wondered what happened. I put the <text:line-break/>black mark on you just before I was tossed out myself.” <text:line-break/><text:line-break/>“That isn’t important,” said Hollis. And it was not. It was gone. When life is over it is like a <text:line-break/>flicker of bright film, an instant on the screen, all of its prejudices and passions condensed and <text:line-break/>illumined for an instant on space, and before you could cry out, “There was a happy day, there a bad <text:line-break/>one, there an evil face, there a good one,” the film burned to a cinder, the screen went dark. <text:line-break/><text:line-break/>From this outer edge of his life, looking back, there was only one remorse, and that was only that <text:line-break/>he wished to go on living. Did all dying people feel this way, as if they had never lived? Did life <text:line-break/>seem that short, indeed, over and done before you took a breath? Did it seem this abrupt and <text:line-break/><text:line-break/><text:line-break/><text:line-break/>impossible to everyone, or only to himself, here, now, with a few hours left to him for thought and <text:line-break/><text:soft-page-break/>deliberation? <text:line-break/><text:line-break/>One of the other men, Lespere, was talking. “Well, I had me a good time: I had a wife on Mars, <text:line-break/>Venus, and Jupiter. Each of them had money and treated me swell. I got drunk and once I gambled <text:line-break/>away twenty thousand dollars.” <text:line-break/><text:line-break/>But you’re here now, thought Hollis. I didn’t have any of those things. When I was living I was <text:line-break/>jealous of you, Lespere; when I had another day ahead of me I envied you your women and your good <text:line-break/>times. Women frightened me and I went into space, always wanting them and jealous of you for having <text:line-break/>them, and money, and as much happiness as you could have in your own wild way. But now, falling <text:line-break/>here, with everything over, I’m not jealous of you any more, because it’s over for you as it is for me, <text:line-break/>and right now it’s like it never was. Hollis craned his face forward and shouted into the telephone. <text:line-break/><text:line-break/>“It’s all over, Lespere!” Silence. <text:line-break/><text:line-break/>“It’s just as if it never was, Lespere!” <text:line-break/><text:line-break/>“Who’s that?” Lespere’s faltering voice. “This is Hollis.” <text:line-break/><text:line-break/>He was being mean. He felt the meanness, the senseless meanness of dying. Applegate had hurt <text:line-break/>him; now he wanted to hurt another. Applegate and space had both wounded him. <text:line-break/><text:soft-page-break/><text:line-break/>“You’re out here, Lespere. It’s all over. It’s just as if it had never happened, isn’t it?” <text:line-break/><text:line-break/>“No.” <text:line-break/><text:line-break/>“When anything’s over, it’s just like it never happened. Where's your life any better than mine, <text:line-break/>now? Now is what counts. Is it any better? Is it?” <text:line-break/><text:line-break/>“Yes, it’s better!” <text:line-break/><text:line-break/>“How!” <text:line-break/><text:line-break/>“Because I got my thoughts, I remember!” cried Lespere, far away, indignant, holding his <text:line-break/>memories to his chest with both hands. <text:line-break/><text:line-break/>And he was right. With a feeling of cold water rusting through his head and body, Hollis knew he <text:line-break/>was right. There were differences between memories and dreams. He had only dreams of things he <text:line-break/>had wanted to do, while Lespere had memories of things done and accomplished. And this knowledge <text:line-break/>began to pull Hollis apart, with a slow, quivering <text:soft-page-break/>precision. <text:line-break/><text:line-break/>“What good does it do you?” he cried to Lespere. “Now? When a thing’s over it’s not good any <text:line-break/>more. You’re no better off than me." <text:line-break/><text:line-break/>“I’m resting easy,” said Lespere. “I’ve had my turn. I’m not getting mean at the end, like you.” <text:line-break/><text:line-break/>“Mean?” Hollis turned the word on his tongue. He had never been mean, as long as he could <text:line-break/>remember, in his life. He had never dared to be mean. He must have saved it all of these years for <text:line-break/>such a time as this. “Mean.” He rolled the word into the back of his mind. He felt tears start into his <text:line-break/>eyes and roll down his face. Someone must have heard his gasping voice. <text:line-break/><text:line-break/>“Take it easy, Hollis.” <text:line-break/><text:line-break/>It was, of course, ridiculous. Only a minute before he had been giving advice to others, to Stimson; <text:line-break/>he had felt a braveness which he had thought to be the genuine thing, and now he knew that it had been <text:line-break/>nothing but shock and the objectivity possible in shock. Now he was trying to pack a lifetime of <text:line-break/>suppressed emotion into an interval of minutes. <text:line-break/><text:line-break/>“I know how you feel, Hollis,” said Lespere, now twenty thousand miles away, his voice fading. <text:line-break/>“I don’t take it personally.” <text:line-break/><text:soft-page-break/><text:line-break/>But aren’t we equal? he wondered. Lespere and I? Here, now? If a thing’s over, it’s done, and <text:line-break/><text:line-break/><text:line-break/><text:line-break/>what good is it? You die anyway. But he knew he was rationalizing, for it was like trying to tell the <text:line-break/>difference between a live man and a corpse. There was a spark in one, and not in the other — an aura, <text:line-break/>a mysterious element. <text:line-break/><text:line-break/>So it was with Lespere and himself; Lespere had lived a good full life, and it made him a different <text:line-break/>man now, and he, Hollis, had been as good as dead for many years. They came to death by separate <text:line-break/>paths and, in all likelihood, if there were kinds of death, their kinds would be as different as night <text:line-break/>from day. The quality of death, like that of life, must be of an infinite variety, and if one has already <text:line-break/>died once, then what was there to look for in dying for good and all, as he was now? <text:line-break/><text:line-break/>It was a second later that he discovered his right foot was cut sheer away. It almost made him <text:line-break/><text:soft-page-break/>laugh. The air was gone from his suit again. He bent quickly, and there was blood, and the meteor had <text:line-break/>taken flesh and suit away to the ankle. Oh, death in space was most humorous. It cut you away, piece <text:line-break/>by piece, like a black and invisible butcher. He tightened the valve at the knee, his head whirling into <text:line-break/>pain, fighting to remain aware, and with the valve tightened, the blood retained, the air kept he <text:line-break/>straightened up and went on falling, falling, for that was all there was left to do. <text:line-break/><text:line-break/>“Hollis?"</text:p>
      <text:p text:style-name="Standard"><text:s/><text:line-break/><text:line-break/>Hollis nodded sleepily, tired of waiting for death. <text:line-break/><text:line-break/>“This is Applegate again,” said the voice. <text:line-break/><text:line-break/>“Yes.” <text:line-break/><text:line-break/>“I’ve had time to think. I listened to you. This isn’t good. It makes us bad. This is a bad way to die. <text:line-break/>It brings all the bile out. You listening, Hollis?” <text:line-break/><text:line-break/>“Yes.” <text:line-break/><text:line-break/>“I lied. A minute ago. I lied. I didn’t blackball you. I don’t know why I said that. Guess I wanted to <text:line-break/>hurt you. You seemed the one to hurt. We’ve always fought. Guess I’m getting old fast and repenting <text:line-break/>fast. I guess listening to you be mean made me ashamed. <text:soft-page-break/>Whatever the reason, I want you to know I <text:line-break/>was an idiot too. There’s not an ounce of truth in what I said. To hell with you.” <text:line-break/><text:line-break/>Hollis felt his heart begin to work again. It seemed as if it hadn’t worked for five minutes, but now <text:line-break/>all of his limbs began to take color and warmth. The shock was over, and the successive shocks of <text:line-break/>anger and terror and loneliness were passing. He felt like a man emerging from a cold shower in the <text:line-break/>morning, ready for breakfast and a new day. <text:line-break/><text:line-break/>“Thanks, Applegate.” <text:line-break/><text:line-break/>“Don’t mention it. Up your nose, you bastard” <text:line-break/><text:line-break/>“Hey,” said Stone. <text:line-break/><text:line-break/>“What?” Hollis called across space; for Stone, of all of them, was a good friend. <text:line-break/><text:line-break/>“I’ve got myself into a meteor swarm, some little asteroids.” <text:line-break/><text:line-break/>“Meteors?” <text:line-break/><text:line-break/><text:soft-page-break/>“I think it’s the Myrmidone cluster that goes out past Mars and in toward Earth once every five <text:line-break/>years. I’m right in the middle. It’s like a big kaleidoscope. You get all kinds of colors and shapes and <text:line-break/>sizes. God, it’s beautiful, all that metal.” <text:line-break/><text:line-break/>Silence. <text:line-break/><text:line-break/>“I’m going with them,” said Stone. “They’re taking me off with them. I’ll be damned.” He laughed. <text:line-break/><text:line-break/>Hollis looked to see, but saw nothing. There were only the great diamonds and sapphires and <text:line-break/>emerald mists and velvet inks of space, with God’s voice mingling among the crystal fires. There was <text:line-break/>a kind of wonder and imagination in the thought of Stone going off in the meteor swarm, out past Mars <text:line-break/><text:line-break/><text:line-break/><text:line-break/>for years and coming in toward Earth every five years, passing in and out of the planet’s ken for the <text:line-break/>next million centuries, Stone and the Myrmidone cluster eternal and unending, shifting and shaping <text:line-break/>like the kaleidoscope colors when you were a child and held the long tube to the sun and gave it a <text:line-break/>twirl. <text:line-break/><text:line-break/>“So long, Hollis.” Stone’s voice, very faint now. “So long.” <text:line-break/><text:line-break/>“Good luck,” shouted Hollis across thirty thousand miles. <text:line-break/><text:soft-page-break/><text:line-break/>“Don’t be funny,” said Stone, and was gone. <text:line-break/><text:line-break/>The stars closed in. <text:line-break/><text:line-break/>Now all the voices were fading, each on his own trajectory, some to Mars, others into farthest <text:line-break/>space. And Hollis himself. . . He looked down. He, of all the others, was going back to Earth alone. <text:line-break/><text:line-break/>“So long.” <text:line-break/><text:line-break/>“Take it easy.” <text:line-break/><text:line-break/>“So long, Hollis.” That was Applegate. <text:line-break/><text:line-break/>The many good-bys. The short farewells. And now the great loose brain was disintegrating. The <text:line-break/>components of the brain which had worked so beautifully and efficiently in the skull case of the rocket <text:line-break/>ship firing through space were dying one by one; the meaning of their life together was falling apart. <text:line-break/>And as a body dies when the brain ceases functioning, so the spirit of the ship and their long time <text:line-break/><text:soft-page-break/>together and what they meant to one another was dying. Applegate was now no more than a finger <text:line-break/>blown from the parent body, no longer to be despised and worked against. The brain was exploded, <text:line-break/>and the senseless, useless fragments of it were far scattered. The voices faded and now all of space <text:line-break/>was silent. Hollis was alone, falling. <text:line-break/><text:line-break/>They were all alone. Their voices had died like echoes of the words of God spoken and vibrating <text:line-break/>in the starred deep. There went the captain to the Moon; there Stone with the meteor swarm; there <text:line-break/>Stimson; there Applegate toward Pluto; there Smith and Turner and Underwood and all the rest, the <text:line-break/>shards of the kaleidoscope that had formed a thinking pattern for so long, hurled apart. <text:line-break/><text:line-break/>And I? thought Hollis. What can I do? Is there anything I can do now to make up for a terrible and <text:line-break/>empty life? If only I could do one good thing to make up for the meanness I collected all these years <text:line-break/>and didn’t even know was in me! But there’s no one here but myself, and how can you do good all <text:line-break/>alone? You can’t. Tomorrow night I’ll hit Earth’s atmosphere. <text:line-break/><text:line-break/>I’ll burn, he thought, and be scattered in ashes all over the continental lands. I’ll be put to use. Just <text:line-break/>a little bit, but ashes are ashes and they’ll add to the land. <text:line-break/><text:line-break/>He fell swiftly, like a bullet, like a pebble, like an iron weight, objective, objective all of the time <text:line-break/><text:soft-page-break/>now, not sad or happy or anything, but only wishing he could do a good thing now that everything was <text:line-break/>gone, a good thing for just himself to know about. <text:line-break/><text:line-break/>When I hit the atmosphere, I’ll burn like a meteor. <text:line-break/><text:line-break/>“I wonder,” he said, “if anyone’ll see me?” <text:line-break/><text:line-break/>The small boy on the country road looked up and screamed. “Look, Mom, look! A falling star!” <text:line-break/><text:line-break/>The blazing white star fell down the sky of dusk in Illinois. <text:line-break/><text:line-break/>“Make a wish,” said his mother. “Make a wish.” <text:line-break/><text:line-break/>The Illustrated Man turned in the moonlight. He turned again . . . and again . . . and <text:line-break/>again. . . . <text:line-break/><text:line-break/><text:line-break/><text:line-break/><text:line-break/><text:toc-mark-start text:id="IMark2407005202392" text:outline-level="1"/><text:span text:style-name="T1">The Other Foot</text:span><text:toc-mark-end text:id="IMark2407005202392"/><text:span text:style-name="T1"> </text:span><text:line-break/><text:line-break/><text:line-break/><text:soft-page-break/>WHEN they heard the news they came out of the restaurants and cafes and hotels and looked at the <text:line-break/>sky. They lifted their dark hands over their upturned white eyes. Their mouths hung wide. In the hot <text:line-break/>noon for thousands of miles there were little towns where the dark people stood with their shadows <text:line-break/>under them, looking up. <text:line-break/><text:line-break/>In her kitchen Hattie Johnson covered the boiling soup, wiped her thin fingers on a cloth, and <text:line-break/>walked carefully to the back porch. <text:line-break/><text:line-break/>“Come on, Ma! Hey, Ma, come on — you’ll miss it!” <text:line-break/><text:line-break/>“Hey, Mom!” <text:line-break/><text:line-break/>Three little Negro boys danced around in the dusty yard, yelling. Now and then they looked at the <text:line-break/>house frantically. <text:line-break/><text:line-break/>“I’m coming,” said Hattie, and opened the screen door. “Where you hear this rumor?” <text:line-break/><text:line-break/>“Up at Jones’s, Ma. They say a rocket’s coming, first one in twenty years, with a white man in it!” <text:line-break/><text:line-break/>“What’s a white man? I never seen one. <text:line-break/><text:line-break/>“You’ll find out,” said Hattie. “Yes indeed, you’ll find out.” <text:line-break/><text:line-break/>“Tell us about one, Ma. Tell like you did.” <text:line-break/><text:soft-page-break/><text:line-break/>Hattie frowned. “Well, it’s been a long time. I was a little girl, you see. That was back in 1965.” <text:line-break/><text:line-break/>“Tell us about a white man, Mom!” <text:line-break/><text:line-break/>She came and stood in the yard, looking up at the blue clear Martian sky with the thin white <text:line-break/>Martian clouds, and in the distance the Martian hills broiling in the heat. She said at last, “Well, first <text:line-break/>of all, they got white hands.” <text:line-break/><text:line-break/>“White hands!” The boys joked, slapping each other. <text:line-break/><text:line-break/>“And they got white arms. <text:line-break/><text:line-break/>“White arms!” hooted the boys. <text:line-break/><text:line-break/>“And white faces.” <text:line-break/><text:line-break/>“White faces! Really?” <text:line-break/><text:line-break/>“White like this, Mom?” The smallest threw dust on his face, sneezing. “This way?” <text:line-break/><text:line-break/><text:soft-page-break/>“Whiter than that” she said gravely, and turned to the sky again. There was a troubled thing in her <text:line-break/>eyes, as if she was looking for a thundershower up high, and not seeing it made her worry. “Maybe <text:line-break/>you better go inside.” <text:line-break/><text:line-break/>“Oh, Mom!” They stared at her in disbelief. “We got to watch, we just got to. Nothing’s going to <text:line-break/>happen, is it?” <text:line-break/><text:line-break/>“I don’t know. I got a feeling, is all.” <text:line-break/><text:line-break/>“We just want to see the ship and maybe run down to the port and see that white man. What’s he <text:line-break/>like, huh, Mom?” <text:line-break/><text:line-break/>“I don’t know. I just don’t know,” she mused, shaking her head. <text:line-break/><text:line-break/><text:line-break/><text:line-break/>“Tell us some more!” <text:line-break/><text:line-break/>“Well, the white people live on Earth, which is where we all come from, twenty years ago. We <text:line-break/>just up and walked away and came to Mars and set down and built towns and here we are. Now <text:line-break/>we’re Martians instead of Earth people. And no white men’ve come up here in all that time. That’s <text:line-break/>the story.” <text:line-break/><text:line-break/><text:soft-page-break/>“Why didn’t they come up, Mom?” <text:line-break/><text:line-break/>“Well, ’cause. Right after we got up here, Earth got in an atom war. They blew each other up <text:line-break/>terribly. They forgot us. When they finished fighting, after years, they didn’t have any rockets. Took <text:line-break/>them until recently to build more. So here they come now, twenty years later, to visit.” She gazed at <text:line-break/>her children numbly and then began to walk. “You wait here. I’m going down the line to Elizabeth <text:line-break/>Brown’s house. You promise to stay?” <text:line-break/><text:line-break/>“We don’t want to but we will.” <text:line-break/><text:line-break/>“All right, then.” And she ran off down the road. <text:line-break/><text:line-break/>At the Browns’ she arrived in time to see everybody packed into the family car. “Hey there, <text:line-break/>Hattie! Come on along!” <text:line-break/><text:line-break/>“Where you going?” she said, breathlessly running up. <text:line-break/><text:line-break/>“To see the white man!” <text:line-break/><text:line-break/><text:soft-page-break/>“That’s right,” said Mr. Brown seriously. He waved at his load. “These children never saw one, <text:line-break/>and I almost forgot.” <text:line-break/><text:line-break/>“What you going to do with that white man?” asked Hattie. <text:line-break/><text:line-break/>“Do?” said everyone. “Why — just look at him, is all.” <text:line-break/><text:line-break/>“You sure?” <text:line-break/><text:line-break/>“What else can we do?” <text:line-break/><text:line-break/>“I don’t know,” said Hattie. “I just thought there might be trouble.” <text:line-break/><text:line-break/>“What kind of trouble?” <text:line-break/><text:line-break/>“You know,” said Hattie vaguely, embarrassed. “You ain’t going to lynch him?” <text:line-break/><text:line-break/>“Lynch him?” Everyone laughed. Mr. Brown slapped his knee. “Why, bless you, child, no! We’re <text:line-break/>going to shake his hand. Ain’t we, everyone?” <text:line-break/><text:line-break/>“Sure, sure!” <text:line-break/><text:line-break/>Another car drove up from another direction and Hattie gave a cry. “Willie!” <text:line-break/><text:line-break/>“What you doing ’way down here? Where ’re the kids?” shouted her husband angrily. He glared at <text:line-break/><text:soft-page-break/>the others. “You going down like a bunch of fools to see that man come in?” <text:line-break/><text:line-break/>‘That appears to be just right,” agreed Mr. Brown, nodding and smiling. <text:line-break/><text:line-break/>‘Well, take your guns along,” said Willie. “I’m on my way home for mine right now!” <text:line-break/><text:line-break/>“Willie!” <text:line-break/><text:line-break/>“You get in this car, Hattie.” He held the door open firmly, looking at her until she obeyed. Without <text:line-break/>another word to the others he roared the car down the dusty road. <text:line-break/><text:line-break/>“Willie, not so fast!” <text:line-break/><text:line-break/>“Not so fast, huh? We’ll see about that.” He watched the road tear under the car. “What right they <text:line-break/>got coming up here this late? Why don’t they leave us in peace? Why didn’t they blow themselves up <text:line-break/>on that old world and let us be?” <text:line-break/><text:line-break/>“Willie, that ain’t no Christian way to talk.” <text:line-break/><text:soft-page-break/><text:line-break/>“I’m not feeling Christian,” he said savagely, gripping the wheel.</text:p>
      <text:p text:style-name="P1"><text:s/>“I’m just feeling mean. After all <text:line-break/><text:line-break/><text:line-break/><text:line-break/>them years of doing what they did to our folks — my mom and dad, and your mom and dad You <text:line-break/><text:line-break/>remember? You remember how they hung my father on Knockwood Hill and shot my mother? You <text:line-break/>remember? Or you got a memory that’s short like the others?” <text:line-break/><text:line-break/>“I remember," she said. <text:line-break/><text:line-break/>“You remember Dr. Phillips and Mr. Burton and their big houses, and my mother’s washing shack, <text:line-break/>and Dad working when he was old, and the thanks he got was being hung by Dr. Phillips and Mr. <text:line-break/>Button. Well,” said Willie, “the shoe’s on the other foot now. We’ll see who gets laws passed against <text:line-break/>him, who gets lynched, who rides the back of streetcars, who gets segregated in shows. We’ll just <text:line-break/>wait and see.” <text:line-break/><text:line-break/>“Oh, Willie, you’re talking trouble.” <text:line-break/><text:line-break/>“Everybody’s talking. Everybody’s thought on this day, thinking it’d never be. Thinking, What kind <text:line-break/><text:soft-page-break/>of day would it be if the white man ever came up here to Mars? But here’s the day, and we can’t run <text:line-break/>away. <text:line-break/><text:line-break/>“Ain’t you going to let the white people live up here?” <text:line-break/><text:line-break/>“Sure.” He smiled, but it was a wide, mean smile, and his eyes were mad. “They can come up and <text:line-break/>live and work here; why, certainly. All they got to do to deserve it is live in their own small part of <text:line-break/>town, the slums, and shine our shoes for us, and mop up our trash, and sit in the last row in the <text:line-break/>balcony. That’s all we ask. And once a week we hang one or two of them Simple!” <text:line-break/><text:line-break/>“You don’t sound human, and I don’t like it.” <text:line-break/><text:line-break/>“You’ll have to get used to it,” he said. He braked the car to a stop before the house and jumped <text:line-break/>out. “Find my guns and some rope. We’ll do this right.” <text:line-break/><text:line-break/>“Oh, Willie," she wailed, and just sat there in the car while he ran up the steps and slammed the <text:line-break/>front door. <text:line-break/><text:line-break/><text:soft-page-break/>She went along. She didn’t want to go along, but he rattled around in the attic, cursing like a crazy <text:line-break/>man until he found four guns. She saw the brutal metal of them glittering in the black attic, and she <text:line-break/>couldn’t see him at all, he was so dark; she heard only his swearing, and at last his long legs came <text:line-break/>climbing down from the attic in a shower of dust, and he stacked up bunches of brass shells and blew <text:line-break/>out the gun chambers and clicked shells into them, his face stern and heavy and folded in upon the <text:line-break/>gnawing bitterness there. “Leave us alone,” he kept muttering, his hands flying away from him <text:line-break/>suddenly, uncontrolled. “Leave us blame alone, why don’t they?” <text:line-break/><text:line-break/>“Willie, Willie.” <text:line-break/><text:line-break/>“You too — you too.” And he gave her the same look, and a pressure of his hatred touched her <text:line-break/>mind. <text:line-break/><text:line-break/>Outside the window the boys gabbled to each other. “White as milk, she said. White as milk.” <text:line-break/><text:line-break/>“White as this old flower, you see?” <text:line-break/><text:line-break/>“White as a stone, like chalk you write with.” <text:line-break/><text:line-break/>Willie plunged out of the house. “You children come inside, I’m locking you up. You ain’t seeing <text:line-break/>no white man, you ain’t talking about them, you ain’t doing <text:soft-page-break/>nothing. Come on now.” <text:line-break/><text:line-break/>“But, Daddy ” <text:line-break/><text:line-break/>He shoved them through the door and went and fetched a bucket of paint and a stencil and from the <text:line-break/>garage a long thick hairy rope coil into which he fashioned a hangman’s knot, very carefully watching <text:line-break/>the sky while his hands felt their way at their task. <text:line-break/><text:line-break/>And then they were in the car, leaving bolls of dust behind them down the road. “Slow up, Willie.” <text:line-break/><text:line-break/><text:line-break/><text:line-break/>“This is no slowing-up time,” he said. “This is a hurrying time, and I’m hurrying.” <text:line-break/><text:line-break/>All along the road people were looking up in the sky, or climbing in their cars, or riding in cars, <text:line-break/>and guns were sticking up out of some cars like telescopes sighting all the evils of a world coming to <text:line-break/>an end. <text:line-break/><text:line-break/><text:soft-page-break/>She looked at the guns. “You been talking,” she accused her husband. <text:line-break/><text:line-break/>“That’s what I been doing,” he grunted, nodding. He watched the road, fiercely. “I stopped at <text:line-break/>every house and I told them what to do, to get their guns, to get paint, to bring rope and be ready. And <text:line-break/>here we all are, the welcoming committee, to give them the key to the city. Yes, sir!” <text:line-break/><text:line-break/>She pressed her thin dark hands together to push away the terror growing in her now, and she felt <text:line-break/>the car bucket and lurch around other ears. She heard the voices yelling, Hey, Willie, look! and hands <text:line-break/>holding up ropes and guns as they rushed by! and mouths smiling at them in the swift rushing. <text:line-break/><text:line-break/>“Here we are,” said Willie, and braked the car into dusty halting and silence. He kicked the door <text:line-break/>open with a big foot and, laden with weapons, stepped out, lugging them across the airport meadow. <text:line-break/><text:line-break/>“Have you thought Willie?” <text:line-break/><text:line-break/>“That’s all I done for twenty years. I was sixteen when I left Earth, and I was glad to leave,” he <text:line-break/>said. “There wasn’t anything there for me or you or anybody like us. I’ve never been sorry I left. <text:line-break/>We’ve had peace here, the first time we ever drew a solid breath. Now, come on. <text:line-break/><text:line-break/><text:soft-page-break/>He pushed through the dark crowd which came to meet him. <text:line-break/><text:line-break/>“Willie, Willie, what we gonna do?” they said. <text:line-break/><text:line-break/>“Here’s a gun,” he said. “Here’s a gun. Here’s another.” He passed them out with savage jabs of <text:line-break/>his arms. “Here’s a pistol. Here’s a shotgun.” <text:line-break/><text:line-break/>The people were so close together it looked like one dark body with a thousand arms reaching out <text:line-break/>to take the weapons. “Willie, Willie.” <text:line-break/><text:line-break/>His wife stood tall and silent by him, her fluted lips pressed shut, and her large eyes wet and <text:line-break/>tragic. “Bring the paint,” be said to her. And she lugged a gallon can of yellow paint across the field <text:line-break/>to where, at that moment a trolley car was pulling up, with a fresh-painted sign on its front, TO THE <text:line-break/>WHITE MAN’S LANDING, full of talking people who got off and ran across the meadow, stumbling, <text:line-break/>looking up. Women with picnic boxes, men with straw hats, in shirt sleeves. The streetcar stood <text:line-break/>humming and empty. Willie climbed up, set the paint cans down, opened them, stirred the paint, <text:soft-page-break/>tested <text:line-break/>a brush, drew forth a stencil, and climbed up on a seat. <text:line-break/><text:line-break/>“Hey, there!” The conductor came around behind him, his coin changer jangling. “What you think <text:line-break/>you’re doing? Get down off there!” <text:line-break/><text:line-break/>“You see what I’m doing. Keep your shirt on.” <text:line-break/><text:line-break/>And Willie began the stenciling in yellow paint. He dabbed on an F and an O and an R with <text:line-break/>terrible pride in his work. And when he finished it the conductor squinted up and read the fresh <text:line-break/>glinting yellow words: FOR WHITES: REAR SECTION. He read it again. FOR WHITES. He <text:line-break/>blinked. REAR SECTION. The conductor looked at Willie and began to smile. <text:line-break/><text:line-break/>“Does that suit you?” asked Willie, stepping down. <text:line-break/><text:line-break/>Said the conductor, “That suits me just fine, sir.” <text:line-break/><text:line-break/>Hattie was looking at the sign from outside, and holding her hands over her breasts. <text:line-break/><text:line-break/>Willie returned to the crowd, which was growing now, taking size from every auto that groaned to <text:line-break/>a halt, and every new trolley car which squealed around the bend from the nearby town. <text:line-break/><text:line-break/>Willie climbed up on a packing box. “Let’s have a delegation <text:soft-page-break/>to paint every streetcar in the next <text:line-break/><text:line-break/><text:line-break/><text:line-break/>hour, \blunteers?” <text:line-break/><text:line-break/>Hands leapt up. <text:line-break/><text:line-break/>“Get going!” <text:line-break/><text:line-break/>They went. <text:line-break/><text:line-break/>“Let’s have a delegation to fix theater seats, roped off, the last two rows for whites.” <text:line-break/><text:line-break/>More hands. <text:line-break/><text:line-break/>“Go on!” <text:line-break/><text:line-break/>They ran off. <text:line-break/><text:line-break/>Willie peered around, bubbled with perspiration, panting with exertion, proud of his energy, his <text:line-break/>hand on his wife’s shoulder who stood under him looking at the ground with her downcast eyes. <text:line-break/>“Let’s see now,” he declared. “Oh yes. We got to pass a law this afternoon; no intermarriages!” <text:line-break/><text:soft-page-break/><text:line-break/>“That’s right,” said a lot of people. <text:line-break/><text:line-break/>“All shoeshine boys quit their jobs today.” <text:line-break/><text:line-break/>“Quittin’ right now!” Some men threw down the rags they carried, in their excitement, all across <text:line-break/>town. <text:line-break/><text:line-break/>“Got to pass a minimum wage law, don’t we?” <text:line-break/><text:line-break/>“Sure!” <text:line-break/><text:line-break/>“Pay them white folks at least ten cents an hour.” <text:line-break/><text:line-break/>“That’s right!” <text:line-break/><text:line-break/>The mayor of the town hurried up. “Now look here, Willie Johnson. Get down off that box!” <text:line-break/><text:line-break/>“Mayor, I can’t be made to do nothing like that.” <text:line-break/><text:line-break/>“You’re making a mob, Willie Johnson.” <text:line-break/><text:line-break/>“That’s the idea.” <text:line-break/><text:line-break/>“The same thing you always hated when you were a kid. You’re no better than some of those white <text:line-break/>men you yell about!” <text:line-break/><text:line-break/>“This is the other shoe, Mayor, and the other foot,” said <text:soft-page-break/>Willie, not even looking at the mayor, <text:line-break/>looking at the faces beneath him, some of them smiling, some of them doubtful, others bewildered, <text:line-break/>some of them reluctant and drawing away, fearful. <text:line-break/><text:line-break/>“You’ll be sorry,” said the mayor. <text:line-break/><text:line-break/>“We’ll have an election and get a new mayor,” said Willie. And he glanced off at the town where <text:line-break/>up and down the streets signs were being hung, fresh-painted: LIMITED CLIENTELE: Right to <text:line-break/>serve customer revokable at any time. He grinned and slapped his hands. Lord! And streetcars <text:line-break/>were being halted and sections being painted white in back, to suggest their future inhabitants. And <text:line-break/>theaters were being invaded and roped off by chuckling men, while their wives stood wondering on <text:line-break/>the curbs and children were spanked into houses to be hid away from this awful time. <text:line-break/><text:line-break/>“Are we all ready?” called Willie Johnson, the rope in his hands with the noose tied and neat. <text:line-break/><text:line-break/>“Ready!” shouted half the crowd. The other half murmured and moved like figures in a nightmare <text:line-break/><text:soft-page-break/>in which they wished no participation. <text:line-break/><text:line-break/>“Here it comes!” called a small boy. <text:line-break/><text:line-break/>Like marionette heads on a single string, the heads of the crowd turned upward. <text:line-break/><text:line-break/>Across the sky, very high and beautiful, a rocket burned on a sweep of orange fire. It circled and <text:line-break/>came down, causing all to gasp. It landed, setting the meadow afire here and there; the fire burned out, <text:line-break/>the rocket lay a moment in quiet, and then, as the silent crowd watched, a great door in the side of the <text:line-break/><text:line-break/><text:line-break/><text:line-break/>vessel whispered out a breath of oxygen, the door slid back and an old man stepped out. <text:line-break/><text:line-break/>“A white man, a white man, a white man . . The words traveled back in the expectant crowd, the <text:line-break/>children speaking in each other’s ears, whispering, butting each other, the words moving in ripples to <text:line-break/>where the crowd stopped and the streetcars stood in the windy sunlight, the smell of paint coming out <text:line-break/>their opened windows. The whispering wore itself</text:p>
      <text:p text:style-name="P1"><text:s/>away and it was gone. <text:line-break/><text:line-break/>No one moved. <text:line-break/><text:line-break/>The white man was tall and straight but a deep weariness was <text:soft-page-break/>m his face. He had not shaved this <text:line-break/>day, and his eyes were as old as the eyes of a man can be and still be alive. His eyes were colorless; <text:line-break/>almost white and sightless with things he had seen in the passing years. He was as thin as a winter <text:line-break/>bush. His hands trembled and he had to lean against the portway of the ship as he looked out over the <text:line-break/>crowd. <text:line-break/><text:line-break/>He put out a hand and half smiled, but drew his hand back. <text:line-break/><text:line-break/>No one moved. <text:line-break/><text:line-break/>He looked down into their faces, and perhaps he saw but did not see the guns and the ropes, and <text:line-break/>perhaps he smelled the paint. No one ever asked him. He began to talk. He started very quietly and <text:line-break/>slowly, expecting no interruptions, and receiving none, and his voice was very tired and old and pale. <text:line-break/><text:line-break/>“It doesn’t matter who I am,” he said. “I’d be just a name to you, anyhow. I don’t know your <text:line-break/>names, either. That’ll come later.” He paused, closed his eyes for a moment, and then continued: <text:line-break/><text:soft-page-break/><text:line-break/>“Twenty years ago you left Earth. That’s a long, long time. It’s more like twenty centuries, so much <text:line-break/>has happened. After you left, the War came.” He nodded slowly. “Yes, the big one. The Third One. It <text:line-break/>went on for a long time. Until last year. We bombed all of the cities of the world. We destroyed New <text:line-break/>York and London and Moscow and Paris and Shanghai and Bombay and Alexandria. We ruined it all. <text:line-break/>And when we finished with the big cities we went to the little cities and atom-bombed and burned <text:line-break/>them.” <text:line-break/><text:line-break/>Now he began to name cities and places, and streets. And as he named them, a murmur rose up in <text:line-break/>his audience. <text:line-break/><text:line-break/>“We destroyed Natchez . . .” <text:line-break/><text:line-break/>A murmur. <text:line-break/><text:line-break/>“And Columbus, Georgia . . .” <text:line-break/><text:line-break/>Another murmur. <text:line-break/><text:line-break/>“We burned New Orleans ...” <text:line-break/><text:line-break/>A sigh. <text:line-break/><text:line-break/>“And Atlanta ...” <text:line-break/><text:line-break/><text:soft-page-break/>Still another. <text:line-break/><text:line-break/>“And there was nothing left of Greenwater, Alabama.” <text:line-break/><text:line-break/>Willie Johnson jerked his head and his mouth opened. Hattie saw this gesture, and the recognition <text:line-break/>coming into his dark eyes. <text:line-break/><text:line-break/>“Nothing was left,” said the old man in the port, speaking slowly. “Cotton fields, burned.” <text:line-break/><text:line-break/>Oh, said everyone. <text:line-break/><text:line-break/>“Cotton mills bombed out ” <text:line-break/><text:line-break/>“Oh?” <text:line-break/><text:line-break/>“And the factories, radioactive; everything radioactive. All the roads and the farms and the foods, <text:line-break/>radioactive. Everything.” He named more names of towns and villages. <text:line-break/><text:line-break/><text:line-break/><text:line-break/><text:soft-page-break/>“Tampa.” <text:line-break/><text:line-break/>“That’s my town,” someone whispered. <text:line-break/><text:line-break/>“Fulton.” <text:line-break/><text:line-break/>“That’s mine,” someone else said. <text:line-break/><text:line-break/>“Memphis.” <text:line-break/><text:line-break/>“Memphis. Did they burn Memphis?” A shocked query. <text:line-break/><text:line-break/>“Memphis, blown up. <text:line-break/><text:line-break/>“Fourth Street in Memphis?” <text:line-break/><text:line-break/>“All of it,” said the old man. <text:line-break/><text:line-break/>It was stirring them now. After twenty years it was rushing back. The towns and the places, the <text:line-break/>trees and the brick buildings, the signs and the churches and the familiar stores, all of it was coming <text:line-break/>to the surface among the gathered people. Each name touched memory, and there was no one present <text:line-break/>without a thought of another day. They were all old enough for that, save the children. <text:line-break/><text:line-break/>“Laredo.” <text:line-break/><text:line-break/>“I remember Laredo.” <text:line-break/><text:line-break/><text:soft-page-break/>“New York City.” <text:line-break/><text:line-break/>“I had a store in Harlem.” <text:line-break/><text:line-break/>“Harlem, bombed out.” <text:line-break/><text:line-break/>The ominous words. The familiar, remembered places. The struggle to imagine all of those places <text:line-break/>in ruins. <text:line-break/><text:line-break/>Willie Johnson murmured the words, “Greenwater, Alabama. That’s where I was born. I <text:line-break/>remember.” <text:line-break/><text:line-break/>Gone. All of it gone. The man said so. <text:line-break/><text:line-break/>The man continued, “So we destroyed everything and ruined everything, like the fools that we <text:line-break/>were and the fools that we are. We killed millions. I don’t think there are more than five hundred <text:line-break/>thousand people left in the world, all kinds and types. And out of all the wreckage we salvaged <text:line-break/>enough metal to build this one rocket, and we came to Mars in it this month to seek your help.” <text:line-break/><text:line-break/>He hesitated and looked down among the faces to see what could be found there, but he was <text:line-break/><text:soft-page-break/>uncertain. <text:line-break/><text:line-break/>Hattie Johnson felt her husband’s arm tense, saw his fingers grip the rope. <text:line-break/><text:line-break/>“We’ve been fools,” said the old man quietly. “We’ve brought the Earth and civilization down <text:line-break/>about our heads. None of the cities are worth saving — they’ll be radioactive for a century. Earth is <text:line-break/>over and done with. Its age is through. You have rockets here which you haven’t tried to use to return <text:line-break/>to Earth in twenty years. Now I’ve come to ask you to use them. To come to Earth, to pick up the <text:line-break/>survivors and bring them back to Mars. To help us go on at this time. We’ve been stupid. Before God <text:line-break/>we admit our stupidity and our evilness. All the Chinese and the Indians and the Russians and the <text:line-break/>British and the Americans. We’re asking to be taken in. Your Martian soil has lain fallow for <text:line-break/>numberless centuries; there’s room for everyone; it’s good soil — I’ve seen your fields from above. <text:line-break/>We’ll come and work it for you. Yes, we’ll even do that. We deserve anything you want to do to us, <text:line-break/>but don’t shut us out. We can’t force you to act now. If you want I’ll get into my ship and go back and <text:line-break/>that will be all there is to it. We won’t bother you again. But we’ll come here and we’ll work for you <text:line-break/>and do the things you did for us — clean your houses, cook your meals, shine your shoes, and humble <text:line-break/>ourselves in the sight of God for the things we have done over the centuries to ourselves, to others, to <text:line-break/><text:soft-page-break/><text:line-break/><text:line-break/><text:line-break/>you. <text:line-break/><text:line-break/>He was finished. <text:line-break/><text:line-break/>There was a silence of silences. A silence you could hold in your hand and a silence that came <text:line-break/>down like a pressure of a distant storm over the crowd. Their long arms hung like dark pendulums in <text:line-break/>the sunlight, and their eyes were upon the old man and he did not move now, but waited. <text:line-break/><text:line-break/>Willie Johnson held the rope in his hands. Those around him watched to see what he might do. His <text:line-break/>wife Hattie waited, clutching his arm <text:line-break/><text:line-break/>She wanted to get at the hate of them all, to pry at it and work at it until she found a little chink, <text:line-break/>and then pull out a pebble or a stone or a brick and then a part of the wall, and, once started, the <text:line-break/>whole edifice might roar down and be done away with. It was teetering now. But which was the <text:line-break/>keystone, and how to get at it? How to touch them and get a thing started in all of them to make a ruin <text:soft-page-break/><text:line-break/>of their hate? <text:line-break/><text:line-break/>She looked at Willie there in the strong silence and the only thing she knew about the situation was <text:line-break/>him and his life and what had happened to him, and suddenly he was the keystone; suddenly she knew <text:line-break/>that if he could be pried loose, then the thing in all of them might be loosened and torn away. <text:line-break/><text:line-break/>“Mister — ” She stepped forward. She didn’t even know the first words to say. The crowd stared <text:line-break/>at her back; she felt them staring. “Mister — ” <text:line-break/><text:line-break/>The man turned to her with a tired smile. <text:line-break/><text:line-break/>“Mister,” she said, “do you know Knockwood Hill in Greenwater, Alabama?” <text:line-break/><text:line-break/>The old man spoke over his shoulder to someone within the ship. A moment later a photographic <text:line-break/>map was handed out and the man held it, waiting. <text:line-break/><text:line-break/>“You know the big oak on top of that hill, mister?” The big oak. The place where Willie’s father <text:line-break/>was shot and hung and found swinging in the morning wind. <text:line-break/><text:line-break/>“Yes.” <text:line-break/><text:line-break/>“Is that still there?” asked Hattie. <text:line-break/><text:line-break/><text:soft-page-break/>“It’s gone,” said the old man. “Blown up. The hill’s all gone, and the oak tree too. You see?” He <text:line-break/>touched the photograph. <text:line-break/><text:line-break/>“Let me see that,” said Willie, jerking forward and looking at the map. <text:line-break/><text:line-break/>Hattie blinked at the white man, heart pounding. <text:line-break/><text:line-break/>“Tell me about Greenwater,” she said quickly. <text:line-break/><text:line-break/>“What do you want to know?” <text:line-break/><text:line-break/>“About Dr. Phillips. Is he still alive?” <text:line-break/><text:line-break/>A moment in which the information was found in a clicking machine within the rocket . <text:line-break/><text:line-break/>“Killed in the war.” <text:line-break/><text:line-break/>“And his son?” <text:line-break/><text:line-break/>“Dead.” <text:line-break/><text:line-break/>“What about their house?” <text:line-break/><text:line-break/>“Burned. Like all the other houses.” <text:line-break/><text:soft-page-break/><text:line-break/>“What about that other big tree on Knockwood Hill?” <text:line-break/><text:line-break/>“All the trees went — burned.” <text:line-break/><text:line-break/>“That tree went, you’re sure?” said Willie. <text:line-break/><text:line-break/>“Yes.” <text:line-break/><text:line-break/>Willie’s body loosened somewhat. <text:line-break/><text:line-break/><text:line-break/><text:line-break/>“And what about that Mr. Burton’s house and Mr. Burton?” <text:line-break/><text:line-break/>“No houses at all left, no people.” <text:line-break/><text:line-break/>“You know Mrs. Johnson’s washing shack, my mother’s place?” <text:line-break/><text:line-break/>The place where she was shot. <text:line-break/><text:line-break/>“That’s gone too. Everything’s gone. Here are the pictures, you can see for yourself.” <text:line-break/><text:line-break/>The pictures were there to be held and looked at and thought about. The rocket was full of pictures <text:line-break/>and answers to questions. Any town, any building, anyplace. <text:line-break/><text:line-break/>Willie stood with the rope in his hands. <text:line-break/><text:line-break/><text:soft-page-break/>He was remembering Earth, the green Earth and the green town where he was born and raised, and <text:line-break/>he was thinking now of that town, gone to pieces, to ruin, blown up and scattered, all of the landmarks <text:line-break/>with it, all of the supposed or certain evil scattered with it, all of the hard men gone, the stables, the <text:line-break/>ironsmiths, the curio shops, the soda founts, the gin mills, the river bridges, the lynching trees, the <text:line-break/>buckshot-covered hills, the roads, the cows, the mimosas, and his own house as well as those big- <text:line-break/>pillared houses down near the long river, those white mortuaries where the women as delicate as <text:line-break/>moths fluttered in the autumn light, distant, far away. Those houses where the cold men rocked, with <text:line-break/>glasses of drink in their hands, guns leaned against the porch newels, sniffing the autumn airs and <text:line-break/>considering death. Gone, all gone; gone and never coming back. Now, for certain, all of that <text:line-break/>civilization ripped into confetti and strewn at their feet. Nothing, nothing of it left to hate — not an <text:line-break/>empty brass gun shell, or a twisted hemp, or a tree, or even a hill of it to hate. Nothing but some alien <text:line-break/>people in a rocket, people who might shine his shoes and ride in the back of trolleys or sit far up in <text:line-break/><text:soft-page-break/>midnight theaters <text:line-break/><text:line-break/>“You won’t have to do that,” said Willie Johnson. <text:line-break/><text:line-break/>His wife glanced at his big hands. <text:line-break/><text:line-break/>His fingers were opening. <text:line-break/><text:line-break/>The rope, released, fell and coiled upon itself along the ground. <text:line-break/><text:line-break/>They ran through the streets of their town and tore down the new signs so quickly made, and <text:line-break/>painted out the fresh yellow signs on streetcars, and they cut down the ropes in the theater balconies, <text:line-break/>and unloaded their guns and stacked their</text:p>
      <text:p text:style-name="P4"><text:s/>ropes away. <text:line-break/><text:line-break/>“A new start for everyone,” said Hattie, on the way home in their car. <text:line-break/><text:line-break/>“Yes,” said Willie at last. “The Lord’s let us come through, a few here and a few there. And what <text:line-break/>happens next is up to all of us. The time for being fools is over. We got to be something else except <text:line-break/>fools. I knew that when he talked. I knew then that now the white man’s as lonely as we’ve always <text:line-break/>been. He’s got no home now, just like we didn’t have one for so long. Now everything’s even. We can <text:line-break/>start all over again, on the same level.” <text:line-break/><text:line-break/><text:soft-page-break/>He stopped the car and sat in it, not moving, while Hattie went to let the children out. They ran <text:line-break/>down to see their father. “You see the white man? You see him?” they cried. <text:line-break/><text:line-break/>“Yes, sir,” said Willie, sitting behind the wheel, rubbing his face with his slow fingers. “Seems <text:line-break/>like for the first time today I really seen the white man — I really seen him clear.” <text:line-break/><text:line-break/><text:line-break/><text:line-break/></text:p>
      <text:p text:style-name="P6"><text:toc-mark-start text:id="IMark2407005197400" text:outline-level="1"/><text:span text:style-name="T1">The Highway</text:span><text:toc-mark-end text:id="IMark2407005197400"/><text:span text:style-name="T1"> </text:span><text:line-break/><text:line-break/><text:line-break/>THE cooling afternoon rain had come over the valley, touching the corn in the tilled mountain fields, <text:line-break/>tapping on the dry grass roof of the hut. In the rainy darkness the woman ground corn between cakes <text:line-break/>of lava rock, working steadily. In the wet lightlessness, somewhere, a baby cried. <text:line-break/><text:line-break/>Hernando stood waiting for the rain to cease so he might take the wooden plow into the field <text:line-break/>again. Below, the river boiled brown and thickened in its course. The concrete highway, another <text:line-break/>river, did not flow at all; it lay shining, empty. A car had not come along it in an hour. This was, in <text:line-break/>itself, of unusual interest. Over the years there had not been an hour when a car had not pulled up, <text:line-break/>someone shouting, “Hey there, can we take your picture?” Someone with a box that clicked, and a <text:line-break/>coin in his hand. If he walked slowly across the field without his hat, sometimes they called, “Oh, we <text:line-break/>want you with your hat on!” And they waved their hands, rich with gold things that told time, or <text:line-break/>identified them, or did nothing at all but winked like spider’s eyes in the sun. So he would turn and go <text:line-break/>back to get his hat. <text:line-break/><text:line-break/>His wife spoke. “Something is wrong, Hernando?” <text:line-break/><text:line-break/>“Si . The road. Something big has happened. Something big to <text:soft-page-break/>make the road so empty this way.” <text:line-break/><text:line-break/>He walked from the hut slowly and easily, the rain washing over the twined shoes of grass and <text:line-break/>thick tire rubber he wore. He remembered very well the incident of this pair of shoes. The tire had <text:line-break/>come into the hut with violence one night, exploding the chickens and the pots apart! It had come <text:line-break/>alone, rolling swiftly. The car, off which it had come, had rushed on, as far as the curve, and hung a <text:line-break/>moment, headlights reflected, before plunging into the river. The car was still there. One might see it <text:line-break/>on a good day, when the river ran slow and the mud cleared. Deep under, shining its metal, long and <text:line-break/>low and very rich, lay the car. But then the mud came in again and you saw nothing. <text:line-break/><text:line-break/>The following day he had carved the shoe soles from the tire rubber. <text:line-break/><text:line-break/>He reached the highway now, and stood upon it, listening to the small sounds it made in the rain. <text:line-break/><text:line-break/>Then, suddenly, as if at a signal, the cars came. <text:soft-page-break/>Hundreds of them, miles of them, rushing and <text:line-break/>rushing as he stood, by and by him. The big long black cars heading north toward the United States, <text:line-break/>roaring, taking the curves at too great a speed. With a ceaseless blowing and honking. And there was <text:line-break/>something about the faces of the people packed into the cars, something which dropped him into a <text:line-break/>deep silence. He stood back to let the cars roar on. He counted them until he tired. Five hundred, a <text:line-break/>thousand cars passed, and there was something in the faces of all of them. But they moved too swiftly <text:line-break/>for him to tell what this thing was. <text:line-break/><text:line-break/>Finally the silence and emptiness returned. The swift long low convertible cars were gone. He <text:line-break/>heard the last horn fade. <text:line-break/><text:line-break/>The road was empty again. <text:line-break/><text:line-break/>It had been like a funeral cortege. But a wild one, racing, hair out, screaming to some ceremony <text:line-break/>ever northward. Why? He could only shake his head and rub his fingers softly, at his sides. <text:line-break/><text:line-break/><text:line-break/><text:line-break/>Now, all alone, a final car. There was something very, very final about it. Down the mountain road <text:line-break/>in the thin cool rain, fuming up great clouds of steam, came an old Ford. It was traveling as swiftly as <text:line-break/>it might. He expected it to break apart any instant. When this <text:soft-page-break/>ancient Ford saw Hernando it pulled up, <text:line-break/>caked with mud and rusted, the radiator bubbling angrily. <text:line-break/><text:line-break/>“May we have some water, please, senor!” <text:line-break/><text:line-break/>A young man, perhaps twenty-one, was driving. He wore a yellow sweater, an open-collared <text:line-break/>white shirt and gray pants. In the topless car the rain fell upon him and five young women packed so <text:line-break/>they could not move in the interior. They were all very pretty and they were keeping the rain from <text:line-break/>themselves and the driver with old newspapers. But the rain got through to them, soaking their bright <text:line-break/>dresses, soaking the young man. His hair was plastered with rain. But they did not seem to care. None <text:line-break/>complained, and this was unusual. Always before they complained; of rain, of heat, of time, of cold, <text:line-break/>of distance. <text:line-break/><text:line-break/>Hernando nodded. “I’ll bring you water.” <text:line-break/><text:line-break/>“Oh, please hurry!” one of the girls cried. She sounded very high and afraid. There was no <text:line-break/><text:soft-page-break/>impatience in her, only an asking out of fear. For the first time Hernando ran when a tourist asked; <text:line-break/>always before he had walked slower at such requests. <text:line-break/><text:line-break/>He returned with a hub lid full of water. This, too, had been a gift from the highway. One afternoon <text:line-break/>it had sailed like a flung coin into his field, round and glittering. The car to which it belonged had slid <text:line-break/>on, oblivious to the fact that it had lost a silver eye. Until now, he and his wife had used it for <text:line-break/>washing and cooking; it made a fine bowl. <text:line-break/><text:line-break/>As he poured the water into the boiling radiator, Hernando looked up at their stricken faces. “Oh, <text:line-break/>thank you, thank you,” said one of the girls. “You don’t know what this means.” <text:line-break/><text:line-break/>Hernando smiled. “So much traffic in this hour. It all goes one way. North.” <text:line-break/><text:line-break/>He did not mean to say anything to hurt them. But when he looked up again there all of them sat, in <text:line-break/>the rain, and they were crying. They were crying very hard. And the young man was trying to stop <text:line-break/>them by laying his hands on their shoulders and shaking them gently, one at a time, but they held their <text:line-break/>papers over their heads and their mouths moved and their eyes were shut and their faces changed <text:line-break/>color and they cried, some loud, some soft. <text:line-break/><text:line-break/>Hernando stood with the half-empty lid in his fingers. “I did <text:soft-page-break/>got mean to say anything, senor,” he <text:line-break/>apologized. <text:line-break/><text:line-break/>“That’s all right,” said the driver. <text:line-break/><text:line-break/>“What is wrong, senor?” <text:line-break/><text:line-break/>“Haven’t you heard?” replied the young man, turning, holding tightly to the wheel with one hand, <text:line-break/>leaning forward. “It’s happened.” <text:line-break/><text:line-break/>This was bad. The others, at this, cried still harder, holding onto each other, forgetting the <text:line-break/>newspapers, letting the rain fall and mingle with their tears. <text:line-break/><text:line-break/>Hernando stiffened. He put the rest of the water into the radiator. He looked at the sky, which was <text:line-break/>black with storm. He looked at the river rushing. He felt the asphalt under his shoes. <text:line-break/><text:line-break/>He came to the side of the car. The young man took his hand and gave him a peso. “No.” Hernando <text:line-break/>gave it back. “It is my pleasure.” <text:line-break/><text:line-break/><text:soft-page-break/>“Thank you, you’re so kind,” said one of the girls, still sobbing. “Oh, Mama, Papa. Oh, I want to <text:line-break/>be home, I want to be home. Oh, Mama, Dad.” And others held her. <text:line-break/><text:line-break/>“I did not hear, senor,” said Hernando quietly. <text:line-break/><text:line-break/><text:line-break/><text:line-break/>“The war!” shouted the young man as if no one could hear. “It’s come, the atom war, the end of the <text:line-break/>world!” <text:line-break/><text:line-break/>“Senor, senor,” said Hernando. <text:line-break/><text:line-break/>“Thank you, thank you for your help. Good-by,” said the young man. <text:line-break/><text:line-break/>“Good-by,” they all said in the rain, not seeing him. <text:line-break/><text:line-break/>He stood while the car engaged its gears and rattled off down, fading away, through the valley. <text:line-break/>Finally it was gone, with the young women in it, the last car, the newspapers held and fluttered over <text:line-break/>their heads. <text:line-break/><text:line-break/>Hernando did not move for a long time. The rain ran very cold down his cheeks and along his <text:line-break/>fingers and into the woven garment on his legs. He held his breath, waiting, tight and tensed. <text:line-break/><text:line-break/><text:soft-page-break/>He watched the highway, but it did not move again. He doubted that it would move much for a <text:line-break/>very long time. <text:line-break/><text:line-break/>The rain stopped. The sky broke through the clouds. In ten minutes the storm was gone, like a bad <text:line-break/>breath. A sweet wind blew the smell of the jungle up to him. He could hear the river moving gently <text:line-break/>and easily on its way. The jungle was very green; everything was fresh. He walked down through the <text:line-break/>field to his house and picked up his plow. With his hands on it he looked at the sky beginning to burn <text:line-break/>hot with the sun. <text:line-break/><text:line-break/>His wife called out from her work. “What happened, Hernando?” <text:line-break/><text:line-break/>“It is nothing,” he replied. <text:line-break/><text:line-break/>He set the plow in the furrow, he called sharply to his burro, “Burrrrrrr-o!” And they walked <text:line-break/>together through the rich field, under the clearing sky, on their tilled land by the deep river. <text:line-break/><text:line-break/>“What do they mean, ‘the world’?” he said. <text:line-break/><text:soft-page-break/><text:line-break/><text:line-break/><text:line-break/><text:toc-mark-start text:id="IMark2407005201720" text:outline-level="1"/><text:span text:style-name="T1">The Man</text:span><text:toc-mark-end text:id="IMark2407005201720"/> <text:line-break/><text:line-break/><text:line-break/>CAPTAIN HART stood in the door of the rocket. “Why don’t they come?” he said. <text:line-break/><text:line-break/>“Who knows?” said Martin, his lieutenant. “Do I know, Captain?” <text:line-break/><text:line-break/>“What kind of a place is this, anyway?” The captain lighted a cigar. He tossed the match out into <text:line-break/>the glittering meadow. The grass started to burn. <text:line-break/><text:line-break/>Martin moved to stamp it out with his boot. <text:line-break/><text:line-break/>“No,” ordered Captain Hart, “let it burn. Maybe they’ll come see what’s happening then, the <text:line-break/>ignorant fools.” <text:line-break/><text:line-break/>Martin shrugged and withdrew his foot from the spreading fire. <text:line-break/><text:line-break/>Captain Hart examined his watch. “An hour ago we landed here, and does the welcoming <text:line-break/>committee rush out with a brass band to shake our hands? No indeed! Here we ride millions of miles <text:line-break/>through space and the fine citizens of some silly town on some unknown planet ignore us!” He <text:line-break/><text:soft-page-break/>snorted, tapping his watch. “Well, I’ll just give them five more minutes, and then ” <text:line-break/><text:line-break/>“And then what?” asked Martin, ever</text:p>
      <text:p text:style-name="P1"><text:s/>so politely, watching the captain's jowls shake. <text:line-break/><text:line-break/>“We’ll fly over their damned city again and scare hell out of them.” His voice grew quieter. “Do <text:line-break/>you think, Martin, maybe they didn’t see us land?” <text:line-break/><text:line-break/>“They saw us. They looked up as we flew over. <text:line-break/><text:line-break/>“Then why aren’t they running across the field? Are they hiding? Are they yellow?” <text:line-break/><text:line-break/>Martin shook his head. “No. Take these binoculars, sir. See for yourself. Everybody’s walking <text:line-break/>around. They’re not frightened. They — well, they just don’t seem to care. <text:line-break/><text:line-break/>Captain Hart placed the binoculars to his tired eyes. Martin looked up and had time to observe the <text:line-break/>lines and the grooves of irritation, tiredness, nervousness there. Hart looked a million years old; <text:soft-page-break/>he <text:line-break/>never slept, he ate little, and drove himself on, on. Now his mouth moved, aged and drear, but sharp, <text:line-break/>under the held binoculars. <text:line-break/><text:line-break/>“Really, Martin, I don’t know why we bother. We build rockets, we go to all the trouble of <text:line-break/>crossing space, searching for them, and this is what we get. Neglect. Look at those idiots wander <text:line-break/>about in there. Don’t they realize how big this is? The first space flight to touch their provincial land. <text:line-break/>How many times does that happen? Are they that blase?” <text:line-break/><text:line-break/>Martin didn’t know. <text:line-break/><text:line-break/>Captain Hart gave him back the binoculars wearily. “Why do we do it, Martin? This space travel, <text:line-break/>I mean. Always on the go. Always searching. Our insides always tight, never any rest.” <text:line-break/><text:line-break/>“Maybe we’re looking for peace and quiet. Certainly there’s none on Earth,” said Martin. <text:line-break/><text:line-break/>“No, there’s not, is there?” Captain Hart was thoughtful, the fire damped down. “Not since <text:line-break/>Darwin, eh? Not since everything went by the board, everything we used to believe in, eh? Divine <text:line-break/>power and all that. And so you think maybe that’s why we’re going out to the stars, eh, Martin? <text:line-break/>Looking for our lost souls, is that it? Trying to get away from our evil planet to a good one?” <text:line-break/><text:soft-page-break/><text:line-break/><text:line-break/><text:line-break/>“Perhaps, sir. Certainly we’re looking for something.” <text:line-break/><text:line-break/>Captain Hart cleared his throat and tightened back into sharpness. “Well, right now we’re looking <text:line-break/>for the mayor of that city there. Run in, tell them who we are, the first rocket expedition to Planet <text:line-break/>Forty- three in Star System Three. Captain Hart sends his salutations and desires to meet the mayor. <text:line-break/>On the double!” <text:line-break/><text:line-break/>“Yes, sir.” Martin walked slowly across the meadow. <text:line-break/><text:line-break/>“Hurry!” snapped the captain. <text:line-break/><text:line-break/>“Yes, sir!” Martin trotted away. Then he walked again, smiling to himself. <text:line-break/><text:line-break/>The captain had smoked two cigars before Martin returned. Martin stopped and looked up into the <text:line-break/>door of the rocket, swaying, seemingly unable to focus his eyes or think. <text:line-break/><text:soft-page-break/><text:line-break/>“Well?” snapped Hart. “What happened? Are they coming to welcome us?” <text:line-break/><text:line-break/>“No.” Martin had to lean dizzily against the ship. <text:line-break/><text:line-break/>“Why not?” <text:line-break/><text:line-break/>“It’s not important,” said Martin. “Give me a cigarette, please, Captain.” His fingers groped <text:line-break/>blindly at the rising pack, for he was looking at the golden city and blinking. He lighted one and <text:line-break/>smoked quietly for a long time. <text:line-break/><text:line-break/>“Say something!” cried the captain. “Aren’t they interested in our rocket?” <text:line-break/><text:line-break/>Martin said, “What? Oh. The rocket?” He inspected his cigarette. “No, they’re not interested. <text:line-break/>Seems we came at an inopportune time.” <text:line-break/><text:line-break/>“Inopportune time!” <text:line-break/><text:line-break/>Martin was patient. “Captain, listen. Something big happened yesterday in that city. It’s so big, so <text:line-break/>important that we’re second-rate — second fiddle. I’ve got to sit down.” He lost his balance and sat <text:line-break/>heavily, gasping for air. <text:line-break/><text:line-break/>The captain chewed his cigar angrily. "What happened?” Martin lifted his head, smoke from the <text:line-break/><text:soft-page-break/>burning cigarette in his fingers, blowing in the wind. “Sir, yesterday, in that city, a remarkable man <text:line-break/>appeared — good, intelligent, compassionate, and infinitely wise!” <text:line-break/><text:line-break/>The captain glared at his lieutenant. “What’s that to do with us?” <text:line-break/><text:line-break/>“It’s hard to explain. But he was a man for whom they’d waited a long time — a million years <text:line-break/>maybe. And yesterday he walked into their city. That’s why today, sir, our rocket landing means <text:line-break/>nothing.” <text:line-break/><text:line-break/>The captain sat down violently. “Who was it? Not Ashley? He didn’t arrive in his rocket before us <text:line-break/>and steal my glory, did he?” He seized Martin’s arm. His face was pale and dismayed. <text:line-break/><text:line-break/>“Not Ashley, sir.” <text:line-break/><text:line-break/>“Then it was Burton! I knew it. Burton stole in ahead of us and ruined my landing! You can’t trust <text:line-break/>anyone any more.” <text:line-break/><text:line-break/><text:soft-page-break/>“Not Burton, either, sir,” said Martin quietly. <text:line-break/><text:line-break/>The captain was incredulous. “There were only three rockets. We were in the lead. This man who <text:line-break/>got here ahead of us? What was his name!” <text:line-break/><text:line-break/>“He didn’t have a name. He doesn’t need one. It would be different on every planet, sir.” <text:line-break/><text:line-break/>The captain stared at his lieutenant with hard, cynical eyes. “Well, what did he do that was so <text:line-break/>wonderful that nobody even looks at our ship?” <text:line-break/><text:line-break/>“For one thing,” said Martin steadily, “he healed the sick and comforted the poor. He fought <text:line-break/>hypocrisy and dirty politics and sat among the people, talking, through the day.” <text:line-break/><text:line-break/><text:line-break/><text:line-break/>“Is that so wonderful?” <text:line-break/><text:line-break/>“Yes, Captain.” <text:line-break/><text:line-break/>“I don’t get this.” The captain confronted Martin, peered into his face and eyes. “You been <text:line-break/>drinking, eh?” He was suspicious. He backed away. “I don’t understand.” <text:line-break/><text:line-break/>Martin looked at the city. “Captain, if you don’t understand, there’s no way of telling you.” <text:line-break/><text:soft-page-break/><text:line-break/>The captain followed his gaze. The city was quiet and beautiful and a great peace lay over it. The <text:line-break/>captain stepped forward, taking his cigar from his lips. He squinted first at Martin, then at the golden <text:line-break/>spires of the buildings. <text:line-break/><text:line-break/>“You don’t mean — you can’t mean — That man you’re talking about couldn’t be ” <text:line-break/><text:line-break/>Martin nodded. “That’s what I mean, sir. <text:line-break/><text:line-break/>The captain stood silently, not moving. He drew himself up. <text:line-break/><text:line-break/>“I don’t believe it,” he said at last. <text:line-break/><text:line-break/>At high noon Captain Hart walked briskly into the city, accompanied by Lieutenant Martin and an <text:line-break/>assistant who was carrying some electrical equipment. Every once in a while the captain laughed <text:line-break/>loudly, put his hands on his hips and shook his head. <text:line-break/><text:line-break/>The mayor of the town confronted him. Martin set up a tripod, screwed a box onto it, and switched <text:line-break/><text:soft-page-break/>on the batteries. <text:line-break/><text:line-break/>“Are you the mayor?” The captain jabbed a finger out. <text:line-break/><text:line-break/>“I am,” said the mayor. <text:line-break/><text:line-break/>The delicate apparatus stood between them, controlled and adjusted by Martin and the assistant. <text:line-break/>Instantaneous translations from any language were made by the box. The words sounded crisply on <text:line-break/>the mild air of the city. <text:line-break/><text:line-break/>“About this occurrence yesterday,” said the captain. “It occurred?” <text:line-break/><text:line-break/>“It did.” <text:line-break/><text:line-break/>“You have witnesses?” <text:line-break/><text:line-break/>“We have.” <text:line-break/><text:line-break/>“May we talk to them?” <text:line-break/><text:line-break/>“Talk to any of us,” said the mayor. “We are all witnesses.” <text:line-break/><text:line-break/>In an aside to Martin the captain said, “Mass hallucination.” To the mayor, “What did this man — <text:line-break/>this stranger — look like?” <text:line-break/><text:line-break/>“That would be hard to say,” said the mayor, smiling a little. <text:line-break/><text:line-break/><text:soft-page-break/>“Why would it?” <text:line-break/><text:line-break/>“Opinions might differ slightly.” <text:line-break/><text:line-break/>“I’d like your opinion, sir, anyway,” said the captain. “Record this,” he snapped to Martin over his <text:line-break/>shoulder. The lieutenant pressed the button of a hand recorder. <text:line-break/><text:line-break/>“Well,” said the mayor of the city, “he was a very gentle and kind man. He was of a great and <text:line-break/>knowing intelligence.” <text:line-break/><text:line-break/>“Yes — yes, I know, I know.” The captain waved his fingers. “Generalizations. I want something <text:line-break/>specific. What did he look like?” <text:line-break/><text:line-break/>“I don’t believe that is important,” replied the mayor. <text:line-break/><text:line-break/>“It’s very important,” said the captain sternly. “I want a description of this fellow. If I can’t get it <text:line-break/>from you. I’ll get it from others.” To Martin, “I’m sure it must have been Burton, pulling one of his <text:line-break/>practical jokes.” <text:line-break/><text:line-break/><text:soft-page-break/><text:line-break/><text:line-break/>Martin would not look him in the face. Martin was coldly silent. <text:line-break/><text:line-break/>The captain snapped his fingers. “There was something or other — a healing?” <text:line-break/><text:line-break/>“Many healings,” said the mayor. <text:line-break/><text:line-break/>“May I see one?” <text:line-break/><text:line-break/>“You may,” said the mayor. “My son.” He nodded at a small boy who stepped forward. “He was <text:line-break/>afflicted with a withered arm. Now, look upon it.” <text:line-break/><text:line-break/>At this the captain laughed tolerantly. “Yes, yes. This isn’t even circumstantial evidence, you <text:line-break/>know. I didn’t see the boy’s withered arm I see only his arm whole and well. That’s no proof. What <text:line-break/>proof have you that the boy’s arm was withered yesterday and today is well?” <text:line-break/><text:line-break/>“My word is my proof,” said the mayor simply. <text:line-break/><text:line-break/>“My dear man!” cried the captain. “You don’t expect me to go on hearsay, do you? Oh no!” <text:line-break/><text:line-break/>“I’m sorry,” said the mayor, looking upon the captain with what appeared to be curiosity and pity. <text:line-break/><text:line-break/><text:soft-page-break/>“Do you have any pictures of the boy before today?” asked the captain. <text:line-break/><text:line-break/>After a moment a large oil portrait was carried forth, showing the son with a withered arm. <text:line-break/><text:line-break/>“My dear fellow!” The captain waved it away. “Anybody can paint a picture. Paintings lie. I want <text:line-break/>a photograph of the boy.” <text:line-break/><text:line-break/>There was no photograph. Photography was not a known art in their society. <text:line-break/><text:line-break/>“Well,” sighed the captain, face twitching, “let me talk to a few other citizens. We’re getting <text:line-break/>nowhere.” He pointed at a woman. “You.” She hesitated. “Yes, you; come here,” ordered the captain. <text:line-break/>“Tell me about this wonderful man you saw yesterday.” <text:line-break/><text:line-break/>The woman looked steadily at the captain. “He walked among us and was very fine and good.” <text:line-break/><text:line-break/>“What color were his eyes?” <text:line-break/><text:line-break/><text:soft-page-break/>“The color of the sun, the color of the sea, the color of a flower, the color of the mountains, the <text:line-break/>color of the night.” <text:line-break/><text:line-break/>“That’ll do.” The captain threw up his hands. “See, Martin? Absolutely nothing. Some charlatan <text:line-break/>wanders through whispering sweet nothings in their ears and ” <text:line-break/><text:line-break/>“Please, stop it,” said Martin. <text:line-break/><text:line-break/>The captain stepped back. “What?” <text:line-break/><text:line-break/>“You heard what I said,” said Martin. “I like these people. I believe what they say. You’re entitled <text:line-break/>to your opinion, but keep it to yourself, sir.” <text:line-break/><text:line-break/>“You can’t talk to me this way,” shouted the captain. <text:line-break/><text:line-break/>“I’ve had enough of your highhandedness,” replied Martin. “Leave these people alone. They’ve <text:line-break/>got something good and decent, and you come and foul up the nest and sneer at it. Well, I’ve talked to <text:line-break/>them too. I’ve gone</text:p>
      <text:p text:style-name="P1"><text:s/>through the city and seen their faces, and they’ve got something you’ll never have <text:line-break/>— a little simple faith, and they’ll move mountains with it. You, you’re boiled because someone stole <text:line-break/>your act, got here ahead and made you unimportant!” <text:line-break/><text:line-break/>“I’ll give you five seconds to finish,” remarked the captain. “I <text:soft-page-break/>understand. You’ve been under a <text:line-break/>strain, Martin. Months of traveling in space, nostalgia, loneliness. And now, with this thing <text:line-break/>happening, I sympathize, Martin. I overlook your petty insubordination.” <text:line-break/><text:line-break/>“I don’t overlook your petty tyranny,” replied Martin. “I’m stepping out. I’m staying here.” <text:line-break/><text:line-break/>“You can’t do that!” <text:line-break/><text:line-break/>“Can’t I? Try and stop me. This is what I came looking for. I didn’t know it, but this is it. This is <text:line-break/>for me. Take your filth somewhere else and foul up other nests with your doubt and your — scientific <text:line-break/><text:line-break/><text:line-break/><text:line-break/>method!” He looked swiftly about. “These people have had an experience, and you can’t seem to get <text:line-break/>it through your head that it’s really happened and we were lucky enough to almost arrive in time to be <text:line-break/>in on it. <text:line-break/><text:line-break/>“People on Earth have talked about this man for <text:soft-page-break/>twenty centuries after he walked through the old <text:line-break/>world. We’ve all wanted to see him and hear him, and never had the chance. And now, today, we just <text:line-break/>missed seeing him by a few hours.” <text:line-break/><text:line-break/>Captain Hart looked at Martin’s cheeks. “You’re crying like a baby. Stop it.” <text:line-break/><text:line-break/>“I don’t care.” <text:line-break/><text:line-break/>“Well, I do. In front of these natives we’re to keep up a front. You’re overwrought. As I said, I <text:line-break/>forgive you.” <text:line-break/><text:line-break/>“I don’t want your forgiveness." <text:line-break/><text:line-break/>“You idiot. Can’t you see this is one of Burton’s tricks, to fool these people, to bilk them, to <text:line-break/>establish his oil and mineral concerns under a religious guise! You fool, Martin. You absolute fool! <text:line-break/>You should know Earthmen by now. They’ll do anything — blaspheme, lie, cheat, steal, kill, to get <text:line-break/>their ends. Anything is fine if it works; the true pragmatist, that’s Burton. You know him!” <text:line-break/><text:line-break/>The captain scoffed heavily. “Come off it, Martin, admit it; this is the sort of scaly thing Burton <text:line-break/>might carry off, polish up these citizens and pluck them when they’re ripe.” <text:line-break/><text:line-break/>“No,” said Martin, thinking of it. <text:line-break/><text:soft-page-break/><text:line-break/>The captain put his hand up. “That’s Burton. That’s him. That’s his dirt, that’s his criminal way. I <text:line-break/>have to admire the old dragon. Flaming in here in a blaze and a halo and a soft word and a loving <text:line-break/>touch, with a medicated salve here and a healing ray there. That’s Burton all right!” <text:line-break/><text:line-break/>“No.” Martin’s voice was dazed. He covered his eyes. “No, I won’t believe it.” <text:line-break/><text:line-break/>“You don’t want to believe.” Captain Hart kept at it. “Admit it now. Admit it! It’s just the thing <text:line-break/>Burton would do. Stop daydreaming, Martin. Wake up! It’s morning. This is a real world and we’re <text:line-break/>real, dirty people — Burton the dirtiest of us all!” <text:line-break/><text:line-break/>Martin turned away. <text:line-break/><text:line-break/>“There, there, Martin,” said Hart, mechanically patting the man’s back. “I understand. Quite a <text:line-break/>shock for you. I know. A rotten shame, and all that. That Burton is a rascal. You go take it easy. Let me <text:line-break/>handle this.” <text:line-break/><text:soft-page-break/><text:line-break/>Martin walked off slowly toward the rocket. <text:line-break/><text:line-break/>Captain Hart watched him go. Then, taking a deep breath, he turned to the woman he had been <text:line-break/>questioning. “Well. Tell me some more about this man. As you were saying, madam?” <text:line-break/><text:line-break/>Later the officers of the rocket ship ate supper on card tables outside. The captain correlated his <text:line-break/>data to a silent Martin who sat red-eyed and brooding over his meal. <text:line-break/><text:line-break/>“Interviewed three dozen people, all of them full of the same milk and hogwash,” said the captain. <text:line-break/>“It’s Burton’s work all right, I’m positive. He’ll be spilling back in here tomorrow or next week to <text:line-break/>consolidate his miracles and beat us out in our contracts. I think I’ll stick on and spoil it for him” <text:line-break/><text:line-break/>Martin glanced up sullenly. “I’ll kill him,” he said. <text:line-break/><text:line-break/>“Now, now, Martin! There, there, boy.” <text:line-break/><text:line-break/>“I’ll kill him — so help me, I will.” <text:line-break/><text:line-break/>‘We’ll put an anchor on his wagon. You have to admit he’s clever. Unethical but clever.” <text:line-break/><text:line-break/>“He’s dirty.” <text:line-break/><text:line-break/><text:soft-page-break/>“You must promise not to do anything violent.” Captain Hart checked his figures. “According to <text:line-break/><text:line-break/><text:line-break/><text:line-break/>this, there were thirty miracles of healing performed, a blind man restored to vision, a leper cured. <text:line-break/>Oh, Burton’s efficient, give him that.” <text:line-break/><text:line-break/>A gong sounded. A moment later a man ran up. “Captain, sir. A report! Burton’s ship is coming <text:line-break/>down. Also the Ashley ship, sir!” <text:line-break/><text:line-break/>“See!” Captain Hart beat the table. “Here come the jackals to the harvest! They can’t wait to feed. <text:line-break/>Wait till I co nfr ont them I’ll make them cut me in on this feast — I will!” <text:line-break/><text:line-break/>Martin looked sick. He stared at the captain. <text:line-break/><text:line-break/>“Business, my dear boy, business,” said the captain. <text:line-break/><text:line-break/>Everybody looked up. Two rockets swung down out of the sky. <text:line-break/><text:line-break/><text:soft-page-break/>When the rockets landed they almost crashed. <text:line-break/><text:line-break/>“What’s wrong with those fools?” cried the captain, jumping up. The men ran across the <text:line-break/>meadowlands to the steaming ships. <text:line-break/><text:line-break/>The captain arrived. The airlock door popped open on Burton’s ship. <text:line-break/><text:line-break/>A man fell out into their arms. <text:line-break/><text:line-break/>“What’s wrong?” cried Captain Hart. <text:line-break/><text:line-break/>The man lay on the ground. They bent over him and he was burned, badly burned. His body was <text:line-break/>covered with wounds and scars and tissue that was inflamed and smoking. He looked up out of puffed <text:line-break/>eyes and his thick tongue moved in his split lips. <text:line-break/><text:line-break/>“What happened?” demanded the captain, kneeling down, shaking the man’s arm. <text:line-break/><text:line-break/>“Sir, sir,” whispered the dying man. “Forty-eight hours ago, back in Space Sector Seventy-nine <text:line-break/>DFS, off Planet One in this system, our ship, and Ashley’s ship, ran into a cosmic storm, sir.” Fiquid <text:line-break/>ran gray from the man’s nostrils. Blood trickled from his mouth. “Wiped out. All crew. Burton dead. <text:line-break/>Ashley died an hour ago. Only three survivals.” <text:line-break/><text:line-break/>“Fisten to me!” shouted Hart bending over the bleeding man. <text:soft-page-break/>“You didn’t come to this planet <text:line-break/>before this very hour?” <text:line-break/><text:line-break/>Silence. <text:line-break/><text:line-break/>“ Ans wer me!” cried Hart. <text:line-break/><text:line-break/>The dying man said, “No. Storm. Burton dead two days ago. This first landing on any world in six <text:line-break/>months.” <text:line-break/><text:line-break/>“Axe you sure?” shouted Hart, shaking violently, gripping the man in his hands. “Are you sure?” <text:line-break/><text:line-break/>“Sure, sure,” mouthed the dying man. <text:line-break/><text:line-break/>“Burton died two days ago? You’re positive?” <text:line-break/><text:line-break/>“Yes, yes,” whispered the man. His head fell forward. The man was dead. <text:line-break/><text:line-break/>The captain knelt beside the silent body. The captain’s face twitched, the muscles jerking <text:line-break/>involuntarily. The other members of the crew stood back of him looking down. Martin waited. The <text:line-break/>captain asked to be helped to his feet, finally, and <text:soft-page-break/>this was done. They stood looking at the city. “That <text:line-break/>means ” <text:line-break/><text:line-break/>“That means?” said Martin. <text:line-break/><text:line-break/>“We’re the only ones who’ ve been here,” whispered Captain Hart. “And that man ” <text:line-break/><text:line-break/>“What about that man, Captain?” asked Martin. <text:line-break/><text:line-break/>The captain’s face twitched senselessly. He looked very old indeed, and gray. His eyes were <text:line-break/>glazed. He moved forward in the dry grass. <text:line-break/><text:line-break/>“Come along, Martin. Come along. Hold me up; for my sake, hold me. I’m afraid I’ll fall. And <text:line-break/><text:line-break/><text:line-break/><text:line-break/>55 <text:line-break/><text:line-break/><text:line-break/>hurry. We can’t waste time <text:line-break/><text:line-break/>They moved, stumbling, toward the city, in the long dry grass, in the blowing wind. <text:line-break/><text:line-break/>Several hours later they were sitting in the mayor’s auditorium A thousand people had come and <text:line-break/>talked and gone. The captain had remained seated, his face haggard, listening, listening. There was so <text:line-break/><text:soft-page-break/>much light in the faces of those who came and testified and talked he could not bear to see them. And <text:line-break/>all the while his hands traveled, on his knees, together; on his belt, jerking and quivering. <text:line-break/><text:line-break/>When it was over, Captain Hart turned to the mayor and with strange eyes said: <text:line-break/><text:line-break/>“But you must know where he went?” <text:line-break/><text:line-break/>“He didn’t say where he was going,” replied the mayor. <text:line-break/><text:line-break/>“To one of the other nearby worlds?” demanded the captain. <text:line-break/><text:line-break/>“I don’t know.” <text:line-break/><text:line-break/>“You must know.” <text:line-break/><text:line-break/>“Do you see him?” asked the mayor, indicating the crowd. <text:line-break/><text:line-break/>The captain looked. “No.” <text:line-break/><text:line-break/>‘Then he is probably gone,” said the mayor. <text:line-break/><text:soft-page-break/><text:line-break/>“Probably, probably!” cried the captain weakly. “I’ve made a horrible mistake, and I want to see <text:line-break/>him now. Why, it just came to me, this is a most unusual thing in history. To be in on something like <text:line-break/>this. Why, the chances are one in billions we’d arrived at one certain planet among millions of planets <text:line-break/>the day after he came! You must know where he’s gone!” <text:line-break/><text:line-break/>“Each finds him in his own way,” replied the mayor gently. <text:line-break/><text:line-break/>“You’re hiding him.” The captain’s face grew slowly ugly. <text:line-break/><text:line-break/>Some of the old hardness returned in stages. He began to stand up. <text:line-break/><text:line-break/>“No,” said the mayor. <text:line-break/><text:line-break/>“You know where be is then?” The captain’s fingers twitched at the leather holster on his right <text:line-break/>side. <text:line-break/><text:line-break/>“I couldn’t tell you where he is, exactly,” said the mayor. <text:line-break/><text:line-break/>“I advise you to start talking,” and the captain took out a small steel gun. <text:line-break/><text:line-break/>“There’s no way,” said the mayor, “to tell you anything.” <text:line-break/><text:line-break/>“Liar!” <text:line-break/><text:line-break/><text:soft-page-break/>An expression of pity came into the mayor’s face as he looked at Hart. <text:line-break/><text:line-break/>“You’re very tired,” he said. “You’ve traveled a long way and you belong to a tired people <text:line-break/>who’ve been without faith a long time, and you want to believe so much now that you’re interfering <text:line-break/>with yourself. You’ll only make it harder if you kill. You’ll never find him that way. <text:line-break/><text:line-break/>“Where’d he go? He told you; you know. Come on, tell me!” The captain waved the gun. <text:line-break/><text:line-break/>The mayor shook his head. <text:line-break/><text:line-break/>“Tell me! Tell me!” <text:line-break/><text:line-break/>The gun cracked once, twice. The mayor fell, his arm wounded. <text:line-break/><text:line-break/>Martin leaped forward. “Captain!” <text:line-break/><text:line-break/>The gun flashed at Martin. “Don’t interfere.” <text:line-break/><text:line-break/>On the floor, holding his wounded arm, the mayor looked up. “Put down your gun. You’re hurting <text:line-break/><text:soft-page-break/>yourself. You’ve never believed, and now that you think you believe, you hurt people because of it.” <text:line-break/><text:line-break/>“I don’t need you,” said Hart, standing over him. “If I missed him by one day here, I’ll go on to <text:line-break/>another world. And another and another. I’ll miss him by half a day on the next planet, maybe, and a <text:line-break/><text:line-break/><text:line-break/><text:line-break/>quarter of a day on the third planet, and two hours on the next, and an hour on the next, and half an <text:line-break/>hour on the next, and a minute on the next.</text:p>
      <text:p text:style-name="P1"><text:s/>But after that, one day I’ll catch up with him! Do you hear <text:line-break/>that?” He was shouting now, leaning wearily over the man on the floor. He staggered with exhaustion. <text:line-break/>“Come along, Martin.” He let the gun hang in his hand. <text:line-break/><text:line-break/>“No,” said Martin. “I’m staying here.” <text:line-break/><text:line-break/>“You’re a fool. Stay if you like. But I’m going on, with the others, as far as I can go.” <text:line-break/><text:line-break/>The mayor looked up at Martin. “I’ll be all right. Leave me. Others will tend my wounds.” <text:line-break/><text:line-break/>“I’ll be back,” said Martin. “I’ll walk as far as the rocket.” They walked with vicious speed <text:line-break/>through the city. One could see with what effort the captain struggled to show all the old iron, to keep <text:line-break/>himself going. When he reached the rocket he slapped the side <text:soft-page-break/>of it with a trembling hand. He <text:line-break/>holstered his gun. He looked at Martin. <text:line-break/><text:line-break/>“Well, Martin?” <text:line-break/><text:line-break/>Martin looked at him. “Well, Captain?” <text:line-break/><text:line-break/>The captain’s eyes were on the sky. “Sure you won’t — come with — with me, eh?” <text:line-break/><text:line-break/>“No, sir.” <text:line-break/><text:line-break/>“It’ll be a great adventure, by God. I know I’ll find him” <text:line-break/><text:line-break/>“You are set on it now, aren’t you, sir?” asked Martin. <text:line-break/><text:line-break/>The captain’s face quivered and his eyes closed. “Yes.” <text:line-break/><text:line-break/>“There’s one thing I’d like to know.” <text:line-break/><text:line-break/>“What?” <text:line-break/><text:line-break/>“Sir, when you find him — if you find him,” asked Martin, “what will you ask of him?” <text:line-break/><text:soft-page-break/><text:line-break/>“Why — ” The captain faltered, opening his eyes. His hands clenched and unclenched. He puzzled <text:line-break/>a moment and then broke into a strange smile. “Why, I’ll ask him for a little — peace and quiet.” He <text:line-break/>touched the rocket. “It’s been a long time, a long, long time since — since I relaxed.” <text:line-break/><text:line-break/>“Did you ever just try, Captain?” <text:line-break/><text:line-break/>“I don’t understand,” said Hart. <text:line-break/><text:line-break/>“Never mind. So long, Captain.” <text:line-break/><text:line-break/>“Good-by, Mr. Martin.” <text:line-break/><text:line-break/>The crew stood by the port. Out of their number only three were going on with Hart. Seven others <text:line-break/>were remaining behind, they said, with Martin. <text:line-break/><text:line-break/>Captain Hart surveyed them and uttered his verdict: “Fools!” He, last of all, climbed into the <text:line-break/>airlock, gave a brisk salute, laughed sharply. The door slammed. <text:line-break/><text:line-break/>The rocket lifted into the sky on a pillar of fire. <text:line-break/><text:line-break/>Martin watched it go far away and vanish. <text:line-break/><text:line-break/>At the meadow’s edge the mayor, supported by several men, beckoned. <text:line-break/><text:soft-page-break/><text:line-break/>“He’s gone,” said Martin, walking up. <text:line-break/><text:line-break/>“Yes, poor man, he’s gone,” said the mayor. “And he’ll go on, planet after planet, seeking and <text:line-break/>seeking, and always and always he will be an hour late, or a half hour late, or ten minutes late, or a <text:line-break/>minute late. And finally he will miss out by only a few seconds. And when he has visited three <text:line-break/>hundred worlds and is seventy or eighty years old he will miss out by only a fraction of a second, and <text:line-break/>then a smaller fraction of a second. And he will go on and on, thinking to find that very thing which he <text:line-break/>left behind here, on this planet, in this city — ” <text:line-break/><text:line-break/>Martin looked steadily at the mayor. <text:line-break/><text:line-break/><text:line-break/><text:line-break/>The mayor put out his hand. “Was there ever any doubt of it?” He beckoned to the others and <text:line-break/>turned. “Come along now. We mustn’t keep him waiting." <text:line-break/><text:line-break/>They walked into the city. <text:line-break/><text:soft-page-break/><text:line-break/><text:line-break/><text:line-break/><text:toc-mark-start text:id="IMark2407005201528" text:outline-level="1"/><text:span text:style-name="T1">The Long Rain</text:span><text:toc-mark-end text:id="IMark2407005201528"/> <text:line-break/><text:line-break/><text:line-break/>THE rain continued. It was a hard rain, a perpetual rain, a sweating and steaming rain; it was a <text:line-break/>mizzle, a downpour, a fountain, a whipping at the eyes, an undertow at the ankles; it was a rain to <text:line-break/>drown all rains and the memory of rains. It came by the pound and the ton, it hacked at the jungle and <text:line-break/>cut the trees like scissors and shaved the grass and tunneled the soil and molted the bushes. It shrank <text:line-break/>men’s hands into the hands of wrinkled apes; it rained a solid glassy rain, and it never stopped. <text:line-break/><text:line-break/>“How much farther, Lieutenant?” <text:line-break/><text:line-break/>“I don’t know. A mile, ten miles, a thousand.” <text:line-break/><text:line-break/>“Aren’t you sure?” <text:line-break/><text:line-break/>“How can I be sure?” <text:line-break/><text:line-break/>“I don’t like this rain. If we only knew how far it is to the Sun Dome, I’d feel better.” <text:line-break/><text:line-break/>“Another hour or two from here.” <text:line-break/><text:line-break/>“You really think so, Lieutenant?” <text:line-break/><text:soft-page-break/><text:line-break/>“Of course.” <text:line-break/><text:line-break/>“Or are you lying to keep us happy?” <text:line-break/><text:line-break/>“I’m lying to keep you happy. Shut up!” <text:line-break/><text:line-break/>The two men sat together in the rain. Behind them sat two other men who were wet and tired and <text:line-break/>slumped like clay that was melting. <text:line-break/><text:line-break/>The lieutenant looked up. He had a face that once had been brown and now the rain had washed it <text:line-break/>pale, and the rain had washed the color from his eyes and they were white, as were his teeth, and as <text:line-break/>was his hair. He was all white. Even his uniform was beginning to turn white, and perhaps a little <text:line-break/>green with fungus. <text:line-break/><text:line-break/>The lieutenant felt the rain on his cheeks. “How many million years since the rain stopped raining <text:line-break/>here on Venus?” <text:line-break/><text:line-break/>“Don’t be crazy,” said one of the two other men. “It never stops raining on Venus. It just goes on <text:line-break/>and on. I’ve lived here for ten years and I never <text:soft-page-break/>saw a minute, or even a second, when it wasn’t <text:line-break/>pouring.” <text:line-break/><text:line-break/>“It’s like living under water,” said the lieutenant, and rose up, shrugging his guns into place. “Well, <text:line-break/>we’d better get going. We’ll find that Sun Dome yet.” <text:line-break/><text:line-break/>“Or we won’t find it,” said the cynic. <text:line-break/><text:line-break/>“It’s an hour or so. <text:line-break/><text:line-break/>“Now you’re lying to me, Lieutenant.” <text:line-break/><text:line-break/>“No, now I’m lying to myself. This is one of those times when you’ve got to lie. I can’t take much <text:line-break/>more of this.” <text:line-break/><text:line-break/>They walked down the jungle trail, now and then looking at their compasses. There was no <text:line-break/>direction anywhere, only what the compass said. There was a gray sky and rain falling and jungle and <text:line-break/><text:line-break/><text:line-break/><text:line-break/>a path, and, far back behind them somewhere, a rocket in which they had ridden and fallen. A rocket <text:line-break/>in which lay two of their friends, dead and dripping rain. <text:line-break/><text:line-break/>They walked in single file, not speaking. They came to a river which lay wide and flat and brown, <text:line-break/>flowing down to the great Single Sea. The surface of it was <text:soft-page-break/>stippled in a billion places by the rain. <text:line-break/><text:line-break/>“All right, Simmons.” <text:line-break/><text:line-break/>The lieutenant nodded and Simmons took a small packet from his back which, with a pressure of <text:line-break/>hidden chemical, inflated into a large boat. The lieutenant directed the cutting of wood and the quick <text:line-break/>making of paddles and they set out into the river, paddling swiftly across the smooth surface in the <text:line-break/>rain. <text:line-break/><text:line-break/>The lieutenant felt the cold rain on his cheeks and on his neck and on his moving arms. The cold <text:line-break/>was beginning to seep into his lungs. He felt the rain on his ears, on his eyes, on his legs. <text:line-break/><text:line-break/>“I didn’t sleep last night,” he said. <text:line-break/><text:line-break/>“Who could? Who has? When? How many nights have we slept? Thirty nights, thirty days! Who <text:line-break/>can sleep with rain slamming their head, banging away. ... I’d give anything for a hat. Anything at all, <text:line-break/>just so it wouldn’t hit my head any more. I get headaches. My head is sore; it hurts all the time.” <text:line-break/><text:soft-page-break/><text:line-break/>“I’m sorry I came to China,” said one of the others. <text:line-break/><text:line-break/>“First time I ever heard Venus called China.” <text:line-break/><text:line-break/>“Sure, China. Chinese water cure. Remember the old torture? Rope you against a wall. Drop one <text:line-break/>drop of water on your head every half-hour. You go crazy waiting for the next one. Well, that’s Venus, <text:line-break/>but on a big scale. We’re not made for water. You can’t sleep, you can’t breathe right, and you’re <text:line-break/>crazy from just being soggy. If we’d been ready for a crash, we’d have brought waterproofed <text:line-break/>uniforms and hats. It’s this beating rain on your head gets you, most of all. It’s so heavy. It’s like BB <text:line-break/>shot. I don’t know how long I can take it.” <text:line-break/><text:line-break/>“Boy, me for the Sun Dome! The man who thought them up, thought of something.” <text:line-break/><text:line-break/>They crossed the river, and in crossing they thought of the Sun Dome, somewhere ahead of them, <text:line-break/>shining in the jungle rain. A yellow house, round and bright as the sun. A house fifteen feet high by one <text:line-break/>hundred feet in diameter, in which was warmth and quiet and hot food and freedom from rain. And in <text:line-break/>the center of the Sun Dome, of course, was a sun. A small floating free globe of yellow fire, drifting <text:line-break/>in space at the top of the building where you could look at it from where you sat, smoking or reading a <text:line-break/>book or drinking your hot chocolate crowned with <text:soft-page-break/>marshmallow dollops. There it would be, the <text:line-break/>yellow sun, just the size of the Earth sun, and it was warm and continuous, and the rain world of <text:line-break/>Venus would be forgotten as long as they stayed in that house and idled their time. <text:line-break/><text:line-break/>The lieutenant turned and looked back at the three men using their oars and gritting their teeth. <text:line-break/>They were as white as mushrooms, as white as lie was. Venus bleached everything away in a few <text:line-break/>months. Even the jungle was an immense cartoon nightmare, for how could the jungle be green with <text:line-break/>no sun, with always rain falling and always dusk? The white, white jungle with the pale cheese- <text:line-break/>colored leaves, and the earth carved of wet Camembert, and the tree boles like immense toadstools — <text:line-break/>everything black and white. And how often could you see the soil itself? Wasn’t it mostly a creek, a <text:line-break/>stream, a puddle, a pool, a lake, a river, and then, at last the sea? <text:line-break/><text:line-break/>“Here we are!” <text:line-break/><text:line-break/>They leaped out on the farthest shore, splashing and sending up showers. The boat was deflated <text:line-break/>and stored in a cigarette packet. Then, standing on <text:soft-page-break/>the rainy shore, they tried to light up a few smokes <text:line-break/>for themselves, and it was five minutes or so before, shuddering, they worked the inverted lighter and, <text:line-break/><text:line-break/><text:line-break/><text:line-break/>cupping their hands, managed a few drags upon cigarettes that all too quickly were limp and beaten <text:line-break/>away from their lips by a sudden slap of rain. <text:line-break/><text:line-break/>They walked on. <text:line-break/><text:line-break/>“Wait just a moment,” said the lieutenant. “I thought I saw something ahead.” <text:line-break/><text:line-break/>“The Sun Dome?” <text:line-break/><text:line-break/>“I’m not sure. The rain closed in again. <text:line-break/><text:line-break/>Simmons began to run. “The Sun Dome!” <text:line-break/><text:line-break/>“Come back, Simmons!” <text:line-break/><text:line-break/>“The Sun Dome!” <text:line-break/><text:line-break/>Simmons vanished in the rain. The others ran after him. <text:line-break/><text:line-break/>They found him in a little clearing, and they stopped and looked at him and what he had <text:line-break/>discovered. <text:line-break/><text:line-break/><text:soft-page-break/>The rocket ship. <text:line-break/><text:line-break/>It was lying where they had left it. Somehow they had circled back and were where they had <text:line-break/>started. In the ruin of the ship green fungus was growing up out of the mouths of the two dead men. As <text:line-break/>they watched, the fungus took flower, the petals broke away in the rain, and the fungus died. <text:line-break/><text:line-break/>“How did we do it?” <text:line-break/><text:line-break/>“An electrical storm must be nearby.</text:p>
      <text:p text:style-name="P1"><text:s/>Threw our compasses off. That explains it.” <text:line-break/><text:line-break/>“You’re right.” <text:line-break/><text:line-break/>“What’ll we do now?” <text:line-break/><text:line-break/>“Start out again.” <text:line-break/><text:line-break/>“Good lord, we’re not any closer to anywhere!” <text:line-break/><text:line-break/>“Let’s try to keep calm about it, Simmons.” <text:line-break/><text:line-break/>“Calm, calm! This rain’s driving me wild!” <text:line-break/><text:line-break/><text:soft-page-break/>“We’ve enough food for another two days if we’re careful.” <text:line-break/><text:line-break/>The rain danced on their skin, on their wet uniforms; the rain streamed from their noses and ears, <text:line-break/>from their fingers and knees. They looked like stone fountains frozen in the jungle, issuing forth water <text:line-break/>from every pore. <text:line-break/><text:line-break/>And, as they stood, from a distance they heard a roar. <text:line-break/><text:line-break/>And the monster came out of the rain. <text:line-break/><text:line-break/>The monster was supported upon a thousand electric blue legs. It walked swiftly and terribly. It <text:line-break/>struck down a leg with a driving blow. Everywhere a leg struck a tree fell and burned. Great whiffs <text:line-break/>of ozone filled the rainy air, and smoke blew away and was broken up by the rain. The monster was a <text:line-break/>half mile wide and a mile high and it felt of the ground like a great blind thing. Sometimes, for a <text:line-break/>moment, it had no legs at all. And then, in an instant, a thousand whips would fall out of its belly, <text:line-break/>white-blue whips, to sting the jungle. <text:line-break/><text:line-break/>“There’s the electrical storm,” said one of the men. “There’s the thing ruined our compasses. And <text:line-break/>it’s coming this way.” <text:line-break/><text:line-break/>“Lie down, everyone,” said the lieutenant. <text:line-break/><text:line-break/>“Run!” cried Simmons. <text:line-break/><text:soft-page-break/><text:line-break/>“Don’t be a fool. Lie down. It hits the highest points. We may get through unhurt. Lie down about <text:line-break/>fifty feet from the rocket. It may very well spend its force there and leave us be. Get down!” <text:line-break/><text:line-break/>The men flopped. <text:line-break/><text:line-break/><text:line-break/><text:line-break/>“Is it coming?” they asked each other, after a moment. <text:line-break/><text:line-break/>“Coming.” <text:line-break/><text:line-break/>“Is it nearer?” <text:line-break/><text:line-break/>“Two hundred yards off.” <text:line-break/><text:line-break/>“Nearer?” <text:line-break/><text:line-break/>“Here she is!” <text:line-break/><text:line-break/>The monster came and stood over them. It dropped down ten blue bolts of lightning which struck <text:line-break/>the rocket. The rocket flashed like a beaten gong <text:soft-page-break/>and gave off a metal ringing. The monster let down <text:line-break/>fifteen more bolts which danced about in a ridiculous pantomime, feeling of the jungle and the watery <text:line-break/>soil. <text:line-break/><text:line-break/>“No, no!” One of the men jumped up. <text:line-break/><text:line-break/>“Get down, yon fool!” said the lieutenant. <text:line-break/><text:line-break/>“No!” <text:line-break/><text:line-break/>The lightning struck the rocket another dozen times. The lieutenant turned his head on his arm and <text:line-break/>saw the blue blazing flashes. He saw trees split and crumple into ruin. He saw the monstrous dark <text:line-break/>cloud turn like a black disk overhead and hurl down a hundred other poles of electricity. <text:line-break/><text:line-break/>The man who had leaped up was now running, like someone in a great hall of pillars. He ran and <text:line-break/>dodged between the pillars and then at last a dozen of the pillars slammed down and there was the <text:line-break/>sound a fly makes when landing upon the grill wires of an exterminator. The lieutenant remembered <text:line-break/>this from his childhood on a farm. And there was a smell of a man burned to a cinder. <text:line-break/><text:line-break/>The lieutenant lowered his head. “Don’t look up,” he told the others. He was afraid that he too <text:line-break/>might run at any moment. <text:line-break/><text:line-break/><text:soft-page-break/>The storm above them flashed down another series of bolts and then moved on away. Once again <text:line-break/>there was only the rain, which rapidly cleared the air of the charred smell, and in a moment the three <text:line-break/>remaining men were sitting and waiting for the beat of their hearts to subside into quiet once more. <text:line-break/><text:line-break/>They walked over to the body, thinking that perhaps they could still save the man’s life. They <text:line-break/>couldn’t believe that there wasn’t some way to help the man. It was the natural act of men who have <text:line-break/>not accepted death until they have touched it and turned it over and made plans to bury it or leave it <text:line-break/>there for the jungle to bury in an hour of quick growth. <text:line-break/><text:line-break/>The body was twisted steel, wrapped in burned leather. It looked like a wax dummy that had been <text:line-break/>thrown into an incinerator and pulled out after the wax had sunk to the charcoal skeleton. Only the <text:line-break/>teeth were white, and they shone like a strange white bracelet dropped half through a clenched black <text:line-break/>fist. <text:line-break/><text:line-break/><text:soft-page-break/>“He shouldn’t have jumped up.” They said it almost at the same time. <text:line-break/><text:line-break/>Even as they stood over the body it began to vanish, for the vegetation was edging in upon it, little <text:line-break/>vines and ivy and creepers, and even flowers for the dead. <text:line-break/><text:line-break/>At a distance the storm walked off on blue bolts of lightning and was gone. <text:line-break/><text:line-break/>They crossed a river and a creek and a stream and a dozen other rivers and creeks and streams. <text:line-break/>Before their eyes rivers appeared, rushing, new rivers, while old rivers changed their courses — <text:line-break/>rivers the color of mercury, rivers the color of silver and milk. <text:line-break/><text:line-break/>They came to the sea. <text:line-break/><text:line-break/>The Single Sea. There was only one continent on Venus. This land was three thousand miles long <text:line-break/>by a thousand miles wide, and about this island was the Single Sea, which covered the entire raining <text:line-break/><text:line-break/><text:line-break/><text:line-break/>planet. The Single Sea, which lay upon the pallid shore with little motion . . . <text:line-break/><text:line-break/>“This way.” The lieutenant nodded south. “I’m sure there are two Sun Domes down that way. <text:line-break/><text:line-break/><text:soft-page-break/>“While they were at it, why didn’t they build a hundred more?” <text:line-break/><text:line-break/>“There’ re a hundred and twenty of them now, aren’t there?” <text:line-break/><text:line-break/>“One hundred and twenty-six, as of last month. They tried to push a bill through Congress back on <text:line-break/>Earth a year ago to provide for a couple dozen more, but oh no, you know how that is. They’d rather a <text:line-break/>few men went crazy with the rain.” <text:line-break/><text:line-break/>They started south. <text:line-break/><text:line-break/>The lieutenant and Simmons and the third man, Pickard, walked in the rain, in the rain that fell <text:line-break/>heavily and lightly, heavily and lightly; in the rain that poured and hammered and did not stop falling <text:line-break/>upon the land and the sea and the walking people. <text:line-break/><text:line-break/>Simmons saw it first. “There it is!” <text:line-break/><text:line-break/>“There’s what?” <text:line-break/><text:line-break/><text:soft-page-break/>“The Sun Dome!” <text:line-break/><text:line-break/>The lieutenant blinked the water from his eyes and raised his hands to ward off the stinging blows <text:line-break/>of the rain. <text:line-break/><text:line-break/>At a distance there was a yellow glow on the edge of the jungle, by the sea. It was, indeed, the Sun <text:line-break/>Dome. <text:line-break/><text:line-break/>The men smiled at each other. <text:line-break/><text:line-break/>“Looks like you were right, Lieutenant.” <text:line-break/><text:line-break/>“Luck.” <text:line-break/><text:line-break/>“Brother, that puts muscle in me, just seeing it. Come on! Last one there’s a son-of-a-bitch!” <text:line-break/>Simmons began to trot. The others automatically fell in with this, gasping, tired, but keeping pace. <text:line-break/><text:line-break/>“A big pot of coffee for me,” panted Simmons, smiling. “And a pan of cinnamon buns, by God! <text:line-break/>And just lie there and let the old sun hit you. The guy that invented the Sun Domes, he should have got <text:line-break/>a medal!” <text:line-break/><text:line-break/>They ran faster. The yellow glow grew brighter. <text:line-break/><text:line-break/>“Guess a lot of men went crazy before they figured out the cure. Think it’d be obvious! Right off.” <text:line-break/><text:soft-page-break/>Simmons panted the words in cadence to his running. “Rain, rain! Years ago. Pound a friend. Of mine. <text:line-break/>Out in the jungle. Wandering around. In the rain. Saying over and over, ‘Don’t know enough, to come <text:line-break/>in, outta the rain. Don’t know enough, to come in, outta the rain. Don’t know enough — ’ On and on. <text:line-break/>Like that. Poor crazy bastard.” <text:line-break/><text:line-break/>“Save your breath!” <text:line-break/><text:line-break/>They ran. <text:line-break/><text:line-break/>They all laughed. They reached the door of the Sun Dome, laughing. <text:line-break/><text:line-break/>Simmons yanked the door wide. “Hey!” he yelled. “Bring on the coffee and buns!” <text:line-break/><text:line-break/>There was no reply. <text:line-break/><text:line-break/>They stepped through the door. <text:line-break/><text:line-break/>The Sun Dome was empty and dark. There was no synthetic yellow sun floating in a high gaseous <text:line-break/>whisper at the center of the blue ceiling. There was <text:soft-page-break/>no food waiting. It was cold as a vault. And <text:line-break/>through a thousand holes which had been newly punctured in the ceiling water streamed, the rain fell <text:line-break/>down, soaking into the thick rugs and the heavy modern furniture and splashing on the glass tables. <text:line-break/>The jungle was growing up like a moss in the room, on top of the bookcases and the divans. The rain <text:line-break/><text:line-break/><text:line-break/><text:line-break/>slashed through the holes and fell upon the three men’s faces. <text:line-break/><text:line-break/>Pickard began to laugh quietly. <text:line-break/><text:line-break/>“Shut up, Pickard!” <text:line-break/><text:line-break/>“Ye gods, look what’s here for us — no food, no sun, nothing. The Venusians — they did it! Of <text:line-break/>course!” <text:line-break/><text:line-break/>Simmons nodded, with the rain tunneling down on his face. The water ran in his silvered hair and <text:line-break/>on his white eyebrows. “Every once in a while the Venusians come up out of the sea and attack a Sun <text:line-break/>Dome. They know if they ruin the Sun Domes they can ruin us.” <text:line-break/><text:line-break/>“But aren’t the Sun Domes protected with guns?” <text:line-break/><text:line-break/>“Sure.” Simmons stepped aside to a place that was relatively dry. “But it’s been five years since <text:line-break/><text:soft-page-break/>the Venusians tried anything. Defense relaxes. They caught this Dome unaware.” <text:line-break/><text:line-break/>“Where are the bodies?” <text:line-break/><text:line-break/>“The Venusians took them all down into the sea. I hear they have a delightful way of drowning you. <text:line-break/>It takes about eight hours to drown the way they work it. Really delightful.” <text:line-break/><text:line-break/>“I bet there isn’t any food here at all.” Pickard laughed. <text:line-break/><text:line-break/>The lieutenant frowned at him, nodded at him so Simmons could see. Simmons shook his head and <text:line-break/>went back to a room at one side of the oval chamber. The kitchen was strewn with soggy loaves of <text:line-break/>bread, and meat that had grown a faint green fur. Rain came through a hundred holes in the kitchen <text:line-break/>roof. <text:line-break/><text:line-break/>“Brilliant.” The lieutenant glanced up at the holes. “I don’t suppose we can plug up all those holes <text:line-break/>and get snug here.” <text:line-break/><text:line-break/>“Without food, sir?” Simmons snorted. “I notice <text:soft-page-break/>the sun machine’s torn apart. Our best bet is to <text:line-break/>make our way to the next Sun Dome. How far is that from here?” <text:line-break/><text:line-break/>“Not far. As I recall, they built two rather close together here. Perhaps if we waited here, a rescue <text:line-break/>mission from the other might ” <text:line-break/><text:line-break/>“It’s probably been here and gone already, some days ago. They’ll send a crew to repair this place <text:line-break/>in about six months, when they get the money from Congress. I don’t think we’d better wait.” <text:line-break/><text:line-break/>“All right then, we’ll eat what’s left of our rations and get on to the next Dome.” <text:line-break/><text:line-break/>Pickard said, “If only the rain wouldn’t hit my head, just for a few minutes. If I could only <text:line-break/>remember what it’s like not to be bothered.” He put his hands on his skull and held it tight. “I <text:line-break/>remember when I was in school a bully used to sit in back of me and pinch me and pinch me and <text:line-break/>pinch me every five minutes, all day long. He did that for weeks and months. My arms</text:p>
      <text:p text:style-name="P1"><text:s/>were sore and <text:line-break/>black and blue all the time. And I thought I’d go crazy from being pinched. One day I must have gone <text:line-break/>a little mad from being hurt and hurt, and I turned around and took a metal trisquare I used in <text:line-break/>mechanical drawing and I almost killed that bastard. I almost cut his lousy head off. I almost took his <text:line-break/><text:soft-page-break/>eye out before they dragged me out of the room, and I kept yelling, ‘Why don’t he leave me alone? <text:line-break/>why don’t he leave me alone?’ Brother!” His hands clenched the bone of his head, shaking, tightening, <text:line-break/>his eyes shut. “But what do I do now? Who do I hit, who do I tell to lay off, stop bothering me, this <text:line-break/>damn rain, like the pinching, always on you, that’s all you hear, that’s all you feel!” <text:line-break/><text:line-break/>“We’ll be at the other Sun Dome by four this afternoon.” <text:line-break/><text:line-break/>“Sun Dome? Look at this one! What if all the Sun Domes on Venus are gone? What then? What if <text:line-break/>there are holes in all the ceilings, and the rain coming in!” <text:line-break/><text:line-break/>“We’ll have to chance it.” <text:line-break/><text:line-break/><text:line-break/><text:line-break/>“I’m tired of chancing it. All I want is a roof and some quiet. I want to be alone.” <text:line-break/><text:line-break/>“That’s only eight hours off, if you hold on.” <text:line-break/><text:soft-page-break/><text:line-break/>“Don’t worry, I’ll hold on all right.” And Pickard laughed, not looking at them. <text:line-break/><text:line-break/>“Let’s eat,” said Simmons, watching him. <text:line-break/><text:line-break/>They set off down the coast, southward again. After four hours they had to cut inland to go around <text:line-break/>a river that was a mile wide and so swift it was not navigable by boat. They had to walk inland six <text:line-break/>miles to a place where the river boiled out of the earth, suddenly, like a mortal wound. In the rain, <text:line-break/>they walked on solid ground and returned to the sea. <text:line-break/><text:line-break/>“I’ve got to sleep,” said Pickard at last. He slumped. “Haven’t slept in four weeks. Tried, but <text:line-break/>couldn’t. Sleep here.” <text:line-break/><text:line-break/>The sky was getting darker. The night of Venus was setting in and it was so completely black that it <text:line-break/>was dangerous to move. Simmons and the lieutenant fell to their knees also, and the lieutenant said, <text:line-break/>“All right, we’ll see what we can do. We’ve tried it before, but I don’t know. Sleep doesn’t seem one <text:line-break/>of the things you can get in this weather.” <text:line-break/><text:line-break/>They lay out full, propping their heads up so the water wouldn’t come to their mouths, and they <text:line-break/>closed their eyes. <text:line-break/><text:line-break/>The lieutenant twitched. <text:line-break/><text:soft-page-break/><text:line-break/>He did not sleep. <text:line-break/><text:line-break/>There were things that crawled on his skin. Things grew upon him in layers. Drops fell and <text:line-break/>touched other drops and they became streams that trickled over his body, and while these moved <text:line-break/>down his flesh, the small growths of the forest took root in his clothing. He felt the ivy cling and make <text:line-break/>a second garment over him; he felt the small flowers bud and open and petal away, and still the rain <text:line-break/>pattered on his body and on his head. In the luminous night — for the vegetation glowed in the darkness <text:line-break/>— he could see the other two men outlined, like logs that had fallen and taken upon themselves velvet <text:line-break/>coverings of grass and flowers. The rain hit his face. He covered his face with his hands. The rain hit <text:line-break/>his neck. He turned over on his stomach in the mud, on the rubbery plants, and the rain hit his back <text:line-break/>and hit his legs. <text:line-break/><text:line-break/><text:soft-page-break/>Suddenly he leaped up and began to brush the water from himself. A thousand hands were touching <text:line-break/>him and he no longer wanted to be touched. He no longer could stand being touched. He floundered <text:line-break/>and struck something else and knew that it was Simmons, standing up in the rain, sneezing moisture, <text:line-break/>coughing and choking. And then Pickard was up, shouting, running about. <text:line-break/><text:line-break/>“Wait a minute, Pickard!” <text:line-break/><text:line-break/>“Stop it, stop it!” Pickard screamed. He fired off his gun six times at the night sky. In the flashes of <text:line-break/>powdery illumination they could see armies of raindrops, suspended as in a vast motionless amber, <text:line-break/>for an instant, hesitating as if shocked by the explosion, fifteen billion droplets, fifteen billion tears, <text:line-break/>fifteen billion ornaments, jewels standing out against a white velvet viewing board. And then, with <text:line-break/>the light gone, the drops which had waited to have their pictures taken, which had suspended their <text:line-break/>downward rush, fell upon them, stinging, in an insect cloud of coldness and pain. <text:line-break/><text:line-break/>“Stop it! Stop it!” <text:line-break/><text:line-break/>“Pickard!” <text:line-break/><text:line-break/>But Pickard was only standing now, alone. When the lieutenant switched on a small hand lamp and <text:line-break/>played it over Pickard’s wet face, the eyes of the man were <text:soft-page-break/>dilated, and his mouth was open, his face <text:line-break/>turned up, so the water hit and splashed on his tongue, and hit and drowned the wide eyes, and <text:line-break/><text:line-break/><text:line-break/><text:line-break/>bubbled in a whispering froth on the nostrils. <text:line-break/><text:line-break/>“Pickard!” <text:line-break/><text:line-break/>The man would not reply. He simply stood there for a long while with the bubbles of rain breaking <text:line-break/>out in his whitened hair and manacles of rain jewels dripping from his wrists and his neck. <text:line-break/><text:line-break/>“Pickard! We’re leaving. We’re going on. Follow us.” <text:line-break/><text:line-break/>The rain dripped from Pickard’s ears. <text:line-break/><text:line-break/>“Do you hear me, Pickard!” <text:line-break/><text:line-break/>It was like shouting down a well. <text:line-break/><text:line-break/>“Pickard!” <text:line-break/><text:line-break/>“Leave him alone,” said Simmons. <text:line-break/><text:soft-page-break/><text:line-break/>“We can’t go on without him.” <text:line-break/><text:line-break/>“What’ll we do, carry him?” Simmons spat. “He’s no good to us or himself. You know what he’ll <text:line-break/>do? He’ll just stand here and drown.” <text:line-break/><text:line-break/>“What?” <text:line-break/><text:line-break/>“You ought to know that by now. Don’t you know the story? He’ll just stand here with his head up <text:line-break/>and let the rain come in his nostrils and his mouth. He’ll breathe the water.” <text:line-break/><text:line-break/>“That’s how they found General Mendt that time. Sitting on a rock with his head back, breathing <text:line-break/>the rain. His lungs were full of water.” <text:line-break/><text:line-break/>The lieutenant turned the light back to the unblinking face. Pickard’s nostrils gave off a tiny <text:line-break/>whispering wet sound. <text:line-break/><text:line-break/>“Pickard!” The lieutenant slapped the face. <text:line-break/><text:line-break/>“He can’t even feel you,” said Simmons. “A few days in this rain and you don’t have any face or <text:line-break/>any legs or hands.” <text:line-break/><text:line-break/>The lieutenant looked at his own hand in horror. He could no longer feel it. <text:line-break/><text:line-break/><text:soft-page-break/>“But we can’t leave Pickard here.” <text:line-break/><text:line-break/>“I’ll show you what we can do.” Simmons fired his gun. <text:line-break/><text:line-break/>Pickard fell into the raining earth. <text:line-break/><text:line-break/>Simmons said, “Don’t move, Lieutenant. I’ve got my gun ready for you too. Think it over; he <text:line-break/>would only have stood or sat there and drowned. It’s quicker this way.” <text:line-break/><text:line-break/>The lieutenant blinked at the body. “But you killed him.” <text:line-break/><text:line-break/>“Yes, because he’d have killed us by being a burden. You saw his face. Insane.” <text:line-break/><text:line-break/>After a moment the lieutenant nodded. “All right.” <text:line-break/><text:line-break/>They walked off into the rain. <text:line-break/><text:line-break/>It was dark and their hand lamps threw a beam that pierced the rain for only a few feet. After a <text:line-break/>half hour they had to stop and sit through the rest of the night, aching with hunger, waiting for the <text:soft-page-break/>dawn <text:line-break/>to come; when it did come it was gray and continually raining as before, and they began to walk <text:line-break/>again. <text:line-break/><text:line-break/>“We’ve miscalculated,” said Simmons. <text:line-break/><text:line-break/>“No. Another hour.” <text:line-break/><text:line-break/>“Speak louder. I can’t hear you.” Simmons stopped and smiled. “By Christ,” he said, and touched <text:line-break/>his ears. “My ears. They’ve gone out on me. All the rain pouring finally numbed me right down to the <text:line-break/>bone.” <text:line-break/><text:line-break/>“Can’t you hear anything?” said the lieutenant. <text:line-break/><text:line-break/><text:line-break/><text:line-break/>“What?” Simmons’s eyes were puzzled. <text:line-break/><text:line-break/>“Nothing. Come on.” <text:line-break/><text:line-break/>“I think I’ll wait here. You go on ahead.” <text:line-break/><text:line-break/>“You can’t do that.” <text:line-break/><text:line-break/>“I can’t hear you. You go on. I’m tired. I don’t think the Sun Dome is down this way. And, if it is, <text:line-break/>it’s probably got holes in the roof, like the last one. I think I’ll just sit here.” <text:line-break/><text:soft-page-break/><text:line-break/>“Get up from there!” <text:line-break/><text:line-break/>“So long, Lieutenant.” <text:line-break/><text:line-break/>“You can’t give up now.” <text:line-break/><text:line-break/>“I’ve got a gun here that says I’m staying. I just don’t give a damn any more. I’m not crazy yet, but <text:line-break/>I’m the next thing to it. I don’t want to go out that way. As soon as you get out of sight I’m going to use <text:line-break/>this gun on myself.” <text:line-break/><text:line-break/>“Simmons!” <text:line-break/><text:line-break/>“You said my name. I can read that much off your lips.” <text:line-break/><text:line-break/>“Simmons.” <text:line-break/><text:line-break/>“Look, it’s a matter of time. Either I die now or in a few hours. Wait’ll you get to that next Dome, <text:line-break/>if you ever get there, and find rain coming in through the roof. Wbn’t that be nice?” <text:line-break/><text:line-break/><text:soft-page-break/>The lieutenant waited and then splashed off in the rain. He turned and called back once, but <text:line-break/>Simmons was only sitting there with the gun in his hands, waiting for him to get out of sight. He shook <text:line-break/>his head and waved the lieutenant on. <text:line-break/><text:line-break/>The lieutenant didn’t even hear the sound of the gun. <text:line-break/><text:line-break/>He began to eat the flowers as he walked. They stayed down for a time, and weren’t poisonous; <text:line-break/>neither were they particularly sustaining, and he vomited them up, sickly, a minute or so later. <text:line-break/><text:line-break/>Once he took some leaves and tried to make himself a hat, but he had tried that before; the rain <text:line-break/>melted the leaves from his head. Once picked, the vegetation rotted quickly and fell away into gray <text:line-break/>masses in his fingers. <text:line-break/><text:line-break/>“Another five minutes,” he told himself. “Another five minutes and then I’ll walk into the sea and <text:line-break/>keep walking. We weren’t made for this; no Earthman was or ever will be able to take it. Your <text:line-break/>nerves, your nerves. <text:line-break/><text:line-break/>He floundered his way through a sea of slush and foliage and came to a small hill. <text:line-break/><text:line-break/>At a distance there was a faint yellow smudge in the cold veils of water. <text:line-break/><text:line-break/><text:soft-page-break/>The next Sun Dome. <text:line-break/><text:line-break/>Through the trees, a long round yellow building, far away. For a moment he only stood, swaying, <text:line-break/>looking at it. <text:line-break/><text:line-break/>He began to run and then he slowed down, for he was afraid. He didn’t call out. What if it’s the <text:line-break/>same one? What if it’s the dead Sun Dome, with no sun in it? he thought. <text:line-break/><text:line-break/>He slipped and fell. Lie here, he thought; it’s the wrong one. Lie here. It’s no use. Drink all you <text:line-break/>want. <text:line-break/><text:line-break/>But he managed to climb to his feet again and crossed several creeks, and the yellow light grew <text:line-break/>very bright, and he began to run again, his feet crashing into mirrors and glass, his arms flailing at <text:line-break/>diamonds and precious stones. <text:line-break/><text:line-break/>He stood before the yellow door. The printed letters over it said THE SUN DOME. He put his <text:line-break/>numb hand up to feel it. Then he twisted the doorknob and stumbled in. <text:line-break/><text:line-break/><text:soft-page-break/><text:line-break/><text:line-break/>He stood for a moment looking about. Behind him the rain whirled at the door. Ahead of him, upon <text:line-break/>a low table, stood a silver pot of hot chocolate, steaming, and a cup, full, with a marshmallow in it. <text:line-break/>And beside that,</text:p>
      <text:p text:style-name="P1"><text:s/>on another tray, stood thick sandwiches of rich chicken meat and fresh-cut tomatoes <text:line-break/>and green onions. And on a rod just before his eyes was a great thick green Turkish towel, and a bin <text:line-break/>in which to throw wet clothes, and, to his right, a small cubicle in which heat rays might dry you <text:line-break/>instantly. And upon a chair, a fresh change of uniform, waiting for anyone — himself, or any lost one — <text:line-break/>to make use of it. And farther over, coffee in steaming copper urns, and a phonograph from which <text:line-break/>music was playing quietly, and books bound in red and brown leather. And near the books a cot, a soft <text:line-break/>deep cot upon which one might lie, exposed and bare, to drink in the rays of the one great bright thing <text:line-break/>which dominated the long room. <text:line-break/><text:line-break/>He put his hands to his eyes. He saw other men moving toward him, but said nothing to them He <text:line-break/>waited, and opened his eyes, and looked. The water from his uniform pooled at his feet and he felt it <text:line-break/>drying from his hair and his face and his chest and his arms and his legs. <text:line-break/><text:line-break/>He was looking at the sun. <text:line-break/><text:soft-page-break/><text:line-break/>It hung in the center of the room, large and yellow and warm It made not a sound, and there was <text:line-break/>no sound in the room. The door was shut and the rain only a memory to his tingling body. The sun <text:line-break/>hung high in the blue sky of the room, warm, hot, yellow, and very fine. <text:line-break/><text:line-break/>He walked forward, tearing off his clothes as he went. <text:line-break/><text:line-break/><text:line-break/><text:line-break/><text:toc-mark-start text:id="IMark2407005198552" text:outline-level="1"/><text:span text:style-name="T1">The Rocket Man</text:span><text:toc-mark-end text:id="IMark2407005198552"/> <text:line-break/><text:line-break/><text:line-break/>THE electrical fireflies were hovering above Mother’s dark hair to light her path. She stood in her <text:line-break/>bedroom door looking out at me as I passed in the silent hall. “You will help me keep him here this <text:line-break/>time, won’t you?” she asked. <text:line-break/><text:line-break/>“I guess so,” I said. <text:line-break/><text:line-break/>“Please.” The fireflies cast moving bits of light on her white face. “This time he mustn’t go away <text:line-break/><text:soft-page-break/>again.” <text:line-break/><text:line-break/>“All right,” I said, after standing there a moment. “But it won’t do any good; it’s no use.” <text:line-break/><text:line-break/>She went away, and the fireflies, on their electric circuits, fluttered after her like an errant <text:line-break/>constellation, showing her how to walk in darkness. I heard her say, faintly, “We’ve got to try, <text:line-break/>anyway.” <text:line-break/><text:line-break/>Other fireflies followed me to my room. When the weight of my body cut a circuit in the bed, the <text:line-break/>fireflies winked out. It was midnight, and my mother and I waited, our rooms separated by darkness, <text:line-break/>in bed. The bed began to rock me and sing to me. I touched a switch; the singing and rocking stopped. <text:line-break/>I didn’t want to sleep. I didn’t want to sleep at all. <text:line-break/><text:line-break/>This night was no different from a thousand others in our time. We would wake nights and feel the <text:line-break/>cool air turn hot, feel the fire in the wind, or see the walls burned a bright color for an instant, and <text:line-break/>then we knew his rocket was over our house — his rocket, and the oak trees swaying from the <text:line-break/>concussion. And I would lie there, eyes wide, panting, and mother in her room. Her voice would <text:line-break/>come to me over the interroom radio: <text:line-break/><text:line-break/>“Did you feel it?” <text:line-break/><text:line-break/><text:soft-page-break/>And I would answer, “That was him, all right.” <text:line-break/><text:line-break/>That was my father’s ship passing over our town, a small town where space rockets never came, <text:line-break/>and we would lie awake for the next two hours, thinking, “Now Dad’s landed in Springfield, now <text:line-break/>he’s on the tarmac, now he’s signing the papers, now he’s in the helicopter, now he’s over the river, <text:line-break/>now the hills, now he’s settling the helicopter in at the little airport at Green Milage here. . . . And the <text:line-break/>night would be half over when, in our separate cool beds, Mother and I would be listening, listening. <text:line-break/>“Now he’s walking down Bell Street. He always walks . . . never takes a cab . . . now across the <text:line-break/>park, now turning the corner of Oakhurst and now . . . <text:line-break/><text:line-break/>I lifted my head from my pillow. Far down the street, coming closer and closer, smartly, quickly, <text:line-break/>briskly — footsteps. Now turning in at our house, up the porch steps. And we were both smiling in the <text:line-break/>cool darkness, Mom and I, when we heard the front door open in recognition, speak a quiet word of <text:line-break/><text:soft-page-break/>welcome, and shut downstairs. . . . <text:line-break/><text:line-break/>Three hours later I turned the brass knob to their room quietly, holding my breath, balancing in a <text:line-break/>darkness as big as the space between the planets, my hand out to reach the small black case at the foot <text:line-break/>of my parents’ sleeping bed. Taking it, I ran silently to my room, thinking, He won’t tell me, he doesn’t <text:line-break/><text:line-break/><text:line-break/><text:line-break/>want me to know. <text:line-break/><text:line-break/>And from the opened case spilled his black uniform, like a black nebula, stars glittering here or <text:line-break/>there, distantly, in the material. I kneaded the dark stuff in my warm hands; I smelled the planet Mars, <text:line-break/>an iron smell, and the planet Venus, a green ivy smell, and the planet Mercury, a scent of sulphur and <text:line-break/>fire; and I could smell the milky moon and the hardness of stars. I pushed the uniform into a centrifuge <text:line-break/>machine I’d built in my ninth- grade shop that year, set it whirling. Soon a fine powder precipitated <text:line-break/>into a retort. This I slid under a microscope. And while my parents slept unaware, and while our <text:line-break/>house was asleep, all the automatic bakers and servers and robot cleaners in an electric slumber, I <text:line-break/>stared down upon brilliant motes of meteor dust, comet tail, and loam from far Jupiter glistening like <text:line-break/>worlds themselves which drew me down the tube a billion miles into space, at terrific accelerations. <text:line-break/><text:soft-page-break/><text:line-break/>At dawn, exhausted with my journey and fearful of discovery, I returned the boxed uniform to their <text:line-break/>sleeping room. <text:line-break/><text:line-break/>Then I slept, only to waken at the sound of the horn of the dry-cleaning car which stopped in the <text:line-break/>yard below. They took the black uniform box with them It’s good I didn’t wait, I thought. For the <text:line-break/>uniform would be back in an hour, clean of all its destiny and travel. <text:line-break/><text:line-break/>I slept again, with the little vial of magical dust in my pajama pocket, over my beating heart. <text:line-break/><text:line-break/>When I came downstairs, there was Dad at the breakfast table, biting into his toast. “Sleep good, <text:line-break/>Doug?” he said, as if he had been here all the time, and hadn’t been gone for three months. <text:line-break/><text:line-break/>“All right,” I said. <text:line-break/><text:line-break/>“Toast?” <text:line-break/><text:line-break/>He pressed a button and the breakfast table made me four pieces, golden brown. <text:line-break/><text:line-break/><text:soft-page-break/>I remember my father that afternoon, digging and digging in the garden, like an animal after <text:line-break/>something, it seemed. There he was with his long dark arms moving swiftly, planting, tamping, fixing, <text:line-break/>cutting, pruning, his dark face always down to the soil, his eyes always down to what he was doing, <text:line-break/>never up to the sky, never looking at me, or Mother, even, unless we knelt with him to feel the earth <text:line-break/>soak up through the overalls at our knees, to put our hands into the black dirt and not look at the <text:line-break/>bright, crazy sky. Then he would glance to either side, to Mother or me, and give us a gentle wink, and <text:line-break/>go on, bent down, face down, the sky staring at his back. <text:line-break/><text:line-break/>That night we sat on the mechanical porch swing which swung us and blew a wind upon us and <text:line-break/>sang to us. It was summer and moonlight and we had lemonade to drink, and we held the cold glasses <text:line-break/>in our hands, and Dad read the stereo-newspapers inserted into the special hat you put on your head <text:line-break/>and which turned the microscopic page in front of the magnifying lens if you blinked three times in <text:line-break/>succession. Dad smoked cigarettes and told me about how it was when he was a boy in the year 1997. <text:line-break/>After a while he said, as he had always said, “Why aren’t you out playing kick-the-can, Doug?” <text:line-break/><text:line-break/>I didn’t say anything, but Mom said, “He does, on nights when you’re not here.” <text:line-break/><text:line-break/>Dad looked at me and then, for the first time that day, at the <text:soft-page-break/>sky. Mother always watched him when <text:line-break/>he glanced at the stars. The first day and night when he got home he wouldn’t look at the sky much. I <text:line-break/>thought about him gardening and gardening so furiously, his face almost driven into the earth. But the <text:line-break/>second night he looked at the stars a little more. Mother wasn’t afraid of the sky in the day so much, <text:line-break/>but it was the night stars that she wanted to turn off, and sometimes I could almost see her reaching for <text:line-break/>a switch in her mind, but never finding it. And by the third night maybe Dad’d be out here on the <text:line-break/>porch until ‘way after we were all ready for bed, and then I’d hear Mom call him in, almost like she <text:line-break/>called me from the street at times. And then I would hear Dad fitting the electric-eye door lock in <text:line-break/><text:line-break/><text:line-break/><text:line-break/>place, with a sigh. And the next morning at breakfast I’d glance down and see his little black case <text:line-break/><text:soft-page-break/>near his feet as he buttered his toast and Mother slept late. <text:line-break/><text:line-break/>“Well, be seeing you, Doug,” he’d say, and we’d shake hands. <text:line-break/><text:line-break/>“In about three months?” <text:line-break/><text:line-break/>“Right.” <text:line-break/><text:line-break/>And he’d walk away down the street, not taking a helicopter or beetle or bus, just walking with his <text:line-break/>uniform hidden in his small underarm case; he didn’t want anyone to think he was vain about being a <text:line-break/>Rocket Man. <text:line-break/><text:line-break/>Mother would come out to eat breakfast, one piece of dry toast, about an hour later. <text:line-break/><text:line-break/>But now it was tonight, the first night, the good night, and he wasn’t looking at the stars much at <text:line-break/>all. <text:line-break/><text:line-break/>“Let’s go to the television carnival,” I said. <text:line-break/><text:line-break/>“Fine,” said Dad. <text:line-break/><text:line-break/>Mother smiled at me. <text:line-break/><text:line-break/>And we rushed off to town in a helicopter and took Dad through a thousand exhibits, to keep his <text:line-break/>face and head down with us and not looking anywhere else. <text:soft-page-break/>And as we laughed at the funny things and <text:line-break/>looked serious at the serious ones, I thought, My father goes to Saturn and Neptune and Pluto, but he <text:line-break/>never brings me presents. Other boys whose fathers go into space bring back bits of ore ffomCallisto <text:line-break/>and hunks of black meteor or blue sand. But I have to get my own collection, trading from other boys, <text:line-break/>the Martian rocks and Mercurian sands which filled my room, but about which Dad would never <text:line-break/>comment. <text:line-break/><text:line-break/>On occasion, I remembered, he brought something for Mother. He planted some Martian <text:line-break/>sunflowers once in our yard, but after he was gone a month and the sunflowers grew large, Mom ran <text:line-break/>out one day and cut them all down. <text:line-break/><text:line-break/>Without thinking, as we paused at one of the three-dimensional exhibits, I asked Dad the question I <text:line-break/>always asked: <text:line-break/><text:line-break/>“What’s it like, out in space?” <text:line-break/><text:line-break/>Mother shot me a frightened</text:p>
      <text:p text:style-name="P1"><text:soft-page-break/><text:s/>glance. It was too late. <text:line-break/><text:line-break/>Dad stood there for a full half minute trying to find an answer, then he shrugged. <text:line-break/><text:line-break/>“It’s the best thing in a lifetime of best things.” Then he caught himself. “Oh, it’s really nothing at <text:line-break/>all. Routine. You wouldn’t like it.” He looked at me, apprehensively. <text:line-break/><text:line-break/>“But you always go back.” <text:line-break/><text:line-break/>“Habit.” <text:line-break/><text:line-break/>“Where ’re you going next?” <text:line-break/><text:line-break/>“I haven’t decided yet. I’ll think it over.” <text:line-break/><text:line-break/>He always thought it over. In those days rocket pilots were rare and he could pick and choose, <text:line-break/>work when he liked. On the third night of his homecoming you could see him picking and choosing <text:line-break/>among the stars. <text:line-break/><text:line-break/>“Come on,” said Mother, “let’s go home.” <text:line-break/><text:line-break/>It was still early when we got home. I wanted Dad to put on his uniform. I shouldn’t have asked — <text:line-break/>it always made Mother unhappy — but I could not help myself. I kept at him, though he had always <text:line-break/>refused. I had never seen him in it, and at last he said, “Oh, all <text:soft-page-break/>right.” <text:line-break/><text:line-break/>We waited in the parlor while he went upstairs in the air flue. Mother looked at me dully, as if she <text:line-break/><text:line-break/><text:line-break/><text:line-break/>couldn’t believe that her own son could do this to her. I glanced away. “I’m sorry,” I said. <text:line-break/><text:line-break/>“You’re not helping at all,” she said. “At all.” <text:line-break/><text:line-break/>There was a whisper in the air flue a moment later. <text:line-break/><text:line-break/>“Here I am,” said Dad quietly. <text:line-break/><text:line-break/>We looked at him in his uniform. <text:line-break/><text:line-break/>It was glossy black with silver buttons and silver rims to the heels of the black boots, and it <text:line-break/>looked as if someone had cut the arms and legs and body from a dark nebula, with little faint stars <text:line-break/>glowing through it. It fit as close as a glove fits to a slender long hand, and it smelled like cool air <text:line-break/>and metal and space. It smelled of fire and time. <text:line-break/><text:line-break/><text:soft-page-break/>Father stood, smiling awkwardly, in the center of the room <text:line-break/><text:line-break/>“Turn around,” said Mother. <text:line-break/><text:line-break/>Her eyes were remote, looking at him. <text:line-break/><text:line-break/>When he was gone, she never talked of him. She never said anything about anything but the <text:line-break/>weather or the condition of my neck and the need of a washcloth for it, or the fact that she didn’t sleep <text:line-break/>nights. Once she said the light was too strong at night. <text:line-break/><text:line-break/>“But there’s no moon this week,” I said. <text:line-break/><text:line-break/>“There’s starlight,” she said. <text:line-break/><text:line-break/>I went to the store and bought her some darker, greener shades. As I lay in bed at night, I could <text:line-break/>hear her pull them down tight to the bottom of the windows. It made a long rustling noise. <text:line-break/><text:line-break/>Once I tried to mow the lawn. <text:line-break/><text:line-break/>“No.” Mom stood in the door. “Put the mower away.” <text:line-break/><text:line-break/>So the grass went three months at a time without cutting. Dad cut it when he came home. <text:line-break/><text:line-break/>She wouldn’t let me do anything else either, like repairing the electrical breakfast maker or the <text:line-break/>mechanical book reader. She saved everything up, as if for <text:soft-page-break/>Christmas. And then I would see Dad <text:line-break/>hammering or tinkering, and always smiling at his work, and Mother smiling over him, happy. <text:line-break/><text:line-break/>No, she never talked of him when he was gone. And as for Dad, he never did anything to make a <text:line-break/>contact across the millions of miles. He said once, “If I called you. I’d want to be with you. I <text:line-break/>wouldn’t be happy.” <text:line-break/><text:line-break/>Once Dad said to me, “Your mother treats me, sometimes, as if I weren’t here — as if I were <text:line-break/>invisible.” <text:line-break/><text:line-break/>I had seen her do it. She would look just beyond him, over his shoulder, at his chin or hands, but <text:line-break/>never into his eyes. If she did look at his eyes, her eyes were covered with a film, like an animal <text:line-break/>going to sleep. She said yes at the right times, and smiled, but always a half second later than <text:line-break/>expected. <text:line-break/><text:line-break/>“I’m not there for her,” said Dad. <text:line-break/><text:line-break/>But other days she would be there and he would be there for her, and they would hold hands and <text:line-break/>walk around the block, or take rides, with Mom’s <text:soft-page-break/>hair flying like a girl’s behind her, and she would <text:line-break/>cut off all the mechanical devices in the kitchen and bake him incredible cakes and pies and cookies, <text:line-break/>looking deep into his face, her smile a real smile. But at the end of such days when he was there to <text:line-break/>her, she would always cry. And Dad would stand helpless, gazing about the room as if to find the <text:line-break/>answer, but never finding it. <text:line-break/><text:line-break/>Dad turned slowly, in his uniform, for us to see. <text:line-break/><text:line-break/>“Turn around again,” said Mom <text:line-break/><text:line-break/><text:line-break/><text:line-break/>The next morning Dad came rushing into the house with handfuls of tickets. Pink rocket tickets for <text:line-break/>California, blue tickets for Mexico. <text:line-break/><text:line-break/>“Come on!” he said. “We’ll buy disposable clothes and burn them when they’re soiled. Look, we <text:line-break/>take the noon rocket to L.A., the two-o’clock helicopter to Santa Barbara, the nine-o’clock plane to <text:line-break/>Ensenada, sleep overnight!” <text:line-break/><text:line-break/>And we went to California and up and down the Pacific Coast for a day and a half, settling at last <text:line-break/>on the sands of Malibu to cook wieners at night. Dad was always listening or singing or watching <text:line-break/>things on all sides of him, holding onto things as if the world were a centrifuge going so swiftly that <text:line-break/><text:soft-page-break/>he might be flung off away from us at any instant. <text:line-break/><text:line-break/>The last afternoon at Malibu Mom was up in the hotel room. Dad lay on the sand beside me for a <text:line-break/>long time in the hot sun. “Ah,” he sighed, “this is it.” His eyes were gently closed; he lay on his back, <text:line-break/>drinking the sun. “You miss this,” he said. <text:line-break/><text:line-break/>He meant “on the rocket,” of course. But he never said “the rocket” or mentioned the rocket and all <text:line-break/>the things you couldn’t have on the rocket. You couldn’t have a salt wind on the rocket or a blue sky <text:line-break/>or a yellow sun or Mom’s cooking. You couldn’t talk to your fourteen-year-old boy on a rocket. <text:line-break/><text:line-break/>“Let’s hear it,” he said at last. <text:line-break/><text:line-break/>And I knew that now we would talk, as we had always talked, for three hours straight. All <text:line-break/>afternoon we would murmur back and forth in the lazy sun about my school grades, how high I could <text:line-break/>jump, how fast I could swim. <text:line-break/><text:line-break/>Dad nodded each time I spoke and smiled and <text:soft-page-break/>slapped my chest lightly in approval. We talked. We <text:line-break/>did not talk of rockets or space, but we talked of Mexico, where we had driven once in an ancient car, <text:line-break/>and of the butterflies we had caught in the rain forests of green warm Mexico at noon, seeing the <text:line-break/>hundred butterflies sucked to our radiator, dying there, beating their blue and crimson wings, <text:line-break/>twitching, beautiful, and sad. We talked of such Things instead of the things I wanted to talk about. <text:line-break/>And he listened to me. That was the thing he did, as if he was trying to fill himself up with all the <text:line-break/>sounds he could hear. He listened to the wind and the falling ocean and my voice, always with a rapt <text:line-break/>attention, a concentration that almost excluded physical bodies themselves and kept only the sounds. <text:line-break/>He shut his eyes to listen. I would see him listening to the lawn mower as he cut the grass by hand <text:line-break/>instead of using the remote-control device, and I would see him smelling the cut grass as it sprayed up <text:line-break/>at him behind the mower in a green fount. <text:line-break/><text:line-break/>“Doug,” be said, about five in the afternoon, as we were picking up our towels and heading back <text:line-break/>along the beach near the surf, “I want you to promise me something.” <text:line-break/><text:line-break/>“What?” <text:line-break/><text:line-break/>“Don’t ever be a Rocket Man.” <text:line-break/><text:line-break/>I stopped. <text:line-break/><text:soft-page-break/><text:line-break/>“I mean it,” he said. “Because when you’re out there you want to be here, and when you’re here <text:line-break/>you want to be out there. Don’t start that. Don’t let it get hold of you.” <text:line-break/><text:line-break/>“But—” <text:line-break/><text:line-break/>“You don’t know what it is. Every time I’m out there I think, If I ever get back to Earth I’ll stay <text:line-break/>there; I’ll never go out again. But I go out, and I guess I’ll always go out.” <text:line-break/><text:line-break/>“I’ve thought about being a Rocket Man for a long time,” I said, <text:line-break/><text:line-break/>He didn’t hear me. “I try to stay here. Last Saturday when I got home I started trying so damned <text:line-break/>hard to stay here.” <text:line-break/><text:line-break/><text:line-break/><text:line-break/>I remembered him in the garden, sweating, and all the traveling and doing and listening, and I <text:line-break/>knew that he did this to convince himself that the sea and the towns and the land and his family were <text:soft-page-break/><text:line-break/>the only real things and the good things. But I knew where he would be tonight: looking at the jewelry <text:line-break/>in Orion from our front porch. <text:line-break/><text:line-break/>“Promise me you won’t be like me,” he said. <text:line-break/><text:line-break/>I hesitated awhile. “Okay,” I said. <text:line-break/><text:line-break/>He shook my hand. “Good boy,” he said. <text:line-break/><text:line-break/>The dinner was fine that night. Mom had run about the kitchen with handfuls of cinnamon and <text:line-break/>dough and pots and pans tinkling, and now a great turkey fumed on the table, with dressing, cranberry <text:line-break/>sauce, peas, and pumpkin pie. <text:line-break/><text:line-break/>“In the middle of August?” said Dad, amazed. <text:line-break/><text:line-break/>“You won’t be here for Thanksgiving.” <text:line-break/><text:line-break/>“So I won’t.” <text:line-break/><text:line-break/>He sniffed it. He lifted each lid from each tureen and let the flavor steam over his sunburned face. <text:line-break/>He said “Ah” to each. He looked at the room and his hands. He gazed at the pictures on the wall, the <text:line-break/>chairs, the table, me, and Mom He cleared his throat. I saw him make up his mind. “Lilly?” <text:line-break/><text:line-break/>“Yes?” Mom looked across her table which she had set like a <text:soft-page-break/>wonderful silver trap, a miraculous <text:line-break/>gravy pit into which, like a struggling beast of the past caught in a tar pool, her husband might at last <text:line-break/>be caught and held, gazing out through a jail of wishbones, safe forever. Her eyes sparkled. <text:line-break/><text:line-break/>“Lilly,” said Dad. <text:line-break/><text:line-break/>Go on, I thought crazily. Say it, quick; say you’ll stay home this time, for good, and never go away; <text:line-break/>say it! <text:line-break/><text:line-break/>Just then a passing helicopter jarred the room and the windowpane shook with a crystal sound. <text:line-break/>Dad glanced at the window. <text:line-break/><text:line-break/>The blue stars of evening were there, and the red planet Mars was rising in the East. <text:line-break/><text:line-break/>Dad looked at Mars a full minute. Then he put his hand out blindly toward me. “May I have some <text:line-break/>peas,” he said. <text:line-break/><text:line-break/>“Excuse me,” said Mother. “I’m going to get some bread.” <text:line-break/><text:line-break/>She rushed out into the kitchen. <text:line-break/><text:soft-page-break/><text:line-break/>“But there’s bread on the table,” I said. <text:line-break/><text:line-break/>Dad didn’t look at me as he began his meal. <text:line-break/><text:line-break/>I couldn’t sleep that night. I came downstairs at one in the morning and the moonlight was like ice <text:line-break/>on all the housetops, and dew glittered in a snow field on our grass. I stood in the doorway in my <text:line-break/>pajamas, feeling the warm night wind, and then I knew that Dad was sitting in the mechanical porch <text:line-break/>swing, gliding gently. I could see his profile tilted back, and he was watching the stars wheel over the <text:line-break/>sky. His eyes were like gray</text:p>
      <text:p text:style-name="P1"><text:s/>crystal there, the moon in each one. <text:line-break/><text:line-break/>I went out and sat beside him. <text:line-break/><text:line-break/>We glided awhile in the swing. <text:line-break/><text:line-break/>At last I said, “How many ways are there to die in space?” <text:line-break/><text:line-break/>“A million.” <text:line-break/><text:line-break/>“Name some.” <text:line-break/><text:line-break/>“The meteors hit you. The air goes out of your rocket. Or comets take you along with them. <text:line-break/>Concussion. Strangulation. Explosion. Centrifugal force. Too much acceleration. Too little. The heat, <text:line-break/><text:line-break/><text:soft-page-break/><text:line-break/><text:line-break/>the cold, the sun, the moon, the stars, the planets, the asteroids, the planetoids, radiation . . <text:line-break/><text:line-break/>“And do they bury you?” <text:line-break/><text:line-break/>“They never find you.” <text:line-break/><text:line-break/>“Where do you go?” <text:line-break/><text:line-break/>“A billion miles away Traveling graves, they call them. You become a meteor or a planetoid <text:line-break/>traveling forever through space.” <text:line-break/><text:line-break/>I said nothing. <text:line-break/><text:line-break/>“One thing,” he said later, “it’s quick in space. Death. It’s over like that. You don’t linger. Most of <text:line-break/>the time you don’t even know it. You’re dead and that’s it.” <text:line-break/><text:line-break/>We went up to bed. <text:line-break/><text:line-break/>It was morning. <text:line-break/><text:line-break/><text:soft-page-break/>Standing in the doorway, Dad listened to the yellow canary singing in its golden cage. <text:line-break/><text:line-break/>“Well, I’ve decided,” he said. “Next time I come home, I’m home to stay.” <text:line-break/><text:line-break/>“Dad!” I said. <text:line-break/><text:line-break/>“Tell your mother that when she gets up,” he said. <text:line-break/><text:line-break/>“You mean it!” <text:line-break/><text:line-break/>He nodded gravely. “See you in about three months.” <text:line-break/><text:line-break/>And there he went off down the street, carrying his uniform in its secret box, whistling and looking <text:line-break/>at the tall green trees and picking chinaberries off the chinaberry bush as he brushed by, tossing them <text:line-break/>ahead of him as he walked away into the bright shade of early morning. . . . <text:line-break/><text:line-break/>I asked Mother about a few things that morning after Father had been gone a number of hours. <text:line-break/>“Dad said that sometimes you don’t act as if you hear or see him,” I said. <text:line-break/><text:line-break/>And then she explained everything to me quietly. <text:line-break/><text:line-break/>“When he went off into space ten years ago, I said to myself, ‘He’s dead.’ Or as good as dead. So <text:line-break/>think of him dead. And when he comes back, three or four <text:soft-page-break/>times a year, it’s not him at all, it’s only a <text:line-break/>pleasant little memory or a dream. And if a memory stops or a dream stops, it can’t hurt half as much. <text:line-break/>So most of the time I think of him dead ” <text:line-break/><text:line-break/>“But other times — ” <text:line-break/><text:line-break/>“Other times I can’t help myself. I bake pies and treat him as if he were alive, and then it hurts. <text:line-break/>No, it’s better to think he hasn’t been here for ten years and I’ll never see him again. It doesn’t hurt as <text:line-break/>much.” <text:line-break/><text:line-break/>“Didn’t he say next time he’d settle down.” <text:line-break/><text:line-break/>She shook her head slowly. “No, he’s dead. I’m very sure of that.” <text:line-break/><text:line-break/>“He’ll come alive again, then,” I said. <text:line-break/><text:line-break/>“Ten years ago,” said Mother, “I thought, What if he dies on Venus? Then we’ll never be able to <text:line-break/>see Venus again. What if he dies on Mars? We’ll never be able to look at Mars again, all red in the <text:line-break/>sky, without wanting to go in and lock the door. Or <text:soft-page-break/>what if he died on Jupiter or Saturn or Neptune? <text:line-break/>On those nights when those planets were high in the sky, we wouldn’t want to have anything to do <text:line-break/>with the stars.” <text:line-break/><text:line-break/>“I guess not,” I said. <text:line-break/><text:line-break/>The message came the next day. <text:line-break/><text:line-break/>The messenger gave it to me and I read it standing on the porch. The sun was setting. Mom stood <text:line-break/>in the screen door behind me, watching me fold the message and put it in my pocket. <text:line-break/><text:line-break/><text:line-break/><text:line-break/>“Mom,” I said. <text:line-break/><text:line-break/>“Don’t tell me anything I don’t already know,” she said. <text:line-break/><text:line-break/>She didn’t cry. <text:line-break/><text:line-break/>Well, it wasn’t Mars, and it wasn’t Venus, and it wasn’t Jupiter or Saturn that killed him. We <text:line-break/>wouldn’t have to think of him every time Jupiter or Saturn or Mars lit up the evening sky. <text:line-break/><text:line-break/>This was different. <text:line-break/><text:line-break/>His ship had fallen into the sun. <text:line-break/><text:line-break/><text:soft-page-break/>And the sun was big and fiery and merciless, and it was always in the sky and you couldn’t get <text:line-break/>away from it. <text:line-break/><text:line-break/>So for a long time after my father died my mother slept through the days and wouldn’t go out. We <text:line-break/>had breakfast at midnight and lunch at three in the morning, and dinner at the cold dim hour of 6 A.M. <text:line-break/>We went to all-night shows and went to bed at sunrise. <text:line-break/><text:line-break/>And, for a long while, the only days we ever went out to walk were the days when it was raining <text:line-break/>and there was no sun. <text:line-break/><text:line-break/><text:line-break/><text:line-break/><text:toc-mark-start text:id="IMark2407005201528" text:outline-level="1"/><text:span text:style-name="T1">The Fire Balloons</text:span><text:toc-mark-end text:id="IMark2407005201528"/> <text:line-break/><text:line-break/><text:line-break/>FIRE exploded over summer night lawns. You saw sparkling faces of uncles and aunts. Skyrockets <text:line-break/>fell up in the brown shining eyes of cousins on the porch, and the cold charred sticks thumped down <text:line-break/>in dry meadows far away. <text:line-break/><text:line-break/><text:soft-page-break/>The Very Reverend Father Joseph Daniel Peregrine opened his eyes. What a dream: he and his <text:line-break/>cousins with their fiery play at his grandfather’s ancient Ohio home so many years ago! <text:line-break/><text:line-break/>He lay listening to the great hollow of the church, the other cells where other Fathers lay. Had <text:line-break/>they, too, on the eve of the flight of the rocket Crucifix, lain with memories of the Fourth of July? Yes. <text:line-break/>This was like those breathless Independence dawns when you waited for the first concussion and <text:line-break/>rushed out on the dewy sidewalks, your hands full of loud miracles. <text:line-break/><text:line-break/>So here they were, the Episcopal Fathers, in the breathing dawn before they pinwheeled off to <text:line-break/>Mars, leaving their incense through the velvet cathedral of space. <text:line-break/><text:line-break/>“Should we go at all?” whispered Father Peregrine. “Shouldn’t we solve our own sins on Earth? <text:line-break/>Aren’t we running from our lives here?” <text:line-break/><text:line-break/>He arose, his fleshy body, with its rich look of strawberries, milk, and steak, moving heavily. <text:line-break/><text:line-break/>“Or is it sloth?” he wondered. “Do I dread the journey?” <text:line-break/><text:line-break/>He stepped into the needle- spray shower. <text:line-break/><text:line-break/>“But I shall take you to Mars, body.” He addressed himself. <text:soft-page-break/>“Leaving old sins here. And on to <text:line-break/>Mars to find new sins?” A delightful thought almost. Sins no one had ever thought of. <text:line-break/><text:line-break/>Oh, he himself had written a little book: The Problem of Sin on Other Worlds, ignored as <text:line-break/>somehow not serious enough by his Episcopal brethren. <text:line-break/><text:line-break/>Only last night, over a final cigar, he and Father Stone had talked of it. <text:line-break/><text:line-break/>“On Mars sin might appear as virtue. We must guard against virtuous acts there that, later, might be <text:line-break/>found to be sins!” said Father Peregrine, beaming. “How exciting! It’s been centuries since so much <text:line-break/>adventure has accompanied the prospect of being a missionary!” <text:line-break/><text:line-break/>“I will recognize sin,” said Father Stone bluntly, “even on Mars.” <text:line-break/><text:line-break/>“Oh, we priests pride ourselves on being litmus paper, changing color in sin’s presence,” retorted <text:line-break/>Father Peregrine, “but what if Martian chemistry is such we do not color at all! If there are new <text:line-break/><text:soft-page-break/>senses on Mars, you must admit the possibility of unrecognizable sin.” <text:line-break/><text:line-break/>“If there is no malice aforethought, there is no sin or punishment for same — the Lord assures us <text:line-break/>that,” Father Stone replied. <text:line-break/><text:line-break/>“On Earth, yes. But perhaps a Martian sin might inform the subconscious of its evil, telepathically, <text:line-break/>leaving the conscious mind of man free to act, seemingly without malice! What then?” <text:line-break/><text:line-break/>“What could there be in the way of new sins?” <text:line-break/><text:line-break/>Father Peregrine leaned heavily forward. “Adam alone did not sin. Add Eve and you add <text:line-break/>temptation. Add a second man and you make adultery possible. With the addition of sex or people, <text:line-break/><text:line-break/><text:line-break/><text:line-break/>you add sin. If men were armless they could not strangle with their hands. You would not have that <text:line-break/>particular sin of murder. Add arms, and you add the possibility of a new violence. Amoebas cannot <text:line-break/>sin because they reproduce by fission. They do not covet wives or murder each other. Add sex to <text:line-break/>amoebas, add arms and legs, and you would have murder and adultery. Add an arm or leg or person, <text:line-break/>or take away each, and you add or subtract possible evil. On Mars, what if there are five new senses, <text:line-break/><text:soft-page-break/>organs, invisible limbs we can’t conceive of — then mightn’t there be five new sins?” <text:line-break/><text:line-break/>Father Stone gasped. “I think you enjoy this sort of thing!” <text:line-break/><text:line-break/>“I keep my mind alive, Father; just alive, is all.” <text:line-break/><text:line-break/>“Your mind’s always juggling, isn’t it? — mirrors, torches, plates.” <text:line-break/><text:line-break/>“Yes. Because sometimes the Church seems like those posed circus tableaus where the curtain lifts <text:line-break/>and men, white, zinc-oxide, talcum-powder statues, freeze to represent abstract Beauty. Very <text:line-break/>wonderful. But I hope there will always be room for me to dart about among the statues, don’t you. <text:line-break/>Father Stone?” <text:line-break/><text:line-break/>Father Stone had moved away. “I think we’d better go to bed. In a few hours we’ll be jumping up <text:line-break/>to see your new sins, Father Peregrine.” <text:line-break/><text:line-break/>The rocket stood ready for the firing. <text:line-break/><text:line-break/>The Fathers walked from their devotions in the chilly morning, many a fine priest from New York <text:line-break/><text:soft-page-break/>or Chicago or Los Angeles — the Church was sending its best — walking across town to the frosty <text:line-break/>field. Walking, Father Peregrine remembered the Bishop’s words: <text:line-break/><text:line-break/>“Father Peregrine, you will captain the missionaries, with Father Stone at your side. Having <text:line-break/>chosen you for this serious task, I find my reasons deplorably obscure, Father, but your pamphlet on <text:line-break/>planetary sin did not go unread. You are a flexible man. And Mars is like that uncleaned closet we <text:line-break/>have neglected for mille nni ums. Sin has collected there like bric-a-brac. Mars is twice Earth’s age <text:line-break/>and has had double the number of Saturday nights, liquor baths, and eye-poppings at women as naked <text:line-break/>as white seals. When we open that closet door, things will fall onus. We need a quick, flexible man — <text:line-break/>one whose mind can dodge. Anyone a little too dogmatic might break in two. I feel you’ll be resilient. <text:line-break/>Father, the job is yours.” <text:line-break/><text:line-break/>The Bishop and the Fathers knelt. <text:line-break/><text:line-break/>The blessing was said and the rocket given a little shower of holy water. Arising, the Bishop <text:line-break/>addressed them: <text:line-break/><text:line-break/>“I know you will go with God, to prepare the Martians for the reception of His Truth. I wish you <text:line-break/>all a thoughtful journey.” <text:line-break/><text:line-break/><text:soft-page-break/>They filed past the Bishop, twenty men, robes whispering, to deliver their hands into his kind <text:line-break/>hands before passing into the cleansed projectile. <text:line-break/><text:line-break/>“I wonder,” said Father Peregrine, at the last moment, “if Mars is hell? Only waiting for our <text:line-break/>arrival before it bursts into brimstone and fire.” <text:line-break/><text:line-break/>“Lord, be with us,” said Father Stone. <text:line-break/><text:line-break/>The rocket moved. <text:line-break/><text:line-break/>Coming out of space was like coming out of the most beautiful cathedral they had ever seen. <text:line-break/>Touching Mars was like touching the ordinary pavement outside the</text:p>
      <text:p text:style-name="P1"><text:s/>church five minutes after having <text:line-break/>really known your love for God. <text:line-break/><text:line-break/>The Fathers stepped gingerly from the steaming rocket and knelt upon Martian sand while Father <text:line-break/>Peregrine gave thanks. <text:line-break/><text:line-break/><text:line-break/><text:line-break/>“Lord, we thank Thee for the journey through Thy rooms. And, Lord, we have reached a new land, <text:line-break/><text:soft-page-break/>so we must have new eyes. We shall hear new sounds and must needs have new ears. And there will <text:line-break/>he new sins, for which we ask the gift of better and firmer and purer hearts. Amen.” <text:line-break/><text:line-break/>They arose. <text:line-break/><text:line-break/>And here was Mars like a sea under which they trudged in the guise of submarine biologists, <text:line-break/>seeking life. Here the territory of hidden sin. Oh, how carefully they must all balance, like gray <text:line-break/>feathers, in this new element, afraid that walkingitself might be sinful; or breathing, or simple fasting! <text:line-break/><text:line-break/>And here was the mayor of First Town come to meet them with outstretched hand. “What can I do <text:line-break/>for you. Father Peregrine?” <text:line-break/><text:line-break/>“We’d like to know about the Martians. For only if we know about them can we plan our church <text:line-break/>intelligently. Are they ten feet tall? We will build large doors. Are their skins blue or red or green? <text:line-break/>We must know when we put human figures in the stained glass so we may use the right skin color. Are <text:line-break/>they heavy? We will build sturdy seats for them.” <text:line-break/><text:line-break/>“Father,” said the mayor, “I don’t think you should worry about the Martians. There are two races. <text:line-break/>One of them is pretty well dead. A few are in hiding. And the second race — well, they’re not quite <text:line-break/>human.” <text:line-break/><text:soft-page-break/><text:line-break/>“Oh?” Father Peregrine’s heart quickened. <text:line-break/><text:line-break/>“They’re round luminous globes of light, Father, living in those hills. Man or beast, who can say? <text:line-break/>But they act intelligently, I hear.” The mayor shrugged. “Of course, they’re not men, so I don’t think <text:line-break/>you’ll care — <text:line-break/><text:line-break/>“On the contrary,” said Father Peregrine swiftly. “Intelligent, you say?” <text:line-break/><text:line-break/>“There’s a story. A prospector broke his leg in those hills and would have died there. The blue <text:line-break/>spheres of light came at him. When he woke, he was down on a highway and didn’t know how he got <text:line-break/>there.” <text:line-break/><text:line-break/>“Drunk,” said Father Stone. <text:line-break/><text:line-break/>“That’s the story,” said the mayor. “Father Peregrine, with most of the Martians dead, and only <text:line-break/>these blue spheres, I frankly think you’d be better off in First City. Mars is opening up. It’s a frontier <text:line-break/><text:soft-page-break/>now, like in the old days on Earth, out West, and in Alaska. Men are pouring up here. There ’re a <text:line-break/>couple thousand black Irish mechanics and miners and day laborers in First Town who need saving, <text:line-break/>because there ’re too many wicked women came with them, and too much ten-century-old Martian <text:line-break/>wine ” <text:line-break/><text:line-break/>Father Peregrine was gazing into the soft blue hills. <text:line-break/><text:line-break/>Father Stone cleared his throat. “Well, Father?” <text:line-break/><text:line-break/>Father Peregrine did not hear. “Spheres of blue fire?” <text:line-break/><text:line-break/>“Yes, Father.” <text:line-break/><text:line-break/>“Ah,” Father Peregrine sighed. <text:line-break/><text:line-break/>“Blue balloons.” Father Stone shook his head. “A circus!” <text:line-break/><text:line-break/>Father Peregrine felt his wrists pounding. He saw the little frontier town with raw, fresh-built sin, <text:line-break/>and he saw the hills, old with the oldest and yet perhaps an even newer (to him) sin. <text:line-break/><text:line-break/>“Mayor, could your black Irish laborers cook one more day in hellfire?” <text:line-break/><text:line-break/>“I’d turn and baste them for you. Father.” <text:line-break/><text:line-break/>Father Peregrine nodded to the hills. “Then that’s where we’ll <text:soft-page-break/>go.” <text:line-break/><text:line-break/>There was a murmur from everyone. <text:line-break/><text:line-break/><text:line-break/><text:line-break/>“It would be so simple,” explained Father Peregrine, “to go into town. I prefer to think that if the <text:line-break/>Lord walked here and people said, ‘Here is the beaten path,’ He would reply, ‘Show me the weeds. I <text:line-break/>will make a path.”’ <text:line-break/><text:line-break/>“But ” <text:line-break/><text:line-break/>“Father Stone, think how it would weigh upon us if we passed sinners by and did not extend our <text:line-break/>hands.” <text:line-break/><text:line-break/>“But globes of fire!” <text:line-break/><text:line-break/>“I imagine man looked funny to other animals when we first appeared. Yet he has a soul, for all his <text:line-break/>homeliness. Until we prove otherwise, let us assume that these fiery spheres have souls.” <text:line-break/><text:soft-page-break/><text:line-break/>“All right,” agreed the mayor, “but you’ll be back to town.” <text:line-break/><text:line-break/>“We’ll see. First, some breakfast. Then you and I, Father Stone, will walk alone into the hills. I <text:line-break/>don’t want to frighten those fiery Martians with machines or crowds. Shall we have breakfast?” <text:line-break/><text:line-break/>The Fathers ate in silence. <text:line-break/><text:line-break/>At nightfall Father Peregrine and Father Stone were high in the hills. They stopped and sat upon a <text:line-break/>rock to enjoy a moment of relaxation and waiting. The Martians had not as yet appeared and they both <text:line-break/>felt vaguely disappointed. <text:line-break/><text:line-break/>“I wonder ” Father Peregrine mopped his face. “Do you think if we called ‘Hello!’ they might <text:line-break/><text:line-break/>answer?” <text:line-break/><text:line-break/>“Father Peregrine, won’t you ever be serious?” <text:line-break/><text:line-break/>“Not until the good Lord is. Oh, don’t look so terribly shocked, please. The Lord is not serious. In <text:line-break/>fact, it is a little hard to know just what else He is except loving. And love has to do with humor, <text:line-break/>doesn’t it? For you cannot love someone unless you put up with him, can you? And you cannot put up <text:line-break/>with someone constantly unless you can laugh at him. Isn’t that true? And certainly we are ridiculous <text:line-break/><text:soft-page-break/>little animals wallowing in the fudge bowl, and God must love us all the more because we appeal to <text:line-break/>His humor.” <text:line-break/><text:line-break/>“I never thought of God as humorous,” said Father stone. <text:line-break/><text:line-break/>“The Creator of the platypus, the camel, the ostrich, and man? Oh, come now!” Father Peregrine <text:line-break/>laughed. <text:line-break/><text:line-break/>But at this instant, from among the twilight hills, like a series of blue lamps lit to guide their way, <text:line-break/>came the Martians. <text:line-break/><text:line-break/>Father Stone saw them first. “Look!” <text:line-break/><text:line-break/>Father Peregrine turned and the laughter stopped in his mouth. <text:line-break/><text:line-break/>The round blue globes of fire hovered among the twinkling stars, distantly trembling. <text:line-break/><text:line-break/>“Monsters!” Father Stone leaped up. But Father Peregrine caught him. “Wait!” <text:line-break/><text:soft-page-break/><text:line-break/>“We should’ve gone to town!” <text:line-break/><text:line-break/>“No, listen, look!” pleaded Father Peregrine. <text:line-break/><text:line-break/>“I’m afraid!” <text:line-break/><text:line-break/>“Don’t be. This is God’s work!” <text:line-break/><text:line-break/>“The devil’s!” <text:line-break/><text:line-break/>“No, now, quiet!” Father Peregrine gentled him and they crouched with the soft blue light on their <text:line-break/>upturned faces as the fiery orbs drew near. <text:line-break/><text:line-break/>And again, Independence Night, thought Father Peregrine, tremoring. He felt like a child back in <text:line-break/>those July Fourth evenings, the sky blowing apart, breaking into powdery stars and burning sound, the <text:line-break/><text:line-break/><text:line-break/><text:line-break/>concussions jingling house windows like the ice on a thousand thin ponds. The aunts, uncles, cousins <text:line-break/>crying, as to some celestial physician. The summer sky colors. And the Fire Balloons, lit by an <text:line-break/>indulgent grandfather, steadied in his massively tender hands. Oh, the memory of those lovely Fire <text:line-break/>Balloons, softly lighted, warmly billowed bits of tissue, like insect wings, lying like folded wasps in <text:line-break/>boxes and, last of all, after the day of riot and fury, at long last <text:soft-page-break/>from their boxes, delicately unfolded, <text:line-break/>blue, red, white, patriotic — the Fire Balloons! He saw the dim faces of dear relatives long dead and <text:line-break/>mantled with moss as Grandfather lit the tiny candle and let the warm air breathe up to form the <text:line-break/>balloon plumply luminous in his hands, a shining vision which they held, reluctant to let it go; for, <text:line-break/>once released, it was yet another year gone from life, another Fourth, another bit of Beauty vanished. <text:line-break/>And then up, up, still up through the warm summer night constellations, the Fire Balloons had drifted, <text:line-break/>while red-white-and-blue eyes followed them, wordless, from family porches. Away into deep <text:line-break/>Illinois country, over night rivers and sleeping mansions the Fire Balloons dwindled, forever gone. <text:line-break/><text:line-break/>Father Peregrine felt tears in his eyes. Above him the Martians, not one but a thousand <text:line-break/>whispering Fire Balloons, it seemed, hovered. Any moment he might find his long-dead and blessed <text:line-break/>grandfather at his elbow, staring up at Beauty. <text:line-break/><text:line-break/>But it was Father Stone. <text:line-break/><text:line-break/><text:soft-page-break/>“Let’s go, please, Father!” <text:line-break/><text:line-break/>“I must speak to them” Father Peregrine rustled forward, not knowing what to say, for what had he <text:line-break/>ever said to the Fire Balloons of time past except with his mind: you are beautiful, you are <text:line-break/>beautiful, and that was not enough now. He could only lift his heavy arms and call upward, as he had <text:line-break/>often wished to call after the enchanted Fire Balloons, “Hello!” <text:line-break/><text:line-break/>But the fiery spheres only burned like images in a dark minor. They seemed fixed, gaseous, <text:line-break/>miraculous, forever. <text:line-break/><text:line-break/>“We come with God,” said Father Peregrine to the sky. <text:line-break/><text:line-break/>“Silly, silly, silly.” Father Stone chewed the back of his hand. “In the name of God, Father <text:line-break/>Peregrine, stop!” <text:line-break/><text:line-break/>But now the phosphorescent spheres blew away into the hills. In a moment they were gone. <text:line-break/><text:line-break/>Father Peregrine called again, and the echo of his last cry shook the hills above. Turning, he saw <text:line-break/>an avalanche shake out dust, pause, and then, with a thunder of stone wheels, crash down the mountain <text:line-break/>upon them. <text:line-break/><text:line-break/>“Look what you’ve done!” cried Father Stone <text:line-break/><text:soft-page-break/><text:line-break/>Father Peregrine was almost fascinated, then horrified. He turned, knowing they could run only a <text:line-break/>few feet before the rocks crushed them into ruins. He had time to whisper, Oh, Lord! and the rocks <text:line-break/>fell! <text:line-break/><text:line-break/>“Father!” <text:line-break/><text:line-break/>They were separated like chaff from wheat. There was a blue shimmering of globes, a shift of cold <text:line-break/>stars, a roar, and then they stood upon a ledge two hundred feet away watching the spot where their <text:line-break/>bodies should have been buried under tons of stone. <text:line-break/><text:line-break/>The blue light evaporated. <text:line-break/><text:line-break/>The two Fathers clutched each other. “What happened?” <text:line-break/><text:line-break/>“The blue fires lifted us!” <text:line-break/><text:line-break/>“We ran, that was it!” <text:line-break/><text:line-break/>“No, the globes saved us.” <text:line-break/><text:soft-page-break/><text:line-break/><text:line-break/><text:line-break/>“They couldn’t!” <text:line-break/><text:line-break/>“They did.” <text:line-break/><text:line-break/>The sky was empty. There was a feel as if a great bell had just stopped tolling. Reverberations <text:line-break/>lingered in their teeth and marrows. <text:line-break/><text:line-break/>“Let’s get away Rom here. You’ll have us killed.” <text:line-break/><text:line-break/>“I haven’t feared death for a good many years, Father Stone.” <text:line-break/><text:line-break/>“We’ve proved nothing. Those blue lights ran off at the first cry It’s useless.” <text:line-break/><text:line-break/>“No.” Father Peregrine was suffused with a stubborn wonder. “Somehow, they saved us. That <text:line-break/>proves they have souls.” <text:line-break/><text:line-break/>“It proves only that they might have saved us. Everything was confused. We might have escaped, <text:line-break/>ourselves.” <text:line-break/><text:line-break/>“They are not animals, Father Stone. Animals do not save lives, especially of strangers. There</text:p>
      <text:p text:style-name="P1"><text:s/>is <text:line-break/>mercy and compassion here. Perhaps, tomorrow, we may prove more. <text:line-break/><text:soft-page-break/><text:line-break/>“Prove what? How?” Father Stone was immensely tired now; the outrage to his mind and body <text:line-break/>showed on his stiff face. “Follow them in helicopters, reading chapter and verse? They’re not human. <text:line-break/>They haven’t eyes or ears or bodies like ours.” <text:line-break/><text:line-break/>“But I feel something about them,” replied Father Peregrine. “I know a great revelation is at hand. <text:line-break/>They saved us. They think. They had a choice; let us live or die. That proves free will!” <text:line-break/><text:line-break/>Father Stone set to work building a fire, glaring at the sticks in his hands, choking on the gray <text:line-break/>smoke. “I myself will open a convent for nursling geese, a monastery for sainted swine, and I shall <text:line-break/>build a miniature apse in a microscope so that paramecium can attend services and tell their beads <text:line-break/>with their flagella.” <text:line-break/><text:line-break/>“Oh, Father Stone.” <text:line-break/><text:line-break/>“I’m sorry.” Father Stone blinked redly across the fire. “But this is like blessing a crocodile <text:line-break/>before he chews you up. You’re risking the entire <text:soft-page-break/>missionary expedition. We belong in First Town, <text:line-break/>washing liquor from men’s throats and perfume off their hands!” <text:line-break/><text:line-break/>“Can’t you recognize the human in the inhuman?” <text:line-break/><text:line-break/>“I’d much rather recognize the inhuman in the human.” <text:line-break/><text:line-break/>“But if I prove these things sin, know sin, know a moral life, have free will and intellect, Father <text:line-break/>Stone?” <text:line-break/><text:line-break/>“That will take much convincing.” <text:line-break/><text:line-break/>The night grew rapidly cold and they peered into the fire to find their wildest thoughts, while <text:line-break/>eating biscuits and berries, and soon they were bundled for sleep under the chiming stars. And just <text:line-break/>before turning over one last time Father Stone, who had been thinking for many minutes to find <text:line-break/>something to bother Father Peregrine about, stared into the soft pink charcoal bed and said, “No <text:line-break/>Adam and Eve on Mars. No original sin. Maybe the Martians live in a state of God’s grace. Then we <text:line-break/>can go back down to town and start work on the Earthmen.” <text:line-break/><text:line-break/>Father Peregrine reminded himself to say a little prayer for Father Stone, who got so mad and who <text:line-break/>was now being vindictive, God help him. “Yes, Father Stone, but the Martians killed some of our <text:line-break/>settlers. That’s sinful. There must have been an Original Sin <text:soft-page-break/>and a Martian Adam and Eve. We’ll find <text:line-break/>them. Men are men, unfortunately, no matter what their shape, and inclined to sin.” <text:line-break/><text:line-break/>But Father Stone was pretending sleep. <text:line-break/><text:line-break/>Father Peregrine did not shut his eyes. <text:line-break/><text:line-break/><text:line-break/><text:line-break/>Of course they couldn’t let these Martians go to hell, could they? With a compromise to their <text:line-break/>consciences, could they go back to the new colonial towns, those towns so full of sinful gullets and <text:line-break/>women with scintilla eyes and white oyster bodies rollicking in beds with lonely laborers? Wasn’t <text:line-break/>that the place for the Fathers? Wasn’t this trek into the hills merely a personal whim? Was he really <text:line-break/>thinking of God’s Church, or was he quenching the thirst of a spongelike curiosity? Those blue round <text:line-break/>globes of St. Anthony’s fire — how they burned in his mind! What a challenge, to find the man behind <text:line-break/>the mask, the human behind the inhuman. Wouldn’t he be proud if he could say, even to his <text:soft-page-break/>secret self, <text:line-break/>that he had converted a rolling huge pool table full of fiery spheres! What a sin of pride! Worth doing <text:line-break/>penance for! But then one did many prideful things out of Love, and he loved the Lord so much and <text:line-break/>was so happy at it that he wanted everyone else to be happy too. <text:line-break/><text:line-break/>The last thing he saw before sleep was the return of the blue fires, like a flight of burning angels <text:line-break/>silently singing him to his worried rest. <text:line-break/><text:line-break/>The blue round dreams were still there in the sky when Father Peregrine awoke in the early <text:line-break/>morning. <text:line-break/><text:line-break/>Father Stone slept like a stiff bundle, quietly. Father Peregrine watched the Martians floating and <text:line-break/>watching him They were human — he knew it. But he must prove it or face a dry-mouthed, dry-eyed <text:line-break/>Bishop telling him kindly to step aside. <text:line-break/><text:line-break/>But how to prove humanity if they hid in the high vaults of the sky? How to bring them nearer and <text:line-break/>provide answers to the many questions? <text:line-break/><text:line-break/>“They saved us from the avalanche.” <text:line-break/><text:line-break/>Father Peregrine arose, moved off among the rocks, and began to climb the nearest hill until he <text:line-break/>came to a place where a cliff dropped sheerly to a floor two <text:soft-page-break/>hundred feet below. He was choking <text:line-break/>from his vigorous climb in the frosty air. He stood, getting his breath. <text:line-break/><text:line-break/>“If I fell from here, it would surely kill me.” <text:line-break/><text:line-break/>He let a pebble drop. Moments later it clicked on the rocks below. <text:line-break/><text:line-break/>“The Lord would never forgive me.” <text:line-break/><text:line-break/>He tossed another pebble. <text:line-break/><text:line-break/>“It wouldn’t be suicide, would it, if I did it out of Love . . . ?” <text:line-break/><text:line-break/>He lifted his gaze to the blue spheres. “But first, another try.” He called to them: “Hello, hello!” <text:line-break/><text:line-break/>The echoes tumbled upon each other, but the blue fires did not blink or move. <text:line-break/><text:line-break/>He talked to them for five minutes. When he stopped, he peered down and saw Father Stone, still <text:line-break/>indignantly asleep, below in the little camp. <text:line-break/><text:line-break/><text:soft-page-break/>“I must prove everything.” Father Peregrine stepped to the cliff rim “I am an old man. I am not <text:line-break/>afraid. Surely the Lord will understand that I am doing this for Him?” <text:line-break/><text:line-break/>He drew a deep breath. All his life swam through his eyes and he thought, In a moment shall I die? <text:line-break/>I am afraid that I love living much too much. But I love other things more. <text:line-break/><text:line-break/>And, thinking thus, he stepped off the cliff. <text:line-break/><text:line-break/>He fell. <text:line-break/><text:line-break/>“Fool!” he cried. He tumbled end over end. “You were wrong!” The rocks rushed up at him and he <text:line-break/>saw himself dashed on them and sent to glory. “Why did I do this thing?” But he knew the answer, and <text:line-break/>an instant later was calm as he fell. The wind roared around him and the rocks hurtled to meet him. <text:line-break/><text:line-break/>And then there was a shift of stars, a glimmering of blue light, and he felt himself surrounded by <text:line-break/>blueness and suspended. A moment later he was deposited, with a gentle bump, upon the rocks, where <text:line-break/><text:line-break/><text:line-break/><text:line-break/>he sat a full moment alive, and touching himself, and looking up at those blue lights that had <text:line-break/>withdrawn instantly. <text:line-break/><text:soft-page-break/><text:line-break/>“You saved me!” he whispered. “You wouldn’t let me die. You knew it was wrong.” <text:line-break/><text:line-break/>He rushed over to Father Stone, who still lay quietly asleep. “Father, Father, wake up!” He shook <text:line-break/>him and brought him round. “Father, they saved me!” <text:line-break/><text:line-break/>“Who saved you?” Father Stone blinked and sat up. <text:line-break/><text:line-break/>Father Peregrine related his experience. <text:line-break/><text:line-break/>“A dream, a nightmare; go back to sleep,” said Father Stone irritably. “You and your circus <text:line-break/>balloons.” <text:line-break/><text:line-break/>“But I was awake!” <text:line-break/><text:line-break/>“Now, now, Father, calm yourself. There now. <text:line-break/><text:line-break/>“You don’t believe me? Have you a gun? Yes, there, let me have it.” <text:line-break/><text:line-break/>“What are you going to do?” Father Stone handed <text:soft-page-break/>over the small pistol they had brought along for <text:line-break/>protection against snakes or other similar and unpredictable animals. <text:line-break/><text:line-break/>Father Peregrine seized the pistol. “I’ll prove it!” <text:line-break/><text:line-break/>He pointed the pistol at his own hand and fired. <text:line-break/><text:line-break/>“Stop!” <text:line-break/><text:line-break/>There was a shimmer of light and before their eyes the bullet stood upon the air, poised an inch <text:line-break/>from his open palm. It hung for a moment, surrounded by a blue phosphorescence. Then it fell, <text:line-break/>hissing, into the dust. <text:line-break/><text:line-break/>Father Peregrine fired the gun three times — at his hand, at his leg, at his body. The three bullets <text:line-break/>hovered, glittering, and, like dead insects, fell at their feet. <text:line-break/><text:line-break/>“You see?” said Father Peregrine, letting his arm fall, and allowing the pistol to drop after the <text:line-break/>bullets. “They know. They understand. They are not animals. They think and judge and live in a moral <text:line-break/>climate. What animal would save me from myself like this? There is no animal would do that. Only <text:line-break/>another man, Father. Now, do you believe?” <text:line-break/><text:line-break/>Father Stone was watching the sky and the blue lights, and now, silently, he dropped to one knee <text:line-break/>and picked up the warm bullets and cupped them in his hand. <text:soft-page-break/>He closed his hand tight. <text:line-break/><text:line-break/>The sun was rising behind them. <text:line-break/><text:line-break/>“I think we had better go down to the others and tell them of this and bring them back up here,” <text:line-break/>said Father Peregrine. <text:line-break/><text:line-break/>By the time the sun was up, they were well on their way back to the rocket. <text:line-break/><text:line-break/>Father Peregrine drew the round circle in the center of the blackboard. <text:line-break/><text:line-break/>“This is Christ, the son of the Father.” <text:line-break/><text:line-break/>He pretended not to hear the other Fathers’ sharp intake of breath. <text:line-break/><text:line-break/>“This is Christ in all his Glory,” he continued. <text:line-break/><text:line-break/>“It looks like a geometry problem,” observed Father Stone. <text:line-break/><text:line-break/>“A fortunate comparison, for we deal with symbols here. Christ is no less Christ, you must admit, <text:line-break/><text:soft-page-break/>in being represented by a circle or a square. For centuries the cross has symbolized his love and <text:line-break/>agony. So this circle will be the Martian Christ. This is how we shall bring Him to Mars.” <text:line-break/><text:line-break/>The Fathers stirred fretfully and looked at each other. <text:line-break/><text:line-break/>“You, Brother Mathias, will create, in glass, a replica of this circle, a globe, filled with bright <text:line-break/>fire. It will stand upon the altar.” <text:line-break/><text:line-break/><text:line-break/><text:line-break/>“A cheap magic trick,” muttered Father Stone <text:line-break/><text:line-break/>Father Peregrine went on patiently: “On the contrary. We are giving them God in an <text:line-break/>understandable image. If Christ had come to us on Earth as an octopus, would we have accepted him <text:line-break/>readily?” He spread his hands. “Was it then a cheap magic trick of the Lord’s to bring us Christ <text:line-break/>through Jesus, in man’s shape? After we bless the church we build here and sanctify its altar and this <text:line-break/>symbol, do you think Christ would refuse to inhabit the shape before us? You know in your hearts He <text:line-break/>would not refuse.” <text:line-break/><text:line-break/>“But the body of a soulless animal!” said Brother Mathias. “We’ve already gone over that, many <text:line-break/>times since we returned this morning, Brother Mathias. These creatures saved us from the avalanche. <text:line-break/><text:soft-page-break/>They realized that self-destruction was sinful, and prevented it, time after time. Therefore we must <text:line-break/>build a church in the hills, live with them, to find their own special ways of sinning, the alien ways, <text:line-break/>and help them to discover God.” <text:line-break/><text:line-break/>The Fathers did not seem pleased at the prospect. <text:line-break/><text:line-break/>“Is it because they are so odd to the eye?” wondered Father Peregrine. “But what is a shape? Only <text:line-break/>a cup for the blazing soul that God provides</text:p>
      <text:p text:style-name="P1"><text:s/>us all. If tomorrow I found that sea lions suddenly <text:line-break/>possessed free will, intellect, knew when not to sin, knew what life was and tempered justice with <text:line-break/>mercy and life with love, then I would build an undersea cathedral. And if the sparrows should, <text:line-break/>miraculously, with God’s will, gain everlasting souls tomorrow, I would freight a church with helium <text:line-break/>and take after them, for all souls, in any shape, if they have free will and are aware of their sins, will <text:line-break/>burn in hell unless given their rightful communions. I would not let a Martian sphere burn in hell, <text:line-break/><text:soft-page-break/>either, for it is a sphere only in mine eyes. When I close my eyes it stands before me, an intelligence, <text:line-break/>a love, a soul — and I must not deny it.” <text:line-break/><text:line-break/>“But that glass globe you wish placed on the altar,” protested Father Stone. <text:line-break/><text:line-break/>“Consider the Chinese,” replied Father Peregrine imperturbably. “What sort of Christ do Christian <text:line-break/>Chinese worship? An oriental Christ, naturally. You’ve all seen oriental Nativity scenes. How is <text:line-break/>Christ dressed? In Eastern robes. Where does He walk? In Chinese settings of bamboo and misty <text:line-break/>mountain and crooked tree. His eyelids taper, his cheekbones rise. Each country, each race adds <text:line-break/>something to Our Lord. I am reminded of the Virgin of Guadalupe, to whom all Mexico pays its love. <text:line-break/>Her skin? Have you noticed the paintings of her? A dark skin, like that of her worshipers. Is this <text:line-break/>blasphemy? Not at all. It is not logical that men should accept a God, no matter how real, of another <text:line-break/>color. I often wonder why our missionaries do well in Africa, with a snow-white Christ. Perhaps <text:line-break/>because white is a sacred color, in albino, or any other form, to the African tribes. Given time, <text:line-break/>mightn’t Christ darken there too? The form does not matter. Content is everything. We cannot expect <text:line-break/>these Martians to accept an alien form. We shall give them Christ in their own image.” <text:line-break/><text:line-break/>“There’s a flaw in your reasoning, Father,” said Father Stone. <text:soft-page-break/>“Won’t the Martians suspect us of <text:line-break/>hypocrisy? They will realize that we don’t worship a round, globular Christ, but a man with limbs <text:line-break/>and a head. How do we explain the difference?” <text:line-break/><text:line-break/>“By showing there is none. Christ will fill any vessel that is offered. Bodies or globes, he is there, <text:line-break/>and each will worship the same thing in a different guise. Wfrat is more, we must believe in this <text:line-break/>globe we give the Martians. We must believe in a shape which is meaningless to us as to form. This <text:line-break/>spheroid will be Christ. And we must remember that we ourselves, and the shape of our Earth Christ, <text:line-break/>would be meaningless, ridiculous, a squander of material to these Martians.” <text:line-break/><text:line-break/>Father Peregrine laid aside his chalk. “Now let us go into the hills and build our church.” <text:line-break/><text:line-break/><text:line-break/><text:line-break/>The Fathers began to pack their equipment. <text:line-break/><text:line-break/>The church was not a church but an area cleared of rocks, a plateau on one of the low mountains, <text:line-break/><text:soft-page-break/>its soil smoothed and brushed, and an altar established whereon Brother Mathias placed the fiery <text:line-break/>globe he had constructed. <text:line-break/><text:line-break/>At the end of six days of work the “church” was ready. <text:line-break/><text:line-break/>“What shall we do with this?” Father Stone tapped an iron bell they had brought along. “What <text:line-break/>does a bell mean to them?” <text:line-break/><text:line-break/>“I imagine I brought it for our own comfort,” admitted Father Peregrine. “We need a few <text:line-break/>familiarities. This church seems so little like a church. And we feel somewhat absurd here — even I; <text:line-break/>for it is something new, this business of converting the creatures of another world. I feel like a <text:line-break/>ridiculous play actor at times. And then I pray to God to lend me strength.” <text:line-break/><text:line-break/>“Many of the Fathers are unhappy. Some of them joke about all this, Father Peregrine.” <text:line-break/><text:line-break/>“I know. WeTl put this bell in a small tower, for their comfort, anyway.” <text:line-break/><text:line-break/>“What about the organ?” <text:line-break/><text:line-break/>“WeTl play it at the first service, tomorrow.” <text:line-break/><text:line-break/>“But, the Martians ” <text:line-break/><text:line-break/><text:soft-page-break/>“I know. But again, I suppose, for our own comfort, our own music. Later we may discover <text:line-break/>theirs.” <text:line-break/><text:line-break/>They arose very early on Sunday morning and moved through the coldness like pale phantoms, <text:line-break/>rime tinkling on their habits; covered with chimes they were, shaking down showers of silver water. <text:line-break/><text:line-break/>“I wonder if it is Sunday here on Mars?” mused Father Peregrine, but seeing Father Stone wince, <text:line-break/>he hastened on, “It might be Tuesday or Thursday — who knows? But no matter. My idle fancy. It’s <text:line-break/>Sunday to us. Come.” <text:line-break/><text:line-break/>The Fathers walked into the flat wide area of the “church” and knelt, shivering and blue-lipped. <text:line-break/><text:line-break/>Father Peregrine said a little prayer and put his cold fingers to the organ keys. The music went up <text:line-break/>like a flight of pretty birds. He touched the keys like a man moving his hands among the weeds of a <text:line-break/>wild garden, startling up great soarings of beauty into the hills. <text:line-break/><text:line-break/>The music calmed the air. It smelled the fresh <text:soft-page-break/>smell of morning. The music drifted into the <text:line-break/>mountains and shook down mineral powders in a dusty rain. <text:line-break/><text:line-break/>The Fathers waited. <text:line-break/><text:line-break/>“Well, Father Peregrine.” Father Stone eyed the empty sky where the sun was rising, furnace-red. <text:line-break/>“I don’t see our friends.” <text:line-break/><text:line-break/>“Let me try again.” Father Peregrine was perspiring. <text:line-break/><text:line-break/>He built an architecture of Each, stone by exquisite stone, raising a music cathedral so vast that its <text:line-break/>furthest chancels were in Nineveh, its furthest dome at St. Peter’s left hand. The music stayed and did <text:line-break/>not crash in ruin when it was over, but partook of a series of white clouds and was carried away <text:line-break/>among other lands. <text:line-break/><text:line-break/>The sky was still empty. <text:line-break/><text:line-break/>“They’ll come!” But Father Peregrine felt the panic in his chest, very small, growing. “Let us pray. <text:line-break/>Let us ask them to come. They read minds; they know.” <text:line-break/><text:line-break/>The Fathers lowered themselves yet again, in rustlings and whispers. They prayed. <text:line-break/><text:line-break/>And to the East, out of the icy mountains of seven o’clock on Sunday morning or perhaps Thursday <text:line-break/>morning or maybe Monday morning on Mars, came the soft <text:soft-page-break/>fiery globes. <text:line-break/><text:line-break/><text:line-break/><text:line-break/>They hovered and sank and filled the area around the shivering priests. “Thank you; oh, thank you. <text:line-break/>Lord.” Father Peregrine shut his eyes tight and played the music, and when it was done he turned and <text:line-break/>gazed upon his wondrous congregation. <text:line-break/><text:line-break/>And a voice touched his mind, and the voice said: <text:line-break/><text:line-break/>“We have come for a little while.” <text:line-break/><text:line-break/>“You may stay,” said Father Peregrine. <text:line-break/><text:line-break/>“For a little while only,” said the voice quietly. “We have come to tell you certain things. We <text:line-break/>should have spoken sooner. But we had hoped that you might go on your way if left alone.” <text:line-break/><text:line-break/>Father Peregrine started to speak, but the voice hushed him. <text:line-break/><text:line-break/>“We are the Old Ones,” the voice said, and it entered him like a blue gaseous flare and burned in <text:soft-page-break/><text:line-break/>the chambers of his head. “We are the old Martians, who left our marble cities and went into the hills, <text:line-break/>forsaking the material life we had lived. So very long ago we became these things that we now are. <text:line-break/>Once we were men, with bodies and legs and arms such as yours. The legend has it that one of us, a <text:line-break/>good man, discovered a way to free man’s soul and intellect, to free him of bodily ills and <text:line-break/>melancholies, of deaths and transfigurations, of ill humors and senilities, and so we took on the look <text:line-break/>of lightning and blue fire and have lived in the winds and skies and hills forever after that, neither <text:line-break/>prideful nor arrogant, neither rich nor poor, passionate nor cold. We have lived apart from those we <text:line-break/>left behind, those other men of this world, and how we came to be has been forgotten, the process <text:line-break/>lost; but we shall never die, nor do harm. We have put away the sins of the body and live in God’s <text:line-break/>grace. We covet no other property; we have no property. We do not steal, nor kill, nor lust, nor hate. <text:line-break/>We live in happiness. We cannot reproduce; we no not eat or drink or make war. All the sensualities <text:line-break/>and childishnesses and sins of the body were stripped away when our bodies were put aside. We <text:line-break/>have left sin behind, Father Peregrine, and it is burned like the leaves in the autumn, and it is gone <text:line-break/>like the soiled snow of an evil winter, and it is gone like the sexual flowers of a red-and-yellow <text:line-break/>spring, and it is gone like the panting nights of hottest summer, and our season is temperate and our <text:line-break/><text:soft-page-break/>clime is rich in thought.” <text:line-break/><text:line-break/>Father Peregrine was standing now, for the voice touched him at such a pitch that it almost shook <text:line-break/>him from his senses. It was an ecstasy and a fire washing through him. <text:line-break/><text:line-break/>“We wish to tell you that we appreciate your building this place for us, but we have no need of it, <text:line-break/>for each of us is a temple unto himself and needs no place wherein to cleanse himself. Forgive us for <text:line-break/>not coming to you sooner, but we are separate and apart and have talked to no one for ten thousand <text:line-break/>years, nor have we interfered in any way with the life of this planet. It has come into your mind now <text:line-break/>that we are the lilies of the field; we toil not, neither do we spin. You are right. And so we suggest <text:line-break/>that you take the parts of this temple into your own new cities and there cleanse others. For, rest <text:line-break/>assured, we are happy and at peace. <text:line-break/><text:line-break/>The Fathers were on their knees in the vast blue light, and Father Peregrine was down, too, and <text:line-break/>they were weeping, and it did not matter that their <text:soft-page-break/>time had been wasted; it did not matter to them at <text:line-break/>all. <text:line-break/><text:line-break/>The blue spheres murmured and began to rise once more, on a breath of cool air. <text:line-break/><text:line-break/>“May I” — cried Father Peregrine, not daring to ask, eyes closed — ’’may I come again, someday, <text:line-break/>that I may learn from you?” <text:line-break/><text:line-break/>The blue fires blazed. The air trembled. <text:line-break/><text:line-break/>Yes. Someday he might come again. Someday. <text:line-break/><text:line-break/><text:line-break/><text:line-break/>And then the Fire Balloons blew away and were gone, and he was like a child, on his knees, tears <text:line-break/>streaming from his eyes, crying to himself, “Come back, come back!” And at any moment Grandfather <text:line-break/>might lift him and carry him upstairs to his bedroom in a long-gone Ohio town. . . . <text:line-break/><text:line-break/>They filed down out of the hills at sunset. Looking back, Father Peregrine saw the blue fires <text:line-break/>burning. No, he thought, we couldn’t build a church for the likes of you. You’re Beauty itself. What <text:line-break/>church could compete with the fireworks of</text:p>
      <text:p text:style-name="P1"><text:s/>the pure soul? <text:line-break/><text:line-break/>Father Stone moved in silence beside him And at last he <text:soft-page-break/>spoke: <text:line-break/><text:line-break/>“The way I see it is there’s a Truth on every planet. All parts of the Big Truth. On a certain day <text:line-break/>they’ll all fit together like the pieces of a jigsaw. This has been a shaking experience. I’ll never doubt <text:line-break/>again, Father Peregrine. For this Truth here is as true as Earth’s Truth, and they lie side by side. And <text:line-break/>we’ll go on to other worlds, adding the sum of the parts of the Truth until one day the whole Total will <text:line-break/>stand before us like the light of a new day.” <text:line-break/><text:line-break/>“That’s a lot, coming from you. Father Stone.” <text:line-break/><text:line-break/>“I’m sorry now, in a way, we’re going down to the town to handle our own kind. Those blue lights <text:line-break/>now. When they settled about us, and that voice . . .” Father Stone shivered. <text:line-break/><text:line-break/>Father Peregrine reached out to take the other’s arm. They walked together. <text:line-break/><text:line-break/>“And you know,” said Father Stone finally, fixing his eyes on Brother Mathias, who strode ahead <text:line-break/><text:soft-page-break/>with the glass sphere tenderly carried in his arms, that glass sphere with the blue phosphorous light <text:line-break/>glowing forever inside it, “you know, Father Peregrine, that globe there ” <text:line-break/><text:line-break/>“Yes?” <text:line-break/><text:line-break/>“It’s Him. It is Him, after all.” <text:line-break/><text:line-break/>Father Peregrine smiled, and they walked down out of the hills toward the new town. <text:line-break/><text:line-break/><text:line-break/><text:line-break/><text:toc-mark-start text:id="IMark2407005196824" text:outline-level="1"/><text:span text:style-name="T1">The Last Night of the World</text:span><text:toc-mark-end text:id="IMark2407005196824"/> <text:line-break/><text:line-break/><text:line-break/>“WHAT would you do if you knew that this was the last night of the world?” <text:line-break/><text:line-break/>“What would I do? You mean seriously?” <text:line-break/><text:line-break/>“Yes, seriously” <text:line-break/><text:line-break/>“I don’t know. I hadn’t thought.” <text:line-break/><text:line-break/>He poured some coffee. In the background the two girls <text:line-break/>the light of the green hurricane lamps. There was an easy, <text:line-break/>evening air. <text:line-break/><text:line-break/>“Well, better start thinking about it,” he said. <text:line-break/><text:soft-page-break/><text:line-break/>“You don’t mean it!” <text:line-break/><text:line-break/>He nodded. <text:line-break/><text:line-break/>“A war?” <text:line-break/><text:line-break/>He shook his head. <text:line-break/><text:line-break/>“Not the hydrogen or atom bomb?” <text:line-break/><text:line-break/>“No.” <text:line-break/><text:line-break/>“Or germ warfare?” <text:line-break/><text:line-break/>“None of those at all,” he said, stirring his coffee slowly. “But just, let’s say, the closing of a <text:line-break/>book.” <text:line-break/><text:line-break/>“I don’t think I understand.” <text:line-break/><text:line-break/>“No, nor do I, really; it’s just a feeling. Sometimes it frightens me, sometimes I’m not frightened at <text:line-break/>all but at peace.” He glanced in at the girls and their yellow hair shining in the lamplight. “I didn’t say <text:line-break/>anything to you. It first happened about four nights <text:soft-page-break/>ago.” <text:line-break/><text:line-break/>“What?” <text:line-break/><text:line-break/>“A dream I had. I dreamed that it was all going to be over, and a voice said it was; not any kind of <text:line-break/>voice I can remember, but a voice anyway, and it said things would stop here on Earth. I didn’t think <text:line-break/>too much about it the next day, but then I went to the office and caught Stan Willis looking out the <text:line-break/>window in the middle of the afternoon, and I said a penny for your thoughts, Stan, and he said, I had a <text:line-break/>dream last night, and before he even told me the dream I knew what it was. I could have told him, but <text:line-break/>he told me and I listened to him.” <text:line-break/><text:line-break/>“It was the same dream?” <text:line-break/><text:line-break/>“The same. I told Stan I had dreamed it too. He didn’t seem surprised. He relaxed, in fact. Then <text:line-break/>we started walking through the office, for the hell of it. It wasn’t planned. We didn’t say, ‘Let’s walk <text:line-break/>around.’ We just walked on our own, and everywhere we saw people looking at their desks or their <text:line-break/>hands or out windows. I talked to a few. So did Stan.” <text:line-break/><text:line-break/>“And they all had dreamed?” <text:line-break/><text:line-break/>“All of them. The same dream, with no difference.” <text:line-break/><text:line-break/><text:line-break/><text:soft-page-break/>were playing blocks on the parlor rug in <text:line-break/>clean aroma of the brewed coffee in the <text:line-break/><text:line-break/><text:line-break/><text:line-break/>“Do you believe in it?” <text:line-break/><text:line-break/>“Yes. I’ve never been more certain.” <text:line-break/><text:line-break/>“And when will it stop? The world, I mean.” <text:line-break/><text:line-break/>“Sometime during the night for us, and then as the night goes on around the world, that’ll go too. <text:line-break/>It’ll take twenty- four hours for it all to go.” <text:line-break/><text:line-break/>They sat awhile not touching their coffee. Then they lifted it slowly and drank, looking at each <text:line-break/>other. <text:line-break/><text:line-break/>“Do we deserve this?” she said. <text:line-break/><text:line-break/>“It’s not a matter of deserving; it’s just that things didn’t work out. I notice you didn’t even argue <text:line-break/>about this. Why not?” <text:line-break/><text:line-break/>“I guess I’ve a reason,” she said. <text:line-break/><text:line-break/><text:soft-page-break/>“The same one everyone at the office had?” <text:line-break/><text:line-break/>She nodded slowly. “I didn’t want to say anything. It happened last night. And the women on the <text:line-break/>block talked about it, among themselves, today. They dreamed. I thought it was only a coincidence.” <text:line-break/>She picked up the evening paper. “There’s nothing in the paper about it.” <text:line-break/><text:line-break/>“Everyone knows, so there’s no need.” <text:line-break/><text:line-break/>He sat back in his chair, watching her. “Are you afraid?” <text:line-break/><text:line-break/>“No. I always thought I would be, but I’m not.” <text:line-break/><text:line-break/>“Where’s that spirit called self-preservation they talk so much about?” <text:line-break/><text:line-break/>“I don’t know. You don’t get too excited when you feel things are logical. This is logical. Nothing <text:line-break/>else but this could have happened from the way we’ve lived.” <text:line-break/><text:line-break/>“We haven’t been too bad, have we?” <text:line-break/><text:line-break/>“No, nor enormously good. I suppose that’s the trouble — we haven’t been very much of anything <text:line-break/>except us, while a big part of the world was busy being lots of quite awful things.” <text:line-break/><text:line-break/>The girls were laughing in the parlor. <text:line-break/><text:line-break/><text:soft-page-break/>“I always thought people would be screaming in the streets at a time like this.” <text:line-break/><text:line-break/>“I guess not. You don’t scream about the real thing.” <text:line-break/><text:line-break/>“Do you know, I won’t miss anything but you and the girls. I never liked cities or my work or <text:line-break/>anything except you three. I won’t miss a thing except perhaps the change in the weather, and a glass <text:line-break/>of ice water when it’s hot, and I might miss sleeping. How can we sit here and talk this way?” <text:line-break/><text:line-break/>“Because there’s nothing else to do.” <text:line-break/><text:line-break/>“That’s it, of course; for if there were, we’d be doing it. I suppose this is the first time in the <text:line-break/>history of the world that everyone has known just what they were going to do during the night.” <text:line-break/><text:line-break/>“I wonder what everyone else will do now, this evening, for the next few hours.” <text:line-break/><text:line-break/>“Go to a show, listen to the radio, watch television, play cards, put the children to bed, go to bed <text:line-break/>themselves, like always.” <text:line-break/><text:soft-page-break/><text:line-break/>“In a way that’s something to be proud of — like always.” <text:line-break/><text:line-break/>They sat a moment and then he poured himself another coffee. “Why do you suppose it’s tonight?” <text:line-break/><text:line-break/>“Because.” <text:line-break/><text:line-break/>“Why not some other night in the last century, or five centuries ago, or ten?” <text:line-break/><text:line-break/>“Maybe it’s because it was never October 19, 1969, ever before in history, and now it is and <text:line-break/>that’s it; because this date means more than any other date ever meant; because it’s the year when <text:line-break/>things are as they are all over the world and that’s why it’s the end.” <text:line-break/><text:line-break/><text:line-break/><text:line-break/>“There are bombers on their schedules both ways across the ocean tonight that’ll never see land.” <text:line-break/><text:line-break/>“That’s part of the reason why.” <text:line-break/><text:line-break/>“Well,” he said, getting up, “what shall it be? Wash the dishes?” <text:line-break/><text:line-break/>They washed the dishes and stacked them away with special neatness. At eight-thirty the girls <text:line-break/>were put to bed and kissed good night and the little lights by <text:soft-page-break/>their beds turned on and the door left <text:line-break/>open just a trifle. <text:line-break/><text:line-break/>“I wonder,” said the husband, coming from the bedroom and glancing back, standing there with his <text:line-break/>pipe for a moment. <text:line-break/><text:line-break/>“What?” <text:line-break/><text:line-break/>“If the door will be shut all the way, or if it’ll be left just a little ajar so some light comes in.” <text:line-break/><text:line-break/>“I wonder if the children know.” <text:line-break/><text:line-break/>“No, of course not.” <text:line-break/><text:line-break/>They sat and read the papers and talked and listened to some radio music and then sat together by <text:line-break/>the fireplace watching the charcoal embers as the clock struck ten-thirty and eleven and eleven-thirty. <text:line-break/>They thought of all the other people in the world who had spent their evening, each in his own special <text:line-break/>way. <text:line-break/><text:soft-page-break/><text:line-break/>“Well,” he said at last. <text:line-break/><text:line-break/>He kissed his wife for a long time. <text:line-break/><text:line-break/>“We’ve been good for each other, anyway.” <text:line-break/><text:line-break/>“Do you want to cry?” he asked. <text:line-break/><text:line-break/>“I don’t think so.” <text:line-break/><text:line-break/>They moved through the house and turned out the lights and went into the bedroom and stood in the <text:line-break/>night cool darkness undressing and pushing back the covers. “The sheets are so clean and nice.” <text:line-break/><text:line-break/>“I’m tired.” <text:line-break/><text:line-break/>“We’re all tired.” <text:line-break/><text:line-break/>They got into bed and lay back. <text:line-break/><text:line-break/>“Just a moment,” she said. <text:line-break/><text:line-break/>He heard her get out of bed and go into the kitchen. A moment later, she returned. “I left the water <text:line-break/>running in the sink,” she said. <text:line-break/><text:line-break/>Something about this was so very funny that he had to laugh. She laughed with him, knowing what <text:line-break/>it was that she had done that was funny. They stopped <text:soft-page-break/>laughing at last and lay in their cool night bed, <text:line-break/>their hands clasped, their heads together. <text:line-break/><text:line-break/>“Good night,” he said, after a moment. <text:line-break/><text:line-break/>“Good night,” she said. <text:line-break/><text:line-break/><text:line-break/><text:line-break/><text:span text:style-name="T1">The Exiles</text:span> <text:line-break/><text:line-break/><text:line-break/>THEIR EYES were fire and the breath flamed out the witches’ mouths as they bent to probe the <text:line-break/>caldron with greasy stick and bony finger. <text:line-break/><text:line-break/>“When shall we three meet again <text:line-break/>In thunder, lightning, or in rain?” <text:line-break/><text:line-break/>They danced drunkenly on the shore of an empty sea, fouling the air with their three tongues, and <text:line-break/>burning it with their cats’ eyes malevolently aglitter: <text:line-break/><text:line-break/>“Round about the cauldron go; <text:line-break/><text:line-break/>In the poison’d entrails throw. <text:line-break/><text:soft-page-break/><text:line-break/>Double, double, toil and trouble; <text:line-break/><text:line-break/>Fire burn, and cauldron bubble!” <text:line-break/><text:line-break/>They paused and cast a glance about. “Where’s the crystal? Where the needles?” <text:line-break/><text:line-break/>“Here!” <text:line-break/><text:line-break/>“Good!” <text:line-break/><text:line-break/>“Is the yellow wax thickened?” <text:line-break/><text:line-break/>“Yes!” <text:line-break/><text:line-break/>“Pour it in the iron mold!” <text:line-break/><text:line-break/>“Is the wax figure done?” They shaped it like molasses adrip on their green hands. <text:line-break/><text:line-break/>“Shove the needle through the heart!” <text:line-break/><text:line-break/>“The crystal, the crystal; fetch it from the tarot bag. Dust it off; have a look!” <text:line-break/><text:line-break/>They bent to the crystal, their faces white. <text:line-break/><text:line-break/>“See, see, see . . .” <text:line-break/><text:line-break/>A rocket ship moved through space from the planet Earth to <text:soft-page-break/>the planet Mars. On the rocket ship <text:line-break/>men were dying. <text:line-break/><text:line-break/>The captain raised his head, tiredly. “We’ll have to use the morphine.” <text:line-break/><text:line-break/>“But, Captain — ” <text:line-break/><text:line-break/>“You see yourself this man’s condition.” The captain lifted the wool blanket and the man <text:line-break/>restrained beneath the wet sheet moved and groaned. The air was full of sulphurous thunder. <text:line-break/><text:line-break/>“I saw it — I saw it.” The man opened his eyes and stared at the port where there were only black <text:line-break/>spaces, reeling stars, Earth far removed, and the planet Mars rising large and red. “I saw it — a bat, a <text:line-break/>huge thing, a bat with a man’s face, spread over the front port. Fluttering and fluttering, fluttering and <text:line-break/>fluttering.” <text:line-break/><text:line-break/>“Pulse?”</text:p>
      <text:p text:style-name="P1"><text:s/>asked the captain. <text:line-break/><text:line-break/>The orderly measured it. “One hundred and <text:soft-page-break/>thirty.” <text:line-break/><text:line-break/>“He can’t go on with that. Use the morphine. Come along, Smith.” <text:line-break/><text:line-break/>They moved away. Suddenly the floor plates were laced with bone and white skulls that screamed. <text:line-break/><text:line-break/><text:line-break/><text:line-break/>The captain did not dare look down, and over the screaming he said, “Is this where Perse is?” turning <text:line-break/>in at a hatch. <text:line-break/><text:line-break/>A white-smocked surgeon stepped away from a body. “I just don’t understand it.” <text:line-break/><text:line-break/>“How did Perse die?” <text:line-break/><text:line-break/>“We don’t know, Captain. It wasn’t his heart, his brain, or shock. He just — died.” <text:line-break/><text:line-break/>The captain felt the doctor’s wrist, which changed to a hissing snake and bit him. The captain did <text:line-break/>not flinch. “Take care of yourself. You’ve a pulse too.” <text:line-break/><text:line-break/>The doctor nodded. “Perse complained of pains — needles, he said — in his wrists and legs. Said <text:line-break/>he felt like wax, melting. He fell. I helped him up. He cried like a child. Said he had a silver needle <text:line-break/>in his heart. He died. Here he is. We can repeat the autopsy for <text:soft-page-break/>you. Everything’s physically normal.” <text:line-break/><text:line-break/>“That’s impossible! He died of something!” <text:line-break/><text:line-break/>The captain walked to a port. He smelled of menthol and iodine and green soap on his polished <text:line-break/>and manicured hands. His white teeth were dentifficed, and his ears scoured to a pinkness, as were <text:line-break/>his cheeks. His uniform was the color of new salt, and his boots were black mirrors shining below <text:line-break/>him. His crisp crew-cut hair smelled of sharp alcohol. Even his breath was sharp and new and clean. <text:line-break/>There was no spot to him. He was a fresh instrument, honed and ready, still hot from the surgeon’s <text:line-break/>oven. <text:line-break/><text:line-break/>The men with him were from the same mold. One expected huge brass keys spiraling slowly from <text:line-break/>their backs. They were expensive, talented, well-oiled toys, obedient and quick. <text:line-break/><text:line-break/>The captain watched the planet Mars grow very large in space. “We’ll be landing in an hour on <text:line-break/><text:soft-page-break/>that damned place. Smith, did you see any bats, or have other nightmares?” <text:line-break/><text:line-break/>“Yes, sir. The month before our rocket took off from New York, sir. White rats biting my neck, <text:line-break/>drinking my blood. I didn’t tell. I was afraid you wouldn’t let me come on this trip.” <text:line-break/><text:line-break/>“Never mind,” sighed the captain. “I had dreams too. In all of my fifty years I never had a dream <text:line-break/>until that week before we took off from Earth. And then every night I dreamed I was a white wolf. <text:line-break/>Caught on a snowy hill. Shot with a silver bullet. Buried with a stake in my heart.” He moved his <text:line-break/>head toward Mars. “Do you think, Smith, they know we’re coming?” <text:line-break/><text:line-break/>“We don’t know if there are Martian people, sir.” <text:line-break/><text:line-break/>“Don’t we? They began frightening us off eight weeks ago, before we started. They’ve killed <text:line-break/>Perse and Reynolds now. Yesterday they made Crenville go blind. How? I don’t know. Bats, needles, <text:line-break/>dreams, men dying for no reason. I’d call it witchcraft in another day. But this is the year 2120, Smith. <text:line-break/>We’re rational men. This all can’t be happening. But it is! Whoever they are, with their needles and <text:line-break/>their bats, they’ll try to finish us all.” He swung about. “Smith, fetch those books from my file. I want <text:line-break/>them when we land.” <text:line-break/><text:line-break/><text:soft-page-break/>Two hundred books were piled on the rocket deck. <text:line-break/><text:line-break/>“Thank you. Smith. Have you glanced at them? Think I’m insane? Perhaps. It’s a crazy hunch. At <text:line-break/>that last moment I ordered these books from the Historical Museum Because of my dreams. Twenty <text:line-break/>nights I was stabbed, butchered, a screaming bat pinned to a surgical mat, a thing rotting underground <text:line-break/>in a black box; bad, wicked dreams. Our whole crew dreamed of witch- things and were-things, <text:line-break/>vampires and phantoms, things they couldn’t know anything about. Why? Because books on such <text:line-break/>ghastly subjects were destroyed a century ago. By law. Forbidden for anyone to own the grisly <text:line-break/>volumes. These books you see here are the last copies, kept for historical purposes in the locked <text:line-break/>museum vaults.” <text:line-break/><text:line-break/><text:line-break/><text:line-break/>Smith bent to read the dusty titles: <text:line-break/><text:line-break/>“Tales of Mystery and Imagination, by Edgar <text:soft-page-break/>Allan Poe. Dracula, by Brain Stoker. <text:line-break/>Frankenstein, by Mary Shelley. The Turn of the Screw, by Henry James. The Legend of <text:line-break/>Sleepy Hollow, by Washington Irving. Rappaccini’s Daughter, by Nathaniel Hawthorne. An <text:line-break/>Occurrence at Owl Creek Bridge, by Ambrose Bierce. Alice in Wonderland, by Lewis <text:line-break/>Carroll. The Willows, by Algernon Blackwood. The Wizard of Oz, by L. Frank Baum. The <text:line-break/>Weird Shadow Over Innsmouth, by H. P. Lovecraft. And more! Books by Walter de la Mare, <text:line-break/>Wakefield, Harvey, Wells, Asquith, Huxley — all forbidden authors. All burned in the same year that <text:line-break/>Halloween was outlawed and Christmas was banned! But, sir, what good are these to us on the <text:line-break/>rocket?” <text:line-break/><text:line-break/>“I don’t know,” sighed the captain, “yet.” <text:line-break/><text:line-break/>The three bags lifted the crystal where the captain’s image flickered, his tiny voice tinkling out of <text:line-break/>the glass: <text:line-break/><text:line-break/>“I don’t know,” sighed the captain, “yet.” <text:line-break/><text:line-break/>The three witches glared redly into one another’s faces. <text:line-break/><text:line-break/>“We haven’t much time,” said one. <text:line-break/><text:line-break/>“Better warn Them in the City.” <text:line-break/><text:line-break/><text:soft-page-break/>“They’ll want to know about the books. It doesn’t look good. That fool of a captain!” <text:line-break/><text:line-break/>“In an hour they’ll land their rocket.” <text:line-break/><text:line-break/>The three bags shuddered and blinked up at the Emerald City by the edge of the dry Martian sea. In <text:line-break/>its highest window a small man held a blood-red drape aside. He watched the wastelands where the <text:line-break/>three witches fed their caldron and shaped the waxes. Farther along, ten thousand other blue fires and <text:line-break/>laurel incenses, black tobacco smokes and fir weeds, cinnamons and bone dusts rose soft as moths <text:line-break/>through the Martian night. The man counted the angry, magical fires. Then, as the three witches stared, <text:line-break/>he turned. The crimson drape, released, fell, causing the distant portal to wink, like a yellow eye. <text:line-break/><text:line-break/>Mr. Edgar Allan Poe stood in the tower window, a faint vapor of spirits upon his breath. <text:line-break/>“Hecate’s friends are busy tonight,” he said, seeing the witches, far below. <text:line-break/><text:soft-page-break/><text:line-break/>A voice behind him said, “I saw Will Shakespeare at the shore, earlier, whipping them on. All <text:line-break/>along the sea Shakespeare’s army alone, tonight, numbers thousands: the three witches, Oberon, <text:line-break/>Hamlet’s father, Puck — all, all of them — thousands! Good lord, a regular sea of people.” <text:line-break/><text:line-break/>“Good William.” Poe turned. He let the crimson drape fall shut. He stood for a moment to observe <text:line-break/>the raw stone room, the black-timbered table, the candle flame, the other man, Mr. Ambrose Bierce, <text:line-break/>sitting very idly there, lighting matches and watching them burn down, whistling under his breath, now <text:line-break/>and then laughing to himself. <text:line-break/><text:line-break/>“We’ll have to tell Mr. Dickens now,” said Mr. Poe. “We’ve put it off too long. It’s a matter of <text:line-break/>hours. Will you go down to his home with me, Bierce?” <text:line-break/><text:line-break/>Bierce glanced up merrily. “I’ve just been thinking — what’ll happen to us?” <text:line-break/><text:line-break/>“If we can’t kill the rocket men off, frighten them away, then we’ll have to leave, of course. We’ll <text:line-break/>go on to Jupiter, and when they come to Jupiter, we’ll go on to Saturn, and when they come to Saturn, <text:line-break/>we’ll go to Uranus, or Neptune, and then on out to Pluto ” <text:line-break/><text:line-break/>“Where then?” <text:line-break/><text:line-break/><text:soft-page-break/>Mr. Poe’s face was weary; there were fire coals remaining, fading, in his eyes, and a sad wildness <text:line-break/>in the way he talked, and a uselessness of his hands and the way his hair fell lankly over his amazing <text:line-break/><text:line-break/><text:line-break/><text:line-break/>white brow. He was like a satan of some lost dark cause, a general arrived from a derelict invasion. <text:line-break/>His silky, soft, black mustache was worn away by his musing lips. He was so small his brow seemed <text:line-break/>to float, vast and phosphorescent, by itself, in the dark room. <text:line-break/><text:line-break/>“We have the advantages of superior forms of travel,” he said. “We can always hope for one of <text:line-break/>their atomic wars, dissolution, the dark ages come again. The return of superstition. We could go back <text:line-break/>then to Earth, all of us, in one night.” Mr. Poe’s black eyes brooded under his round and luminant <text:line-break/>brow. He gazed at the ceiling. “So they’re coming to ruin this world too? They won’t leave <text:line-break/>anything undefiled, will they?” <text:line-break/><text:line-break/>“Does a wolf pack stop until it’s killed its prey and <text:soft-page-break/>eaten the guts? It should be quite a war. I shall <text:line-break/>sit on the side lines and be the scorekeeper. So many Earthmen boiled in oil, so many Mss. Found in <text:line-break/>Bottles burnt, so many Earthmen stabbed with needles, so many Red Deaths put to flight by a battery <text:line-break/>of hypodermic syringes — ha!” <text:line-break/><text:line-break/>Poe swayed angrily, faintly drunk with wine. “What did we do? Be with us, Bierce, in the name <text:line-break/>of God! Did we have a fair trial before a company of literary critics? No! Our books were plucked up <text:line-break/>by neat, sterile, surgeon’s pliers, and flung into vats, to boil, to be killed of all their mortuary germs. <text:line-break/>Damn them all!” <text:line-break/><text:line-break/>“I find our situation amusing,” said Bierce. <text:line-break/><text:line-break/>They were interrupted by a hysterical shout from the tower stair. <text:line-break/><text:line-break/>“Mr. Poe! Mr. Bierce!” <text:line-break/><text:line-break/>“Yes, yes, we’re coming!” Poe and Bierce descended to find a man gasping against the stone <text:line-break/>passage wall. <text:line-break/><text:line-break/>“Have you heard the news?” he cried immediately, clawing at them like a man about to fall over a <text:line-break/>cliff. “In an hour they’ll land! They’re bringing books with them — old books, the witches said! <text:line-break/>What’ re you doing in the tower at a time like this? Why <text:soft-page-break/>aren’t you acting?” <text:line-break/><text:line-break/>Poe said: “We’re doing everything we can, Blackwood. You’re new to all this. Come along, we’re <text:line-break/>going to Mr. Charles Dickens’ place ” <text:line-break/><text:line-break/>“ — to contemplate our doom, our black doom,” said Mr. Bierce, with a wink. <text:line-break/><text:line-break/>They moved down the echoing throats of the castle, level after dim green level, down into <text:line-break/>mustiness and decay and spiders and dreamlike webbing. “Don’t worry,” said Poe, his brow like a <text:line-break/>huge white lamp before them, descending, sinking. “All along the dead sea tonight I’ve called the <text:line-break/>others. Your friends and mine, Blackwood — Bierce. They’re all there. The animals and the old <text:line-break/>women and the tall men with the sharp white teeth. The traps are waiting; the pits, yes, and the <text:line-break/>pendulums. The Red Death.” Here he laughed quietly. “Yes, even the Red Death. I never thought — no, <text:line-break/>I never thought the time would come when a thing like the Red Death would actually be. But they</text:p>
      <text:p text:style-name="P1"><text:s/><text:line-break/>asked for it, and they shall have it!” <text:line-break/><text:soft-page-break/><text:line-break/>“But are we strong enough?” wondered Blackwood. <text:line-break/><text:line-break/>“How strong is strong? They won’t be prepared for us, at least. They haven’t the imagination. <text:line-break/>Those clean young rocket men with their antiseptic bloomers and fish-bowl helmets, with their new <text:line-break/>religion. About their necks, on gold chains, scalpels. Upon their heads, a diadem of microscopes. In <text:line-break/>their holy fingers, steaming incense urns which in reality are only germicidal ovens for steaming out <text:line-break/>superstition. The names of Poe, Bierce, Hawthorne, Blackwood — blasphemy to their clean lips.” <text:line-break/><text:line-break/>Outside the castle they advanced through a watery space, a tarn that was not a tarn, which misted <text:line-break/>before them like the stuff of nightmares. The air filled with wing sounds and a whirring, a motion of <text:line-break/><text:line-break/><text:line-break/><text:line-break/>winds and blacknesses, \bices changed, figures swayed at campfires. Mr. Poe watched the needles <text:line-break/>knitting, knitting, knitting, in the firelight; knitting pain and misery, knitting wickedness into wax <text:line-break/>marionettes, clay puppets. The caldron smells of wild garlic and cayenne and saffron hissed up to fill <text:line-break/>the night with evil pungency. <text:line-break/><text:line-break/>“Get on with it!” said Poe. “I’ll be back!” <text:line-break/><text:line-break/><text:soft-page-break/>All down the empty seashore black figures spindled and waned, grew up and blew into black <text:line-break/>smoke on the sky. Bells rang in mountain towers and licorice ravens spilled out with the bronze <text:line-break/>sounds and spun away to ashes. <text:line-break/><text:line-break/>Over a lonely moor and into a small valley Poe and Bierce hurried, and found themselves quite <text:line-break/>suddenly on a cobbled street, in cold, bleak, biting weather, with people stomping up and down stony <text:line-break/>courtyards to warm their feet; foggy withal, and candles flaring in the windows of offices and shops <text:line-break/>where hung the Yuletide turkeys. At a distance some boys, all bundled up, snorting their pale breaths <text:line-break/>on the wintry air, were trilling, “God Rest Ye Merry, Gentlemen,” while the immense tones of a great <text:line-break/>clock continuously sounded midnight. Children dashed by from the baker’s with dinners all asteam in <text:line-break/>their grubby fists, on trays and under silver bowls. <text:line-break/><text:line-break/>At a sign which read SCROOGE, MART FY AND DICKENS, Poe gave the Marley- faced knocker <text:line-break/>a rap, and from within, as the door popped open a <text:soft-page-break/>few inches, a sudden gust of music almost swept <text:line-break/>them into a dance. And there, beyond the shoulder of the man who was sticking a him goatee and <text:line-break/>mustaches at them, was Mr. Fezziwig clapping his hands, and Mrs. Fezziwig, one vast substantial <text:line-break/>smile, dancing and colliding with other merrymakers, while the fiddle chirped and laughter ran about <text:line-break/>a table like chandelier crystals given a sudden push of wind. The large table was heaped with brawn <text:line-break/>and turkey and holly and geese; with mince pies, suckling pigs, wreaths of sausages, oranges and <text:line-break/>apples; and there was Bob Cratchit and Little Dorrit and Tiny Tim and Mr. Fagin himself, and a man <text:line-break/>who looked as if he might be an undigested bit of beef, a blot of mustard, a crumb of cheese, a <text:line-break/>fragment of an underdone potato — who else but Mr. Marley, chains and all, while the wine poured <text:line-break/>and the brown turkeys did their excellent best to steam! <text:line-break/><text:line-break/>“What do you want?” demanded Mr. Charles Dickens. <text:line-break/><text:line-break/>“We’ve come to plead with you again, Charles; we need your help,” said Poe. <text:line-break/><text:line-break/>“Help? Do you think I would help you fight against those good men coming in the rocket? I don’t <text:line-break/>belong here, anyway. My books were burned by mistake. I’m no supernaturalist, no writer of horrors <text:line-break/>and terrors like you, Poe; you, Bierce, or the others. I’ll have nothing to do with you terrible people!” <text:line-break/><text:line-break/><text:soft-page-break/>“You are a persuasive talker,” reasoned Poe. “You could go to meet the rocket men, lull them, lull <text:line-break/>their suspicions and then — then we would take care of them” <text:line-break/><text:line-break/>Mr. Dickens eyed the folds of the black cape which hid Poe’s hands. From it, smiling, Poe drew <text:line-break/>forth a black cat. “For one of our visitors.” <text:line-break/><text:line-break/>“And for the others?” <text:line-break/><text:line-break/>Poe smiled again, well pleased. “The Premature Burial?” <text:line-break/><text:line-break/>“You are a grim man, Mr. Poe.” <text:line-break/><text:line-break/>“I am a frightened and an angry man. I am a god, Mr. Dickens, even as you are a god, even as we <text:line-break/>all are gods, and our inventions — our people, if you wish — have not only been threatened, but <text:line-break/>banished and burned, torn up and censored, ruined and done away with. The worlds we created are <text:line-break/>falling into ruin. Even gods must fight!” <text:line-break/><text:line-break/>“So?” Mr. Dickens tilted his head, impatient to return to the party, the music, the food. “Perhaps <text:line-break/><text:soft-page-break/><text:line-break/><text:line-break/><text:line-break/>you can explain why we are here? How did we come here?” <text:line-break/><text:line-break/>“War begets war. Destruction begets destruction. On Earth, a century ago, in the year 2020 they <text:line-break/>outlawed our books. Oh, what a horrible thing — to destroy our literary creations that way! It <text:line-break/>summoned us out of — what? Death? The Beyond? I don’t like abstract things. I don’t know. I only <text:line-break/>know that our worlds and our creations called us and we tried to save them, and the only saving thing <text:line-break/>we could do was wait out the century here on Mars, hoping Earth might overweight itself with these <text:line-break/>scientists and their doublings; but now they’re coming to clean us out of here, us and our dark things, <text:line-break/>and all the alchemists, witches, vampires, and were-things that, one by one, retreated across space as <text:line-break/>science made inroads through every country on Earth and finally left no alternative at all but exodus. <text:line-break/>You must help us. You have a good speaking manner. We need you.” <text:line-break/><text:line-break/>“I repeat, I am not of you, I don’t approve of you and the others,” cried Dickens angrily. “I was no <text:line-break/>player with witches and vampires and midnight things.” <text:line-break/><text:line-break/>“What of A Christmas Carol?” <text:line-break/><text:line-break/>“Ridiculous! One story. Oh, I wrote a few others about ghosts, <text:soft-page-break/>perhaps, but what of that? My basic <text:line-break/>works had none of that nonsense!” <text:line-break/><text:line-break/>“Mistaken or not, they grouped you with us. They destroyed your books — your worlds too. You <text:line-break/>must hate them, Mr. Dickens!” <text:line-break/><text:line-break/>“I admit they are stupid and rude, but that is all. Good day!” <text:line-break/><text:line-break/>“Let Mr. Marley come, at least!” <text:line-break/><text:line-break/>“No!” <text:line-break/><text:line-break/>The door slammed. As Poe turned away, down the street, skimming over the frosty ground, the <text:line-break/>coachman playing a lively air on a bugle, came a great coach, out of which, cherry-red, laughing and <text:line-break/>singing, piled the Pickwickians, banging on the door, shouting Merry Christmas good and loud, when <text:line-break/>the door was opened by the fat boy. <text:line-break/><text:line-break/>Mr. Poe hurried along the midnight shore of the dry sea. By fires and smoke he hesitated, to shout <text:line-break/>orders, to check the bubbling caldrons, the poisons <text:soft-page-break/>and the chalked pentagrams. “Good!” he said, and <text:line-break/>ran on. “Fine!” he shouted, and ran again. People joined him and ran with him. Here were Mr. <text:line-break/>Coppard and Mr. Machen running with him now. And there were hating serpents and angry demons <text:line-break/>and fiery bronze dragons and spitting vipers and trembling witches like the barbs and nettles and <text:line-break/>thorns and all the vile flotsam and jetsam of the retreating sea of imagination, left on the melancholy <text:line-break/>shore, whining and frothing and spitting. <text:line-break/><text:line-break/>Mr. Machen stopped. He sat like a child on the cold sand. He began to sob. They tried to soothe <text:line-break/>him, but he would not listen. “I just thought,” he said. “What happens to us on the day when the last <text:line-break/>copies of our books are destroyed?” <text:line-break/><text:line-break/>The air whirled. <text:line-break/><text:line-break/>“Don’t speak of it!” <text:line-break/><text:line-break/>“We must,” wailed Mr. Machen. “Now, now, as the rocket comes down, you, Mr. Poe; you, <text:line-break/>Coppard; you, Bierce — all of you grow faint. Like wood smoke. Blowing away. Your faces melt — ” <text:line-break/><text:line-break/>“Death! Real death for all of us.” <text:line-break/><text:line-break/>“We exist only through Earth’s sufferance. If a final edict tonight destroyed our last few works <text:line-break/>we’d be like lights put out.” <text:line-break/><text:soft-page-break/><text:line-break/>Coppard brooded gently. “I wonder who I am. In what Earth mind tonight do I exist? In some <text:line-break/>African hut? Some hermit, reading my tales? Is he the lonely candle in the wind of time and science? <text:line-break/><text:line-break/><text:line-break/><text:line-break/>The flickering orb sustaining me here in rebellious exile? Is it him? Or some boy in a discarded attic, <text:line-break/>finding me, only just in time! Oh, last night I felt ill, ill, ill to the marrows of me, for there is a body of <text:line-break/>the soul as well as a body of the body, and this soul body ached in all of its glowing parts, and last <text:line-break/>night I felt myself a candle, guttering. When suddenly I sprang up, given new light! As some child, <text:line-break/>sneezing with dust, in some yellow garret on Earth once more found a worn, time- specked copy of <text:line-break/>me! And so I’m given a short respite!” <text:line-break/><text:line-break/>A door banged wide in a little hut by the shore. A thin short man, with flesh hanging from him in <text:line-break/>folds, stepped out and, paying no attention to the others, sat down and stared into his clenched fists. <text:line-break/><text:soft-page-break/><text:line-break/>“There’s the one I’m sorry for,” whispered Blackwood. “Look at him, dying away. He was once <text:line-break/>more real than we, who were men. They took him, a skeleton thought, and clothed him in centuries of <text:line-break/>pink flesh and snow beard and red velvet suit and black boot; made him reindeers, tinsel, holly. And <text:line-break/>after centuries of manufacturing him they drowned him in a vat of Lysol, you might say.” <text:line-break/><text:line-break/>The men were silent. <text:line-break/><text:line-break/>“What must it be on Earth?” wondered Poe. “Without Christmas? No hot chestnuts, no tree, no <text:line-break/>ornaments or drums or candles — nothing; nothing but the snow and wind and the lonely, factual <text:line-break/>people. . . .” <text:line-break/><text:line-break/>They all looked at the thin little old man with the scraggly beard and faded red velvet suit. <text:line-break/><text:line-break/>“Have you heard his story?” <text:line-break/><text:line-break/>“I can imagine it. The glitter-eyed psychiatrist, the clever sociologist, the resentful, froth-mouthed <text:line-break/>educationalist, the antiseptic parents ” <text:line-break/><text:line-break/>“A regrettable situation,” said fierce, smiling, “for the Yuletide merchants who, toward the last <text:line-break/>there, as I recall, were beginning to put up holly and sing Noel the day before Halloween. With any <text:line-break/><text:soft-page-break/>luck at all this year they might have started on Labor Day!” <text:line-break/><text:line-break/>Bierce did not continue. He fell forward with a sigh. As he lay upon the ground he had time to say <text:line-break/>only, “How interesting.” And then, as they all watched, horrified, his body burned into blue dust and <text:line-break/>charred bone, the ashes of which fled through the air in black tatters. <text:line-break/><text:line-break/>“Bierce, Berce!” <text:line-break/><text:line-break/>“Gone!”</text:p>
      <text:p text:style-name="P1"><text:s/><text:line-break/><text:line-break/>“His last book gone. Someone on Earth just now burned it.” <text:line-break/><text:line-break/>“God rest him Nothing of him left now. For what are we but books, and when those are gone, <text:line-break/>nothing’s to be seen.” <text:line-break/><text:line-break/>A rushing sound filled the sky. <text:line-break/><text:line-break/>They cried out, terrified, and looked up. In the sky, <text:soft-page-break/>dazzling it with sizzling fire clouds, was the <text:line-break/>rocket! Around the men on the seashore lanterns bobbed; there was a squealing and a bubbling and an <text:line-break/>odor of cooked spells. Candle-eyed pumpkins lifted into the cold clear air. Thin fingers clenched into <text:line-break/>fists and a witch screamed from her withered mouth: <text:line-break/><text:line-break/>“Ship, ship, break, fall! <text:line-break/><text:line-break/>Ship, ship, burn all! <text:line-break/><text:line-break/>Crack, flake, shake, melt! <text:line-break/><text:line-break/>Mummy dust, cat pelt!” <text:line-break/><text:line-break/>“Time to go,” murmured Blackwood. “On to Jupiter, on to Saturn or Pluto.” <text:line-break/><text:line-break/>“Run away?” shouted Poe in the wind. “Never!” <text:line-break/><text:line-break/>“I’m a tired old man!” <text:line-break/><text:line-break/><text:line-break/><text:line-break/>Poe gazed into the old man’s face and believed him. He climbed atop a huge boulder and faced the <text:line-break/>ten thousand gray shadows and green lights and yellow eyes on the hissing wind. <text:line-break/><text:line-break/>“The powders!” he shouted. <text:line-break/><text:line-break/><text:soft-page-break/>A thick hot smell of bitter almond, civet, cumin, wormseed and orris! <text:line-break/><text:line-break/>The rocket came down — steadily down, with the shriek of a damned spirit! Poe raged at it! He <text:line-break/>flung his fists up and the orchestra of heat and smell and hatred answered in symphony! Like stripped <text:line-break/>tree fragments, bats flew upward! Burning hearts, flung like missiles, burst in bloody fireworks on the <text:line-break/>singed air. Down, down, relentlessly down, like a pendulum the rocket came. And Poe howled, <text:line-break/>furiously, and shrank back with every sweep and sweep of the rocket cutting and ravening the air! All <text:line-break/>the dead sea seemed a pit in which, trapped, they waited the sinking of the dread machinery, the <text:line-break/>glistening ax; they were people under the avalanche! <text:line-break/><text:line-break/>“The snakes!” screamed Poe. <text:line-break/><text:line-break/>And luminous serpentines of undulant green hurtled toward the rocket. But it came down, a sweep, <text:line-break/>a fire, a motion, and it lay panting out exhaustions <text:soft-page-break/>of red plumage on the sand, a mile away. <text:line-break/><text:line-break/>“At it!” shrieked Poe. “The plan’s changed! Only one chance! Run! At it! At it! Drown them with <text:line-break/>our bodies! Kill them!” <text:line-break/><text:line-break/>And as if he had commanded a violent sea to change its course, to suck itself free from primeval <text:line-break/>beds, the whirls and savage gouts of fire spread and ran like wind and rain and stark lightning over <text:line-break/>the sea sands, down empty river deltas, shadowing and screaming, whistling and whining, sputtering <text:line-break/>and coalescing toward the rocket which, extinguished, lay like a clean metal torch in the farthest <text:line-break/>hollow. As if a great charred caldron of sparkling lava had been overturned, the boiling people and <text:line-break/>snapping animals churned down the dry fathoms. <text:line-break/><text:line-break/>“Kill them!” screamed Poe, running. <text:line-break/><text:line-break/>The rocket men leaped out of their ship, guns ready. They stalked about, sniffing the air like <text:line-break/>hounds. They saw nothing. They relaxed. <text:line-break/><text:line-break/>The captain stepped forth last. He gave sharp commands. Wood was gathered, kindled, and a fire <text:line-break/>leapt up in an instant. The captain beckoned his men into a half circle about him. <text:line-break/><text:line-break/>“A new world,” he said, forcing himself to speak deliberately, though he glanced nervously, now <text:line-break/><text:soft-page-break/>and again, over his shoulder at the empty sea. “The old world left behind. A new start. What more <text:line-break/>symbolic than that we here dedicate ourselves all the more firmly to science and progress.” He <text:line-break/>nodded crisply to his lieutenant. “The books.” <text:line-break/><text:line-break/>Firelight limned the faded gilt titles: The Willows, The Outsider, Behold, The Dreamer, Dr. <text:line-break/>Jekyll and Mr. Hyde, The Land of Oz, Pellucidar, The Land That Time Forgot A Midsummer <text:line-break/>Night’s Dream, and the monstrous names of Machen and Edgar Allan Poe and Cabell and Dunsany <text:line-break/>and Blackwood and Lewis Carroll; the names, the old names, the evil names. <text:line-break/><text:line-break/>“A new world. With a gesture, we burn the last of the old.” The captain ripped pages from the <text:line-break/>books. Leaf by seared leaf, he fed them into the fire. <text:line-break/><text:line-break/>A scream! <text:line-break/><text:line-break/>Leaping back, the men stared beyond the firelight at the edges of the encroaching and uninhabited <text:line-break/>sea. <text:line-break/><text:soft-page-break/><text:line-break/>Another scream! A high and wailing thing, like the death of a dragon and the thrashing of a bronzed <text:line-break/>whale left gasping when the waters of a leviathan’s sea drain down the shingles and evaporate. <text:line-break/><text:line-break/>It was the sound of air rushing in to fill a vacuum, where, a moment before, there had been <text:line-break/><text:line-break/><text:line-break/><text:line-break/>something! <text:line-break/><text:line-break/>The captain neatly disposed of the last book by putting it into the fire. <text:line-break/><text:line-break/>The air stopped quivering. Silence! <text:line-break/><text:line-break/>The rocket men leaned and listened. “Captain, did you hear it?” <text:line-break/><text:line-break/>“No.” <text:line-break/><text:line-break/>“Like a wave, sir. On the sea bottom! I thought I saw something. Over there. A black wave. Big. <text:line-break/>Running at us.” <text:line-break/><text:line-break/>“You were mistaken.” <text:line-break/><text:line-break/>“There, sir!” <text:line-break/><text:line-break/><text:soft-page-break/>“What?” <text:line-break/><text:line-break/>“See it? There! The city! Way over! That green city near the lake! It’s splitting in half. It’s falling!” <text:line-break/>The men squinted and shuffled forward. <text:line-break/><text:line-break/>Smith stood trembling among them. He put his hand to his head as if to find a thought there. “I <text:line-break/>remember. Yes, now I do. A long time back. When I was a child. A book I read. A story. Oz, I think it <text:line-break/>was. Yes, Oz. The Emerald City of Oz . . .” <text:line-break/><text:line-break/>“Oz? Never heard of it.” <text:line-break/><text:line-break/>“Yes, Oz, that’s what it was. I saw it just now, like in the story. I saw it fall.” <text:line-break/><text:line-break/>“Smith!” <text:line-break/><text:line-break/>“Yes, sir?” <text:line-break/><text:line-break/>“Report for psychoanalysis tomorrow.” <text:line-break/><text:line-break/>“Yes, sir!” A brisk salute. <text:line-break/><text:line-break/>“Be careful.” <text:line-break/><text:soft-page-break/><text:line-break/>The men tiptoed, guns alert, beyond the ship’s aseptic light to gaze at the long sea and the low <text:line-break/>hills. <text:line-break/><text:line-break/>“Why,” whispered Smith, disappointed, “there’s no one here at all, is there? No one here at all.” <text:line-break/>The wind blew sand over his shoes, whining. <text:line-break/><text:line-break/><text:line-break/><text:line-break/><text:toc-mark-start text:id="IMark2407005197400" text:outline-level="1"/><text:span text:style-name="T1">No Particular Night or Morning</text:span><text:toc-mark-end text:id="IMark2407005197400"/> <text:line-break/><text:line-break/><text:line-break/>HE HAD smoked a packet of cigarettes in two hours. <text:line-break/><text:line-break/>“How far out in space are we?” <text:line-break/><text:line-break/>“A billion miles.” <text:line-break/><text:line-break/>“A billion miles from where?” said Hitchcock <text:line-break/><text:line-break/>“It all depends,” said Clemens, not smoking at all. “A billion miles from home, you might say.” <text:line-break/><text:line-break/>“Then say it.” <text:line-break/><text:line-break/>“Home. Earth. New York. Chicago. Wherever you were from.” <text:line-break/><text:line-break/>“I don’t even remember,” said Hitchcock. “I don’t even <text:soft-page-break/>believe there is an Earth now, do you?” <text:line-break/><text:line-break/>“Yes,” said Clemens. “I dreamt about it this morning.” <text:line-break/><text:line-break/>“There is no morning in space.” <text:line-break/><text:line-break/>“During the night then.” <text:line-break/><text:line-break/>“It’s always night,” said Hitchcock quietly. “Which night do you mean?” <text:line-break/><text:line-break/>“Shut up,” said Clemens irritably. “Let me finish.” Hitchcock lit another cigarette. His hand did <text:line-break/>not shake, but it looked as if, inside the sunburned flesh, it might be tremoring all to itself, a small <text:line-break/>tremor in each hand and a large invisible tremor in his body. The two men sat on the observation <text:line-break/>corridor floor, looking out at the stars. Clemens’s eyes flashed, but Hitchcock’s eyes focused on <text:line-break/>nothing; they were blank and puzzled. <text:line-break/><text:line-break/>“I woke up at 0500 hours myself,” said Hitchcock, as if he were talking to his right hand. “And I <text:line-break/>heard myself screaming, ‘Where am I? where am I?’ And the answer was ‘Nowhere!’ And I said, <text:line-break/>‘Where’ve I been?’ And I said, ‘Earth!’ ‘What’s <text:soft-page-break/>Earth?’ I wondered. ‘Where I was born,’ I said. But it <text:line-break/>was nothing and worse than nothing. I don’t believe in anything I can’t see or hear or touch. I can’t see <text:line-break/>Earth, so why should I believe in it? It’s safer this way, not to believe.” <text:line-break/><text:line-break/>“There’s Earth.” Clemens pointed, smiling. “That point of light there.” <text:line-break/><text:line-break/>“That’s not Earth; that’s our sun. You can’t see Earth from here.” <text:line-break/><text:line-break/>“I can see it. I have a good memory. <text:line-break/><text:line-break/>“It’s not the same, you fool,” said Hitchcock suddenly. There was a touch of anger in his voice. <text:line-break/>“I mean see it. I’ve always been that way. When I’m in Boston, New York is dead. When I’m in New <text:line-break/>York, Boston is dead. Wfren I don’t see a man for a day, he’s dead. When he comes walking down the <text:line-break/>street, my God, it’s a resurrection. I do a dance, almost, I’m so glad to see him. I used to, anyway. I <text:line-break/>don’t dance any more. I just look. And when the man walks off, he’s dead again.” <text:line-break/><text:line-break/>Clemens laughed. “It’s simply that your mind works on a primitive level. You can’t hold to things. <text:line-break/>You’ve got no imagination, Hitchcock old man. You’ve got to learn to hold on.” <text:line-break/><text:line-break/>“Why should I hold onto things I can’t use?” said Hitchcock, <text:soft-page-break/>his eyes wide, still staring into space. <text:line-break/>“I’m practical. If Earth isn’t here for me to walk on, you want me to walk on a memory? That hurts. <text:line-break/><text:line-break/>Memories, as my father once said, are porcupines. To hell with them! Stay away from them They <text:line-break/><text:line-break/><text:line-break/><text:line-break/>make you unhappy. They ruin your work. They make you cry.” <text:line-break/><text:line-break/>“I’m walking on Earth right now,” said Clemens, squinting to himself, blowing smoke. <text:line-break/><text:line-break/>“You’re kicking porcupines. Later in the day you won’t be able to eat lunch, and you’ll wonder <text:line-break/>why,” said Hitchcock in a dead voice. “And it’ll be because you’ve got a footful of quills aching in <text:line-break/>you. To hell with it! If I can’t drink it, pinch it, punch it, or lie on it, then I say drop it in the sun. I’m <text:line-break/>dead to Earth. It’s dead to me. There’s no one in New York weeping for me tonight. Shove New York. <text:line-break/>There isn’t any season here; winter and summer <text:soft-page-break/>are gone. So is spring, and autumn. It isn’t any <text:line-break/>particular night or morning; it’s space and space. The only thing right now is you and me and this <text:line-break/>rocket ship. And the only thing I’m positive of is me. That’s all of it.” <text:line-break/><text:line-break/>Clemens ignored this. “I’m putting a nickel in the phone slot right now,” he said, pantomiming it <text:line-break/>with a slow smile. “And calling my girl in Evanston. Hello, Barbara!” <text:line-break/><text:line-break/>The rocket sailed on through space. <text:line-break/><text:line-break/>The lunch bell rang at 1305 hours. The men ran by on soft rubber sneakers and sat at the cushioned <text:line-break/>tables. <text:line-break/><text:line-break/>Clemens wasn’t hungry. <text:line-break/><text:line-break/>“See, what did I tell you!” said Hitchcock. “You and your damned porcupines! Leave them alone, <text:line-break/>like I told you. Look at me, shoveling away food.” He said this with a mechanical, slow, and <text:line-break/>unhumorous voice. “Watch me.” He put a big piece of pie in his mouth and felt it with his tongue. He <text:line-break/>looked at the pie on his plate as if to see the texture. He moved it with his fork. He felt the fork <text:line-break/>handle. He mashed the lemon filling and watched it jet up between the tines. Then he touched</text:p>
      <text:p text:style-name="P1"><text:s/>a bottle <text:line-break/>of milk all over and poured out half a quart into a glass, <text:soft-page-break/>listening to it. He looked at the milk as if to <text:line-break/>make it whiter. He drank the milk so swiftly that he couldn’t have tasted it. He had eaten his entire <text:line-break/>lunch in a few minutes, cramming it in feverishly, and now he looked around for more, but it was <text:line-break/>gone. He gazed out the window of the rocket, blankly. “Those aren’t real, either,” he said. <text:line-break/><text:line-break/>“What?” asked Clemens. <text:line-break/><text:line-break/>“The stars. Who’s ever touched one? I can see them, sure, but what’s the use of seeing a thing <text:line-break/>that’s a million or a billion miles away? Anything that far off isn’t worth bothering with.” <text:line-break/><text:line-break/>“Why did you come on this trip?” asked Clemens suddenly. <text:line-break/><text:line-break/>Hitchcock peered into his amazingly empty milk glass and clenched it tight, then relaxed his hand <text:line-break/>and clenched it again. “I don’t know.” He ran his tongue on the glass rim. “I just had to, is all. How <text:line-break/>do you know why you do anything in this life?” <text:line-break/><text:line-break/>“You liked the idea of space travel? Going places?” <text:line-break/><text:line-break/><text:soft-page-break/>“I don’t know. Yes. No. It wasn’t going places. It was being between.” Hitchcock for the first <text:line-break/>time tried to focus his eyes upon something, but it was so nebulous and far off that his eyes couldn’t <text:line-break/>make the adjustment, though he worked his face and hands. “Mostly it was space. So much space. I <text:line-break/>liked the idea of nothing on top, nothing on the bottom, and a lot of nothing in between, and me in the <text:line-break/>middle of the nothing.” <text:line-break/><text:line-break/>“I never heard it put that way before.” <text:line-break/><text:line-break/>“I just put it that way; I hope you listened.” <text:line-break/><text:line-break/>Hitchcock took out his cigarettes and lit up and began to suck and blow the smoke, again and <text:line-break/>again. <text:line-break/><text:line-break/>Clemens said, “What sort of childhood did you have, Hitchcock?” <text:line-break/><text:line-break/>“I was never young. Whoever I was then is dead. That’s more of your quills. I don’t want a hide <text:line-break/><text:line-break/><text:line-break/><text:line-break/>full, thanks. I’ve always figured it that you die each day and each day is a box, you see, all numbered <text:line-break/>and neat; but never go back and lift the lids, because you’ve died a couple of thousand times in your <text:line-break/>life, and that’s a lot of corpses, each dead a different way, each <text:soft-page-break/>with a worse expression. Each of <text:line-break/>those days is a different you, somebody you don’t know or understand or want to understand.” <text:line-break/><text:line-break/>“You’re cutting yourself off, that way.” <text:line-break/><text:line-break/>“Why should I have anything to do with that younger Hitchcock? He was a fool, and he was <text:line-break/>yanked around and taken advantage of and used. His father was no good, and he was glad when his <text:line-break/>mother died, because she was the same. Should I go back and see his face on that day and gloat over <text:line-break/>it? He was a fool.” <text:line-break/><text:line-break/>“We’re all fools,” said Clemens, “all the time. It’s just we’re a different kind each day. We think, <text:line-break/>I’m not a fool today. I’ve learned my lesson. I was a fool yesterday but not this morning. Then <text:line-break/>tomorrow we find out that, yes, we were a fool today too. I think the only way we can grow and get <text:line-break/>on in this world is to accept the fact we’re not perfect and live accordingly.” <text:line-break/><text:line-break/>“I don’t want to remember imperfect things,” said Hitchcock. “I can’t shake hands with that <text:line-break/><text:soft-page-break/>younger Hitchcock, can I? Where he? Can you find him for me? He’s dead, so to hell with him! I <text:line-break/>won’t shape what I do tomorrow by some lousy thing I did yesterday.” <text:line-break/><text:line-break/>“You’ve got it wrong.” <text:line-break/><text:line-break/>“Let me have it then.” Hitchcock sat, finished with his meal, looking out the port. The other men <text:line-break/>glanced at him <text:line-break/><text:line-break/>“Do meteors exist?” asked Hitchcock. <text:line-break/><text:line-break/>“You know damn well they do.” <text:line-break/><text:line-break/>“In our radar machines — yes, as streaks of light in space. No, I don’t believe in anything that <text:line-break/>doesn’t exist and act in my presence. Sometimes” — he nodded at the men finishing their food <text:line-break/>— ’’sometimes I don’t believe in anyone or anything but me.” He sat up. “Is there an upstairs to this <text:line-break/>ship?” <text:line-break/><text:line-break/>“Yes.” <text:line-break/><text:line-break/>“I’ve got to see it immediately.” <text:line-break/><text:line-break/>“Don’t get excited.” <text:line-break/><text:line-break/>“You wait here; I’ll be right back.” Hitchcock walked out swiftly. The other men sat nibbling their <text:line-break/><text:soft-page-break/>food slowly. A moment passed. One of the men raised his head. “How long’s this been going on? I <text:line-break/>mean Hitchcock.” <text:line-break/><text:line-break/>“Just today.” <text:line-break/><text:line-break/>“He acted funny the other day too.” <text:line-break/><text:line-break/>“Yes, but it’s worse today.” <text:line-break/><text:line-break/>“Has anyone told the psychiatrist?” <text:line-break/><text:line-break/>“We thought he’d come out of it. Everyone has a little touch of space the first time out. I’ve had it. <text:line-break/>You get wildly philosophical, then frightened. You break into a sweat, then you doubt your parentage, <text:line-break/>you don’t believe in Earth, you get drunk, wake up with a hang-over, and that’s it.” <text:line-break/><text:line-break/>“But Hitchcock don’t get drunk,” said someone. “I wish he would.” <text:line-break/><text:line-break/>“How’d he ever get past the examining board?” <text:line-break/><text:line-break/>“How’d we all get past? They need men. Space scares the hell out of most people. So the board <text:line-break/><text:soft-page-break/>lets a lot of borderlines through.” <text:line-break/><text:line-break/>“That man isn’t a borderline,” said someone. “He’s a fall-off-a-cliff-and-no-bottom-to-hit.” <text:line-break/><text:line-break/><text:line-break/><text:line-break/>They waited for five minutes. Hitchcock didn’t come back. Clemens finally got up and went out <text:line-break/>and climbed the circular stair to the flight deck above. Hitchcock was there, touching the wall <text:line-break/>tenderly. <text:line-break/><text:line-break/>“It’s here,” he said. <text:line-break/><text:line-break/>“Of course it is.” <text:line-break/><text:line-break/>“I was afraid it might not be.” Hitchcock peered at Clemens. “And you’re alive.” <text:line-break/><text:line-break/>“I have been for a long time.” <text:line-break/><text:line-break/>“No,” said Hitchcock. “Now, just now, this instant, while you’re here with me, you’re alive. A <text:line-break/>moment ago you weren’t anything.” <text:line-break/><text:line-break/>“I was to me,” said the other. <text:line-break/><text:line-break/>“That’s not important. You weren’t here with me,” said Hitchcock. “Only that’s important. Is the <text:line-break/>crew down below?” <text:line-break/><text:soft-page-break/><text:line-break/>“Yes.” <text:line-break/><text:line-break/>“Can you prove it?” <text:line-break/><text:line-break/>“Look, Hitchcock, you’d better see Dr. Edwards. I think you need a little servicing.” <text:line-break/><text:line-break/>“No, Email right. Who’s the doctor, anyway? Can you prove he’s on this ship?” <text:line-break/><text:line-break/>“I can. All I have to do is call him." <text:line-break/><text:line-break/>“No. I mean, standing here, in this instant, you can’t prove he’s here, can you?” <text:line-break/><text:line-break/>“Not without moving, I can’t.” <text:line-break/><text:line-break/>“You see. You have no mental evidence. That’s what I want, a mental evidence I can feel. I don’t <text:line-break/>want physical evidence, proof you have to go out and drag in. I want evidence that you can carry in <text:line-break/>your mind and always touch and smell and feel. But there’s no way to do that. In order to believe in a <text:line-break/>thing you’ve got to carry it with you. You can’t carry the Earth, or a man, in your pocket. I want a <text:soft-page-break/>way <text:line-break/>to do that, carry things with me always, so I can believe in them How clumsy to have to go to all the <text:line-break/>trouble of going out and bringing in something terribly physical to prove something. I hate physical <text:line-break/>things because they can be left behind and become impossible to believe in then.” <text:line-break/><text:line-break/>“Those are the rules of the game.” <text:line-break/><text:line-break/>“I want to change them. Wouldn’t it be fine if we could prove things with our mind, and know for <text:line-break/>certain that things are always in their place. I’d like to know what a place is like when I’m not <text:line-break/>there. I’d like to be sure.” <text:line-break/><text:line-break/>“That’s not possible.” <text:line-break/><text:line-break/>“You know,” said Hitchcock, “I first got the idea of coming out into space about five years ago. <text:line-break/>About the time I lost my job. Did you know I wanted to be a writer? Oh yes, one of those men who <text:line-break/>always talk about writing but rarely write. And too much temper. So I lost my good job and left the <text:line-break/>editorial business and couldn’t get another job and went on down hill. Then my wife died. You see, <text:line-break/>nothing stays where you put it — you can’t trust material things. I had to put my boy in an aunt’s trust, <text:line-break/>and things got worse; then one day I had a story published with my name on it, but it wasn’t me.” <text:line-break/><text:line-break/><text:soft-page-break/>“I don’t get you.” <text:line-break/><text:line-break/>Hitchcock’s face was pale and sweating. <text:line-break/><text:line-break/>“I can only say that I looked at the page with my name under the title. By Joseph Hitchcock. But it <text:line-break/>was some other man. There was no way to prove — actually prove, really prove — that that man <text:line-break/>was me. The story was familiar — I knew I had written it — but that name on the paper still was not me. <text:line-break/>It was a symbol, a name. It was alien. And then I realized that even if I did become successful at <text:line-break/><text:line-break/><text:line-break/><text:line-break/>writing, it would never mean a thing to me, because I couldn’t identify myself with that name. It <text:line-break/>would be soot and ashes. So I didn’t write any more. I was never sure, anyway, that the stories I had <text:line-break/>in my desk a few days later were mine, though I remembered typing them. There was always that gap <text:line-break/>of proof. That gap between doing and having done. What is done is dead and is not proof, for it <text:soft-page-break/>is not <text:line-break/>an action. Only actions are important. And pieces of paper were remains of actions done and over <text:line-break/>and now unseen. The proof of doing was over and done. Nothing but memory remained, and I didn’t <text:line-break/>trust my memory. Could I actually prove I’d written these stories? No. Can any author? I mean <text:line-break/>proof. I mean action as proof. No. Not really. Not unless someone sits in the room while you type, <text:line-break/>and then maybe you’re doing it from memory. And once a thing is accomplished there is no proof, <text:line-break/>only memory. So then I began to find gaps between everything. I doubted I was married or had a child <text:line-break/>or ever had a job in my life. I doubted that I had been born in Illinois and had a drunken father and <text:line-break/>swinish mother. I couldn’t prove anything. Oh yes, people could say, ‘You are thus and so and such <text:line-break/>and such,’ but that was nothing.” <text:line-break/><text:line-break/>“You should get your mind off stuff like that,” said Clemens. “I can’t. All the gaps and spaces. And <text:line-break/>that’s how I got to thinking about the stars. I thought how I’d like to be in a rocket ship, in space, in <text:line-break/>nothing, in nothing, going on into nothing, with just a thin something, a thin eggshell of metal holding <text:line-break/>me, going on away from all the somethings with gaps in them that couldn’t prove themselves. I knew <text:line-break/>then that the only happiness for me was space. When I get to Aldebaran II I’ll sign up to return on the <text:line-break/>five-year journey to Earth and so go back and forth like a shuttlecock all the rest of my life.” <text:line-break/><text:soft-page-break/><text:line-break/>“Have you talked about this to the psychiatrist?” <text:line-break/><text:line-break/>“So he could try to mortar up the gaps for me, fill in the gulfs with noise and warm water and <text:line-break/>words and hands touching me, and all that? No, thanks.” Hitchcock stopped. “I’m getting worse,</text:p>
      <text:p text:style-name="P1"><text:s/><text:line-break/>aren’t I? I thought so. This morning when I woke up I thought, I’m getting worse. Or is it better?” He <text:line-break/>paused again and cocked an eye at Clemens. “Are you there? Are you really there? Go on, prove it.” <text:line-break/><text:line-break/>Clemens slapped him on the arm, hard. <text:line-break/><text:line-break/>“Yes,” said Hitchcock, rubbing his arm, looking at it very thoroughly, wonderingly, massaging it. <text:line-break/>“You were there. For a brief fraction of an instant. But I wonder if you are — now. <text:line-break/><text:line-break/>“See you later,” said Clemens. He was on his way to find the doctor. He walked away. <text:line-break/><text:line-break/>A bell rang. Two bells, three bells rang. The ship rocked as if a hand had slapped it. There was a <text:line-break/>sucking sound, the sound of a vacuum cleaner <text:soft-page-break/>turned on. Clemens heard the screams and felt the air <text:line-break/>thin. The air hissed away about his ears. Suddenly there was nothing in his nose or lungs. He <text:line-break/>stumbled and then the hissing stopped. <text:line-break/><text:line-break/>He heard someone cry, “A meteor.” Another said, “It’s patched!” And this was true. The ship’s <text:line-break/>emergency spider, running over the outside of the hull, had slapped a hot patch on the hole in the metal <text:line-break/>and welded it tight. <text:line-break/><text:line-break/>Someone was talking and talking and then beginning to shout at a distance. Clemens ran along the <text:line-break/>corridor through the freshening, thickening air. As he turned in at a bulkhead he saw the hole in the <text:line-break/>steel wall, freshly sealed; he saw the meteor fragments lying about the room like bits of a toy. He saw <text:line-break/>the captain and the members of the crew and a man lying on the floor. It was Hitchcock. His eyes <text:line-break/>were closed and he was crying. “It tried to kill me,” he said, over and over. “It tried to kill me.” They <text:line-break/>got him on his feet. “It can’t do that,” said Hitchcock. “That’s not how it should be. Things like that <text:line-break/>can’t happen, can they? It came in after me. Why did it do that?” <text:line-break/><text:line-break/>“All right, all right Hitchcock,” said the captain. <text:line-break/><text:line-break/><text:line-break/><text:line-break/>The doctor was bandaging a small cut on Hitchcock’s arm. <text:soft-page-break/>Hitchcock looked up, his face pale, and <text:line-break/>saw Clemens there looking at him. “It tried to kill me,” he said. <text:line-break/><text:line-break/>“I know,” said Clemens. <text:line-break/><text:line-break/>Seventeen hours passed. The ship moved on in space. <text:line-break/><text:line-break/>Clemens stepped through a bulkhead and waited. The psychiatrist and the captain were there. <text:line-break/>Hitchcock sat on the floor with his legs drawn up to his chest, arms wrapped tight about them. <text:line-break/><text:line-break/>“Hitchcock,” said the captain. <text:line-break/><text:line-break/>No answer. <text:line-break/><text:line-break/>“Hitchcock, listen to me,” said the psychiatrist. <text:line-break/><text:line-break/>They turned to Clemens. “You’re his friend?” <text:line-break/><text:line-break/>“Yes.” <text:line-break/><text:line-break/>“Do you want to help us?” <text:line-break/><text:line-break/>“If I can.” <text:line-break/><text:soft-page-break/><text:line-break/>“It was that damned meteor,” said the captain. “This might not have happened if it hadn’t been for <text:line-break/>that.” <text:line-break/><text:line-break/>“It would’ve come anyway, sooner or later,” said the doctor. To Clemens: “You might talk to him.” <text:line-break/><text:line-break/>Clemens walked quietly over and crouched by Hitchcock and began to shake his arm gently, <text:line-break/>calling in a low voice, “Hey there, Hitchcock.” <text:line-break/><text:line-break/>No reply. <text:line-break/><text:line-break/>“Hey, it’s me. Me, Clemens,” said Clemens. “Look, I’m here.” He gave the arm a little slap. He <text:line-break/>massaged the rigid neck, gently, and the back of the bent-down head. He glanced at the psychiatrist, <text:line-break/>who sighed very softly. The captain shrugged. <text:line-break/><text:line-break/>“Shock treatment, Doctor?” <text:line-break/><text:line-break/>The psychiatrist nodded. “We’ll start within the hour.” Yes, thought Clemens, shock treatment. Play <text:line-break/>a dozen jazz records for him, wave a bottle of fresh green chlorophyll and dandelions under his nose, <text:line-break/>put grass under his feet, squirt Chanel on the air, cut his hair, clip his fingernails, bring him a woman, <text:line-break/>shout, bang and crash at him, fry him with electricity, fill the gap and the gulf, but where’s your proof? <text:line-break/>You can’t keep proving to him forever. You can’t entertain a <text:soft-page-break/>baby with rattles and sirens all night <text:line-break/>every night for the next thirty years. Sometime you’ve got to stop. When you do that, he’s lost again. <text:line-break/>That is, if he pays any attention to you at all. <text:line-break/><text:line-break/>“Hitchcock!” he cried, as loud as he could, almost frantically, as if he himself were falling over a <text:line-break/>cliff. “It’s me. It’s your pal! Hey!” <text:line-break/><text:line-break/>Clemens turned and walked away out of the silent room. <text:line-break/><text:line-break/>Twelve hours later another alarm bell rang. <text:line-break/><text:line-break/>After all of the running had died down, the captain explained: “Hitchcock snapped out of it for a <text:line-break/>minute or so. He was alone. He climbed into a space suit. He opened an airlock. Then he walked out <text:line-break/>into space — alone.” <text:line-break/><text:line-break/>Clemens blinked through the immense glass port, where there was a blur of stars and distant <text:line-break/>blackness. “He’s out there now?” <text:line-break/><text:line-break/>“Yes. A million miles behind us. We’d never find <text:soft-page-break/>him. First time I knew he was outside the ship <text:line-break/>was when his helmet radio came in on our control-room beam. I heard him talking to himself.” <text:line-break/><text:line-break/>“What did he say?” <text:line-break/><text:line-break/>“Something like ‘No more space ship now. Never was any. No people. No people in all the <text:line-break/><text:line-break/><text:line-break/><text:line-break/>universe. Never were any. No planets. No stars.’ That’s what he said. And then he said something <text:line-break/>about his hands and feet and legs. ‘No hands,’ he said. ‘I haven’t any hands any more. Never had any. <text:line-break/>No feet. Never had any. Can’t prove it. No body. Never had any. No lips. No face. No head. Nothing. <text:line-break/>Only space. Only space. Only the gap.’” <text:line-break/><text:line-break/>The men turned quietly to look from the glass port out into the remote and cold stars. <text:line-break/><text:line-break/>Space, thought Clemens. The space that Hitchcock loved so well. Space, with nothing on top, <text:line-break/>nothing on the bottom, a lot of empty nothings between, and Hitchcock falling in the middle of the <text:line-break/>nothing, on his way to no particular night and no particular morning. . . . <text:line-break/><text:line-break/><text:line-break/><text:line-break/><text:soft-page-break/><text:toc-mark-start text:id="IMark2407005202392" text:outline-level="1"/><text:span text:style-name="T1">The Fox and the Forest</text:span><text:toc-mark-end text:id="IMark2407005202392"/> <text:line-break/><text:line-break/><text:line-break/>THERE WERE fireworks the very first night, things that you should be afraid of perhaps, for they <text:line-break/>might remind you of other more horrible things, but these were beautiful, rockets that ascended into <text:line-break/>the ancient soft air of Mexico and shook the stars apart in blue and white fragments. Everything was <text:line-break/>good and sweet, the air was that blend of the dead and the living, of the rains and the dusts, of the <text:line-break/>incense from the church, and the brass smell of the tubas on the bandstand which pulsed out vast <text:line-break/>rhythms of “La Paloma.” The church doors were thrown wide and it seemed as if a giant yellow <text:line-break/>constellation had fallen from the October sky and lay breathing fire upon the church walls; a million <text:line-break/>candles sent their color and fumes about. Newer and better fireworks scurried like tight-rope walking <text:line-break/>comets across the cool-filed square, banged against adobe cafe walls, then rushed on hot wires to <text:line-break/>bash the high church tower, in which boys’ naked feet alone could be seen kicking and re-kicking, <text:line-break/><text:soft-page-break/>clanging and tilting and re-tilting the monster bells into monstrous music. A flaming bull blundered <text:line-break/>about the plaza chasing laughing men and screaming children. <text:line-break/><text:line-break/>“The year is 1938,” said William Travis, standing by his wife on the edge of the yelling crowd, <text:line-break/>smiling. “A good year.” <text:line-break/><text:line-break/>The bull rushed upon them. Ducking, the couple ran, with fire balls pelting them, past the music <text:line-break/>and riot, the church, the band, under the stars, clutching each other, laughing. The bull passed, carried <text:line-break/>lightly on the shoulders of a charging Mexican, a framework of bamboo and sulphurous gunpowder. <text:line-break/><text:line-break/>“Eve never enjoyed myself so much in my life.” Susan Travis had stopped for her breath. <text:line-break/><text:line-break/>“It’s amazing,” said William <text:line-break/><text:line-break/>“It will go on, won’t it?” <text:line-break/><text:line-break/>“All night.” <text:line-break/><text:line-break/>“No, I mean our trip.” <text:line-break/><text:line-break/>He frowned and patted his breast pocket. “I’ve enough traveler’s checks for a lifetime. Enjoy <text:line-break/>yourself. Forget it. They’ll never find us.” <text:line-break/><text:line-break/><text:soft-page-break/>“Never?” <text:line-break/><text:line-break/>“Never.” <text:line-break/><text:line-break/>Now someone was setting off giant crackers, hurling them from the great bell-tolling tower of the <text:line-break/>church in a sputter of smoke, while the crowd below fell back under the threat and the crackers <text:line-break/>exploded in wonderful concussions among their dancing feet and flailing bodies. A wondrous smell <text:line-break/>of frying tortillas hung all about, and in the cafes men sat at tables looking out, mugs of beer in their <text:line-break/>brown hands. <text:line-break/><text:line-break/>The bull was dead. The fire was out of the bamboo tubes and he was expended. The laborer lifted <text:line-break/>the framework from his shoulders. Little boys clustered to touch the magnificent papier-mache head, <text:line-break/>the real horns. <text:line-break/><text:line-break/>“Let’s examine the bull,” said William. <text:line-break/><text:line-break/><text:line-break/><text:soft-page-break/><text:line-break/>As they walked past the cafe entrance Susan saw the man looking out at them, a white man in a <text:line-break/>salt-white suit, with a blue tie and blue shirt, and a thin, sunburned face. His hair was blond and <text:line-break/>straight and his eyes were blue, and he watched them as they walked. <text:line-break/><text:line-break/>She would never have noticed him if it had not been for the bottles at his immaculate elbow; a fat <text:line-break/>bottle of creme de menthe, a clear bottle of vermouth, a flagon of cognac, and seven other bottles of <text:line-break/>assorted liqueurs, and, at his finger tips, ten small half-filled glasses from which, without taking his <text:line-break/>eyes off the street, he sipped, occasionally squinting, pressing his thin mouth shut upon the savor. In <text:line-break/>his free hand a thin Havana cigar smoked, and on a chair stood twenty cartons of Turkish cigarettes, <text:line-break/>six boxes of cigars, and some packaged colognes. <text:line-break/><text:line-break/>“Bill ” whispered Susan. <text:line-break/><text:line-break/>“Take it easy,” he said. “He’s nobody.” <text:line-break/><text:line-break/>“I saw him in the plaza this morning.” <text:line-break/><text:line-break/>“Don’t lookback, keep walking. Examine the papier-mache bull here. That’s it, ask questions.” <text:line-break/><text:line-break/>“Do you think he’s from the Searchers?” <text:line-break/><text:line-break/><text:soft-page-break/>“They couldn’t follow us!” <text:line-break/><text:line-break/>“They might!” <text:line-break/><text:line-break/>“What a nice bull,” said William to the man who owned it. <text:line-break/><text:line-break/>“He couldn’t have followed us back through two hundred years, could he?” <text:line-break/><text:line-break/>“Watch yourself, for God’s sake,” said William. <text:line-break/><text:line-break/>She swayed. He crushed her elbow tightly, steering her away. <text:line-break/><text:line-break/>“Don’t faint.” He smiled, to make it look good. “You’ll be all right. Let’s go right in that cafe, <text:line-break/>drink in front of him, so if he is what we think he is, he won’t suspect.” <text:line-break/><text:line-break/>“No, I couldn’t.” <text:line-break/><text:line-break/>“We’ve got to. Come on now. And so I said to David, that’s ridiculous!” This last in a loud voice <text:line-break/>as they went up the cafe steps. <text:line-break/><text:line-break/>We are here, thought Susan. Who are we? Where <text:soft-page-break/>are we going? What do we fear? Start at the <text:line-break/>beginning, she told herself, holding to her sanity, as she felt the adobe floor underfoot.</text:p>
      <text:p text:style-name="P1"><text:s/><text:line-break/><text:line-break/>My name is Ann Kristen; my husband’s name is Roger. We were born in the year 2155 A.D. And <text:line-break/>we lived in a world that was evil. A world that was like a great black ship pulling away from the <text:line-break/>shore of sanity and civilization, roaring its black horn in the night, taking two billion people with it, <text:line-break/>whether they wanted to go or not, to death, to fall over the edge of the earth and the sea into <text:line-break/>radioactive flame and madness. <text:line-break/><text:line-break/>They walked into the cafe. The man was staring at them. <text:line-break/><text:line-break/>A phone rang. <text:line-break/><text:line-break/>The phone startled Susan. She remembered a phone ringing two hundred years in the future, on that <text:line-break/>blue April morning in 2155, and herself answering it: <text:line-break/><text:line-break/>“ Ann , this is Rene! Have you heard? I mean about Travel in Time, Incorporated? Trips to Rome in <text:line-break/>21 B.C., trips to Napoleon’s Waterloo — anytime, anyplace!” <text:line-break/><text:line-break/>“Rene, you’re joking.” <text:line-break/><text:line-break/>“No. Clinton Smith left this morning for Philadelphia in 1776. Travel in Time, Inc., arranges <text:line-break/><text:soft-page-break/>everything. Costs money. But, think — to actually see the burning of Rome, Kubla Khan, Moses and <text:line-break/>the Red Sea! You’ve probably got an ad in your tube mail now. <text:line-break/><text:line-break/>She had opened the suction mail tube and there was the metal foil advertisement: <text:line-break/><text:line-break/><text:line-break/><text:line-break/>ROME AND THE BORGIAS! <text:line-break/><text:line-break/>THE WRIGHT BROTHERS AT KITTY HAWK! <text:line-break/><text:line-break/>Travel in Time, Inc., can costume you, put you in a crowd during the assassination of Lincoln or <text:line-break/>Caesar! We guarantee to teach you any language you need to move freely in any civilization, in any <text:line-break/>year, without friction. Latin, Greek, ancient American colloquial. Take your vacation in Time as <text:line-break/>well as Place! <text:line-break/><text:line-break/>Rene’s voice was buzzing on the phone. “Tom and I leave for 1492 tomorrow. They’re arranging <text:line-break/>for Tom to sail with Columbus. Isn’t it amazing!” <text:line-break/><text:line-break/><text:soft-page-break/>“Yes,” murmured Ann, stunned. “What does the Government say about this Time Machine <text:line-break/>company?” <text:line-break/><text:line-break/>“Oh, the police have an eye on it. Afraid people might evade the draft, run off and hide in the Past. <text:line-break/>Everyone has to leave a security bond behind, his house and belongings, to guarantee return. After all, <text:line-break/>the war’s on.” <text:line-break/><text:line-break/>“Yes, the war,” murmured Ann. “The war.” <text:line-break/><text:line-break/>Standing there, holding the phone, she had thought, Here is the chance my husband and I have <text:line-break/>talked and prayed over for so many years. We don’t like this world of 2155. We want to run away <text:line-break/>from his work at the bomb factory, I from my position with disease-culture units. Perhaps there is a <text:line-break/>chance for us to escape, to run for centuries into a wild country of years where they will never find <text:line-break/>and bring us back to burn our books, censor our thoughts, scald our minds with fear, march us, scream <text:line-break/>at us with radios . . . <text:line-break/><text:line-break/>They were in Mexico in the year 1938. <text:line-break/><text:line-break/>She looked at the stained cafe wall. <text:line-break/><text:line-break/>Good workers for the Future State were allowed vacations into the Past to escape fatigue. And so <text:line-break/>she and her husband had moved back into 1938, a room in <text:soft-page-break/>New York City, and enjoyed the theaters <text:line-break/>and the Statue of Liberty which still stood green in the harbor. And on the third day they had changed <text:line-break/>their clothes, their names, and had flown off to hide in Mexico! <text:line-break/><text:line-break/>“It must be him,” whispered Susan, looking at the stranger seated at the table. “Those cigarettes, <text:line-break/>the cigars, the liquor. They give him away. Remember our first night in the Past?” <text:line-break/><text:line-break/>A month ago, their first night in New York, before their flight, drinking all the strange drinks, <text:line-break/>savoring and buying odd foods, perfumes, cigarettes of ten dozen rare brands, for they were rare in <text:line-break/>the Future, where war was everything. So they had made fools of themselves, rushing in and out of <text:line-break/>stores, salons, tobacconists, going up to their room to get wonderfully ill. <text:line-break/><text:line-break/>And now here was this stranger doing likewise, doing a thing that only a man from the Future <text:line-break/>would do who had been starved for liquors and cigarettes for many years. <text:line-break/><text:line-break/>Susan and William sat and ordered a drink. <text:line-break/><text:soft-page-break/><text:line-break/>The stranger was examining their clothes, their hair, their jewelry — the way they walked and sat. <text:line-break/><text:line-break/>“Sit easily,” said William under his breath. “Look as if you’ve worn this clothing style all your <text:line-break/>life.” <text:line-break/><text:line-break/>“We should never have tried to escape.” <text:line-break/><text:line-break/>“My God!” said William, “he’s coming over. Let me do the talking.” <text:line-break/><text:line-break/>The stranger bowed before them. There was the faintest tap of heels knocking together. Susan <text:line-break/>stiffened. That military sound! — unmistakable as that certain ugly rap on your door at midnight. <text:line-break/><text:line-break/>“Mr. Roger Kristen,” said the stranger, “you did not pull up your pant legs when you sat down.” <text:line-break/><text:line-break/><text:line-break/><text:line-break/>William froze. He looked at his hands lying on either leg, innocently. Susan’s heart was beating <text:line-break/>swiftly. <text:line-break/><text:line-break/>“You’ve got the wrong person,” said William quickly. “My name’s not Krisler.” <text:line-break/><text:line-break/>“Kristen,” corrected the stranger. <text:line-break/><text:soft-page-break/><text:line-break/>“I’m William Travis,” said William “And I don’t see what my pant legs have to do with you!” <text:line-break/><text:line-break/>“Sorry.” The stranger pulled up a chair. “Let us say I thought I knew you because you did not pull <text:line-break/>your trousers up. Everyone does. If they don’t, the trousers bag quickly. I am a long way from home, <text:line-break/>Mr. — Travis, and in need of company. My name is Simms.” <text:line-break/><text:line-break/>“Mr. Simms, we appreciate your loneliness, but we’re tired. We’re leaving for Acapulco <text:line-break/>tomorrow.” <text:line-break/><text:line-break/>“A charming spot. I was just there, looking for some friends of mine. They are somewhere. I shall <text:line-break/>find them yet. Oh, is the lady a bit sick?” <text:line-break/><text:line-break/>“Good night, Mr. Simms.” <text:line-break/><text:line-break/>They started out the door, William holding Susan’s arm firmly. They did not look back when Mr. <text:line-break/>Simms called, “Oh, just one other thing.” He paused and then slowly spoke the words: <text:line-break/><text:line-break/><text:soft-page-break/>“2155 AD.” <text:line-break/><text:line-break/>Susan shut her eyes and felt the earth falter under her. She kept going, into the fiery plaza, seeing <text:line-break/>nothing. <text:line-break/><text:line-break/>They locked the door of their hotel room. And then she was crying and they were standing in the <text:line-break/>dark, and the room tilted under them Far away firecrackers exploded, and there was laughter in the <text:line-break/>plaza. <text:line-break/><text:line-break/>“What a damned, loud nerve,” said William. “Him sitting there, looking us up and down like <text:line-break/>animals, smoking his damn cigarettes, drinking his drinks. I should have killed him then!” His voice <text:line-break/>was nearly hysterical. “He even had the nerve to use his real name to us. The Chief of the Searchers. <text:line-break/>And the thing about my pant legs. My God, I should have pulled them up when I sat. It’s an automatic <text:line-break/>gesture of this day and age. When I didn’t do it, it set me off from the others; it made him think, <text:line-break/>Here’s a man who never wore pants, a man used to breech uniforms and future styles. I could kill <text:line-break/>myself for giving us away!” <text:line-break/><text:line-break/>“No, no, it was my walk — these high heels — that did it. Our haircuts — so new, so fresh. <text:line-break/>Everything about us odd and uneasy.” <text:line-break/><text:line-break/>He turned on the light. “He’s still testing us. He’s not positive <text:soft-page-break/>of us — not completely. We can’t run <text:line-break/>out on him, then. We can’t make him certain. We’ll go to Acapulco leisurely.” <text:line-break/><text:line-break/>“Maybe he is sure of us, but is just playing.” <text:line-break/><text:line-break/>“I wouldn’t put it past him. He’s got all the time in the world. He can daily here if he wants, and <text:line-break/>bring us back to the Future sixty seconds after we left it. He might keep us wondering for days, <text:line-break/>laughing at us.” <text:line-break/><text:line-break/>Susan sat on the bed, wiping the tears from her face, smelling the old smell of charcoal and <text:line-break/>incense. <text:line-break/><text:line-break/>“They won’t make a scene, will they?” <text:line-break/><text:line-break/>“They won’t dare. They’ll have to get us alone to put us in that Time Machine and send us back.” <text:line-break/><text:line-break/>“There’s a solution then,” she said. “We’ll never be alone; we’ll always be in crowds. We’ll make <text:line-break/>a million friends, visit markets, sleep in the Official Palaces in each town, pay the Chief of Police to <text:line-break/>guard us until we find a way to kill Simms and <text:soft-page-break/>escape, disguise ourselves in new clothes, perhaps as <text:line-break/><text:line-break/><text:line-break/><text:line-break/>Mexicans.” <text:line-break/><text:line-break/>Footsteps sounded outside their locked door. <text:line-break/><text:line-break/>They turned out the light and undressed in silence. The footsteps went away. A door closed. <text:line-break/><text:line-break/>Susan stood by the window looking down at the plaza in the darkness. “So that building there is a <text:line-break/>church?” <text:line-break/><text:line-break/>“Yes.” <text:line-break/><text:line-break/>“I’ve often wondered what a church looked like. It’s been so long since anyone saw one. Can we <text:line-break/>visit it tomorrow?” <text:line-break/><text:line-break/>“Of course. Come to bed.” <text:line-break/><text:line-break/>They lay in the dark room. <text:line-break/><text:line-break/>Half an hour later their phone rang. She lifted the receiver. <text:line-break/><text:line-break/>“Hello?” <text:line-break/><text:line-break/>“The rabbits may hide in the forest,” said a voice, “but a fox can always find them” <text:line-break/><text:soft-page-break/><text:line-break/>She replaced the receiver and lay back straight and cold in the bed. <text:line-break/><text:line-break/>Outside, in the year 1938, a man played three tunes upon a guitar, one following another. <text:line-break/><text:line-break/>During the night she put her hand out and almost touched the year 2155. She felt her fingers slide <text:line-break/>over cool spaces of time, as over a corrugated surface, and she heard the insistent thump of marching <text:line-break/>feet, a million bands playing a million military tunes, and she saw the fifty thousand rows of disease <text:line-break/>cultures in their aseptic glass tubes, her hand reaching out to them at her work in that huge factory in <text:line-break/>the Future; the tubes of leprosy, bubonic, typhoid, tuberculosis, and then the great explosion. She saw <text:line-break/>her hand burned to a wrinkled plum, felt it recoil from a concussion so immense that the world was <text:line-break/>lifted and let fall and all the buildings broke and people hemorrhaged and lay silent. Great volcanoes, <text:line-break/>machines, winds, avalanches slid down to silence <text:soft-page-break/>and she awoke, sobbing, in the bed, in Mexico, <text:line-break/>many years away. . . . <text:line-break/><text:line-break/>In the early morning, drugged with the single hour’s sleep they had finally been able to obtain, they <text:line-break/>awoke to the sound of loud automobiles in the street. Susan peered down from the iron balcony at a <text:line-break/>small crowd of eight people only now emerging, chattering, yelling, from trucks and cars with red <text:line-break/>lettering on them. A crowd of Mexicans had followed the trucks. <text:line-break/><text:line-break/>“Que pasa?” Susan called to a little boy. <text:line-break/><text:line-break/>The boy replied. <text:line-break/><text:line-break/>Susan turned back to her husband. “An American motion-picture company, here on location.” <text:line-break/><text:line-break/>“Sounds interesting.” William was in the shower. “Let’s watch them. I don’t think we’d better <text:line-break/>leave today. We’ll try to lull Simms. Watch the films being made. They say the primitive film making</text:p>
      <text:p text:style-name="P1"><text:s/><text:line-break/>was something. Get our minds off ourselves.” <text:line-break/><text:line-break/>Ourselves, thought Susan. For a moment, in the bright sun, she had forgotten that somewhere in the <text:line-break/>hotel, waiting, was a man smoking a thousand cigarettes, it seemed. She saw the eight loud happy <text:line-break/>Americans below and wanted to call to them: “Save me, hide <text:soft-page-break/>me, help me! Color my hair, my eyes; <text:line-break/>clothe me in strange clothes. I need your help. I’m from the year 2155!” <text:line-break/><text:line-break/>But the words stayed in her throat. The functionaries of Travel in Time, Inc., were not foolish. In <text:line-break/>your brain, before you left on your trip, they placed a psychological bloc. You could tell no one your <text:line-break/>true time or birthplace, nor could you reveal any of the Future to those in the Past. The Past and the <text:line-break/>Future must be protected from each other. Only with this psychological bloc were people allowed to <text:line-break/>travel unguarded through the ages. The Future must be protected from any change brought about by her <text:line-break/><text:line-break/><text:line-break/><text:line-break/>people traveling in the Past. Even if she wanted to with all her heart, she could not tell any of those <text:line-break/>happy people below in the plaza who she was, or what her predicament had become. <text:line-break/><text:line-break/>“What about breakfast?” said William. <text:line-break/><text:soft-page-break/><text:line-break/>Breakfast was being served in the immense dining room. Ham and eggs for everyone. The place <text:line-break/>was full of tourists. The film people entered, all eight of them — six men and two women, giggling, <text:line-break/>shoving chairs about. And Susan sat near them, feeling the warmth and protection they offered, even <text:line-break/>when Mr. Simms came down the lobby stairs, smoking his Turkish cigarette with great intensity. He <text:line-break/>nodded at them from a distance, and Susan nodded back, smiling, because he couldn’t do anything to <text:line-break/>them here, in front of eight film people and twenty other tourists. <text:line-break/><text:line-break/>“Those actors,” said William “Perhaps I could hire two of them, say it was a joke, dress them in <text:line-break/>our clothes, have them drive off in our car when Simms is in such a spot where he can’t see their <text:line-break/>faces. If two people pretending to be us could lure him off for a few hours, we might make it to <text:line-break/>Mexico City. It’d take him years to find us there!” <text:line-break/><text:line-break/>“Hey!” <text:line-break/><text:line-break/>A fat man, with liquor on his breath, leaned on their table. “American tourists!” he cried. “I’m so <text:line-break/>sick of seeing Mexicans, I could kiss you!” He shook their hands. “Come on, eat with us. Misery <text:line-break/>loves company. I’m Misery, this is Miss Gloom, and Mr. and Mrs. Do-We-Hate-Mexico! We all hate <text:line-break/>it. But we’re here for some preliminary shots for a damn film <text:soft-page-break/>The rest of the crew arrives tomorrow. <text:line-break/>My name’s Joe Melton. I’m a director. And if this ain’t a hell of a country! Funerals in the streets, <text:line-break/>people dying. Come on, move over. Join the party; cheer us up!” <text:line-break/><text:line-break/>Susan and William were both laughing. <text:line-break/><text:line-break/>“Am I funny?” Mr. Melton asked the immediate world. <text:line-break/><text:line-break/>“Wonderful!” Susan moved over. <text:line-break/><text:line-break/>Mr. Simms was glaring across the dining room at them She made a face at him. <text:line-break/><text:line-break/>Mr. Simms advanced among the tables. <text:line-break/><text:line-break/>“Mr. and Mrs. Travis,” he called. “I thought we were breakfasting together, alone.” <text:line-break/><text:line-break/>“Sorry,” said William. <text:line-break/><text:line-break/>“Sit down, pal,” said Mr. Melton. “Any friend of theirs is a pal of mine.” <text:line-break/><text:line-break/>Mr. Simms sat. The film people talked loudly, and <text:soft-page-break/>while they talked, Mr. Simms said quietly, “I <text:line-break/>hope you slept well.” <text:line-break/><text:line-break/>“Did you?” <text:line-break/><text:line-break/>“I’m not used to spring mattresses,” replied Mr. Simms wryly. “But there are compensations. I <text:line-break/>stayed up half the night trying new cigarettes and foods. Odd, fascinating. A whole new spectrum of <text:line-break/>sensation, these ancient vices.” <text:line-break/><text:line-break/>“We don’t know what you’re talking about,” said Susan. <text:line-break/><text:line-break/>“Always the play acting.” Simms laughed. “It’s no use. Nor is this stratagem of crowds. I’ll get <text:line-break/>you alone soon enough. I’m immensely patient.” <text:line-break/><text:line-break/>“Say,” Mr. Melton broke in, his face flushed, “is this guy giving you any trouble?” <text:line-break/><text:line-break/>“It’s all right.” <text:line-break/><text:line-break/>“Say the word and I’ll give him the bum’s rush.” <text:line-break/><text:line-break/>Melton turned back to yell at his associates. In the laughter, Mr. Simms went on: “Let us come to <text:line-break/>the point. It took me a month of tracing you through towns and cities to find you, and all of yesterday <text:line-break/>to be sure of you. If you come with me quietly, I might be able to get you off with no punishment, if <text:line-break/><text:line-break/><text:soft-page-break/><text:line-break/><text:line-break/>you agree to go back to work on the hydrogen-plus bomb.” <text:line-break/><text:line-break/>“Science this guy talks at breakfast!” observed Mr. Melton, half listening. <text:line-break/><text:line-break/>Simms went on, imperturbably. “Think it over. You can’t escape. If you kill me, others will follow <text:line-break/>you.” <text:line-break/><text:line-break/>“We don’t know what you’re talking about.” <text:line-break/><text:line-break/>“Stop it!” cried Simms irritably. “Use your intelligence! You know we can’t let you get away with <text:line-break/>this escape. Other people in the year 2155 might get the same idea and do what you’ve done. We need <text:line-break/>people.” <text:line-break/><text:line-break/>“To fight your wars,” said William at last. <text:line-break/><text:line-break/>“Bill!” <text:line-break/><text:line-break/><text:soft-page-break/>“It’s all right, Susan. We’ll talk on his terms now. We can’t escape.” <text:line-break/><text:line-break/>“Excellent,” said Simms. “Really, you’ve both been incredibly romantic, running away from your <text:line-break/>responsibilities.” <text:line-break/><text:line-break/>“Running away from horror.” <text:line-break/><text:line-break/>“Nonsense. Only a war.” <text:line-break/><text:line-break/>“What are you guys talking about?” asked Mr. Melton. <text:line-break/><text:line-break/>Susan wanted to tell him. But you could only speak in generalities. The psychological bloc in your <text:line-break/>mind allowed that. Generalities, such as Simms and William were now discussing. <text:line-break/><text:line-break/>“Only the war,” said William. “Half the world dead of leprosy bombs!” <text:line-break/><text:line-break/>“Nevertheless,” Simms pointed out, “the inhabitants of the Future resent you two hiding on a <text:line-break/>tropical isle, as it were, while they drop off the cliff into hell. Death loves death, not life. Dying <text:line-break/>people love to know that others die with them. It is a comfort to learn you are not alone in the kiln, in <text:line-break/>the grave. I am the guardian of their collective resentment against you two.” <text:line-break/><text:line-break/>“Look at the guardian of resentments!” said Mr. Melton to his <text:soft-page-break/>companions. <text:line-break/><text:line-break/>“The longer you keep me waiting, the harder it will go for you. We need you on the bomb project, <text:line-break/>Mr. Travis. Return now — no torture. Later, we’ll force you to work, and after you’ve finished the <text:line-break/>bomb, we’ll try a number of complicated new devices on you, sir.” <text:line-break/><text:line-break/>“I’ve a proposition,” said William. “I’ll come back with you if my wife stays here alive, safe, <text:line-break/>away from that war.” <text:line-break/><text:line-break/>Mr. Simms considered it. “All right. Meet me in the plaza in ten minutes. Pick me up in your car. <text:line-break/>Drive me to a deserted country spot. I’ll have the Travel Machine pick us up there.” <text:line-break/><text:line-break/>“Bill!” Susan held his arm tightly. <text:line-break/><text:line-break/>“Don’t argue.” He looked over at her. “It’s settled.” To Simms: “One thing. Last night you could <text:line-break/>have gotten in our room and kidnaped us. Why didn’t you?” <text:line-break/><text:line-break/>“Shall we say that I was enjoying myself?” replied <text:soft-page-break/>Mr. Simms languidly, sucking his new cigar. “I <text:line-break/>hate giving up this wonderful atmosphere, this sun, this vacation. I regret leaving behind the wine and <text:line-break/>the cigarettes. Oh, how I regret it. The plaza then, in ten minutes. Your wife will be protected and may <text:line-break/>stay here as long as she wishes. Say your good-bys.” <text:line-break/><text:line-break/>Mr. Simms arose and walked out. <text:line-break/><text:line-break/>“There goes Mr. Big Talk!” yelled Mr. Melton at the departing gentleman. He turned and looked at <text:line-break/>Susan. “Hey. Someone’s crying. Breakfast’s no time for people to cry. Now is it?” <text:line-break/><text:line-break/>At nine-fifteen Susan stood on the balcony of their room, gazing down at the plaza. Mr. Simms was <text:line-break/>seated there, his neat legs crossed, on a delicate bronze bench. Biting the tip from a cigar, he lit it <text:line-break/><text:line-break/><text:line-break/><text:line-break/>tenderly. <text:line-break/><text:line-break/>Susan heard the throb of a motor, and far up the street, out of a garage and down the cobbled hill, <text:line-break/>slowly, came William in his car. <text:line-break/><text:line-break/>The car picked up speed. Thirty, now forty, now fifty miles an hour. Chickens scattered before it. <text:line-break/><text:line-break/>Mr. Simms took off his white panama hat and mopped his <text:soft-page-break/>pink forehead, put his hat back on, and <text:line-break/>then saw the car. <text:line-break/><text:line-break/>It was rushing sixty miles an hour, straight on for the plaza. <text:line-break/><text:line-break/>“William!” screamed Susan. <text:line-break/><text:line-break/>The car hit the low plaza curb, thundering; it jumped up, sped across the tiles toward the green <text:line-break/>bench where Mr. Simms now dropped his cigar, shrieked, flailed his hands, and was hit by the car. <text:line-break/>His body flew up and up in the air, and down and down, crazily, into the street. <text:line-break/><text:line-break/>On the far side of the plaza, one front wheel broken, the car stopped. People were running. <text:line-break/><text:line-break/>Susan went in and closed the balcony doors. <text:line-break/><text:line-break/>They came down the Official Palace steps together, arm in arm, their faces pale, at twelve noon. <text:line-break/><text:line-break/>“Adios, senor,” said the mayor behind them. “Senora.” <text:line-break/><text:line-break/><text:soft-page-break/>They stood in the plaza where the crowd was pointing at the blood. <text:line-break/><text:line-break/>“Will they want to see you again?” asked Susan. <text:line-break/><text:line-break/>“No, we went over and over it. It was an accident. I lost control of the car. I wept for them. God <text:line-break/>knows I had to get my relief out somewhere. I felt like weeping. I hated to kill him. I’ve never <text:line-break/>wanted to do anything like that in my life.” <text:line-break/><text:line-break/>“They won’t prosecute you?” <text:line-break/><text:line-break/>“They talked about it, but no. I talked faster. They believe me. It was an accident. It’s over.” <text:line-break/><text:line-break/>“Where will we go? Mexico City? Uruapan?” <text:line-break/><text:line-break/>“The car’s in the repair shop. It’ll be ready at four this afternoon. Then we’ll get the hell out.” <text:line-break/><text:line-break/>“Will we be followed? Was Simms working alone?” <text:line-break/><text:line-break/>“I don’t know. We’ll have a little head start on them, I think.” <text:line-break/><text:line-break/>The film people were coming out of the hotel as they approached. Mr. Melton hurried up, <text:line-break/>scowling. “Hey I heard what happened. Too bad. Everything okay now? Want to get your minds off it? <text:line-break/>We’re doing some preliminary shots up the street. You want to watch, you’re welcome. Come on, do <text:line-break/><text:soft-page-break/>you good.” <text:line-break/><text:line-break/>They went. <text:line-break/><text:line-break/>They stood on the cobbled street while the film camera was being set up. Susan looked at the road <text:line-break/>leading down and away, and the highway going to Acapulco and the sea, past pyramids and ruins and <text:line-break/>little adobe towns with yellow walls, blue walls, purple walls and flaming bougainvillea, and she <text:line-break/>thought, We shall take the roads, travel in clusters and crowds, in markets, in lobbies, bribe police to <text:line-break/>sleep near, keep double locks, but always the crowds, never alone again, always afraid the next <text:line-break/>person who passes may be another Simms. Never knowing</text:p>
      <text:p text:style-name="P1"><text:s/>if we’ve tricked and lost the Searchers. <text:line-break/>And always up ahead, in the Future, they’ll wait for us to be brought back, waiting with their bombs <text:line-break/>to burn us and disease to rot us, and their police to tell us to roll over, turn around, jump through the <text:line-break/>hoop! And so we’ll keep running through the forest, and we’ll never ever stop or sleep well again in <text:line-break/>our lives. <text:line-break/><text:soft-page-break/><text:line-break/>A crowd gathered to watch the film being made. And Susan watched the crowd and the streets. <text:line-break/><text:line-break/>“Seen anyone suspicious?” <text:line-break/><text:line-break/><text:line-break/><text:line-break/>“No. What time is it?” <text:line-break/><text:line-break/>“Three o’clock. The car should be almost ready.” <text:line-break/><text:line-break/>The test film was finished at three forty- five. They all walked down to the hotel, talking. William <text:line-break/>paused at the garage. “The car’ll be ready at six,” he said, coming out, worried. <text:line-break/><text:line-break/>“But no later than that?” <text:line-break/><text:line-break/>“It’ll be ready, don’t worry. <text:line-break/><text:line-break/>In the hotel lobby they looked around for other men traveling alone, men who resembled Mr. <text:line-break/>Simms, men with new haircuts and too much cigarette smoke and cologne smell about them, but the <text:line-break/>lobby was empty. Going up the stairs, Mr. Melton said, “Well, it’s been a long hard day. Who’d like <text:line-break/>to put a header on it? You folks? Martini? Beer?” <text:line-break/><text:line-break/>“Maybe one.” <text:line-break/><text:line-break/><text:soft-page-break/>The whole crowd pushed into Mr. Melton’s room and the drinking began. <text:line-break/><text:line-break/>“Watch the time,” said William. <text:line-break/><text:line-break/>Time, thought Susan. If only they had time. All she wanted was to sit in the plaza all of a long <text:line-break/>bright day in October, with not a worry or a thought, with the sun on her face and arms, her eyes <text:line-break/>closed, smiling at the warmth, and never move. Just sleep in the Mexican sun, and sleep warmly and <text:line-break/>easily and slowly and happily for many, many days. . . . <text:line-break/><text:line-break/>Mr. Melton opened the champagne. <text:line-break/><text:line-break/>“To a very beautiful lady, lovely enough for films,” be said, toasting Susan. “I might even give you <text:line-break/>a test.” <text:line-break/><text:line-break/>She laughed. <text:line-break/><text:line-break/>“I mean it,” said Melton. “You’re very nice. I could make you a movie star.” <text:line-break/><text:soft-page-break/><text:line-break/>“And take me to Hollywood?” cried Susan. <text:line-break/><text:line-break/>“Get the hell out of Mexico, sure!” <text:line-break/><text:line-break/>Susan glanced at William and he lifted an eyebrow and nodded. It would be a change of scene, <text:line-break/>clothing, locale, name, perhaps; and they would be traveling with eight other people, a good shield <text:line-break/>against any interference from the Future. <text:line-break/><text:line-break/>“It sounds wonderful,” said Susan. <text:line-break/><text:line-break/>She was feeling the champagne now. The afternoon was slipping by; the party was whirling about <text:line-break/>her. She felt safe and good and alive and truly happy for the first time in many years. <text:line-break/><text:line-break/>“What kind of film would my wife be good for?” asked William, refilling his glass. <text:line-break/><text:line-break/>Melton appraised Susan. The party stopped laughing and listened. <text:line-break/><text:line-break/>“Well, I’d like to do a story of suspense,” said Melton. “A story of a man and wife, like <text:line-break/>yourselves.” <text:line-break/><text:line-break/>“Go on.” <text:line-break/><text:line-break/>“Sort of a war story, maybe,” said the director, examining the <text:soft-page-break/>color of his drink against the <text:line-break/>sunlight. <text:line-break/><text:line-break/>Susan and William waited. <text:line-break/><text:line-break/>“A story about a man and wife who live in a little house on a little street in the year 2155, maybe,” <text:line-break/>said Melton. “This is ad lib, understand. But this man and wife are faced with a terrible war, super- <text:line-break/>plus hydrogen bombs, censorship, death in that year, and — here’s the gimmick — they escape into the <text:line-break/>Past, followed by a man who they think is evil, but who is only trying to show them what their duty <text:line-break/><text:line-break/><text:line-break/><text:line-break/>William dropped his glass to the floor. <text:line-break/><text:line-break/>Mr. Melton continued: “And this couple take refuge with a group of film people whom they learn <text:line-break/>to trust. Safety in numbers, they say to themselves.” <text:line-break/><text:line-break/>Susan felt herself slip down into a chair. Everyone was watching the director. He took a little sip <text:line-break/><text:soft-page-break/>of wine. “Ah, that’s a fine wine. Well, this man and woman, it seems, don’t realize how important <text:line-break/>they are to the Future. The man, especially, is the keystone to a new bomb metal. So the Searchers, <text:line-break/>let’s call them, spare no trouble or expense to find, capture, and take home the man and wife, once <text:line-break/>they get them totally alone, in a hotel room, where no one can see. Strategy. The Searchers work <text:line-break/>alone, or in groups of eight. One trick or another will do it. Don’t you think it would make a <text:line-break/>wonderful film, Susan? Don’t you. Bill?” He finished his drink. <text:line-break/><text:line-break/>Susan sat with her eyes straight ahead of her. <text:line-break/><text:line-break/>“Have a drink?” said Mr. Melton. <text:line-break/><text:line-break/>William’s gun was out and fired three times, and one of the men fell, and the others ran forward. <text:line-break/>Susan screamed. A hand was clamped to her mouth. Now the gun was on the floor and William was <text:line-break/>struggling, held. <text:line-break/><text:line-break/>Mr. Melton said, “Please,” standing there where he had stood, blood showing on his fingers. <text:line-break/>“Let’s not make matters worse.” <text:line-break/><text:line-break/>Someone pounded on the hall door. <text:line-break/><text:line-break/>“Let me in!” <text:line-break/><text:line-break/><text:soft-page-break/>“The manager,” said Mr. Melton dryly. He jerked his head. “Everyone, let’s move!” <text:line-break/><text:line-break/>“Let me in! I’ll call the police!” <text:line-break/><text:line-break/>Susan and William looked at each other quickly, and then at the door. <text:line-break/><text:line-break/>“The manager wishes to come in,” said Mr. Melton. Quick!” <text:line-break/><text:line-break/>A camera was carried forward. From it shot a blue light which encompassed the room instantly. It <text:line-break/>widened out and the people of the party vanished, one by one. <text:line-break/><text:line-break/>“Quickly!” <text:line-break/><text:line-break/>Outside the window, in the instant before she vanished, Susan saw the green land and the purple <text:line-break/>and yellow and blue and crimson walls and the cobbles flowing down like a river, a man upon a <text:line-break/>burro riding into the warm hills, a boy drinking Orange Crush, she could feel the sweet liquid in her <text:line-break/>throat a man standing under a cool plaza tree with a guitar, she could feel her hand upon the strings, <text:line-break/><text:soft-page-break/>and, far away, the sea, the blue and tender sea, she could feel it roll her over and take her in. <text:line-break/><text:line-break/>And then she was gone. Her husband was gone. <text:line-break/><text:line-break/>The door burst wide open. The manager and his staff rushed in. <text:line-break/><text:line-break/>The room was empty. <text:line-break/><text:line-break/>“But they were just here! I saw them come in, and now — gone!” cried the manager. “The windows <text:line-break/>are covered with iron grating. They couldn’t get out that way!” <text:line-break/><text:line-break/>In the late afternoon the priest was summoned and they opened the room again and aired it out, and <text:line-break/>had him sprinkle holy water through each corner and give it his blessing. <text:line-break/><text:line-break/>“What shall we do with these?” asked the charwoman. <text:line-break/><text:line-break/>She pointed to the closet, where there were 67 bottles of chartreuse, cognac, creme de cacao, <text:line-break/>absinthe, vermouth, tequila, 106 cartons of Turkish cigarettes, and 198 yellow boxes of fifty-cent <text:line-break/>pure Havana-filler cigars. . . . <text:line-break/><text:line-break/><text:line-break/><text:line-break/><text:line-break/><text:soft-page-break/><text:toc-mark-start text:id="IMark2407005198456" text:outline-level="1"/><text:span text:style-name="T1">The Visitor</text:span><text:toc-mark-end text:id="IMark2407005198456"/> <text:line-break/><text:line-break/><text:line-break/>SAUL WILLIAMS awoke to the still morning. He looked wearily out of his tent and thought about <text:line-break/>how far away Earth was. Millions of miles, he thought. But then what could you do about it? Your <text:line-break/>lungs were lull of the “blood rust.” You coughed all the time. <text:line-break/><text:line-break/>Saul arose this particular morning at seven o’clock. He was a tall man, lean, thinned by his illness. <text:line-break/>It was a quiet morning on Mars, with the dead sea bottom- flat and silent — no wind on it. The sun was <text:line-break/>clear and cool in the empty sky. He washed his face and ate breakfast. <text:line-break/><text:line-break/>After that he wanted very much to be back on Earth. During the day he tried every way that it was <text:line-break/>possible to be in New York City. Sometimes, if he sat right and held his hands a certain way, he did it. <text:line-break/>He could almost smell New York. Most of the <text:soft-page-break/>time, though, it was impossible. <text:line-break/><text:line-break/>Later in the morning Saul tried to die. He lay on the sand and told his heart to stop. It continued <text:line-break/>beating. He imagined himself leaping from a cliff or cutting his wrists, but laughed to himself — he <text:line-break/>knew he lacked the nerve for either act. <text:line-break/><text:line-break/>Maybe if I squeeze tight and think about it enough, I’ll just sleep and never wake, he thought. He <text:line-break/>tried it. An hour later he awoke with a mouth full of blood. He got up and spat it out and felt very <text:line-break/>sorry for himself. This blood rust — it filled your mouth and your nose; it ran from your ears, your <text:line-break/>fingernails; and it took a year to kill you. The only cure was shoving you in a rocket and shooting you <text:line-break/>out to exile on Mars. There was no known cure on Earth, and remaining there would contaminate and <text:line-break/>kill others. So here he was, bleeding all the time, and lonely. <text:line-break/><text:line-break/>Saul’s eyes narrowed. In the distance, by an ancient city ruin, he saw another man lying on a filthy <text:line-break/>blanket. <text:line-break/><text:line-break/>When Saul walked up, the man on the blanket stirred weakly. <text:line-break/><text:line-break/>“Hello, Saul,” he said. <text:line-break/><text:line-break/>“Another morning,” said Saul. “Christ, I’m lonely!” <text:line-break/><text:line-break/>“It is an affliction of the rusted ones,” said the man on the <text:soft-page-break/>blanket, not moving, very pale and as if <text:line-break/>he might vanish if you touched him. <text:line-break/><text:line-break/>“I wish to God,” said Saul, looking down at the man, “that you could at least talk. Why is it that <text:line-break/>intellectuals never get the blood rust and come up here?” <text:line-break/><text:line-break/>“It is a conspiracy against you, Saul,” said the man, shutting his eyes, too weary to keep them <text:line-break/>open. “Once I had the strength to be an intellectual. Now, it is a job to think.” <text:line-break/><text:line-break/>“If only we could talk,” said Saul Williams. <text:line-break/><text:line-break/>The other man merely shrugged indifferently. <text:line-break/><text:line-break/>“Come tomorrow. Perhaps I’ll have enough strength to talk about Aristotle then. I’ll try. Really I <text:line-break/>will.” The man sank down under the worn tree. He opened one eye. “Remember, once we did talk on <text:line-break/>Aristotle, six months ago, on that good day I had.” <text:line-break/><text:line-break/>“I remember,” said Saul, not listening. He looked at the dead sea. “I wish I were as sick as you. <text:line-break/><text:soft-page-break/><text:line-break/><text:line-break/><text:line-break/>then maybe I wouldn’t worry about being an intellectual. Then maybe I’d get some peace.” <text:line-break/><text:line-break/>“You’ll get just as bad as I am now in about six months,” said the dying man. “Then you won’t <text:line-break/>care about anything but sleep and more sleep. Sleep will be like a woman to you. You’ll always go <text:line-break/>back to her, because she’s fresh and good and faithful and she always treats you kindly and the same. <text:line-break/>You only wake up so you can think about going hack to sleep. It’s a nice thought.” The man’s voice <text:line-break/>was a bare whisper. Now it stopped and a light breathing took over. <text:line-break/><text:line-break/>Saul walked off. <text:line-break/><text:line-break/>Along the shores of the dead sea, like so many emptied bottles flung up by some long-gone wave, <text:line-break/>were the huddled bodies of sleeping men. Saul could see them all down the curve of the empty sea. <text:line-break/>One, two, three — all of them sleeping</text:p>
      <text:p text:style-name="P1"><text:s/>alone, most of them worse off than he, each with his little cache <text:line-break/>of food, each grown into himself, because social converse was weakening and sleep was good. <text:line-break/><text:line-break/>At first there had been a few nights around mutual campfires. And they had all talked about Earth. <text:line-break/><text:soft-page-break/>That was the only thing they talked about. Earth and the way the waters ran in town creeks and what <text:line-break/>homemade strawberry pie tasted like and how New York looked in the early morning coming over on <text:line-break/>the Jersey ferry in the salt wind. <text:line-break/><text:line-break/>I want Earth, thought Saul. I want it so bad it hurts. I want something I can never have again. And <text:line-break/>they all want it and it hurts them not to have it. More than food or a woman or anything, I just want <text:line-break/>Earth. This sickness puts women away forever; they’re not things to be wanted. But Earth, yes. That’s <text:line-break/>a thing for the mind and not the weak body. <text:line-break/><text:line-break/>The bright metal flashed on the sky. <text:line-break/><text:line-break/>Saul looked up. <text:line-break/><text:line-break/>The bright metal flashed again. <text:line-break/><text:line-break/>A minute later the rocket landed on the sea bottom. A valve opened, a man stepped out, carrying <text:line-break/><text:soft-page-break/>his luggage with him. Two other men, in protective germicide suits, accompanied him, bringing out <text:line-break/>vast cases of food, setting up a tent for him. <text:line-break/><text:line-break/>Another minute and the rocket returned to the sky. The exile stood alone. <text:line-break/><text:line-break/>Saul began to run. He hadn’t run in weeks, and it was very tiring, but he ran and yelled. <text:line-break/><text:line-break/>“Hello, hello!” <text:line-break/><text:line-break/>The young man looked Saul up and down when he arrived. <text:line-break/><text:line-break/>“Hello. So this is Mars. My name’s Leonard Mark.” <text:line-break/><text:line-break/>“I’m Saul Williams.” <text:line-break/><text:line-break/>They shook hands. Leonard Mark was very young — only eighteen; very blond, pink- faced, blue- <text:line-break/>eyed and fresh in spite of his illness. <text:line-break/><text:line-break/>“How are things in New York?” said Saul. <text:line-break/><text:line-break/>“Like this,” said Leonard Mark. And he looked at Saul. New York grew up out of the desert, made <text:line-break/>of stone and filled with March winds. Neons exploded in electric color. Yellow taxis glided in a still <text:line-break/>night. Bridges rose and tugs chanted in the midnight harbors. Curtains rose on spangled musicals. <text:line-break/><text:line-break/><text:soft-page-break/>Saul put his hands to his head, violently. <text:line-break/><text:line-break/>“Hold on, hold on!” he cried. “What’s happening to me? What’s wrong with me? I’m going crazy!” <text:line-break/><text:line-break/>Leaves sprouted from trees in Central Park, green and new. On the pathway Saul strolled along, <text:line-break/>smelling the air. <text:line-break/><text:line-break/>“Stop it, stop it, you fool!” Saul shouted at himself. He pressed his forehead with his hands. “This <text:line-break/>can’t be!” <text:line-break/><text:line-break/><text:line-break/><text:line-break/>“It is,” said Leonard Mark. <text:line-break/><text:line-break/>The New York towers faded. Mars returned. Saul stood on the empty sea bottom, staring limply at <text:line-break/>the young newcomer. <text:line-break/><text:line-break/>“You,” he said, putting his hand out to Leonard Mark. “You did it. You did it with your mind.” <text:line-break/><text:line-break/>“Yes,” said Leonard Mark. <text:line-break/><text:line-break/><text:soft-page-break/>Silently they stood facing each other. Finally, trembling, Saul seized the other exile’s hand and <text:line-break/>wrung it again and again, saying, “Oh, but I’m glad you’re here. You can’t know how glad I am!” <text:line-break/><text:line-break/>They drank their rich brown coffee from the tin cups. <text:line-break/><text:line-break/>It was high noon. They had been talking all through the warm morning time. <text:line-break/><text:line-break/>“And this ability of yours?” said Saul over his cup, looking steadily at the young Leonard Mark. <text:line-break/><text:line-break/>“It’s just something I was born with,” said Mark, looking into his drink. “My mother was in the <text:line-break/>blowup of London back in ’57. I was born ten months later. I don’t know what you’d call my ability. <text:line-break/>Telepathy and thought transference, I suppose. I used to have an act. I traveled all around the world. <text:line-break/>Leonard Mark, the mental marvel, they said on the billboards. I was pretty well off. Most people <text:line-break/>thought I was a charlatan. You know what people think of theatrical folks. Only I knew I was really <text:line-break/>genuine, but I didn’t let anybody know. It was safer not to let it get around too much. Oh, a few of my <text:line-break/>close friends knew about my real ability. I had a lot of talents that will come in handy now that I’m <text:line-break/>here on Mars.” <text:line-break/><text:line-break/>“You sure scared the hell out of me,” said Saul, his cup rigid in his hand. “When New York came <text:line-break/><text:soft-page-break/>right up out of the ground that way, I thought I was insane.” <text:line-break/><text:line-break/>“It’s a form of hypnotism which affects all of the sensual organs at once — eyes, ears, nose, mouth, <text:line-break/>skin — all of them. What would you like to be doing now most of all?” <text:line-break/><text:line-break/>Saul put down his cup. He tried to hold his hands very steady. He wet his lips. “I’d like to be in a <text:line-break/>little creek I used to swim in in Mellin Town, Illinois, when I was a kid. I’d like to be stark- naked <text:line-break/>and swimming.” <text:line-break/><text:line-break/>“Well,” said Leonard Mark and moved his head ever so little. <text:line-break/><text:line-break/>Saul fell back on the sand, his eyes shut. <text:line-break/><text:line-break/>Leonard Mark sat watching him <text:line-break/><text:line-break/>Saul lay on the sand. From time to time his hands moved, twitched excitedly. His mouth spasmed <text:line-break/>open; sounds issued from his tightening and relaxing throat. <text:line-break/><text:line-break/><text:soft-page-break/>Saul began to make slow movements of his arms, out and back, out and back, gasping with his <text:line-break/>head to one side, his arms going and coming slowly on the warm air, stirring the yellow sand under <text:line-break/>him, his body turning slowly over. <text:line-break/><text:line-break/>Leonard Mark quietly finished his coffee. While he drank he kept his eyes on the moving, <text:line-break/>whispering Saul lying there on the dead sea bottom. <text:line-break/><text:line-break/>“All right,” said Leonard Mark. <text:line-break/><text:line-break/>Saul sat up, rubbing his face. <text:line-break/><text:line-break/>After a moment he told Leonard Mark, “I saw the creek. I ran along the bank and I took off my <text:line-break/>clothes,” he said breathlessly, his smile incredulous. “And I dived in and swam around!” <text:line-break/><text:line-break/>“I’m pleased,” said Leonard Mark. <text:line-break/><text:line-break/>“Here!” Saul reached into his pocket and drew forth his last bar of chocolate. “This is for you.” <text:line-break/><text:line-break/>“What’s this?” Leonard Mark looked at the gift. “Chocolate? Nonsense, I’m not doing this for pay. <text:line-break/>I’m doing it because it makes you happy. Put that thing back in your pocket before I turn it into a <text:line-break/><text:line-break/><text:line-break/><text:line-break/><text:soft-page-break/>rattlesnake and it bites you.” <text:line-break/><text:line-break/>“Thank you, thank you!” Saul put it away “You don’t know how good that water was.” He fetched <text:line-break/>the coffeepot. “More?” <text:line-break/><text:line-break/>Pouring the coffee, Saul shut his eyes a moment. <text:line-break/><text:line-break/>I’ve got Socrates here, he thought; Socrates and Plato, and Nietzsche and Schopenhauer. This man, <text:line-break/>by his talk, is a genius. By his talent, he’s incredible! Think of the long, easy days and the cool nights <text:line-break/>of talk we’ll have. It won’t be a bad year at all. <text:line-break/><text:line-break/>Not half. <text:line-break/><text:line-break/>He spilled the coffee. <text:line-break/><text:line-break/>“What’s wrong?” <text:line-break/><text:line-break/>“Nothing.” Saul himself was confused, startled. <text:line-break/><text:line-break/>We’ll be in Greece, he thought. In Athens. We’ll be in Rome, if we want, when we study the <text:line-break/>Roman writers. We’ll stand in the Parthenon and <text:soft-page-break/>the Acropolis. It won’t be just talk, but it’ll be a <text:line-break/>place to be, besides. This man can do it. He has the power to do it. When we talk the plays of Racine, <text:line-break/>he can make a stage and players and all of it for me. By Christ, this is better than life ever was! How <text:line-break/>much better to be sick and here than well on Earth without these abilities! How may people have ever <text:line-break/>seen a Greek drama played in a Greek amphitheater in the year 31 B.C.? <text:line-break/><text:line-break/>And if I ask, quietly and earnestly, will this man take on the aspect of Schopenhauer and Darwin <text:line-break/>and Bergson and all the other thoughtful men of the ages . . . ? Yes, why not? To sit and talk with <text:line-break/>Nietzsche in person, with Plato himself. . . ! <text:line-break/><text:line-break/>There was only one thing wrong. Saul felt himself swaying. The other men. The other sick ones <text:line-break/>along the bottom of this dead sea. <text:line-break/><text:line-break/>In the distance men were moving, walking toward them <text:line-break/><text:line-break/>They had seen the rocket flash, land, dislodge a passenger. Now they were coming, slowly, <text:line-break/>painfully, to greet the new arrival. <text:line-break/><text:line-break/>Saul was cold. “Look,” he said. “Mark, I think we’d better head for the mountains.” <text:line-break/><text:line-break/>“Why?” <text:line-break/><text:line-break/><text:soft-page-break/>“See those men coming? Some of them are insane.” <text:line-break/><text:line-break/>“Really?” <text:line-break/><text:line-break/>“Yes.” <text:line-break/><text:line-break/>“Isolation and all make them that way?” <text:line-break/><text:line-break/>“Yes, that’s it. We’d better get going.” <text:line-break/><text:line-break/>“They don’t look very dangerous. They move slowly.” <text:line-break/><text:line-break/>“You’d be surprised.” <text:line-break/><text:line-break/>Mark looked at Saul. “You’re trembling. Why’s that?” <text:line-break/><text:line-break/>“There’s no time to talk,” said Saul, getting up swiftly. “Come on. Don’t you realize what’ll <text:line-break/>happen once they discover your talent? They’ll fight over you. They’ll kill each other — kill you — for <text:line-break/>the right to own you.” <text:line-break/><text:line-break/>“Oh, but I don’t belong to anybody,” said Leonard <text:soft-page-break/>Mark. He looked at Saul. “No. Not even you.” <text:line-break/><text:line-break/>Saul jerked his head. “I didn’t even think of that.” <text:line-break/><text:line-break/>“Didn’t you now?” Mark laughed. <text:line-break/><text:line-break/>“We haven’t time to argue,” answered Saul, eyes blinking, cheeks blazing. “Come on!” <text:line-break/><text:line-break/>“I don’t want to. I’m going to sit right here until those men show up. You’re a little too possessive. <text:line-break/><text:line-break/><text:line-break/><text:line-break/>My life’s my own.” <text:line-break/><text:line-break/>Saul felt an ugliness in himself. His face began to twist. “You heard what I said.” <text:line-break/><text:line-break/>“How very quickly you changed from a friend to an enemy, observed Mark. <text:line-break/><text:line-break/>Saul hit at him It was a neat quick blow, coming down. Mark ducked aside, laughing. “No, you <text:line-break/>don’t!” They were in the center of Times Square. Cars roared, hooting, upon them Buildings plunged <text:line-break/>up, hot, into the blue air. <text:line-break/><text:line-break/>“It’s a lie!” cried Saul, staggering under the visual impact. “For God’s sake, don’t, Mark! The men <text:line-break/>are coming. You’ll be killed!” <text:line-break/><text:soft-page-break/><text:line-break/>Mark sat there on the pavement, laughing at his joke. “Let them come. I can fool them all!” <text:line-break/><text:line-break/>New York distracted Saul. It was meant to distract — meant to keep his attention with its unholy <text:line-break/>beauty, after so many months away from it. Instead of attacking Mark he could only stand, drinking in <text:line-break/>the alien but familiar scene. <text:line-break/><text:line-break/>He shut his eyes. “No.” And fell forward, dragging Mark with him. Horns screamed in his ears. <text:line-break/>Brakes hissed and caught violently. He smashed at Mark’s chin. <text:line-break/><text:line-break/>Silence. <text:line-break/><text:line-break/>Mark lay on the sea bottom. <text:line-break/><text:line-break/>Taking the unconscious man in his arms, Saul began to run, heavily. <text:line-break/><text:line-break/>New York was gone. There was only the wide soundlessness of the dead sea. The men were <text:line-break/>closing in around him. He headed for the hills with his precious cargo, with New York and green <text:line-break/><text:soft-page-break/>country and fresh springs and old friends held in his arms. He fell once and struggled up. He did not <text:line-break/>stop running. <text:line-break/><text:line-break/>Night filled the cave. The wind wandered in and out, tugging at the small fire, scattering ashes. <text:line-break/><text:line-break/>Mark opened his eyes. He was tied with ropes and</text:p>
      <text:p text:style-name="P1"><text:s/>leaning against the dry wall of the cave, facing <text:line-break/>the fire. <text:line-break/><text:line-break/>Saul put another stick on the fire, glancing now and again with a catlike nervousness at the cave <text:line-break/>enhance. <text:line-break/><text:line-break/>“You’re a fool.” <text:line-break/><text:line-break/>Saul started. <text:line-break/><text:line-break/>“Yes,” said Mark, “you’re a fool. They’ll find us. If they have to hunt for six months they’ll find us. <text:line-break/>They saw New York, at a distance, like a mirage. And us in the center of it. It’s too much to think they <text:line-break/>won’t be curious and follow our trail.” <text:line-break/><text:line-break/>“I’ll move on with you then,” said Saul, staring into the fire. <text:line-break/><text:line-break/>“And they’ll come after.” <text:line-break/><text:line-break/>“Shut up!” <text:line-break/><text:line-break/><text:soft-page-break/>Mark smiled. “Is that the way to speak to your wife?” <text:line-break/><text:line-break/>“You heard me!” <text:line-break/><text:line-break/>“Oh, a fine marriage this is — your greed and my mental ability. What do you want to see now? <text:line-break/>Shall I show you a few more of your childhood scenes?” <text:line-break/><text:line-break/>Saul felt the sweat coming out on his brow. He didn’t know if the man was joking or not. “Yes,” he <text:line-break/>said. <text:line-break/><text:line-break/>“All right,” said Mark, “watch!” <text:line-break/><text:line-break/>Flame gushed out of the rocks. Sulphur choked him. Pits of brimstone exploded, concussions <text:line-break/>rocked the cave. Heaving up, Saul coughed and blundered, burned, withered by hell! <text:line-break/><text:line-break/><text:line-break/><text:line-break/>Hell went away. The cave returned. <text:line-break/><text:line-break/>Mark was laughing. <text:line-break/><text:soft-page-break/><text:line-break/>Saul stood over him. “You,” he said coldly, bending down. <text:line-break/><text:line-break/>“What else do you expect?” cried Mark. “To be tied up, toted off, made the intellectual bride of a <text:line-break/>man insane with loneliness — do you think I enjoy this?” <text:line-break/><text:line-break/>“I’ll untie you if you promise not to run away.” <text:line-break/><text:line-break/>“I couldn’t promise that. I’m a tree agent. I don’t belong to anybody.” <text:line-break/><text:line-break/>Saul got down on his knees. “But you’ve got to belong, do you hear? You’ve got to belong. I <text:line-break/>can’t let you go away!” <text:line-break/><text:line-break/>“My dear fellow, the more you say things like that, the more remote I am. If you’d had any sense <text:line-break/>and done things intelligently, we’d have been friends. I’d have been glad to do you these little <text:line-break/>hypnotic favors. After all, they’re no trouble for me to conjure up. Fun, really. But you’ve botched it. <text:line-break/>You wanted me all to yourself. You were afraid the others would take me away from you. Oh, how <text:line-break/>mistaken you were. I have enough power to keep them all happy. You could have shared me, like a <text:line-break/>community kitchen. I’d have felt quite like a god among children, being kind, doing favors, in return <text:line-break/>for which you might bring me little gifts, special tidbits of food.” <text:line-break/><text:line-break/><text:soft-page-break/>“I’m sorry, I’m sorry!” Saul cried. “But I know those men too well.” <text:line-break/><text:line-break/>“Are you any different? Hardly! Go out and see if they’re coming. I thought I heard a noise.” <text:line-break/><text:line-break/>Saul ran. In the cave entrance he cupped his hands, peering down into the night- filled gully. Dim <text:line-break/>shapes stirred. Was it only the wind blowing the roving clumps of weeds? He began to tremble — a <text:line-break/>fine, aching tremble. <text:line-break/><text:line-break/>“I don’t see anything.” He came back into an empty cave. <text:line-break/><text:line-break/>He stared at the fireplace. “Mark!” <text:line-break/><text:line-break/>Mark was gone. <text:line-break/><text:line-break/>There was nothing but the cave, filled with boulders, stones, pebbles, the lonely fire flickering, the <text:line-break/>wind sighing. And Saul standing there, incredulous and numb. <text:line-break/><text:line-break/>“Mark! Mark! Come back!” <text:line-break/><text:soft-page-break/><text:line-break/>The man had worked free of his bonds, slowly, carefully, and using the ruse of imagining he heard <text:line-break/>other men approaching, had gone — where? <text:line-break/><text:line-break/>The cave was deep, but ended in a blank wall. And Mark could not have slipped past him into the <text:line-break/>night. How then? <text:line-break/><text:line-break/>Saul stepped around the fire. He drew his knife and approached a large boulder that stood against <text:line-break/>the cave wall. Smiling, he pressed the knife against the boulder. Smiling, he tapped the knife there. <text:line-break/>Then he drew his knife back to plunge it into the boulder. <text:line-break/><text:line-break/>“Stop!” shouted Mark. <text:line-break/><text:line-break/>The boulder vanished. Mark was there. <text:line-break/><text:line-break/>Saul suspended his knife. The fire played on his cheeks. His eyes were quite insane. <text:line-break/><text:line-break/>“It didn’t work,” he whispered. He reached down and put his hands on Mark’s throat and closed <text:line-break/>his fingers. Mark said nothing, but moved uneasily in the grip, his eyes ironic, telling things to Saul <text:line-break/>that Saul knew. <text:line-break/><text:line-break/>If you kill me, the eyes said, where will all your dreams be? <text:line-break/><text:line-break/>If you kill me, where will all the streams and brook trout be? <text:line-break/><text:soft-page-break/><text:line-break/>Kill me, kill Plato, kill Aristotle, kill Einstein; yes, kill all of us! <text:line-break/><text:line-break/><text:line-break/><text:line-break/>Go ahead, strangle me. I dare you. <text:line-break/><text:line-break/>Saul’s fingers released the throat. <text:line-break/><text:line-break/>Shadows moved into the cave mouth. <text:line-break/><text:line-break/>Both men turned their heads. <text:line-break/><text:line-break/>The other men were there. Five of them, haggard with travel, panting, waiting in the outer rim of <text:line-break/>light. <text:line-break/><text:line-break/>“Good evening,” called Mark, laughing. “Come in, come in, gentlemen!” <text:line-break/><text:line-break/>By dawn the arguments and ferocities still continued. Mark sat among the glaring men, rubbing his <text:line-break/>wrists, newly released from his bonds. He created a mahogany-paneled conference hall and a marble <text:line-break/>table at which they all sat, ridiculously bearded, <text:soft-page-break/>evil- smelling, sweating and greedy men, eyes bent <text:line-break/>upon their treasure. <text:line-break/><text:line-break/>“The way to settle it,” said Mark at last “is for each of you to have certain hours of certain days <text:line-break/>for appointments with me. I’ll treat you all equally. I’ll be city property, free to come and go. That’s <text:line-break/>fair enough. As for Saul here, he’s on probation. When he’s proved he can be a civil person once <text:line-break/>more, I’ll give him a treatment or two. Until that time, I’ll have nothing more to do with him” <text:line-break/><text:line-break/>The other exiles grinned at Saul. <text:line-break/><text:line-break/>“I’m sorry,” Saul said. “I didn’t know what I was doing. I’m all right now.” <text:line-break/><text:line-break/>“We’ll see,” said Mark. “Let’s give ourselves a month, shall we?” <text:line-break/><text:line-break/>The other men grinned at Saul. <text:line-break/><text:line-break/>Saul said nothing. He sat staring at the floor of the cave. <text:line-break/><text:line-break/>“Let’s see now,” said Mark. “On Mondays it’s your day, Smith.” <text:line-break/><text:line-break/>Smith nodded. <text:line-break/><text:line-break/>“On Tuesdays I’ll take Peter there, for an hour or so. <text:line-break/><text:line-break/><text:soft-page-break/>Peter nodded. <text:line-break/><text:line-break/>“On Wednesdays I’ll finish up with Johnson, Holtzman, and Jim, here.” <text:line-break/><text:line-break/>The last three men looked at each other. <text:line-break/><text:line-break/>“The rest of the week I’m to be left strictly alone, do you hear?” Mark told them. “A little should <text:line-break/>be better than nothing. If you don’t obey, I won’t perform at all.” <text:line-break/><text:line-break/>“Maybe we’ll make you perform,” said Johnson. He caught the other men’s eye. “Look, we’re <text:line-break/>five against his one. We can make him do anything we want. If we co-operate, we’ve got a great thing <text:line-break/>here.” <text:line-break/><text:line-break/>“Don’t be idiots,” Mark warned the other men. <text:line-break/><text:line-break/>“Let me talk,” said Johnson. “He’s telling us what he’ll do. Why don’t we tell him! Are we <text:line-break/>bigger than him, or not? And him threatening not to perform! Well, just let me get a sliver of wood <text:line-break/>under his toenails and maybe burn his fingers a bit with a steel file, and we’ll see if he performs! Why <text:line-break/><text:soft-page-break/>shouldn’t we have performances, I want to know, every night in the week?” <text:line-break/><text:line-break/>“Don’t listen to him!” said Mark. “He’s crazy. He can’t be depended on. You know what he’ll do, <text:line-break/>don’t you? He’ll get you all off guard, one by one, and kill you; yes, kill all of you, so that when he’s <text:line-break/>done, he’ll be alone — just him and me! That’s his sort.” <text:line-break/><text:line-break/>The listening men blinked. First at Mark, then at Johnson. <text:line-break/><text:line-break/>“For that matter,” observed Mark, “none of you can trust the others. This is a fool’s conference. <text:line-break/>The minute your back is turned one of the other men will murder you. I dare say, at the week’s end, <text:line-break/>you’ll all be dead or dying.” <text:line-break/><text:line-break/><text:line-break/><text:line-break/>A cold wind blew into the mahogany room. It began to dissolve and became a cave once more. <text:line-break/>Mark was tired of his joke. The marble table splashed and rained and evaporated. <text:line-break/><text:line-break/>The men gazed suspiciously at each other with little bright animal eyes. What was spoken was <text:line-break/>true. They saw each other in the days to come, surprising one another, killing — until that last lucky <text:line-break/>one remained to enjoy the intellectual treasure that walked among them. <text:line-break/><text:line-break/><text:soft-page-break/>Saul watched them and felt alone and disquieted. Once you have made a mistake, how hard to <text:line-break/>admit your wrongness, to go back, start fresh. They were all wrong. They had been lost a long time. <text:line-break/>Now they were worse than lost. <text:line-break/><text:line-break/>“And to make matters very bad,” said Mark at last, “one of you has a gun. All the rest of you have <text:line-break/>only knives. But one of you, I know, has a gun. <text:line-break/><text:line-break/>Everybody jumped up. “Search!” said Mark. “Find the one with the gun or you’re all dead!” <text:line-break/><text:line-break/>That did it. The men plunged wildly about, not knowing whom to search first. Their hands <text:line-break/>grappled, they cried out, and Mark watched them in contempt. <text:line-break/><text:line-break/>Johnson fell back, feeling in his jacket. “All right,” he said. “We might as well have it over now! <text:line-break/>Here, you. Smith.” <text:line-break/><text:line-break/>And he shot Smith through the chest. Smith fell. The other men yelled. They broke apart. Johnson <text:line-break/>aimed and fired twice more. <text:line-break/><text:line-break/><text:soft-page-break/>“Stop!” cried Mark. <text:line-break/><text:line-break/>New York soared up around them, out of rock and cave and sky. Sun glinted on high towers. The <text:line-break/>elevated thundered; tugs blew in the harbor. The green lady stared across the bay, a torch in her hand. <text:line-break/><text:line-break/>“Look, you fools!” said Mark. Central Park broke out constellations of spring blossoms. The wind <text:line-break/>blew fresh-cut lawn smells over them in a wave. <text:line-break/><text:line-break/>And in the center of New York, bewildered, the men stumbled. Johnson fired his gun three times <text:line-break/>more. Saul ran forward. He crashed against Johnson, bore him down, wrenched the gun away. It fired <text:line-break/>again. <text:line-break/><text:line-break/>The men stopped milling. <text:line-break/><text:line-break/>They stood. Saul lay across Johnson. They ceased struggling. <text:line-break/><text:line-break/>There was a terrible silence. The men stood watching. New York sank down into the sea. With a <text:line-break/>hissing, bubbling, sighing; with a cry of ruined metal and old time, the great structures leaned, <text:line-break/>warped, flowed, collapsed. <text:line-break/><text:line-break/>Mark stood among the buildings. Then, like a building, a neat red hole drilled into his chest, <text:line-break/>wordless, he fell. <text:line-break/><text:line-break/><text:soft-page-break/>Saul lay staring at the men, at the body. <text:line-break/><text:line-break/>He got up, the gun in his hand. <text:line-break/><text:line-break/>Johnson did not move — was afraid to move. <text:line-break/><text:line-break/>They all shut their eyes and opened them again, thinking that by so doing they might reanimate the <text:line-break/>man who lay before them. <text:line-break/><text:line-break/>The cave was cold. <text:line-break/><text:line-break/>Saul stood up and looked, remotely, at the gun in his hand. He took it and threw it far out over the <text:line-break/>valley and did not watch it fall. <text:line-break/><text:line-break/>They looked down at the body as if they could not believe it. Saul bent down and took hold of the <text:line-break/>limp hand. “Leonard!”</text:p>
      <text:p text:style-name="P1"><text:s/>he said softly. “Leonard?” He shook the hand. “Leonard!” <text:line-break/><text:line-break/>Leonard Mark did not move. His eyes were shut; his chest had ceased going up and down. He was <text:line-break/><text:line-break/><text:line-break/><text:soft-page-break/><text:line-break/>getting cold. <text:line-break/><text:line-break/>Saul got up. “We’ve killed him,” he said, not looking at the men. His mouth was filling with a raw <text:line-break/>liquor now. “The only one we didn’t want to kill, we killed.” He put his shaking hand to his eyes. The <text:line-break/>other men stood waiting. <text:line-break/><text:line-break/>“Get a spade,” said Saul. “Bury him.” He turned away. “I’ll have nothing to do with you.” <text:line-break/><text:line-break/>Somebody walked off to find a spade. <text:line-break/><text:line-break/>Saul was so weak he couldn’t move. His legs were grown into the earth, with roots feeding deep <text:line-break/>of loneliness and fear and the cold of the night. The fire had almost died out and now there was only <text:line-break/>the double moonlight riding over the blue mountains. <text:line-break/><text:line-break/>There was the sound of someone digging in the earth with a spade. <text:line-break/><text:line-break/>“We don’t need him anyhow,” said somebody, much too loudly. <text:line-break/><text:line-break/>The sound of digging went on. Saul walked off slowly and let himself slide down the side of a <text:line-break/>dark tree until he reached and was sitting blankly on the sand, his hands blindly in his lap. <text:line-break/><text:line-break/><text:soft-page-break/>Sleep, he thought. We’ll all go to sleep now. We have that much, anyway. Go to sleep and try to <text:line-break/>dream of New York and all the rest. <text:line-break/><text:line-break/>He closed his eyes wearily, the blood gathering in his nose and his mouth and in his quivering <text:line-break/>eyes. <text:line-break/><text:line-break/>“How did he do it?” he asked in a tired voice. His head fell forward on his chest. “How did he <text:line-break/>bring New York up here and make us walk around in it? Let’s try. It shouldn’t be too hard. Think! <text:line-break/>Think of New York,” he whispered, falling down into sleep. “New York and Central Park and then <text:line-break/>Illinois in the spring, apple blossoms and green grass. <text:line-break/><text:line-break/>It didn’t work. It wasn’t the same. New York was gone and nothing he could do would bring it <text:line-break/>back. He would rise every morning and walk on the dead sea looking for it, and walk forever around <text:line-break/>Mars, looking for it, and never find it. And finally lie, too tired to walk, trying to find New York in <text:line-break/>his head, but not finding it. <text:line-break/><text:line-break/>The last thing he heard before he slept was the <text:soft-page-break/>spade rising and falling and digging a hole into <text:line-break/>which, with a tremendous crash of metal and golden mist and odor and color and sound, New York <text:line-break/>collapsed, fell, and was buried. <text:line-break/><text:line-break/>He cried all night in his sleep. <text:line-break/><text:line-break/><text:line-break/><text:line-break/><text:toc-mark-start text:id="IMark2407005201528" text:outline-level="1"/><text:span text:style-name="T1">The Concrete Mixer</text:span><text:toc-mark-end text:id="IMark2407005201528"/> <text:line-break/><text:line-break/><text:line-break/>HE LISTENED to the dry- grass rustle of the old witches’ voices beneath his open window: <text:line-break/><text:line-break/>“Ettil, the coward! Ettil, the refuser! Ettil, who will not wage the glorious war of Mars against <text:line-break/>Earth!” <text:line-break/><text:line-break/>“Speak on, witches!” he cried. <text:line-break/><text:line-break/>The voices dropped to a murmur like that of water in the long canals under the Martian sky. <text:line-break/><text:line-break/>“Ettil, the father of a son who must grow up in the shadow of this horrid knowledge!” said the old <text:line-break/>wrinkled women. They knocked their sly-eyed heads gently together. “Shame, shame!” <text:line-break/><text:line-break/>His wife was crying on the other side of the room. Her tears were as rain, numerous and cool on <text:line-break/><text:soft-page-break/>the tiles. “Oh, Ettil, how can you think this way?” <text:line-break/><text:line-break/>Ettil laid aside his metal book which, at his beckoning, had been singing him a story all morning <text:line-break/>from its thin golden- wired frame. <text:line-break/><text:line-break/>“I’ve tried to explain,” he said. “This is a foolish thing, Mars invading Earth. We’ll be destroyed, <text:line-break/>utterly.” <text:line-break/><text:line-break/>Outside, a banging, crashing boom, a surge of brass, a drum, a cry, marching feet, pennants and <text:line-break/>songs. Through the stone sheets the army, fire weapons to shoulder, stamped. Children skipped after. <text:line-break/>Old women waved dirty flags. <text:line-break/><text:line-break/>“I shall remain on Mars and read a book,” said Ettil. A blunt knock on the door. Tylla answered. <text:line-break/>Father-in-law stormed in. “What’s this I hear about my son-in-law? A traitor?” <text:line-break/><text:line-break/>“Yes, Father.” <text:line-break/><text:line-break/>“You’re not fighting in the Martian Army?” <text:line-break/><text:line-break/><text:soft-page-break/>“No, Father.” <text:line-break/><text:line-break/>“Gods!” The old father turned very red. “A plague on your name! You’ll be shot.” <text:line-break/><text:line-break/>“Shoot me, then, and have it over.” <text:line-break/><text:line-break/>“Who ever heard of a Martian not invading? Who!” <text:line-break/><text:line-break/>“Nobody. It is, I admit, quite incredible.” <text:line-break/><text:line-break/>“Incredible,” husked the witch voices under the window. <text:line-break/><text:line-break/>“Father, can’t you reason with him?” demanded Tylla. <text:line-break/><text:line-break/>“Reason with a dung heap,” cried Father, eyes blazing. He came and stood over Ettil. “Bands <text:line-break/>playing, a fine day, women weeping, children jumping, everything right, men marching bravely, and <text:line-break/>you sit here! Oh, shame!” <text:line-break/><text:line-break/>“Shame,” sobbed the faraway voices in the hedge. <text:line-break/><text:line-break/>“Get the devil out of my house with your inane chatter,” said Ettil, exploding. “Take your medals <text:line-break/>and your drums and run!” <text:line-break/><text:line-break/>He shoved Father-in-law past a screaming wife, only to have the door thrown wide at this <text:line-break/>moment, as a military detail entered. <text:line-break/><text:line-break/><text:soft-page-break/><text:line-break/><text:line-break/>A voice shouted, “Ettil Vrye?” <text:line-break/><text:line-break/>“Yes!” <text:line-break/><text:line-break/>“You are under arrest!” <text:line-break/><text:line-break/>“Good-by, my dear wife. I am off to the wars with these fools!” shouted Ettil, dragged through the <text:line-break/>door by the men in bronze mesh. <text:line-break/><text:line-break/>“Good-by, good-by,” said the town witches, fading away. . . . <text:line-break/><text:line-break/>The cell was neat and clean. Without a book, Ettil was nervous. He gripped the bars and watched <text:line-break/>the rockets shoot up into the night air. The stars were cold and numerous; they seemed to scatter when <text:line-break/>every rocket blasted up among them. <text:line-break/><text:line-break/>“Fools,” whispered Ettil. “Fools!” <text:line-break/><text:line-break/>The cell door opened. One man with a kind of vehicle entered, full of books; books here, there, <text:line-break/>everywhere in the chambers of the vehicle. Behind <text:soft-page-break/>him the Military Assignor loomed. <text:line-break/><text:line-break/>“Ettil Vrye, we want to know why you had these illegal Earth books in your house. These copies <text:line-break/>of Wonder Stories, Scientific Tales, Fantastic Stories. Explain.” The man gripped Ettil’s wrist. <text:line-break/><text:line-break/>Ettil shook him free. “If you’re going to shoot me, shoot me. That literature, from Earth, is the very <text:line-break/>reason why I won’t try to invade them. It’s the reason why your invasion will fail.” <text:line-break/><text:line-break/>“How so?” The assignor scowled and turned to the yellowed magazines. <text:line-break/><text:line-break/>“Pick any copy,” said Ettil. “Any one at all. Nine out of ten stories in the years 1929, ‘30 to ‘50, <text:line-break/>Earth calendar, have every Martian invasion successfully invading Earth.” <text:line-break/><text:line-break/>“Ah!” The assignor smiled, nodded. <text:line-break/><text:line-break/>“And then,” said Ettil, “failing.” <text:line-break/><text:line-break/>“That’s treason! Owning such literature!” <text:line-break/><text:line-break/>“So be it, if you wish. But let me draw a few conclusions. Invariably, each invasion is thwarted by <text:line-break/>a young man, usually lean, usually Irish, usually alone, named Mick or Rick or Jick or Bannon, who <text:line-break/>destroys the Martians.” <text:line-break/><text:soft-page-break/><text:line-break/>“You don’t believe that!” <text:line-break/><text:line-break/>“No, I don’t believe Earthmen can actually do that — no. But they have a background, understand, <text:line-break/>Assignor, of generations of children reading just such fiction, absorbing it. They have nothing but a <text:line-break/>literature of invasions successfully thwarted. Can you say the same for Martian literature?” <text:line-break/><text:line-break/>“Well ” <text:line-break/><text:line-break/>“No.” <text:line-break/><text:line-break/>“I guess not.” <text:line-break/><text:line-break/>“You know not. We never wrote stories of such a fantastic nature. Now we rebel, we attack, and <text:line-break/>we shall die.” <text:line-break/><text:line-break/>“I don’t see your reasoning on that. Where does this tie in with the magazine stories?” <text:line-break/><text:line-break/>“Morale. A big thing. The Earthmen know they can’t fail. It is in them like blood beating in their <text:line-break/>veins. They cannot fail. They will repel each invasion, no matter how well organized. Their <text:soft-page-break/>youth of <text:line-break/>reading just such fiction as this has given them a faith we cannot equal. We Martians? We are <text:line-break/>uncertain; we know that we might fail. Our morale is low, in spite of the banged drums and tooted <text:line-break/>horns.” <text:line-break/><text:line-break/>“I won’t listen to this treason,” cried the assignor. “This fiction will be burned, as you will be, <text:line-break/>within the next ten minutes. You have a choice, Ettil Vrye. Join the Legion of War, or burn.” <text:line-break/><text:line-break/>“It is a choice of deaths. I choose to burn.” <text:line-break/><text:line-break/><text:line-break/><text:line-break/>“Men!” <text:line-break/><text:line-break/>He was hustled out into the courtyard. There he saw his carefully hoarded reading matter set to the <text:line-break/>torch. A special pit was prepared, with oil five feet deep in it. This, with a great thunder, was set <text:line-break/>afire. Into this, in a minute, he would be pushed. <text:line-break/><text:line-break/>On the far side of the courtyard, in shadow, he noticed the solemn figure of his son standing alone, <text:line-break/>his great yellow eyes luminous with sorrow and fear. He did not put out his hand or speak, but only <text:line-break/>looked at his father like some dying animal, a wordless animal seeking rescue. <text:line-break/><text:line-break/><text:soft-page-break/>Ettil looked at the flaming pit. He felt the rough hands seize him, strip him, push him forward to the <text:line-break/>hot perimeter of death. Only then did Ettil swallow and cry out, “Wait!” <text:line-break/><text:line-break/>The assignor’s face, bright with the orange fire, pushed forward in the trembling air. “What is it?” <text:line-break/><text:line-break/>“I will join the Legion of War,” replied Ettil. <text:line-break/><text:line-break/>“Good! Release him!” <text:line-break/><text:line-break/>The hands fell away. <text:line-break/><text:line-break/>As he turned he saw his son standing far across the court, waiting. His son was not smiling, only <text:line-break/>waiting. In the sky a bronze rocket leaped across the stars, ablaze. . . . <text:line-break/><text:line-break/>“And now we bid good-by to these stalwart warriors,” said the assignor. The band thumped and <text:line-break/>the wind blew a fine sweet rain of tears gently upon the sweating army. The children cavorted. In the <text:line-break/>chaos Ettil saw his wife weeping with pride, his <text:soft-page-break/>son solemn and silent at her side. <text:line-break/><text:line-break/>They marched into the ship, everybody laughing and brave. They buckled themselves into their <text:line-break/>spiderwebs. All through the tense ship the spiderwebs were filled with lounging, lazy men. They <text:line-break/>chewed on bits of food and waited. A great lid slammed shut. A valve hissed. <text:line-break/><text:line-break/>“Off to Earth and destruction,” whispered Ettil. <text:line-break/><text:line-break/>“What?” asked someone. <text:line-break/><text:line-break/>“Off to glorious victory,” said Ettil, grimacing. <text:line-break/><text:line-break/>The rocket jumped. <text:line-break/><text:line-break/>Space, thought Ettil. Here we are banging across black inks and pink lights of space in a brass <text:line-break/>kettle. Here we are, a celebratory rocket heaved out to fill the Earthmen’s eyes with fear flames as <text:line-break/>they look up to the sky. What is it like, being far, far away from your home, your wife, your child, here <text:line-break/>and now? <text:line-break/><text:line-break/>He tried to analyze his trembling. It was like tying your most secret inward working organs to <text:line-break/>Mars and then jumping out a million miles. Your heart was still on Mars, pumping, glowing. Your <text:line-break/>brain was still on Mars, thinking, crenulated, like an abandoned torch. Your stomach was</text:p>
      <text:p text:style-name="P1"><text:soft-page-break/><text:s/>still on <text:line-break/>Mars, somnolent, trying to digest the final dinner. Your lungs were still in the cool blue wine air of <text:line-break/>Mars, a soft folded bellows screaming for release, one part of you longing for the rest. <text:line-break/><text:line-break/>For here you were, a meshless, cogless automaton, a body upon which officials had performed <text:line-break/>clinical autopsy and left all of you that counted back upon the empty seas and strewn over the <text:line-break/>darkened hills. Here you were, bottle-empty, fireless, chill, with only your hands to give death to <text:line-break/>Earthmen. A pair of hands is all you are now, he thought in cold remoteness. <text:line-break/><text:line-break/>Here you lie in the tremendous web. Others are about you, but they are whole — whole hearts and <text:line-break/>bodies. But all of you that lives is back there walking the desolate seas in evening winds. This thing <text:line-break/>here, this cold clay thing, is already dead. <text:line-break/><text:line-break/>“Attack stations, attack stations, attack!” <text:line-break/><text:line-break/>“Ready, ready, ready!” <text:line-break/><text:line-break/><text:soft-page-break/><text:line-break/><text:line-break/>“Up!” <text:line-break/><text:line-break/>“Out of the webs, quick!” <text:line-break/><text:line-break/>Ettil moved. Somewhere before him his two cold hands moved. <text:line-break/><text:line-break/>How swift it has all been, he thought. A year ago one Earth rocket reached Mars. Our scientists, <text:line-break/>with their incredible telepathic ability, copied it; our workers, with their incredible plants, <text:line-break/>reproduced it a hundredfold. No other Earth ship has reached Mars since then, and yet we know their <text:line-break/>language perfectly, all of us. We know their culture, their logic. And we shall pay the price of our <text:line-break/>brilliance. <text:line-break/><text:line-break/>“Guns on the ready!” <text:line-break/><text:line-break/>“Right!” <text:line-break/><text:line-break/>“Sights!” <text:line-break/><text:line-break/>“Reading by miles?” <text:line-break/><text:line-break/>“Ten thousand!” <text:line-break/><text:line-break/>“Attack!” <text:line-break/><text:line-break/><text:soft-page-break/>A humming silence. A silence of insects throbbing in the walls of the rocket. The insect singing of <text:line-break/>tiny bobbins and levers and whirls of wheels. Silence of waiting men. Silence of glands emitting the <text:line-break/>slow steady pulse of sweat under arm, on brow, under staring pale eyes! <text:line-break/><text:line-break/>“Wait! Ready!” <text:line-break/><text:line-break/>Ettil hung onto his sanity with his fingernails, hung hard and long. <text:line-break/><text:line-break/>Silence, silence, silence. Waiting. <text:line-break/><text:line-break/>Teeee-e-ee! <text:line-break/><text:line-break/>“What’s that?” <text:line-break/><text:line-break/>“Earth radio!” <text:line-break/><text:line-break/>“Cut them in!” <text:line-break/><text:line-break/>“They’re trying to reach us, call us. Cut them in!” <text:line-break/><text:line-break/>Eee-e-e! <text:line-break/><text:line-break/><text:soft-page-break/>“Here they are! Listen!” <text:line-break/><text:line-break/>“Calling Martian invasion fleet!” <text:line-break/><text:line-break/>The listening silence, the insect hum pulling back to let the sharp Earth voice crack in upon the <text:line-break/>rooms of waiting men. <text:line-break/><text:line-break/>“This is Earth calling. This is William Sommers, president of the Association of United American <text:line-break/>Producers!” <text:line-break/><text:line-break/>Ettil held tight to his station, bent forward, eyes shut. <text:line-break/><text:line-break/>“Welcome to Earth.” <text:line-break/><text:line-break/>“What?” the men in the rocket roared. “What did he say?” <text:line-break/><text:line-break/>“Yes, welcome to Earth.” <text:line-break/><text:line-break/>“It’s a trick!” <text:line-break/><text:line-break/>Ettil shivered, opened his eyes to stare in bewilderment at the unseen voice from the ceiling <text:line-break/>source. <text:line-break/><text:line-break/>“Welcome! Welcome to green, industrial Earth!” declared the friendly voice. “With open arms we <text:line-break/>welcome you, to turn a bloody invasion into a time of friendships that will last through all of Time.” <text:line-break/><text:line-break/><text:soft-page-break/>“A trick!” <text:line-break/><text:line-break/><text:line-break/>“Hush, listen!” <text:line-break/><text:line-break/><text:line-break/><text:line-break/>“Many years ago we of Earth renounced war, destroyed our atom bombs. Now, unprepared as we <text:line-break/>are, there is nothing for us but to welcome you. The planet is yours. We ask only mercy from you good <text:line-break/>and merciful invaders.” <text:line-break/><text:line-break/>“It can’t be true!” a voice whispered. <text:line-break/><text:line-break/>“It must be a trick!” <text:line-break/><text:line-break/>“Land and be welcomed, all of you,” said Mr. William Sommers of Earth. “Land anywhere. Earth <text:line-break/>is yours; we are all brothers!” <text:line-break/><text:line-break/>Ettil began to laugh. Everyone in the room turned to see him. The other Martians blinked. “He’s <text:line-break/>gone mad!” <text:line-break/><text:soft-page-break/><text:line-break/>He did not stop laughing until they hit him. <text:line-break/><text:line-break/>The tiny fat man in the center of the hot rocket tarmac at Green Town, California, jerked out a <text:line-break/>clean white handkerchief and touched it to his wet brow. He squinted blindly from the fresh plank <text:line-break/>platform at the fifty thousand people restrained behind a fence of policemen, arm to arm. Everybody <text:line-break/>looked at the sky. <text:line-break/><text:line-break/>“There they are!” <text:line-break/><text:line-break/>A gasp. <text:line-break/><text:line-break/>“No, just sea gulls!” <text:line-break/><text:line-break/>A disappointed grumble. <text:line-break/><text:line-break/>“I’m beginning to think it would have been better to have declared war on them,” whispered the <text:line-break/>mayor. “Then we could all go home.” <text:line-break/><text:line-break/>“Sh-h!” said his wife. <text:line-break/><text:line-break/>“There!” The crowd roared. <text:line-break/><text:line-break/>Out of the sun came the Martian rockets. <text:line-break/><text:line-break/>“Everybody ready?” The mayor glanced nervously about. <text:line-break/><text:line-break/><text:soft-page-break/>“Yes, sir,” said Miss California 1965. <text:line-break/><text:line-break/>“Yes,” said Miss America 1 940, who had come rushing up at the last minute as a substitute for <text:line-break/>Miss America 1966, who was ill at home. <text:line-break/><text:line-break/>“Yes siree,” said Mr. Biggest Grapefruit in San Fernando Valley 1956, eagerly. <text:line-break/><text:line-break/>“Ready, band?” <text:line-break/><text:line-break/>The band poised its brass like so many guns. <text:line-break/><text:line-break/>“Ready!” <text:line-break/><text:line-break/>The rockets landed. “Go!” <text:line-break/><text:line-break/>The band played “California, Here I Come” ten times. From noon until one o’clock the mayor <text:line-break/>made a speech, shaking his hands in the direction of the silent, apprehensive rockets. <text:line-break/><text:line-break/>At one-fifteen the seals of the rockets opened <text:line-break/><text:line-break/>The band played “Oh, You Golden State” three times. <text:line-break/><text:line-break/><text:soft-page-break/>Ettil and fifty other Martians leaped out, guns at the ready. <text:line-break/><text:line-break/>The mayor ran forward with the key to Earth in his hands. <text:line-break/><text:line-break/>The band played “Santa Claus Is Coming to Town,” and a full chorus of singers imported from <text:line-break/>Long Beach sang different words to it, something about “Martians Are Coming to Town.” <text:line-break/><text:line-break/>Seeing no weapons about, the Martians relaxed, but kept their guns out. <text:line-break/><text:line-break/>From one-thirty until two-fifteen the mayor made the same speech over for the benefit of the <text:line-break/>Martians. <text:line-break/><text:line-break/><text:line-break/><text:line-break/>At two-thirty Miss America of 1940 volunteered to kiss all the Martians if they lined up. <text:line-break/><text:line-break/>At two-thirty and ten seconds the band played “How Do You Do, Everybody” to cover up the <text:line-break/>confusion caused by Miss America’s suggestion. <text:line-break/><text:line-break/>At two thirty-five Mr. Biggest Grapefruit presented the Martians with a two-ton truck full of <text:line-break/>grapefruit. <text:line-break/><text:line-break/>At two thirty-seven the mayor gave them all free passes to the Elite and Majestic theaters, <text:line-break/><text:soft-page-break/>combining this gesture with another speech which lasted until after three. <text:line-break/><text:line-break/>The band played, and the fifty thousand people sang, “For They Are Jolly Good Fellows.” <text:line-break/><text:line-break/>It was over at four o’clock. <text:line-break/><text:line-break/>Ettil sat down in the shadow of the rocket, two of his fellows with him. “So this is Earth!” <text:line-break/><text:line-break/>“I say kill the filthy rats,” said one Martian. “I don’t trust them. They’re sneaky. What’s their <text:line-break/>motive for treating us this way?” He held up a box of something that rustled. “Wfrat’s this stuff they <text:line-break/>gave me? A sample, they said.” He read the label. BLIX, the new sudsy soap. <text:line-break/><text:line-break/>The crowd had drifted about, was mingling with the Martians like a carnival throng. Everywhere <text:line-break/>was the buzzing murmur of people fingering the rockets, asking questions. <text:line-break/><text:line-break/>Ettil was cold. He was beginning to tremble even more now. “Don’t you feel it?” he whispered. <text:line-break/>“The tenseness, the evilness of all this. Something’s going to happen to us. They have <text:soft-page-break/>some plan. <text:line-break/>Something subtle and horrible. They’re going to do something to us — I know.” <text:line-break/><text:line-break/>“I say kill every one of them!” <text:line-break/><text:line-break/>“How can you kill people who call you ‘pal’ and ‘buddy’?” asked another Martian. <text:line-break/><text:line-break/>Ettil shook his head. “They’re sincere. And yet I feel as if we were in a big acid vat melting away, <text:line-break/>away. I’m frightened.” He put his mind out to touch among the crowd. “Yes, they’re really friendly, <text:line-break/>hail-fellows-well-met (one of their terms). One huge mass of common men, loving dogs and cats and <text:line-break/>Martians equally. And yet — and yet ” <text:line-break/><text:line-break/>The band played “Roll Out the Barrel.” Free beer was being distributed through the courtesy of <text:line-break/>Hagenback Beer, Fresno, California. <text:line-break/><text:line-break/>The sickness came. <text:line-break/><text:line-break/>The men poured out fountains of slush from their mouths. The sound of sickness filled the land. <text:line-break/><text:line-break/>Gagging, Ettil sat beneath a sycamore tree. “A plot, a plot — a horrible plot,” he groaned, holding <text:line-break/>his stomach. <text:line-break/><text:line-break/>“What did you eat?” The assignor stood over him. <text:line-break/><text:soft-page-break/><text:line-break/>“Something that they called popcorn,” groaned Ettil. <text:line-break/><text:line-break/>“And?” <text:line-break/><text:line-break/>“And some sort of long meat on a bun, and some yellow liquid in an iced vat, and some sort of fish <text:line-break/>and something called pastrami,” sighed Ettil, eyelids flickering. <text:line-break/><text:line-break/>The moans of the Martian invaders sounded all about. <text:line-break/><text:line-break/>“Kill the plotting snakes!” somebody cried weakly. <text:line-break/><text:line-break/>“Hold on,” said the assignor. “It’s merely hospitality. They overdid it. Up on your feet now, men. <text:line-break/>Into the town. We’ve got to place small garrisons of men about to make sure all is well. Other ships <text:line-break/>are landing in other cities. We’ve our job to do here.” <text:line-break/><text:line-break/>The men gained their feet and stood blinking stupidly about. <text:line-break/><text:soft-page-break/><text:line-break/>“Forward, march!” <text:line-break/><text:line-break/>One, two, three, four! One, two, three, four! . . . <text:line-break/><text:line-break/><text:line-break/><text:line-break/>The white stores of the little town lay dreaming in shimmering heat. Heat emanated from <text:line-break/>everything — poles, concrete, metal, awnings, roofs, tar paper — everything. <text:line-break/><text:line-break/>The sound of Martian feet sounded on the asphalt. <text:line-break/><text:line-break/>“Careful, men!” whispered the assignor. They walked past a beauty shop. <text:line-break/><text:line-break/>From inside, a furtive giggle. “Look!” <text:line-break/><text:line-break/>A coppery head bobbed and vanished like a doll in the window. A blue eye glinted and winked at <text:line-break/>a keyhole. <text:line-break/><text:line-break/>“It’s a plot,” whispered Ettil. “A plot, I tell you!” <text:line-break/><text:line-break/>The odors of perfume were fanned out on the summer air by the whirling vents of the grottoes <text:line-break/>where the women hid like undersea creatures, under electric cones, their hair curled into wild whorls <text:line-break/>and peaks, their eyes shrewd and glassy, animal and sly, their mouths painted a neon red. Fans were <text:line-break/><text:soft-page-break/>whirring, the perfumed wind issuing upon the stillness, moving among green trees, creeping among the <text:line-break/>amazed Martians. <text:line-break/><text:line-break/>“For God’s sake!” screamed Ettil, his nerves suddenly breaking loose. “Let’s get in our rockets — <text:line-break/>go home! They’ll get us! Those horrid things in there. See them? Those evil undersea things, those <text:line-break/>women in their cool little caverns of artificial rock!” <text:line-break/><text:line-break/>“Shut up!” <text:line-break/><text:line-break/>Look at them in there, he thought, drifting their dresses like cool green gills over their pillar legs. <text:line-break/>He shouted. <text:line-break/><text:line-break/>“Someone shut his mouth!” <text:line-break/><text:line-break/>“They’ll rush out onus, hurling chocolate boxes and copies of Kleig Love and Holly Pick-ture, <text:line-break/>shrieking with their red greasy mouths! Inundate us with banality, destroy our sensibilities! Look at <text:line-break/>them, being electrocuted by devices, their voices</text:p>
      <text:p text:style-name="P1"><text:soft-page-break/><text:s/>like hums and chants and murmurs! Do you dare go <text:line-break/>in there?” <text:line-break/><text:line-break/>“Why not?” asked the other Martians. <text:line-break/><text:line-break/>“They’ll fry you, bleach you, change you! Crack you, flake you away until you’re nothing but a <text:line-break/>husband, a working man, the one with the money who pays so they can come sit in there devouring <text:line-break/>their evil chocolates! Do you think you could control them?” <text:line-break/><text:line-break/>“Yes, by the gods!” <text:line-break/><text:line-break/>From a distance a voice drifted, a high and shrill voice, a woman’s voice saying, “Ain’t that <text:line-break/>middle one there cute?” <text:line-break/><text:line-break/>“Martians ain’t so bad after all. Gee, they’re just men,” said another, fading. <text:line-break/><text:line-break/>“Hey, there. Yoo-hoo! Martians! Hey!” <text:line-break/><text:line-break/>Yelling, Ettil ran. . . . <text:line-break/><text:line-break/>He sat in a park and trembled steadily. He remembered what he had seen. Looking up at the dark <text:line-break/>night sky, he felt so far from home, so deserted. Even now, as he sat among the still trees, in the <text:line-break/>distance he could see Martian warriors walking the streets with the Earth women, vanishing into the <text:line-break/>phantom darknesses of the little emotion palaces to hear the <text:soft-page-break/>ghastly sounds of white things moving on <text:line-break/>gray screens, with little frizz-haired women beside them, wads of gelatinous gum working in their <text:line-break/>jaws, other wads under the seats, hardening with the fossil imprints of the women’s tiny cat teeth <text:line-break/>forever imbedded therein. The cave of winds — the cinema. <text:line-break/><text:line-break/>“Hello.” <text:line-break/><text:line-break/>He jerked his head in terror. <text:line-break/><text:line-break/><text:line-break/><text:line-break/>A woman sat on the bench beside him, chewing gum lazily. “Don’t run off; I don’t bite,” she said. <text:line-break/><text:line-break/>“Oh,” he said. <text:line-break/><text:line-break/>“Like to go to the pictures?” she said. <text:line-break/><text:line-break/>“No.” <text:line-break/><text:line-break/>“Aw, come on,” she said. “Everybody else is.” <text:line-break/><text:line-break/>“No,” he said. “Is that all you do in this world?” <text:line-break/><text:line-break/><text:soft-page-break/>“All? Ain’t that enough?” Her blue eyes widened suspiciously. “What you want me to do — sit <text:line-break/>home, read a book? Ha, ha! That’s rich.” <text:line-break/><text:line-break/>Ettil stared at her a moment before asking a question. <text:line-break/><text:line-break/>“Do you do anything else?” he asked. <text:line-break/><text:line-break/>“Ride in cars. You got a car? You oughta get you a big new convertible Podler Six. Gee, they’re <text:line-break/>fancy! Any man with a Podler Six can go out with any gal, you bet!” she said, blinking at him. “I bet <text:line-break/>you got all kinds of money — you come from Mars and all. I bet if you really wanted you could get a <text:line-break/>Podler Six and travel everywhere.” <text:line-break/><text:line-break/>“To the show maybe?” <text:line-break/><text:line-break/>“What’s wrong with ‘at?” <text:line-break/><text:line-break/>‘ ‘Nothing — nothing. ’ ’ <text:line-break/><text:line-break/>“You know what you talk like, mister?” she said. “A Communist! Yes, sir, that’s the kinda talk <text:line-break/>nobody stands for, by gosh. Nothing wrong with our little old system. We was good enough to let you <text:line-break/>Martians invade, and we never raised even our bitty finger, did we?” <text:line-break/><text:line-break/>“That’s what I’ve been trying to understand,” said Ettil. “Why did you let us?” <text:line-break/><text:soft-page-break/><text:line-break/>“’Cause we’re bighearted, mister; that’s why! Just remember that, bighearted.” She walked off to <text:line-break/>look for someone else. <text:line-break/><text:line-break/>Gathering courage to himself, Ettil began to write a letter to his wife, moving the pen carefully <text:line-break/>over the paper on his knee. <text:line-break/><text:line-break/>“Dear Tylla ” <text:line-break/><text:line-break/>But again he was interrupted. A small-little-girl-of-an-old-woman, with a pale round wrinkled <text:line-break/>little face, shook her tambourine in front of his nose, forcing him to glance up. <text:line-break/><text:line-break/>“Brother,” she cried, eyes blazing. “Have you been saved?” <text:line-break/><text:line-break/>“Am I in danger?” Ettil dropped his pen, jumping. <text:line-break/><text:line-break/>“Terrible danger!” she wailed, clanking her tambourine, gazing at the sky. “You need to be saved, <text:line-break/>brother, in the worst way!” <text:line-break/><text:line-break/>“I’m inclined to agree,” he said, trembling. <text:line-break/><text:soft-page-break/><text:line-break/>“We saved lots already today. I saved three myself, of you Mars people. Ain’t that nice?” She <text:line-break/>grinned at him. <text:line-break/><text:line-break/>“I guess so.” <text:line-break/><text:line-break/>She was acutely suspicious. She leaned forward with her secret whisper. “Brother,” she wanted to <text:line-break/>know, “you been baptized?” <text:line-break/><text:line-break/>“I don’t know,” he whispered back. <text:line-break/><text:line-break/>“You don’t know?” she cried, flinging up hand and tambourine. <text:line-break/><text:line-break/>“Is it like being shot?” he asked. <text:line-break/><text:line-break/>“Brother,” she said, “you are in a bad and sinful condition. I blame it on your ignorant bringing up. <text:line-break/>I bet those schools on Mars are terrible — don’t teach you no truth at all. Just a pack of made-up lies. <text:line-break/><text:line-break/><text:line-break/><text:line-break/>Brother, you got to be baptized if you want to be happy.” <text:line-break/><text:line-break/>“Will it make me happy even in this world here?” he said. “Don’t ask for everything on your <text:line-break/>platter,” she said. “Be satisfied with a wrinkled pea, for there’s another world we’re all going to <text:line-break/><text:soft-page-break/>that’s better than this one.” <text:line-break/><text:line-break/>“I know that world,” he said. <text:line-break/><text:line-break/>“It’s peaceful,” she said. <text:line-break/><text:line-break/>“Yes.” <text:line-break/><text:line-break/>“There’s quiet,” she said. <text:line-break/><text:line-break/>“Yes.” <text:line-break/><text:line-break/>“There’s milk and honey flowing.” <text:line-break/><text:line-break/>“Why, yes,” he said. <text:line-break/><text:line-break/>“And everybody’s laughing.” <text:line-break/><text:line-break/>“I can see it now,” he said. <text:line-break/><text:line-break/>“A better world,” she said. <text:line-break/><text:line-break/>“Far better,” he said. “Yes, Mars is a great planet.” <text:line-break/><text:line-break/>“Mister,” she said, tightening up and almost flinging the tambourine in his face, “you been <text:soft-page-break/>joking <text:line-break/>with me?” <text:line-break/><text:line-break/>“Why, no.” He was embarrassed and bewildered. “I thought you were talking about ” <text:line-break/><text:line-break/>“Not about mean old nasty Mars, I tell you, mister! It’s your type that is going to boil for years, and <text:line-break/>suffer and break out in black pimples and be tortured ” <text:line-break/><text:line-break/>“I must admit Earth isn’t very nice. You’ve described it beautifully.” <text:line-break/><text:line-break/>“Mister, you’re funning me again!” she cried angrily. <text:line-break/><text:line-break/>“No, no — please. I plead ignorance.” <text:line-break/><text:line-break/>“Well,” she said, “you’re a heathen, and heathens are improper. Here’s a paper. Come to this <text:line-break/>address tomorrow night and be baptized and be happy. We shouts and we stomps and we talk in <text:line-break/>voices, so if you want to hear our all-cornet, all-brass band, you come, won’t you now?” <text:line-break/><text:line-break/>“I’ll try,” he said hesitantly. <text:line-break/><text:line-break/>Down the street she went, patting her tambourine, singing at the top of her voice, “Happy Am I, <text:line-break/>I’m Always Happy.” <text:line-break/><text:line-break/>Dazed, Ettil returned to his letter. <text:line-break/><text:soft-page-break/><text:line-break/>“Dear Tylla: To think that in my naivete I imagined that the Earthmen would have to counterattack <text:line-break/>with guns and bombs. No, no. I was sadly wrong. There is no Rick or Mick or Jick or Bannon — those <text:line-break/>lever fellows who save worlds. No. <text:line-break/><text:line-break/>“There are blond robots with pink rubber bodies, real, but somehow unreal, alive but somehow <text:line-break/>automatic in all responses, living in caves all of their lives. Their derrieres are incredible in girth. <text:line-break/>Their eyes are fixed and motionless from an endless time of staring at picture screens. The only <text:line-break/>muscles they have occur in their jaws from their ceaseless chewing of gum. <text:line-break/><text:line-break/>“And it is not only these, my dear Tylla, but the entire civilization into which we have been <text:line-break/>dropped like a shovelful of seeds into a large concrete mixer. Nothing of us will survive. We will be <text:line-break/>killed not by the gun but by the glad-hand. We will be destroyed not by the rocket but by the <text:line-break/>automobile . . .” <text:line-break/><text:soft-page-break/><text:line-break/>Somebody screamed. A crash, another crash. Silence. <text:line-break/><text:line-break/>Ettil leaped up from his letter. Outside, on the street two ears had crashed. One full of Martians, <text:line-break/><text:line-break/><text:line-break/><text:line-break/>another with Earthmen. Ettil returned to his letter: <text:line-break/><text:line-break/>“Dear, dear Tylla, a few statistics if you will allow. Forty-five thousand people killed every year <text:line-break/>on this continent of America; made into jelly right in the can, as it were, in the automobiles. Red <text:line-break/>blood jelly, with white marrow bones like sudden thoughts, ridiculous horror thoughts, transfixed in <text:line-break/>the immutable jelly. The cars roll up in tight neat sardine rolls — all sauce, all silence. <text:line-break/><text:line-break/>“Blood manure for green buzzing summer flies, all over the highways. Faces made into Halloween <text:line-break/>masks by sudden stops. Halloween is one of their holidays. I think they worship the automobile on <text:line-break/>that night — something to do with death, anyway. <text:line-break/><text:line-break/>“You look out your window and see two people lying atop each other in friendly fashion who, a <text:line-break/>moment ago, had never met before, dead. I foresee our army mashed, diseased, trapped in cinemas by <text:line-break/>witches and gum. Sometime in the next day I shall try to escape back to Mars before it is too late. <text:line-break/><text:soft-page-break/><text:line-break/>“Somewhere on Earth tonight, my Tylla, there is a Man with a Lever, which, when he pulls it, Will <text:line-break/>Save the World. The man is now unemployed. His switch gathers dust. He himself plays pinochle. <text:line-break/><text:line-break/>“The women of this evil planet are drowning us in a tide of banal sentimentality, misplaced <text:line-break/>romance, and one last fling before the makers of glycerin boil them down for usage. Good night, <text:line-break/>Tylla. Wish me well, for I shall probably die trying to escape. My love to our child.” <text:line-break/><text:line-break/>Weeping silently, he folded the letter and reminded himself to mail it later at the rocket post. <text:line-break/><text:line-break/>He left the park. What was there to do? Escape? But how? Return to the post late tonight, steal one <text:line-break/>of the rockets alone and go back to Mars? Would it be possible? He shook his head. He was much too <text:line-break/>confused. <text:line-break/><text:line-break/>All that he really knew was that if he stayed here he would soon be the property of a lot of things <text:line-break/>that buzzed and snorted and hissed, that gave off fumes or stenches. In six months he would be the <text:line-break/>owner of a large pink, trained ulcer, a blood <text:soft-page-break/>pressure of algebraic dimensions, a myopia this side of <text:line-break/>blindness, and nightmares as deep as oceans and infested with improbable lengths of dream intestines <text:line-break/>through which he must violently force his way each night. No, no. <text:line-break/><text:line-break/>He looked at the haunted faces of the Earthmen drifting violently along in their mechanical death <text:line-break/>boxes. Soon — yes, very soon — they would invent an auto with six silver handles on it! <text:line-break/><text:line-break/>“Hey, there!” <text:line-break/><text:line-break/>An auto horn. A large long hearse of a car, black and ominous pulled to the curb. A man leaned <text:line-break/>out. <text:line-break/><text:line-break/>“You a Martian?” <text:line-break/><text:line-break/>“Yes.” <text:line-break/><text:line-break/>“Just the man I gotta see. Hop in quick — the chance of a lifetime. Hop in. Take you to a real nice <text:line-break/>joint where we can talk. Come on — don’t stand there.” <text:line-break/><text:line-break/>As if hypnotized, Ettil opened the door of the car, got in. <text:line-break/><text:line-break/>They drove off. <text:line-break/><text:line-break/>“What’ll it be, E.V? How about a manhattan? Two manhattans, waiter. Okay, E.V This is my treat. <text:line-break/><text:soft-page-break/>This is on me and Big Studios! Don’t even touch your wallet. Pleased to meet you, E.V My name’s R. <text:line-break/>R. Van Plank. Maybe youhearda me? No? Well, shake anyhow.” <text:line-break/><text:line-break/>Ettil felt his hand massaged and dropped. They were in a dark hole with music and waiters <text:line-break/>drifting about. Two drinks were set down. It had all happened so swiftly. Now</text:p>
      <text:p text:style-name="P1"><text:s/>Van Plank, hands <text:line-break/>crossed on his chest, was surveying his Martian discovery. <text:line-break/><text:line-break/>“What I want you for, E.V, is this. It’s the most magnanimous idea I ever got in my life. I don’t <text:line-break/><text:line-break/><text:line-break/><text:line-break/>know how it came to me, just in a flash. I was sitting home tonight and I thought to myself, My God, <text:line-break/>what a picture it would make! Invasion of Earth by Mars. So what I got to do? I got to find an <text:line-break/>adviser for the film. So I climbed in my car and found you and here we are. Drink up! Here’s to your <text:line-break/><text:soft-page-break/>health and our future. Skoal!” <text:line-break/><text:line-break/>“But ” said Ettil. <text:line-break/><text:line-break/>“Now, I know, you’ll want money. Well, we got plenty of that. Besides, I got a li’l black book full <text:line-break/>of peaches I can lend you.” <text:line-break/><text:line-break/>“I don’t like most of your Earth fruit and ” <text:line-break/><text:line-break/>“You’re a card, mac, really. Well, here’s how I get the picture in my mind — listen.” He leaned <text:line-break/>forward excitedly. “We got a flash scene of the Martians at a big powwow, drummin’ drums, gettin’ <text:line-break/>stewed on Mars. In the background are huge silver cities ” <text:line-break/><text:line-break/>“But that’s not the way Martian cities are ” <text:line-break/><text:line-break/>“We got to have color, kid. Color. Let your pappy fix this. Anyway, there are all the Martians <text:line-break/>doing a dance around a fire ” <text:line-break/><text:line-break/>“We don’t dance around fires ” <text:line-break/><text:line-break/>“In this film you got a fire and you dance,” declared Van Plank, eyes shut, proud of his certainty. <text:line-break/>He nodded, dreaming it over on his tongue. “Then we got a beautiful Martian woman, tall and blond.” <text:line-break/><text:line-break/>“Martian women are dark ” <text:line-break/><text:line-break/><text:soft-page-break/>“Look, I don’t see how we’re going to be happy, E.V By the way, son, you ought to change your <text:line-break/>name. What was it again?” <text:line-break/><text:line-break/>“Ettil.” <text:line-break/><text:line-break/>“That’s a woman’s name. I’ll give you a better one. Call you Joe. Okay, Joe. As I was saying, our <text:line-break/>Martian women are gonna be blond, because, see, just because. Or else your poppa won’t be happy. <text:line-break/>You got any suggestions?” <text:line-break/><text:line-break/>“I thought that ” <text:line-break/><text:line-break/>“And another thing we gotta have is a scene, very tearful, where the Martian woman saves the <text:line-break/>whole ship of Martian men from dying when a meteor or something hits the ship. That’ll make a <text:line-break/>whackeroo of a scene. You know, I’m glad I found you, Joe. You’re going to have a good deal with us, <text:line-break/>I tell you.” <text:line-break/><text:line-break/>Ettil reached out and held the man’s wrist tight. “Just a minute. There’s something I want to ask <text:line-break/>you.” <text:line-break/><text:line-break/><text:soft-page-break/>“Sure, Joe, shoot.” <text:line-break/><text:line-break/>“Why are you being so nice to us? We invade your planet, and you welcome us — everybody — like <text:line-break/>long-lost children. Why?” <text:line-break/><text:line-break/>“They sure grow ’em green on Mars, don’t they? You’re a na'ive-type guy — I can see from way <text:line-break/>over here. Mac, look at it this way. We’re all Little People, ain’t we?” He waved a small tan hand <text:line-break/>garnished with emeralds. <text:line-break/><text:line-break/>“We’re all common as dirt, ain’t we? Well, here on Earth, we’re proud of that. This is the century <text:line-break/>of the Common Man, Bill, and we’re proud we’re small. Billy, you’re looking at a planet full of <text:line-break/>Saroyans. Yes, sir. A great big fat family of friendly Saroyans — everybody loving everybody. We <text:line-break/>understand you Martians, Joe, and we know why you invaded Earth. We know how lonely you were <text:line-break/>up on that little cold planet Mars, how you envied us our cities ” <text:line-break/><text:line-break/>“Our civilization is much older than yours ” <text:line-break/><text:line-break/><text:line-break/><text:line-break/>“Please, Joe, you make me unhappy when you interrupt. Let me finish my theory and then you talk <text:line-break/>all you want. As I was saying, you was lonely up there, and down you came to see our cities and our <text:line-break/><text:soft-page-break/>women and all, and we welcomed you in, because you’re our brothers, Common Men like all of us. <text:line-break/><text:line-break/>“And then, as a kind of side incident, Roscoe, there’s a certain little small profit to be had from <text:line-break/>this invasion. I mean for instance this picture I plan, which will net us, neat, a billion dollars, I bet. <text:line-break/>Next week we start putting out a special Martian doll at thirty bucks a throw. Think of the millions <text:line-break/>there. I also got a contract to make a Martian game to sell for five bucks. There’s all sorts of angles.” <text:line-break/><text:line-break/>“I see,” said Ettil, drawing back. <text:line-break/><text:line-break/>“And then of course there’s that whole nice new market. Think of all the depilatories and gum and <text:line-break/>shoeshine we can sell to you Martians.” <text:line-break/><text:line-break/>“Wait. Another question.” <text:line-break/><text:line-break/>“Shoot.” <text:line-break/><text:line-break/>“What’s your first name? What’s the R.R. stand for?” <text:line-break/><text:line-break/>“Richard Robert.” <text:line-break/><text:soft-page-break/><text:line-break/>Ettil looked at the ceiling. “Do they sometimes, perhaps, on occasion, once in a while, by <text:line-break/>accident, call you — Rick?” <text:line-break/><text:line-break/>“Plow’d you guess, mac? Rick, sure.” <text:line-break/><text:line-break/>Ettil sighed and began to laugh and laugh. He put out his hand. “So you’re Rick? Rick! So you’re <text:line-break/>Rick!” <text:line-break/><text:line-break/>“What’s the joke, laughing boy? Let Poppa in!” <text:line-break/><text:line-break/>“You wouldn’t understand — a private joke. Ha, ha!” Tears ran down his cheeks and into his open <text:line-break/>mouth. He pounded the table again and again. “So you’re Rick. Oh, how different, how funny. No <text:line-break/>bulging muscles, no lean jaw, no gun. Only a wallet full of money and an emerald ring and a big <text:line-break/>middle!” <text:line-break/><text:line-break/>“Hey, watch the language! I may not be no Apollo, but ” <text:line-break/><text:line-break/>“Shake hands, Rick. I’ve wanted to meet you. You’re the man who’ll conquer Mars, with cocktail <text:line-break/>shakers and foot arches and poker chips and riding crops and leather boots and checkered caps and <text:line-break/>rum collinses.” <text:line-break/><text:line-break/>“I’m only a humble businessman,” said Van Plank, eyes slyly down. “I do my work and take my <text:line-break/><text:soft-page-break/>humble little piece of money pie. But, as I was saying, Mort, I been thinking of the market on Mars for <text:line-break/>Uncle Wiggily games and Dick Tracy comics; all new. A big wide field never even heard of cartoons, <text:line-break/>right? Right! So we just toss a great big bunch of stuff on the Martians’ heads. They’ll fight for it, kid, <text:line-break/>fight! Who wouldn’t, for perfumes and Paris dresses and Oshkosh overalls, eh? And nice new shoes <text:line-break/><text:line-break/><text:line-break/>“We don’t wear shoes.” <text:line-break/><text:line-break/>“What have I got here?” R.R. asked of the ceiling. “A planet full of Okies? Look, Joe, we’ll take <text:line-break/>care of that. We’ll shame everyone into wearing shoes. Then we sell them the polish!” <text:line-break/><text:line-break/>“Oh.” <text:line-break/><text:line-break/>He slapped Ettil’s. arm. “Is it a deal? Will you be technical director on my film? You’ll get two <text:line-break/>hundred a week to start, a five-hundred top. What you say?” <text:line-break/><text:soft-page-break/><text:line-break/>“I’m sick,” said Ettil. He had drunk the manhattan and was now turning blue. <text:line-break/><text:line-break/>“Say, I’m sorry. I didn’t know it would do that to you. Let’s get some fresh air.” <text:line-break/><text:line-break/>In the open air Ettil felt better. He swayed. “So that’s why Earth took us in?” <text:line-break/><text:line-break/><text:line-break/><text:line-break/>“Sure, son. Any time an Earthman can turn an honest dollar, watch him steam. The customer is <text:line-break/>always right. No hard feelings. Here’s my card. Be at the studio in Hollywood tomorrow morning at <text:line-break/>nine o’clock. They’ll show you your office. I’ll arrive at eleven and see you then. Be sure you get <text:line-break/>there at nine o’clock. It’s a strict rule.” <text:line-break/><text:line-break/>“Why?” <text:line-break/><text:line-break/>“Gallagher, you’re a queer oyster, but I love you. Good night. Happy invasion!” <text:line-break/><text:line-break/>The car drove off. <text:line-break/><text:line-break/>Ettil blinked after it, incredulous. Then, rubbing his brow with the palm of his hand, he walked <text:line-break/>slowly along the street toward the rocket port. <text:line-break/><text:line-break/><text:soft-page-break/>“Well, what are you going to do?” he asked himself, aloud. The rockets lay gleaming in the <text:line-break/>moonlight silent. From the city came the sounds of distant revelry. In the medical compound an <text:line-break/>extreme case of nervous breakdown was being tended to: a young Martian who, by his screams, had <text:line-break/>seen too much, drunk too much, heard too many songs on the little red-and-yellow boxes in the <text:line-break/>drinking places, and had been chased around innumerable tables by a large elephant-like woman. He <text:line-break/>kept murmuring: <text:line-break/><text:line-break/>“Can’t breathe . . . crushed, trapped.” <text:line-break/><text:line-break/>The sobbing faded. Ettil came out of the shadows and moved on across a wide avenue toward the <text:line-break/>ships. Far over, he could see the guards lying about drunkenly. He listened. From the vast city came <text:line-break/>the faint sounds of cars and music and sirens. And he imagined other sounds too: the insidious whir of <text:line-break/>malt machines stirring malts to fatten the warriors and make them lazy and forgetful, the narcotic <text:line-break/>voices of the cinema caverns lulling and lulling the <text:soft-page-break/>Martians fast, fast into a slumber through which, <text:line-break/>all of their remaining lives, they would sleepwalk. <text:line-break/><text:line-break/>A year from now, how many Martians dead of cirrhosis of the liver, bad kidneys, high blood <text:line-break/>pressure, suicide? <text:line-break/><text:line-break/>He stood in the middle of the empty avenue. Two blocks away a car was rushing toward him <text:line-break/><text:line-break/>He had a choice: stay here, take the studio job, report for work each morning as adviser on a <text:line-break/>picture, and, in time, come to agree with the producer that, yes indeed, there were massacres on Mars; <text:line-break/>yes, the women were tall and blond; yes, there were tribal dances and sacrifices; yes, yes, yes. Or he <text:line-break/>could walk over and get into a rocket ship and, alone, return to Mars. <text:line-break/><text:line-break/>“But what about next year?” he said. <text:line-break/><text:line-break/>The Blue Canal Night Club brought to Mars. The Ancient City Gambling Casino, Built Right <text:line-break/>Inside. Yes, Right Inside a Real Martian Ancient City! Neons, racing forms blowing in the old cities, <text:line-break/>picnic lunches in the ancestral graveyards — all of it, all of it. <text:line-break/><text:line-break/>But not quite yet. In a few days he could be home. Tylla would be waiting with their son, and then <text:line-break/>for the last few years of gentle life he might sit with his wife in the blowing weather on the edge of <text:line-break/><text:soft-page-break/>the canal reading his good, gentle books, sipping a rare and light wine, talking and living out their <text:line-break/>short time until the neon bewilderment fell from the sky. <text:line-break/><text:line-break/>And then perhaps he and Tylla might move into the blue mountains and hide for another year or <text:line-break/>two until the tourists came to snap their cameras and say how quaint things were. <text:line-break/><text:line-break/>He knew just what he would say to Tylla. “War is a bad thing, but peace can be a living horror.” <text:line-break/><text:line-break/>He stood in the middle of the wide avenue. <text:line-break/><text:line-break/>Turning, it was with no surprise that he saw a car bearing down upon him, a car full of screaming <text:line-break/>children. These boys and girls, none older than sixteen, were swerving and ricocheting their open-top <text:line-break/><text:line-break/><text:line-break/><text:line-break/>car down the avenue. He saw them point at him and yell. He heard the motor roar louder. The car <text:line-break/>sped forward at sixty miles an hour. <text:line-break/><text:line-break/><text:soft-page-break/>He began to run. <text:line-break/><text:line-break/>Yes, yes, he thought tiredly, with the car upon him, how strange, how sad. It sounds so much like . . <text:line-break/>. a concrete mixer. <text:line-break/><text:line-break/><text:line-break/><text:line-break/><text:toc-mark-start text:id="IMark2407005199128" text:outline-level="1"/><text:span text:style-name="T1">Marionettes, Inc</text:span><text:toc-mark-end text:id="IMark2407005199128"/> <text:line-break/><text:line-break/><text:line-break/>THEY walked slowly</text:p>
      <text:p text:style-name="P1"><text:s/>down the street at about ten in the evening, talking calmly. They were both <text:line-break/>about thirty- five, both eminently sober. <text:line-break/><text:line-break/>“But why so early?” said Smith. <text:line-break/><text:line-break/>“Because,” said Braling. <text:line-break/><text:line-break/>“Your first night out in years and you go home at ten o’clock.” <text:line-break/><text:line-break/>“Nerves, I suppose.” <text:line-break/><text:line-break/>“What I wonder is how you ever managed it. I’ve been trying to get you out for ten years for a <text:line-break/>quiet drink. And now, on the one night, you insist on turning in early.” <text:line-break/><text:line-break/>“Mustn’t crowd my luck,” said Braling. <text:line-break/><text:soft-page-break/><text:line-break/>“What did you do, put sleeping powder in your wife’s coffee?” <text:line-break/><text:line-break/>“No, that would be unethical. You’ll see soon enough.” <text:line-break/><text:line-break/>They turned a corner. “Honestly, Braling, I hate to say this, but you have been patient with her. <text:line-break/>You may not admit it to me, but marriage has been awful for you, hasn’t it?” <text:line-break/><text:line-break/>“I wouldn’t say that.” <text:line-break/><text:line-break/>“It’s got around, anyway, here and there, how she got you to marry her. That time back in 1979 <text:line-break/>when you were going to Rio ” <text:line-break/><text:line-break/>“Dear Rio. I never did see it after all my plans.” <text:line-break/><text:line-break/>“And how she tore her clothes and rumpled her hair and threatened to call the police unless you <text:line-break/>married her.” <text:line-break/><text:line-break/>“She always was nervous, Smith, understand.” <text:line-break/><text:line-break/>“It was more than unfair. You didn’t love her. You <text:soft-page-break/>told her as much, didn’t you?” <text:line-break/><text:line-break/>“I recall that I was quite firm on the subject.” <text:line-break/><text:line-break/>“But you married her anyhow.” <text:line-break/><text:line-break/>“I had my business to think of, as well as my mother and father. A thing like that would have killed <text:line-break/>them.” <text:line-break/><text:line-break/>“And it’s been ten years.” <text:line-break/><text:line-break/>“Yes,” said Braling, his gray eyes steady. “But I think perhaps it might change now. I think what <text:line-break/>I’ve waited for has come about. Look here.” <text:line-break/><text:line-break/>He drew forth a long blue ticket. <text:line-break/><text:line-break/>“Why, it’s a ticket for Rio on the Thursday rocket!” <text:line-break/><text:line-break/>“Yes, I’m finally going to make it.” <text:line-break/><text:line-break/>“But how wonderful! You do deserve it! But won’t she object? Cause trouble?” <text:line-break/><text:line-break/>Braling smiled nervously. “She won’t know I’m gone. I’ll be back in a month and no one the <text:line-break/>wiser, except you. <text:line-break/><text:line-break/>Smith sighed. “I wish I were going with you.” <text:line-break/><text:line-break/><text:soft-page-break/><text:line-break/><text:line-break/>“Poor Smith, your marriage hasn’t exactly been roses, has it?” <text:line-break/><text:line-break/>“Not exactly, married to a woman who overdoes it. I mean, after all, when you’ve been married <text:line-break/>ten years, you don’t expect a woman to sit on your lap for two hours every evening, call you at work <text:line-break/>twelve times a day and talk baby talk. And it seems to me that in the last month she’s gotten worse. I <text:line-break/>wonder if perhaps she isn’t just a little simple-minded?” <text:line-break/><text:line-break/>“Ah, Smith, always the conservative. Well, here’s my house. Now, would you like to know my <text:line-break/>secret? How I made it out this evening?” <text:line-break/><text:line-break/>“Will you really tell?” <text:line-break/><text:line-break/>“Lookup, there!” said Braling. <text:line-break/><text:line-break/>They both stared up through the dark air. <text:line-break/><text:line-break/>In the window above them, on the second floor, a shade was raised. A man about thirty- five years <text:line-break/><text:soft-page-break/>old, with a touch of gray at either temple, sad gray eyes, and a small thin mustache looked down at <text:line-break/>them. <text:line-break/><text:line-break/>“Why, that’s you!” cried Smith. <text:line-break/><text:line-break/>“Sh-h-h, not so loud!” Braling waved upward. The man in the window gestured significantly and <text:line-break/>vanished. <text:line-break/><text:line-break/>“I must be insane,” said Smith. <text:line-break/><text:line-break/>“Hold on a moment.” They waited. <text:line-break/><text:line-break/>The street door of the apartment opened and the tall spare gentleman with the mustache and the <text:line-break/>grieved eyes came out to meet them. <text:line-break/><text:line-break/>“Hello, Braling,” he said. <text:line-break/><text:line-break/>“Hello, Braling,” said Braling. <text:line-break/><text:line-break/>They were identical. <text:line-break/><text:line-break/>Smith stared. “Is this your twin brother? I never knew — ” <text:line-break/><text:line-break/>“No, no,” said Braling quietly. “Bend close. Put your ear to Braling Two’s chest.” <text:line-break/><text:line-break/>Smith hesitated and then leaned forward to place his head against the uncomplaining ribs. <text:line-break/><text:soft-page-break/><text:line-break/>Tick-tick-tick-tick-tick-tick-tick-tick. <text:line-break/><text:line-break/>“Oh no! It can’t be!” <text:line-break/><text:line-break/>“ft is.” <text:line-break/><text:line-break/>“Let me listen again.” <text:line-break/><text:line-break/>Tick-tick-tick-tick-tick-tick-tick-tick. <text:line-break/><text:line-break/>Smith staggered back and fluttered his eyelids, appalled. He reached out and touched the warm <text:line-break/>hands and the cheeks of the thing. <text:line-break/><text:line-break/>“Where ’d you get him?” <text:line-break/><text:line-break/>“Isn’t he excellently fashioned?” <text:line-break/><text:line-break/>“Incredible. Where?” <text:line-break/><text:line-break/>“Give the man your card, Braling Two.” <text:line-break/><text:line-break/>Braling Two did a magic trick and produced a white card: <text:line-break/><text:line-break/>MARIONETTES, INC. <text:line-break/><text:soft-page-break/><text:line-break/>Duplicate self or friends; new humanoid plastic 1990 models, guaranteed against all physical wear. <text:line-break/>From $7,600 to our $15,000 de luxe model. <text:line-break/><text:line-break/>“No,” said Smith. <text:line-break/><text:line-break/>“Yes,” said Braling. <text:line-break/><text:line-break/><text:line-break/><text:line-break/>“Naturally,” said Braling Two. <text:line-break/><text:line-break/>“How long has this gone on?” <text:line-break/><text:line-break/>“I’ve had him for a month. I keep him in the cellar in a toolbox. My wife never goes downstairs, <text:line-break/>and I have the only lock and key to that box. Tonight I said I wished to take a walk to buy a cigar. I <text:line-break/>went down cellar and took Braling Two out of his box and sent him back up to sit with my wife while <text:line-break/>I came on out to see you. Smith.” <text:line-break/><text:line-break/>“Wonderful! He even smells like you: Bond Street and Melachrinos!” <text:line-break/><text:line-break/>“It may be splitting hairs, but I think it highly ethical. After all, what my wife wants most of all is <text:line-break/>me. This marionette is me to the hairiest detail. I’ve been home all evening. I shall be home with <text:line-break/>her for the next month. In the meantime another gentleman <text:soft-page-break/>will be in Rio after ten years of waiting. <text:line-break/>When I return from Rio, Braling Two here will go back in his box.” <text:line-break/><text:line-break/>Smith thought that over a minute or two. “Will he walk around without sustenance for a month?” he <text:line-break/>finally asked. <text:line-break/><text:line-break/>“For six months if necessary. And he’s built to do everything — eat, sleep, perspire — everything, <text:line-break/>natural as natural is. You’ll take good care of my wife, won’t you, Braling Two?” <text:line-break/><text:line-break/>“Your wife is rather nice,” said Braling Two. “I’ve grown rather fond of her.” <text:line-break/><text:line-break/>Smith was beginning to tremble. “How long has Marionettes, Inc., been in business?” <text:line-break/><text:line-break/>“Secretly, for two years.” <text:line-break/><text:line-break/>“Could I — I mean, is there a possibility ” Smith took his friend’s elbow earnestly. “Can you <text:line-break/><text:line-break/>tell me where I can get one, a robot, a marionette, for myself? You will give me the address, won’t <text:line-break/>you?” <text:line-break/><text:soft-page-break/><text:line-break/>“Here you are.” <text:line-break/><text:line-break/>Smith took the card and turned it round and round. “Thank you,” he said. “You don’t know what <text:line-break/>this means. Just a little respite. A night or so, once a month even. My wife loves me so much she can’t <text:line-break/>bear to have me gone an hour. I love her dearly, you know, but remember the old poem: ‘Love will fly <text:line-break/>if held too lightly, love will die if held too tightly.’ I just want her to relax her grip a little bit.” <text:line-break/><text:line-break/>“You’re lucky, at least, that your wife loves you. Hate’s my problem. Not so easy.” <text:line-break/><text:line-break/>“Oh, Nettie loves me madly. It will be my task to make her love me comfortably.” <text:line-break/><text:line-break/>“Good luck to you, Smith. Do drop around while I’m in Rio. It will seem strange, if you suddenly <text:line-break/>stop calling by, to my wife. You’re to treat Braling Two, here, just like me.” <text:line-break/><text:line-break/>“Right! Good-by. And thank you.” <text:line-break/><text:line-break/>Smith went smiling down the street. Braling and Braling Two turned and walked into the apartment <text:line-break/>hall. <text:line-break/><text:line-break/>On the crosstown bus Smith whistled softly, turning the white card in his fingers: <text:line-break/><text:soft-page-break/><text:line-break/>Clients must be pledged to secrecy, for while an act is pending in Congress to legalize <text:line-break/>Marionettes, Inc., it is still a felony, if caught, to use one. <text:line-break/><text:line-break/>“Well,” said Smith. <text:line-break/><text:line-break/>Clients must have a mold made of their body and a color index check of their eyes, lips, hair, skin, <text:line-break/>etc. Clients must expect to wait for two months until their model is finished. <text:line-break/><text:line-break/>Not so long, thought Smith. Two months from now my ribs will have a chance to mend from the <text:line-break/>crushing they’ve taken. Two months from now my hand will heal from being so constantly held. Two <text:line-break/>months from now my bruised underlip will begin to reshape itself. I don’t mean to sound ungrateful <text:line-break/><text:line-break/><text:line-break/><text:line-break/>He flipped the card over. <text:line-break/><text:line-break/>Marionettes, Inc., is two years old and has a fine record of satisfied customers behind it. Our <text:line-break/>motto is “No Strings Attached.” Address: 43 South <text:soft-page-break/>Wesley Drive. <text:line-break/><text:line-break/>The bus pulled to his stop; he alighted, and while humming up the stairs he thought, Nettie and I <text:line-break/>have fifteen thousand in our joint bank account. I’ll just slip eight thousand out as a business venture, <text:line-break/>you might say. The marionette will probably pay back my money, with interest, in many ways. Nettie <text:line-break/>needn’t know. He unlocked the door and in a minute was in the bedroom. There lay Nettie, pale, huge, <text:line-break/>and piously asleep. <text:line-break/><text:line-break/>“Dear Nettie.” He was almost overwhelmed with remorse at her innocent face there in the <text:line-break/>semi darkness. “If you were awake you would smother me with kisses and coo in my ear. Really, you <text:line-break/>make me feel like a criminal. You have been such a good, loving wife. Sometimes it is impossible for <text:line-break/>me to believe you married me instead of that Bud Chapman you once liked. It seems that in the last <text:line-break/>month you have loved me more wildly than ever before.” <text:line-break/><text:line-break/>Tears came to his eyes. Suddenly he wished to kiss her, confess his love, tear up the card, forget <text:line-break/>the whole business. But as he moved to do this, his hand ached and his ribs cracked and groaned. He <text:line-break/>stopped, with a pained look in his eyes, and turned away. He moved out into the hall and through the <text:line-break/>dark rooms. Humming, he opened the kidney desk in the library and filched the bankbook. “Just take <text:line-break/>eight thousand dollars is all,” he said. “No more than that.” <text:soft-page-break/>He stopped. “Wait a minute.” <text:line-break/><text:line-break/>He rechecked the bankbook frantically. “Hold on here!” he cried. “Ten thousand dollars is <text:line-break/>missing!” He leaped up. “There’s only five thousand left! What’s she done? What’s Nettie done with <text:line-break/>it? More hats, more clothes, more perfume! Or, wait — I know! She bought that little house on the <text:line-break/>Hudson she’s been talking about for months, without so much as a by your leave!” <text:line-break/><text:line-break/>He stormed into the bedroom, righteous and indignant. What did she mean, taking their money like <text:line-break/>this? He bent over her. “Nettie!” he shouted. “Nettie, wake up!” <text:line-break/><text:line-break/>She did not stir. “What’ ve you done with my money!” he bellowed. <text:line-break/><text:line-break/>She stirred fitfully. The light from the street flushed over her beautiful cheeks. <text:line-break/><text:line-break/>There was something about her. His heart throbbed violently. His tongue dried. He shivered. His <text:line-break/><text:soft-page-break/>knees suddenly turned to water. He collapsed. “Nettie, Nettie!” he cried. “What’ ve you done with my <text:line-break/>money!” <text:line-break/><text:line-break/>And then, the horrid thought. And then the terror</text:p>
      <text:p text:style-name="P1"><text:s/>and the loneliness engulfed him And then the <text:line-break/>fever and disillusionment. For, without desiring to do so, he bent forward and yet forward again until <text:line-break/>his fevered ear was resting firmly and irrevocably upon her round pink bosom “Nettie!” he cried. <text:line-break/><text:line-break/>Tick-tick-tick-tick-tick-tick-tick-tick-tick-tick-tick. <text:line-break/><text:line-break/>As Smith walked away down the avenue in the night, Braling and Braling Two turned in at the <text:line-break/>door to the apartment. “I’m glad he’ll be happy too,” said Braling. <text:line-break/><text:line-break/>“Yes,” said Braling Two abstractedly. <text:line-break/><text:line-break/>“Well, it’s the cellar box for you, B-Two.” Braling guided the other creature’s elbow down the <text:line-break/>stairs to the cellar. <text:line-break/><text:line-break/>“That’s what I want to talk to you about,” said Braling Two, as they reached the concrete floor and <text:line-break/>walked across it. “The cellar. I don’t like it. I don’t like that toolbox.” <text:line-break/><text:line-break/>“I’ll try and fix up something more comfortable.” <text:line-break/><text:line-break/><text:soft-page-break/>“Marionettes are made to move, not lie still. How would you like to lie in a box most of the <text:line-break/>time?” <text:line-break/><text:line-break/><text:line-break/><text:line-break/>“Well ” <text:line-break/><text:line-break/>“You wouldn’t like it at all. I keep running. There’s no way to shut me off. I’m perfectly alive and I <text:line-break/>have feelings.” <text:line-break/><text:line-break/>“It’ll only be a few days now. I’ll be off to Rio and you won’t have to stay in the box. You can live <text:line-break/>upstairs.” <text:line-break/><text:line-break/>Braling Two gestured irritably. “And when you come back from having a good time, back in the <text:line-break/>box I go.” <text:line-break/><text:line-break/>Braling said, “They didn’t tell me at the marionette shop that I’d get a difficult specimen.” <text:line-break/><text:line-break/>“There’s a lot they don’t know about us,” said Braling Two. “We’re pretty new. And we’re <text:line-break/>sensitive. I hate the idea of you going off and <text:soft-page-break/>laughing and lying in the sun in Rio while we’re stuck <text:line-break/>here in the cold.” <text:line-break/><text:line-break/>“But I’ve wanted that trip all my life,” said Braling quietly. He squinted his eyes and could see the <text:line-break/>sea and the mountains and the yellow sand. The sound of the waves was good to his inward mind. The <text:line-break/>sun was fine on his bared shoulders. The wine was most excellent. <text:line-break/><text:line-break/>“I’ll never get to go to Rio,” said the other man. “Have you thought of that?” <text:line-break/><text:line-break/>“No, I ” <text:line-break/><text:line-break/>“And another thing. Your wife.” <text:line-break/><text:line-break/>“What about her?” asked Braling, beginning to edge toward the door. <text:line-break/><text:line-break/>“I’ve grown quite fond of her.” <text:line-break/><text:line-break/>“I’m glad you’re enjoying your employment.” Braling licked his lips nervously. <text:line-break/><text:line-break/>“I’m afraid you don’t understand. I think — I’m in love with her.” <text:line-break/><text:line-break/>Braling took another step and froze. “You’re what?” <text:line-break/><text:line-break/>“And I’ve been thinking,” said Braling Two, “how nice it is in <text:soft-page-break/>Rio and how I’ll never get there, <text:line-break/>and I’ve thought about your wife and — I think we could be very happy.” <text:line-break/><text:line-break/>“T-that’s nice.” Braling strolled as casually as he could to the cellar door. “You won’t mind <text:line-break/>waiting a moment, will you? I have to make a phone call.” <text:line-break/><text:line-break/>“To whom?” Braling Two frowned. <text:line-break/><text:line-break/>“No one important.” <text:line-break/><text:line-break/>“To Marionettes, Incorporated? To tell them to come get me?” <text:line-break/><text:line-break/>“No, no — nothing like that!” He tried to rush out the door. A metal-firm grip seized his wrists. <text:line-break/>“Don’t run!” <text:line-break/><text:line-break/>“Take your hands off!” <text:line-break/><text:line-break/>“No.” <text:line-break/><text:line-break/>“Did my wife put you up to this?” <text:line-break/><text:line-break/>“No.” " <text:line-break/><text:soft-page-break/><text:line-break/>“Did she guess? Did she talk to you? Does she know? Is that it?” He screamed. A hand clapped <text:line-break/>over his mouth. <text:line-break/><text:line-break/>“You’ll never know, will you?” Braling Two smiled delicately. “You’ll never know.” <text:line-break/><text:line-break/>Braling struggled. “She must have guessed; she must have affected you!” <text:line-break/><text:line-break/>Braling Two said, “I’m going to put you in the box, lock it, and lose the key. Then I’ll buy another <text:line-break/>Rio ticket for your wife.” <text:line-break/><text:line-break/>“Now, now, wait a minute. Hold on. Don’t be rash. Let’s talk this over!” <text:line-break/><text:line-break/>“Good-by, Braling.” <text:line-break/><text:line-break/><text:line-break/><text:line-break/>Braling stiffened. “What do you mean, ‘good-by’?” <text:line-break/><text:line-break/>Ten minutes later Mrs. Braling awoke. She put her hand to her cheek. Someone had just kissed it. <text:line-break/>She shivered and looked up. “Why — you haven’t done that in years,” she murmured. <text:line-break/><text:line-break/>“We’ll see what we can do about that,” someone said. <text:line-break/><text:line-break/><text:soft-page-break/><text:line-break/><text:line-break/><text:toc-mark-start text:id="IMark2407005202392" text:outline-level="1"/><text:span text:style-name="T1">The City</text:span><text:toc-mark-end text:id="IMark2407005202392"/> <text:line-break/><text:line-break/><text:line-break/>THE city waited twenty thousand years. <text:line-break/><text:line-break/>The planet moved through space and the flowers of the fields grew up and fell away, and still the <text:line-break/>city waited; and the rivers of the planet rose and waned and turned to dust. Still the city waited. The <text:line-break/>winds that had been young and wild grew old and serene, and the clouds of the sky that had been <text:line-break/>ripped and torn were left alone to drift in idle whitenesses. Still the city waited. <text:line-break/><text:line-break/>The city waited with its windows and its black obsidian walls and its sky towers and its <text:line-break/>unpennanted turrets, with its untrod streets and its untouched doorknobs, with not a scrap of paper or <text:line-break/>a fingerprint upon it. The city waited while the planet arced in space, following its orbit about a blue- <text:line-break/>white sun, and the seasons passed from ice to fire and back to ice and then to green fields and yellow <text:line-break/><text:soft-page-break/>summer meadows. <text:line-break/><text:line-break/>It was on a summer afternoon in the middle of the twenty thousandth year that the city ceased <text:line-break/>waiting. <text:line-break/><text:line-break/>In the sky a rocket appeared. <text:line-break/><text:line-break/>The rocket soared over, turned, came back, and landed in the shale meadow fifty yards from the <text:line-break/>obsidian wall. <text:line-break/><text:line-break/>There were booted footsteps in the thin grass and calling voices from men within the rocket to men <text:line-break/>without. <text:line-break/><text:line-break/>“Ready?” <text:line-break/><text:line-break/>“All right, men. Careful! Into the city. Jensen, you and Hutchinson patrol ahead. Keep a sharp <text:line-break/>eye.” <text:line-break/><text:line-break/>The city opened secret nostrils in its black walls and a steady suction vent deep in the body of the <text:line-break/>city drew storms of air back through channels, through thistle filters and dust collectors, to a fine and <text:line-break/>tremblingly delicate series of coils and webs which glowed with silver light. Again and again the <text:line-break/>immense suctions occurred; again and again the odors from the meadow were borne upon warm <text:line-break/>winds into the city. <text:line-break/><text:soft-page-break/><text:line-break/>“Fire odor, the scent of a fallen meteor, hot metal. A ship has come from another world. The brass <text:line-break/>smell, the dusty fire smell of burned powder, sulphur, and rocket brimstone.” <text:line-break/><text:line-break/>This information, stamped on tapes which sprocketed into slots, slid down through yellow cogs <text:line-break/>into further machines. <text:line-break/><text:line-break/>Click- chakk- chakk- chakk. <text:line-break/><text:line-break/>A calculator made the sound of a metronome. Five, six, seven, eight nine. Nine men! An <text:line-break/>instantaneous typewriter inked this message on tape which slithered and vanished. <text:line-break/><text:line-break/>Clickety-click-chakk-chakk. <text:line-break/><text:line-break/>The city awaited the soft tread of their rubberoid boots. <text:line-break/><text:line-break/>The great city nostrils dilated again. <text:line-break/><text:line-break/><text:line-break/><text:line-break/><text:soft-page-break/>The smell of butter. In the city air, from the stalking men, faintly, the aura which wafted to the great <text:line-break/>Nose broke down into memories of milk, cheese, ice cream, butter, the effluvium of a dairy economy. <text:line-break/><text:line-break/>Click-click. <text:line-break/><text:line-break/>“Careful, men!” <text:line-break/><text:line-break/>“Jones, get your gun out. Don’t be a fool!” <text:line-break/><text:line-break/>“The city’s dead; why worry?” <text:line-break/><text:line-break/>“You can’t tell.” <text:line-break/><text:line-break/>Now, at the barking talk, the Ears awoke. After centuries of listening to winds that blew small and <text:line-break/>faint, of hearing leaves strip from trees and grass grow softly in the time of melting snows, now the <text:line-break/>Ears oiled themselves in a self-lubrication, drew taut, great drums upon which the heartbeat of the <text:line-break/>invaders might pummel and thud delicately as the tremor of a gnat’s wing. The Ears listened and the <text:line-break/>Nose siphoned up great chambers of odor. <text:line-break/><text:line-break/>The perspiration of frightened men arose. There were islands of sweat under their arms, and sweat <text:line-break/>in their hands as they held their guns. <text:line-break/><text:line-break/>The Nose sifted and worried this air, like a connoisseur busy with an ancient vintage. <text:line-break/><text:soft-page-break/><text:line-break/>Chikk- chikk- chakk- click. <text:line-break/><text:line-break/>Information rotated down on parallel check tapes. Perspiration; chlorides such and such per cent; <text:line-break/>sulphates so-and-so; urea nitrogen, ammonia nitrogen, thus: creatinine, sugar, lactic acid, there! <text:line-break/><text:line-break/>Bells rang. Small totals jumped up. <text:line-break/><text:line-break/>The Nose whispered, expelling the tested air. The great Ears listened: <text:line-break/><text:line-break/>“I think we should go back to the rocket, Captain.” <text:line-break/><text:line-break/>“I give the orders, Mr. Smith!” <text:line-break/><text:line-break/>“Yes, sir.” <text:line-break/><text:line-break/>“You, up there! Patrol! See anything?” <text:line-break/><text:line-break/>“Nothing, sir. Looks like it’s been dead a long time!” <text:line-break/><text:line-break/>“You see, Smith? Nothing to fear.” <text:line-break/><text:line-break/><text:soft-page-break/>“I don’t like it. I don’t know why. You ever feel you’ve seen a place before? Well, this city’s too <text:line-break/>familiar.” <text:line-break/><text:line-break/>“Nonsense. This planetary system’s billions of miles from Earth; we couldn’t possibly’ve been <text:line-break/>here ever before. Ours is the only light-year rocket in existence.” <text:line-break/><text:line-break/>“That’s how I feel, anyway, sir. I think we should get out.” The footsteps faltered. There was only <text:line-break/>the sound of the intruder’s breath on the still air. <text:line-break/><text:line-break/>The Ear heard and quickened. Rotors glided, liquids glittered in small creeks through valves and <text:line-break/>blowers. A formula and a concoction — one followed another. Moments later, responding to the <text:line-break/>summons of the Ear and Nose, through giant holes in the city walls a fresh vapor blew out over the <text:line-break/>invaders. <text:line-break/><text:line-break/>“Smell that, Smith? Ahh. Green grass. Ever smell anything better? By God, I just like to stand <text:line-break/>here and smell it.” <text:line-break/><text:line-break/>Invisible chlorophyll blew among the standing men. <text:line-break/><text:line-break/>“Ahh!” <text:line-break/><text:line-break/>The footsteps continued. <text:line-break/><text:line-break/><text:soft-page-break/>“Nothing wrong with that, eh, Smith? Come on!” <text:line-break/><text:line-break/>The Ear and Nose relaxed a billionth of a fraction. The countermove had succeeded. The pawns <text:line-break/><text:line-break/><text:line-break/><text:line-break/>were proceeding forward. <text:line-break/><text:line-break/>Now the cloudy Eyes of the city moved out of fog and mist. <text:line-break/><text:line-break/>“Captain, the windows!” <text:line-break/><text:line-break/>“What?” <text:line-break/><text:line-break/>“Those house windows, there! I saw them move!” <text:line-break/><text:line-break/>“I didn’t see it.” <text:line-break/><text:line-break/>“They shifted. They changed color. From dark to light.” <text:line-break/><text:line-break/>“Look like ordinary square windows to me.” <text:line-break/><text:line-break/>Blurred objects focused. In the mechanical ravines of the city oiled shafts plunged, balance wheels <text:line-break/><text:soft-page-break/>dipped over into green oil pools. The window frames flexed. The windows gleamed. <text:line-break/><text:line-break/>Below, in the street, walked two men, a patrol, followed, at a safe interval, by seven more. Their <text:line-break/>uniforms were white, their faces as pink as if they had been slapped; their eyes were blue. They <text:line-break/>walked upright, upon hind legs, carrying metal weapons. Their feet were booted. They were males, <text:line-break/>with eyes, ears, mouths, noses. <text:line-break/><text:line-break/>The windows trembled. The windows thinned. They dilated imperceptibly, like the irises of <text:line-break/>numberless eyes. <text:line-break/><text:line-break/>“I tell you. Captain, it’s the windows!” <text:line-break/><text:line-break/>“Get along.” <text:line-break/><text:line-break/>“I’m going back, sir.” <text:line-break/><text:line-break/>“What?” <text:line-break/><text:line-break/>“I’m going back to the rocket.”</text:p>
      <text:p text:style-name="P1"><text:s/><text:line-break/><text:line-break/>“Mr. Smith!” <text:line-break/><text:line-break/>“I’m not falling into any trap!” <text:line-break/><text:line-break/>“Afraid of an empty city?” <text:line-break/><text:soft-page-break/><text:line-break/>The others laughed, uneasily. <text:line-break/><text:line-break/>“Go on, laugh!” <text:line-break/><text:line-break/>The street was stone-cobbled, each stone three inches wide, six inches long. With a move <text:line-break/>unrecognizable as such, the street settled. It weighed the invaders. <text:line-break/><text:line-break/>In a machine cellar a red wand touched a numeral: 178 pounds ... 210, 154, 201, 198 — each man <text:line-break/>weighed, registered and the record spooled down into a correlative darkness. <text:line-break/><text:line-break/>Now the city was fully awake! <text:line-break/><text:line-break/>Now the vents sucked and blew air, the tobacco odor from the invaders’ mouths, the green soap <text:line-break/>scent from their hands. Even their eyeballs had a delicate odor. The city detected it, and this <text:line-break/>information formed totals which scurried down to total other totals. The crystal windows glittered, <text:line-break/>the Ear tautened and skinned the drum of its hearing tight, tighter — all of the senses of the city <text:line-break/>swarming like a fall of unseen snow, counting the <text:soft-page-break/>respiration and the dim hidden heartbeats of the <text:line-break/>men, listening, watching, tasting. <text:line-break/><text:line-break/>For the streets were like tongues, and where the men passed, the taste of their heels ebbed down <text:line-break/>through stone pores to be calculated on litmus. This chemical totality, so subtly collected, was <text:line-break/>appended to the now increasing sums waiting the final calculation among the whirling wheels and <text:line-break/>whispering spokes. <text:line-break/><text:line-break/>Footsteps. Running. <text:line-break/><text:line-break/>“Come back! Smith!” <text:line-break/><text:line-break/><text:line-break/><text:line-break/>“No, blast you!” <text:line-break/><text:line-break/>“Get him, men!” <text:line-break/><text:line-break/>Footsteps rushing. <text:line-break/><text:line-break/>A final test. The city, having listened, watched, tasted, felt, weighed, and balanced, must perform a <text:line-break/>final task. <text:line-break/><text:line-break/>A trap flung wide in the street. The captain, unseen to the others, running, vanished. <text:line-break/><text:line-break/>Hung by his feet, a razor drawn across his throat, another <text:soft-page-break/>down his chest, his carcass instantly <text:line-break/>emptied of its entrails, exposed upon a table under the street, in a hidden cell, the captain died. Great <text:line-break/>crystal microscopes stared at the red twines of muscle; bodiless fingers probed the still pulsing heart. <text:line-break/>The flaps of his sliced skin were pinned to the table while hands shifted parts of his body like a quick <text:line-break/>and curious player of chess, using the red pawns and the red pieces. <text:line-break/><text:line-break/>Above on the street the men ran. Smith ran, men shouted. Smith shouted, and below in this curious <text:line-break/>room blood flowed into capsules, was shaken, spun, shoved on smear slides under further <text:line-break/>microscopes, counts made, temperatures taken, heart cut in seventeen sections, liver and kidneys <text:line-break/>expertly halved. Brain was drilled and scooped from bone socket, nerves pulled forth like the dead <text:line-break/>wires of a switchboard, muscles plucked for elasticity, while in the electric subterrene of the city the <text:line-break/>Mind at last totaled out its grandest total and all of the machinery ground to a monstrous and <text:line-break/>momentary halt. <text:line-break/><text:soft-page-break/><text:line-break/>The total. <text:line-break/><text:line-break/>These are men. These are men from a far world, a certain planet, and they have certain eyes, <text:line-break/>certain ears, and they walk upon legs in a specified way and carry weapons and think and fight, and <text:line-break/>they have particular hearts and all such organs as are recorded from long ago. <text:line-break/><text:line-break/>Above, men ran down the street toward the rocket. <text:line-break/><text:line-break/>Smith ran. <text:line-break/><text:line-break/>The total. <text:line-break/><text:line-break/>These are our enemies. These arc the ones we have waited for twenty thousand years to see again. <text:line-break/>These are the men upon whom we waited to visit revenge. Everything totals. These are the men of a <text:line-break/>planet called Earth, who declared war upon Taollan twenty thousand years ago, who kept us in <text:line-break/>slavery and ruined us and destroyed us with a great disease. Then they went off to live in another <text:line-break/>galaxy to escape that disease which they visited upon us after ransacking our world. They have <text:line-break/>forgotten that war and that time, and they have forgotten us. But we have not forgotten them. These are <text:line-break/>our enemies. This is certain. Our waiting is done. <text:line-break/><text:line-break/>“Smith, come back!” <text:line-break/><text:soft-page-break/><text:line-break/>Quickly. Upon the red table, with the spread-eagled captain’s body empty, new hands began a fight <text:line-break/>of motion. Into the wet interior were placed organs of copper, brass, silver, aluminum, rubber and <text:line-break/>silk; spiders spun gold web which was stung into the skin; a heart was attached, and into the skull <text:line-break/>case was fitted a platinum brain which hummed and fluttered small sparkles of blue fire, and the <text:line-break/>wires led down through the body to the arms and legs. In a moment the body was sewn tight, the <text:line-break/>incisions waxed, healed at neck and throat and about the skull — perfect, fresh, new. <text:line-break/><text:line-break/>The captain sat up and flexed his arms. <text:line-break/><text:line-break/>“Stop!” <text:line-break/><text:line-break/>On the street the captain reappeared, raised his gun and fired. Smith fell, a bullet in his heart. <text:line-break/><text:line-break/>The other men turned. <text:line-break/><text:line-break/><text:line-break/><text:line-break/>The captain ran to them. <text:line-break/><text:soft-page-break/><text:line-break/>“That fool! Afraid of a city!” <text:line-break/><text:line-break/>They looked at the body of Smith at their feet. <text:line-break/><text:line-break/>They looked at their captain, and their eyes widened and narrowed. <text:line-break/><text:line-break/>“Listen to me,” said the captain. “I have something important to tell you.” <text:line-break/><text:line-break/>Now the city, which had weighed and tasted and smelled them, which had used all its powers save <text:line-break/>one, prepared to use its final ability, the power of speech. It did not speak with the rage and hostility <text:line-break/>of its massed walls or towers, nor with the bulk of its cobbled avenues and fortresses of machinery. It <text:line-break/>spoke with the quiet voice of one man. <text:line-break/><text:line-break/>“I am no longer your captain,” he said. “Nor am I a man.” <text:line-break/><text:line-break/>The men moved back. <text:line-break/><text:line-break/>“I am the city,” he said, and smiled. <text:line-break/><text:line-break/>“I’ve waited two hundred centuries,” he said. “I’ve waited for the sons of the Sons of the sons to <text:line-break/>return.” <text:line-break/><text:line-break/>“Captain, sir!” <text:line-break/><text:line-break/><text:soft-page-break/>“Let me continue. Who built me? The city. The men who died built me. The old race who once <text:line-break/>lived here. The people whom the Earthmen left to die of a terrible disease, a form of leprosy with no <text:line-break/>cure. And the men of that old race, dreaming of the day when Earthmen might return, built this city, <text:line-break/>and the name of this city was and is Revenge, upon the planet of Darkness, near the shore of the Sea <text:line-break/>of Centuries, by the Mountains of the Dead; all very poetic. This city was to be a balancing machine, <text:line-break/>a litmus, an antenna to test all future space travelers. In twenty thousand years only two other rockets <text:line-break/>landed here. One from a distant galaxy called Ennt, and the inhabitants of that craft were tested, <text:line-break/>weighed, found wanting, and let free, unscathed, from the city. As were the visitors in the second ship. <text:line-break/>But today! At long last, you’ve come! The revenge will be carried out to the last detail. Those men <text:line-break/>have been dead two hundred centuries, but they left a city here to welcome you. <text:line-break/><text:line-break/>“Captain, sir, you’re not feeling well. Perhaps you’d better come back to the ship, sir.” <text:line-break/><text:soft-page-break/><text:line-break/>The city trembled. <text:line-break/><text:line-break/>The pavements opened and the men fell, screaming. Falling, they saw bright razors flash to meet <text:line-break/>them! <text:line-break/><text:line-break/>Time passed. Soon came the call: <text:line-break/><text:line-break/>“Smith?” <text:line-break/><text:line-break/>“Here!” <text:line-break/><text:line-break/>“Jensen?” <text:line-break/><text:line-break/>“Here!” <text:line-break/><text:line-break/>“Jones, Hutchinson, Springer?” <text:line-break/><text:line-break/>“Here, here, here!” <text:line-break/><text:line-break/>They stood by the door of the rocket. <text:line-break/><text:line-break/>“We return to Earth immediately.” <text:line-break/><text:line-break/>“Yes, sir!” <text:line-break/><text:line-break/>The incisions on their necks were invisible, as were their hidden brass hearts and silver organs <text:line-break/>and the fine golden wire of their nerves. There was a faint electric hum from their heads. <text:line-break/><text:soft-page-break/><text:line-break/>“On the double!” <text:line-break/><text:line-break/>Nine men hurried the golden bombs of disease culture into the rocket. <text:line-break/><text:line-break/><text:line-break/><text:line-break/>“These are to be dropped on Earth.” <text:line-break/><text:line-break/>“Right, sir!” <text:line-break/><text:line-break/>The rocket valve slammed. The rocket jumped into the sky. As the thunder faded, the city lay upon <text:line-break/>the summer meadow. <text:line-break/><text:line-break/>Its glass eyes were dulled over. The Ear relaxed, the great nostril vents stopped, the streets no <text:line-break/>longer weighed or balanced, and the hidden machinery paused in its bath of oil. <text:line-break/><text:line-break/>In the sky the rocket dwindled. <text:line-break/><text:line-break/>Slowly, pleasurably, the city enjoyed the luxury of dying. <text:line-break/><text:line-break/><text:line-break/><text:soft-page-break/><text:line-break/><text:toc-mark-start text:id="IMark2407005197784" text:outline-level="1"/><text:span text:style-name="T1">Zero Hour</text:span><text:toc-mark-end text:id="IMark2407005197784"/> <text:line-break/><text:line-break/><text:line-break/>OH, IT was to be so jolly! What a game! Such excitement they hadn’t known in years. The children <text:line-break/>catapulted this way and that across the green lawns, shouting at each other, holding hands, flying in <text:line-break/>circles, climbing trees, laughing. Overhead the rockets flew, and beetle cars whispered by on the <text:line-break/>streets, but the children played on. Such tun, such tremulous joy, such tumbling and hearty screaming. <text:line-break/><text:line-break/>Mink ran into the house, all dirt and sweat. For her seven years she was loud and strong and <text:line-break/>definite. Her mother, Mrs. Morris, hardly saw her as she yanked out drawers and rattled pans and <text:line-break/>tools into a large sack. <text:line-break/><text:line-break/>“Heavens, Mink, what’s going on?” <text:line-break/><text:line-break/>“The most exciting game ever!” gasped Mink, pink- faced. <text:line-break/><text:line-break/>“Stop and get your breath,” said the mother. <text:line-break/><text:line-break/>“No, I’m all right,” gasped Mink. “Okay I take these things, Mom?” <text:line-break/><text:line-break/>“But don’t dent them,” said Mrs. Morris. <text:line-break/><text:line-break/>“Thank you, thank you!” cried Mink, and boom! she was <text:soft-page-break/>gone, like a rocket. <text:line-break/><text:line-break/>Mrs. Morris surveyed the fleeing tot. “What’s the name of the game?” <text:line-break/><text:line-break/>“Invasion!” said Mink. The door slammed. <text:line-break/><text:line-break/>In every yard on the street children brought out knives and forks and pokers and old stovepipes <text:line-break/>and can openers. <text:line-break/><text:line-break/>It was an interesting fact that this fury and bustle occurred only among the younger children. The <text:line-break/>older ones, those ten years and more, disdained the affair and marched scornfully off on hikes or <text:line-break/>played a more dignified version of hide-and-seek on their own. <text:line-break/><text:line-break/>Meanwhile, parents came and went in chromium beetles. Repairmen came to repair the vacuum <text:line-break/>elevators in houses, to fix fluttering television sets or hammer upon stubborn food-delivery tubes. The <text:line-break/>adult civilization passed and repassed the busy youngsters, jealous of the fierce energy of the wild <text:line-break/>tots, tolerantly amused at their flourishings, <text:soft-page-break/>longing to join in themselves. <text:line-break/><text:line-break/>“This and this and this,” said Mink, instructing the others with their assorted spoons and <text:line-break/>wrenches. “Do that, and bring that over here. No! Here, ninny! Right. Now, get back while I fix <text:line-break/>this.” Tongue in teeth, face wrinkled in thought. “Like that. See?” <text:line-break/><text:line-break/>“Yayyyy!” shouted the kids. <text:line-break/><text:line-break/>Twelve-year-old Joseph Connors ran up. <text:line-break/><text:line-break/>“Go away,” said Mink straight at him. <text:line-break/><text:line-break/>“I wanna play,” said Joseph. <text:line-break/><text:line-break/>“Can’t!” said Mink. <text:line-break/><text:line-break/>“Why not?” <text:line-break/><text:line-break/>“You’d just make fun of us.” <text:line-break/><text:line-break/>“Honest, I wouldn’t”</text:p>
      <text:p text:style-name="P1"><text:s/><text:line-break/><text:line-break/><text:line-break/><text:line-break/>“No. We know you. Go away or we’ll kick you.” <text:line-break/><text:line-break/>Another twelve-year-old boy whirred by on little motor <text:soft-page-break/>skates. “Hey, Joe! Come on! Let them <text:line-break/>sissies play!” <text:line-break/><text:line-break/>Joseph showed reluctance and a certain wistfulness. “I want to play,” he said. <text:line-break/><text:line-break/>“You’re old,” said Mink firmly. <text:line-break/><text:line-break/>“Not that old,” said Joe sensibly. <text:line-break/><text:line-break/>“You’d only laugh and spoil the Invasion.” <text:line-break/><text:line-break/>The boy on the motor skates made a rude lip noise. “Come on, Joe! Them and their fairies! Nuts!” <text:line-break/><text:line-break/>Joseph walked off slowly. He kept looking back, all down the block. <text:line-break/><text:line-break/>Mink was already busy again. She made a kind of apparatus with her gathered equipment. She had <text:line-break/>appointed another little girl with a pad and pencil to take down notes in painful slow scribbles. Their <text:line-break/>voices rose and fell in the warm sunlight. <text:line-break/><text:line-break/>All around them the city hummed. The streets were lined with good green and peaceful trees. <text:soft-page-break/>Only <text:line-break/>the wind made a conflict across the city, across the country, across the continent. In a thousand other <text:line-break/>cities there were trees and children and avenues, businessmen in their quiet offices taping their <text:line-break/>voices, or watching televisors. Rockets hovered like darning needles in the blue sky. There was the <text:line-break/>universal, quiet conceit and easiness of men accustomed to peace, quite certain there would never he <text:line-break/>trouble again. Arm in arm, men all over earth were a united front. The perfect weapons were held in <text:line-break/>equal trust by all nations. A situation of incredibly beautiful balance had been brought about. There <text:line-break/>were no traitors among men, no unhappy ones, no disgruntled ones; therefore the world was based <text:line-break/>upon a stable ground. Sunlight illumined half the world and the trees drowsed in a tide of warm air. <text:line-break/><text:line-break/>Mink’s mother, from her upstairs window, gazed down. <text:line-break/><text:line-break/>The children. She looked upon them and shook her head. Well, they’d eat well, sleep well, and be <text:line-break/>in school on Monday. Bless their vigorous little bodies. She listened. <text:line-break/><text:line-break/>Mink talked earnestly to someone near the rose bush — though there was no one there. <text:line-break/><text:line-break/>These odd children. And the little girl, what was her name? Anna? Anna took notes on a pad. <text:line-break/>First, Mink asked the rosebush a question, then called the <text:soft-page-break/>answer to Anna. <text:line-break/><text:line-break/>“Triangle,” said Mink. <text:line-break/><text:line-break/>“What’s a tri,” said Anna with difficulty, “angle?” <text:line-break/><text:line-break/>“Never mind,” said Mink. <text:line-break/><text:line-break/>“How you spell it?” asked Anna. <text:line-break/><text:line-break/>“T-r-i ” spelled Mink slowly, then snapped, “Oh, spell it yourself!” She went on to other <text:line-break/><text:line-break/>words. “Beam,” she said. <text:line-break/><text:line-break/>“I haven’t got tri,” said Anna, “angle down yet!” <text:line-break/><text:line-break/>“Well, hurry, hurry!” cried Mink. <text:line-break/><text:line-break/>Mink’s mother leaned out the upstairs window. “A-n-g-l-e,” she spelled down at Anna. <text:line-break/><text:line-break/>“Oh, thanks, Mrs. Morris,” said Anna. <text:line-break/><text:line-break/>“Certainly,” said Mink’s mother and withdrew, laughing, to dust the hail with an electro-duster <text:line-break/>magnet. <text:line-break/><text:soft-page-break/><text:line-break/>The voices wavered on the shimmery air. “Beam,” said Anna. Fading. <text:line-break/><text:line-break/>“Four-nine- seven- A-and-B-and-X,” said Mink, far away, seriously. “And a fork and a string and a <text:line-break/>— hex-hex-agony — hexagonal! ” <text:line-break/><text:line-break/>At lunch Mink gulped milk at one toss and was at the door. Her mother slapped the table. <text:line-break/><text:line-break/><text:line-break/><text:line-break/>“You sit right back down,” commanded Mrs. Morris. “Hot soup in a minute.” She poked a red <text:line-break/>button on the kitchen butler, and ten seconds later something landed with a bump in the rubber <text:line-break/>receiver. Mrs. Morris opened it, took out a can with a pair of aluminum holders, unsealed it with a <text:line-break/>flick, and poured hot soup into a bowl. <text:line-break/><text:line-break/>During all this Mink fidgeted. “Hurry, Mom! This is a matter of life and death! Aw ” <text:line-break/><text:line-break/>“I was the same way at your age. Always life and death. I know.” <text:line-break/><text:line-break/>Mink banged away at the soup. <text:line-break/><text:line-break/>“Slow down,” said Mom. <text:line-break/><text:line-break/><text:soft-page-break/>“Can’t,” said Mink. “Drill’s waiting for me.” <text:line-break/><text:line-break/>“Who’s Drill? What a peculiar name,” said Mom <text:line-break/>“You don’t know him,” said Mink. <text:line-break/><text:line-break/>“A new boy in the neighborhood?” asked Mom. <text:line-break/><text:line-break/>“He’s new all right,” said Mink. She started on her second bowl. <text:line-break/><text:line-break/>“Which one is Drill?” asked Mom. <text:line-break/><text:line-break/>“He’s around,” said Mink evasively. “You’ll make fun. Everybody pokes fun. Gee, darn.” <text:line-break/><text:line-break/>“Is Drill shy?” <text:line-break/><text:line-break/>“Yes. No. In a way. Gosh, Mom, I got to run if we want to have the Invasion!” <text:line-break/><text:line-break/>“Who’s invading what?” <text:line-break/><text:line-break/>“Martians invading Earth. Well, not exactly Martians. They’re — I don’t know. From up.” She <text:line-break/>pointed with her spoon. <text:line-break/><text:line-break/>“And inside,” said Mom, touching Mink’s feverish <text:soft-page-break/>brow. <text:line-break/><text:line-break/>Mink rebelled. “You’re laughing! You’ll kill Drill and everybody.” <text:line-break/><text:line-break/>“I didn’t mean to,” said Mom. “Drill’s a Martian?” <text:line-break/><text:line-break/>“No. He’s — well — maybe from Jupiter or Saturn or Venus. Anyway, he’s had a hard time.” <text:line-break/><text:line-break/>“I imagine.” Mrs. Morris hid her mouth behind her hand. <text:line-break/><text:line-break/>“They couldn’t figure a way to attack Earth.” <text:line-break/><text:line-break/>“We’re impregnable,” said Mom in mock seriousness. “That’s the word Drill used! Impreg <text:line-break/><text:line-break/>That was the word, Mom.” <text:line-break/><text:line-break/>“My, my, Drill’s a brilliant little boy. Two-bit words.” <text:line-break/><text:line-break/>“They couldn’t figure a way to attack, Mom. Drill says — he says in order to make a good fight you <text:line-break/>got to have a new way of surprising people. That way you win. And he says also you got to have help <text:line-break/>from your enemy.” <text:line-break/><text:line-break/>“A fifth column,” said Mom. <text:line-break/><text:line-break/>“Yeah. That’s what Drill said. And they couldn’t figure a way to surprise Earth or get help.” <text:line-break/><text:soft-page-break/><text:line-break/>“No wonder. We’re pretty darn strong.” Mom laughed, cleaning up. Mink sat there, staring at the <text:line-break/>table, seeing what she was talking about. <text:line-break/><text:line-break/>“Until, one day,” whispered Mink melodramatically, “they thought of children!” <text:line-break/><text:line-break/>“Well!” said Mrs. Morris brightly. <text:line-break/><text:line-break/>“And they thought of how grownups are so busy they never look under rosebushes or on lawns!” <text:line-break/>“Only for snails and fungus.” <text:line-break/><text:line-break/>“And then there’s something about dim-dims.” <text:line-break/><text:line-break/>“Dim- dims?” <text:line-break/><text:line-break/><text:line-break/>“Dimens -shuns.” <text:line-break/><text:line-break/><text:line-break/><text:line-break/>“Dimensions?” <text:line-break/><text:line-break/>“Four of ’em! And there’s something about kids <text:soft-page-break/>under nine and imagination. It’s real funny to hear <text:line-break/>Drill talk.” <text:line-break/><text:line-break/>Mrs. Morris was tired. “Well, it must be funny. You’re keeping Drill waiting now. It’s getting late <text:line-break/>in the day and, if you want to have your Invasion before your supper bath, you’d better jump.” <text:line-break/><text:line-break/>“Do I have to take a bath?” growled Mink. <text:line-break/><text:line-break/>“You do. Why is it children hate water? No matter what age you live in children hate water behind <text:line-break/>the ears!” <text:line-break/><text:line-break/>“Drill says I won’t have to take baths,” said Mink. <text:line-break/><text:line-break/>“Oh, he does, does he?” <text:line-break/><text:line-break/>“He told all the kids that. No more baths. And we can stay up till ten o’clock and go to two <text:line-break/>televisor shows on Saturday ’stead of one!” <text:line-break/><text:line-break/>“Well, Mr. Drill better mind his p’s and q’s. I’ll call up his mother and — ” <text:line-break/><text:line-break/>Mink went to the door. “We’re having trouble with guys like Pete Britz and Dale Jerrick. They’re <text:line-break/>growing up. They make fun. They’re worse than parents. They just won’t believe in Drill. They’re so <text:line-break/>snooty, ’cause they’re growing up. You’d think they’d know better. They were little only a coupla <text:line-break/><text:soft-page-break/>years ago. I hate them worst. We’ll kill them first.” <text:line-break/><text:line-break/>“Your father and I last?” <text:line-break/><text:line-break/>“Drill says you’re dangerous. Know why? ’Cause you don’t believe in Martians! They’re going to <text:line-break/>let us run the world. Well, not just us, but the kids over in the next block, too. I might be queen.” She <text:line-break/>opened the door. <text:line-break/><text:line-break/>“Mom?” <text:line-break/><text:line-break/>“Yes?” <text:line-break/><text:line-break/>“What’s lodge-ick?” <text:line-break/><text:line-break/>“Logic? Why, dear, logic is knowing what things are true and not true.” <text:line-break/><text:line-break/>“He mentioned that,” said Mink. “And what’s im-pres-sionable?” It took her a minute to say it. <text:line-break/><text:line-break/>“Why, it means — ” Her mother looked at the floor, laughing gently. “It means — to be a child, <text:line-break/>dear.” <text:line-break/><text:line-break/><text:soft-page-break/>“Thanks for lunch!” Mink ran out, then stuck her head back in. “Mom, I’ll be sure you won’t be <text:line-break/>hurt much, really!” <text:line-break/><text:line-break/>“Well, thanks,” said Mom. <text:line-break/><text:line-break/>Slam went the door. <text:line-break/><text:line-break/>At four o’clock the audio-visor buzzed. Mrs. Morris flipped the tab. “Hello, Helen!” she said in <text:line-break/>welcome. <text:line-break/><text:line-break/>“Hello, Mary. How are thinks in New York?” <text:line-break/><text:line-break/>“Fine. How are things in Scranton? You look tired.” <text:line-break/><text:line-break/>“So do you. The children. Underfoot,” said Helen. <text:line-break/><text:line-break/>Mrs. Morris sighed. “My Mink too. The super-invasion.” <text:line-break/><text:line-break/>Helen laughed. “Are your kids playing that game too?” <text:line-break/><text:line-break/>“Lord, yes. Tomorrow it’ll be geometrical jacks and motorized hopscotch. Were we this bad when <text:line-break/>we were kids in ’48?” <text:line-break/><text:line-break/>“Worse. Japs and Nazis. Don’t know how my parents put up with me. Tomboy.” <text:line-break/><text:line-break/>“Parents learn to shut their ears.” <text:line-break/><text:line-break/><text:soft-page-break/><text:line-break/><text:line-break/>A silence. <text:line-break/><text:line-break/>“What’s wrong, Mary?” asked Helen. <text:line-break/><text:line-break/>Mrs. Morris’s eyes were half closed; her tongue slid slowly, thoughtfully, over her lower lip. <text:line-break/>“Eh?” She jerked. “Oh, nothing. Just thought about that. Shutting ears and such. Never mind. Where <text:line-break/>were we?” <text:line-break/><text:line-break/>“My boy Tim’s got a crush on some guy named — Drill, I think it was.” <text:line-break/><text:line-break/>“Must be a new password. Mink likes him too.” <text:line-break/><text:line-break/>“Didn’t know it had got as far as New York. Word of mouth, I imagine. Looks like a scrap drive. I <text:line-break/>talked to Josephine and she said her kids — that’s in Boston — are wild on this new game. It’s <text:line-break/>sweeping the country.” <text:line-break/><text:line-break/>At this moment Mink trotted into the kitchen to gulp a glass of water. Mrs. Morris turned. “How’re <text:line-break/><text:soft-page-break/>things going?” <text:line-break/><text:line-break/>“Almost finished,” said Mink. <text:line-break/><text:line-break/>“Swell,” said Mrs. Morris. “What’s that?” <text:line-break/><text:line-break/>“A yo-yo,” said Mink. “Watch.” <text:line-break/><text:line-break/>She flung the yo-yo down its string. Reaching the end it — <text:line-break/><text:line-break/>It vanished. <text:line-break/><text:line-break/>“See?” said Mink. “Ope!” Dibbling her finger, she made the yo-yo reappear and zip up the string. <text:line-break/><text:line-break/>“Do that again,” said her mother. <text:line-break/><text:line-break/>“Can’t. Zero hour’s five o’clock! ’By.” Mink exited, zipping her yo-yo. <text:line-break/><text:line-break/>On the audio-visor, Helen laughed. “Tim brought one of those yo-yos in this morning, but when I <text:line-break/>got curious he said he wouldn’t show it to me, and when I tried to work it, finally, it wouldn’t work.” <text:line-break/><text:line-break/>“You’re not impressionable,” said Mrs. Morris. <text:line-break/><text:line-break/>“What?” <text:line-break/><text:line-break/>“Never mind. Something I thought of. Can I help you, Helen?” <text:line-break/><text:soft-page-break/><text:line-break/>“I wanted to get that black-and-white cake recipe ” <text:line-break/><text:line-break/>The hour drowsed by. The day waned. The sun lowered in the peaceful blue sky. Shadows <text:line-break/>lengthened on the green lawns. The laughter and excitement continued. One little girl ran away, <text:line-break/>crying. Mrs. Morris came out the front door. <text:line-break/><text:line-break/>“Mink, was that Peggy Ann crying?” <text:line-break/><text:line-break/>Mink was bent over in the yard, near the rosebush. “Yeah. She’s a scarebaby. We won’t let her <text:line-break/>play, now.</text:p>
      <text:p text:style-name="P1"><text:s/>She’s getting too old to play. I guess she grew up all of a sudden.” <text:line-break/><text:line-break/>“Is that why she cried? Nonsense. Give me a civil answer, young lady, or inside you come!” <text:line-break/><text:line-break/>Mink whirled in consternation, mixed with irritation. “I can’t quit now. It’s almost time. I’ll be <text:line-break/>good. I’m sorry.” <text:line-break/><text:line-break/>“Did you hit Peggy Ann?” <text:line-break/><text:soft-page-break/><text:line-break/>“No, honest. You ask her. It was something — well, she’s just a scaredy pants.” <text:line-break/><text:line-break/>The ring of children drew in around Mink where she scowled at her work with spoons and a kind <text:line-break/>of square-shaped arrangement of hammers and pipes. “There and there,” murmured Mink. <text:line-break/><text:line-break/>“What’s wrong?” said Mrs. Morris. <text:line-break/><text:line-break/>“Drill’s stuck. Halfway. If we could only get him all the way through, it’d be easier. Then all the <text:line-break/>others could come through after him.” <text:line-break/><text:line-break/>“Can I help?” <text:line-break/><text:line-break/><text:line-break/><text:line-break/>“No’m, thanks. I’ll fix it.” <text:line-break/><text:line-break/>“All right. I’ll call you for your bath in half an hour. I’m tired of watching you. <text:line-break/><text:line-break/>She went in and sat in the electric relaxing chair, sipping a little beer from a half-empty glass. The <text:line-break/>chair massaged her back. Children, children. Children and love and hate, side by side. Sometimes <text:line-break/>children loved you, hated you — all in half a second. Strange children, did they ever forget or forgive <text:line-break/>the whippings and the harsh, strict words of command? She <text:soft-page-break/>wondered. How can you ever forget or <text:line-break/>forgive those over and above you, those tall and silly dictators? <text:line-break/><text:line-break/>Time passed. A curious, waiting silence came upon the street, deepening. <text:line-break/><text:line-break/>Five o’clock. A clock sang softly somewhere in the house in a quiet, musical voice: “Five o’clock <text:line-break/>— five o’clock. Time’s a-wasting. Five o’clock,” and purred away into silence. <text:line-break/><text:line-break/>Zero hour. <text:line-break/><text:line-break/>Mrs. Morris chuckled in her throat. Zero hour. <text:line-break/><text:line-break/>A beetle car hummed into the driveway. Mr. Morris. Mrs. Morris smiled. Mr. Morris got out of the <text:line-break/>beetle, locked it, and called hello to Mink at her work. Mink ignored him He laughed and stood for a <text:line-break/>moment watching the children. Then he walked up the front steps. <text:line-break/><text:line-break/>“Hello, darling.” <text:line-break/><text:line-break/><text:soft-page-break/>“Hello, Henry.” <text:line-break/><text:line-break/>She strained forward on the edge of the chair, listening. The children were silent. Too silent. <text:line-break/><text:line-break/>He emptied his pipe, refilled it. “Swell day. Makes you glad to be alive.” <text:line-break/><text:line-break/>Buzz. <text:line-break/><text:line-break/>“What’s that?” asked Henry. <text:line-break/><text:line-break/>“I don’t know.” She got up suddenly, her eyes widening. She was going to say something. She <text:line-break/>stopped it. Ridiculous. Her nerves jumped. “Those children haven’t anything dangerous out there, <text:line-break/>have they?” she said. <text:line-break/><text:line-break/>“Nothing but pipes and hammers. Wfiy?” <text:line-break/><text:line-break/>“Nothing electrical?” <text:line-break/><text:line-break/>“Heck, no,” said Henry. “I looked.” <text:line-break/><text:line-break/>She walked to the kitchen. The buzzing continued. “Just the same, you’d better go tell them to quit. <text:line-break/>It’s after five. Tell them — ” Her eyes widened and narrowed. “Tell them to put off their Invasion until <text:line-break/>tomorrow.” She laughed, nervously. <text:line-break/><text:line-break/>The buzzing grew louder. <text:line-break/><text:soft-page-break/><text:line-break/>“What are they up to? I’d better go look, all right.” <text:line-break/><text:line-break/>The explosion! <text:line-break/><text:line-break/>The house shook with dull sound. There were other explosions in other yards on other streets. <text:line-break/><text:line-break/>Involuntarily, Mrs. Morris screamed. “Up this way!” she cried senselessly, knowing no sense, no <text:line-break/>reason. Perhaps she saw something from the corners of her eyes; perhaps she smelled a new odor or <text:line-break/>heard a new noise. There was no time to argue with Henry to convince him. Let him think her insane. <text:line-break/>Yes, insane! Shrieking, she ran upstairs. He ran after her to see what she was up to. “In the attic!” she <text:line-break/>screamed. “That’s where it is!” It was only a poor excuse to get him in the attic in time. Oh, God — in <text:line-break/>time! <text:line-break/><text:line-break/>Another explosion outside. The children screamed with delight as if at a great fireworks display. <text:line-break/><text:soft-page-break/><text:line-break/>“It’s not in the attic!” cried Henry. “It’s outside!” <text:line-break/><text:line-break/>“No, no!” Wheezing, gasping, she fumbled at the attic door. “I’ll show you. Hurry! I’ll show you!” <text:line-break/><text:line-break/><text:line-break/><text:line-break/>They tumbled into the attic. She slammed the door, locked it, took the key, threw it into a far, <text:line-break/>cluttered corner. <text:line-break/><text:line-break/>She was babbling wild stuff now. It came out of her. All the subconscious suspicion and fear that <text:line-break/>had gathered secretly all afternoon and fermented like a wine in her. All the little revelations and <text:line-break/>knowledges and sense that had bothered her all day and which she had logically and carefully and <text:line-break/>sensibly rejected and censored. Now it exploded in her and shook her to bits. <text:line-break/><text:line-break/>“There, there,” she said, sobbing against the door. “We’re safe until tonight. Maybe we can sneak <text:line-break/>out. Maybe we can escape!” <text:line-break/><text:line-break/>Henry blew up too, but for another reason. “Are you crazy? Why’d you throw that key away? <text:line-break/>Damn it, honey!” <text:line-break/><text:line-break/>“Yes, yes, I’m crazy, if it helps, but stay here with me!” <text:line-break/><text:line-break/><text:soft-page-break/>“I don’t know how in hell I can get out!” <text:line-break/><text:line-break/>“Quiet. They’ll hear us. Oh, God, they’ll find us soon enough — ” <text:line-break/><text:line-break/>Below them, Mink’s voice. The husband stopped. There was a great universal humming and <text:line-break/>sizzling, a screaming and giggling. Downstairs the audio-televisor buzzed and buzzed insistently, <text:line-break/>alarmingly, violently. Is that Helen calling?thought Mrs. Morris. And is she calling about what I <text:line-break/>think she’s calling about? <text:line-break/><text:line-break/>Footsteps came into the house. Heavy footsteps. <text:line-break/><text:line-break/>“Who’s coming in my house?” demanded Henry angrily. “Who’s tramping around down there?” <text:line-break/><text:line-break/>Heavy feet. Twenty, thirty, forty, fifty of them Fifty persons crowding into the house. The <text:line-break/>humming. The giggling of the children. “This way!” cried Mink, below. <text:line-break/><text:line-break/>“Who’s downstairs?” roared Henry. “Who’s there!” <text:line-break/><text:line-break/>“Hush. Oh, nononononono!” said his wife weakly, <text:soft-page-break/>holding him. “Please, be quiet. They might go <text:line-break/>away. <text:line-break/><text:line-break/>“Mom?” called Mink. “Dad?” A pause. “Where are you?” <text:line-break/><text:line-break/>Heavy footsteps, heavy, heavy, very heavy footsteps, came up the stairs. Mink leading them <text:line-break/><text:line-break/>“Mom?” A hesitation. “Dad?” Awaiting, a silence. <text:line-break/><text:line-break/>Humming. Footsteps toward the attic. Mink’s first. <text:line-break/><text:line-break/>They trembled together in silence in the attic, Mr. and Mrs. Morris. For some reason the electric <text:line-break/>humming, the queer cold light suddenly visible under the door crack, the strange odor and the alien <text:line-break/>sound of eagerness in Mink’s voice finally got through to Henry Morris too. He stood, shivering, in <text:line-break/>the dark silence, his wife beside him. <text:line-break/><text:line-break/>“Mom! Dad!” <text:line-break/><text:line-break/>Footsteps. A little humming sound. The attic lock melted. The door opened. Mink peered inside, <text:line-break/>tall blue shadows behind her. <text:line-break/><text:line-break/>“Peekaboo.” said Mink. <text:line-break/><text:line-break/><text:line-break/><text:line-break/><text:toc-mark-start text:id="IMark2407005198456" text:outline-level="1"/><text:span text:style-name="T1">The Rocket</text:span><text:toc-mark-end text:id="IMark2407005198456"/> <text:line-break/><text:soft-page-break/><text:line-break/><text:line-break/>MANY nights Fiorello Bodoni would awaken to hear the rockets sighing in the dark sky. He would <text:line-break/>tiptoe from bed, certain that his kind wife was dreaming, to let himself out into the night air. For a few <text:line-break/>moments he would be free of the smells of old food in the small house by the river. For a silent <text:line-break/>moment he would let his heart soar alone into space, following the rockets. <text:line-break/><text:line-break/>Now, this very night, he stood half naked in the darkness, watching the fire fountains murmuring in <text:line-break/>the air. The rockets on their long wild way to Mars and Saturn and Venus! <text:line-break/><text:line-break/>“Well, well, Bodoni.” <text:line-break/><text:line-break/>Bodoni started. <text:line-break/><text:line-break/>On a milk crate, by the silent river, sat an old man who also watched the rockets through the <text:line-break/>midnight hush. <text:line-break/><text:line-break/>“Oh, it’s you, Bramante!” <text:line-break/><text:soft-page-break/><text:line-break/>“Do you come out every night, Bodoni?” <text:line-break/><text:line-break/>“Only for the air.” <text:line-break/><text:line-break/>“So? I prefer the rockets myself,” said old Bramante. “I was a boy when they started. Eighty years <text:line-break/>ago, and Fve never been on one yet.” <text:line-break/><text:line-break/>“I will ride up in one someday,” said Bodoni. <text:line-break/><text:line-break/>“Fool!” cried Bramante. “You’ll never go. This is a rich man’s world.” He shook his gray head, <text:line-break/>remembering. “When I was young they wrote it in fiery letters: THE WORLD OF THE FUTURE! <text:line-break/>Science, Comfort, and New Things for All! Ha! Eighty years. The Future becomes Now! Do we fly <text:line-break/>rockets? No! We live in shacks like our ancestors before us.” <text:line-break/><text:line-break/>“Perhaps my sons ” said Bodoni. <text:line-break/><text:line-break/>“No, nor their sons!” the old man shouted. “It’s the rich who have dreams and rockets!” <text:line-break/><text:line-break/>Bodoni hesitated. “Old man, I’ve saved three thousand dollars. It took me six years to save it. For <text:line-break/>my business, to invest in machinery. But every night for a month now I’ve been awake. I hear the <text:line-break/>rockets. I think. And tonight I’ve made up my mind. One of us will fly to Mars!” His eyes were <text:line-break/>shining and dark. <text:line-break/><text:soft-page-break/><text:line-break/>“Idiot,” snapped Bramante. “How will you choose? Who will go? If you go, your wife will hate <text:line-break/>you, for you will be just a bit nearer God, in space. When you tell your amazing trip to her, over the <text:line-break/>years, won’t bitterness gnaw at her?” <text:line-break/><text:line-break/>“No, no!” <text:line-break/><text:line-break/>“Yes! And your children? Will their lives be filled with the memory of Papa, who flew to Mars <text:line-break/>while they stayed here? What a senseless task you will set your boys. They will think of the rocket all <text:line-break/>their lives. They will lie awake. They will be sick with wanting it. Just as you are sick now. They <text:line-break/>will want to die if they cannot go. Don’t set that goal, I warn you. Let them be content with being <text:line-break/>poor. Turn their eyes down to their hands and to your junk yard, not up to the stars.” <text:line-break/><text:line-break/><text:line-break/><text:line-break/>“But—” <text:line-break/><text:line-break/>“Suppose your wife went? How would you feel, <text:soft-page-break/>knowing she had seen and you had not? She <text:line-break/>would become holy You would think of throwing her in the river. No, Bodoni, buy a new wrecking <text:line-break/>machine, which you need, and pull your dreams apart with it, and smash them to pieces.” <text:line-break/><text:line-break/>The old man subsided, gazing at the river in which, drowned, images of rockets burned down the <text:line-break/>sky. <text:line-break/><text:line-break/>“Good night,” said Bodoni. <text:line-break/><text:line-break/>“Sleep well,” said the other. <text:line-break/><text:line-break/>When the toast jumped from its silver box, Bodoni almost screamed. The night had been sleepless. <text:line-break/>Among his nervous children, beside his mountainous wife, Bodoni had twisted and stared at nothing. <text:line-break/>Bramante was right. Better to invest the money. Why save it when only one of the family could ride <text:line-break/>the rocket, while the others remained to melt in frustration? <text:line-break/><text:line-break/>“Fiorello, eat your toast,” said his wife, Maria. <text:line-break/><text:line-break/>“My throat is shriveled,” said Bodoni. <text:line-break/><text:line-break/>The children rushed in, the three boys fighting over a toy rocket, the two girls carrying dolls which <text:line-break/>duplicated the inhabitants of Mars, Venus, and Neptune, green mannequins with three yellow eyes and <text:line-break/>twelve fingers. <text:line-break/><text:soft-page-break/><text:line-break/>“I saw the Venus rocket!” cried Paolo. <text:line-break/><text:line-break/>“It took off, whoosh!” hissed Antonello.</text:p>
      <text:p text:style-name="P1"><text:s/><text:line-break/><text:line-break/>“Children!” shouted Bodoni, hands to his ears. They stared at him. He seldom shouted. Bodoni <text:line-break/>arose. “Listen, all of you,” he said. “I have enough money to take one of us on the Mars rocket.” <text:line-break/><text:line-break/>Everyone yelled. <text:line-break/><text:line-break/>“You understand?” he asked. “Only one of us. Who?” <text:line-break/><text:line-break/>“Me, me, me!” cried the children. <text:line-break/><text:line-break/>“You,” said Maria. <text:line-break/><text:line-break/>“You,” said Bodoni to her. They all fell silent. <text:line-break/><text:line-break/>The children reconsidered. “Let Lorenzo go — he’s oldest.” <text:line-break/><text:line-break/>“Let Miriamne go — she’s a girl!” <text:line-break/><text:line-break/><text:soft-page-break/>“Think what you would see,” said Bodoni’s wife to him But her eyes were strange. Her voice <text:line-break/>shook. “The meteors, like fish. The universe. The Moon. Someone should go who could tell it well on <text:line-break/>returning. You have a way with words.” <text:line-break/><text:line-break/>“Nonsense. So have you,” he objected. <text:line-break/><text:line-break/>Everyone trembled. <text:line-break/><text:line-break/>“Here,” said Bodoni unhappily. From a broom he broke straws of various lengths. “The short <text:line-break/>straw wins.” He held out his tight fist. “Choose.” <text:line-break/><text:line-break/>Solemnly each took his turn. <text:line-break/><text:line-break/>“Long straw.” <text:line-break/><text:line-break/>“Long straw.” <text:line-break/><text:line-break/>Another. <text:line-break/><text:line-break/>“Long straw.” <text:line-break/><text:line-break/>The children finished. The room was quiet. <text:line-break/><text:line-break/>Two straws remained. Bodoni felt his heart ache in him “Now,” he whispered. “Maria.” <text:line-break/><text:line-break/>She drew. <text:line-break/><text:line-break/><text:soft-page-break/><text:line-break/><text:line-break/>“The short straw,” she said. <text:line-break/><text:line-break/>“Ah,” sighed Lorenzo, half happy, half sad. “Mama goes to Mars.” <text:line-break/><text:line-break/>Bodoni tried to smile. “Congratulations. I will buy your ticket today.” <text:line-break/><text:line-break/>“Wait, Fiorello — ” <text:line-break/><text:line-break/>“You can leave next week,” he murmured. <text:line-break/><text:line-break/>She saw the sad eyes of her children upon her, with the smiles beneath their straight, large noses. <text:line-break/>She returned the straw slowly to her husband. “I cannot go to Mars.” <text:line-break/><text:line-break/>“But why not?” <text:line-break/><text:line-break/>“I will be busy with another child.” <text:line-break/><text:line-break/>“What!” <text:line-break/><text:line-break/>She would not look at him. “It wouldn’t do for me to travel in my condition.” <text:line-break/><text:soft-page-break/><text:line-break/>He took her elbow. “Is this the truth?” <text:line-break/><text:line-break/>“Draw again. Start over.” <text:line-break/><text:line-break/>“Why didn’t you tell me before?” he said incredulously. <text:line-break/><text:line-break/>“I didn’t remember.” <text:line-break/><text:line-break/>“Maria, Maria,” he whispered, patting her face. He turned to the children. “Draw again.” <text:line-break/><text:line-break/>Paolo immediately drew the short straw. <text:line-break/><text:line-break/>“I go to Mars!” He danced wildly. “Thank you. Father!” <text:line-break/><text:line-break/>The other children edged away. “That’s swell, Paolo.” <text:line-break/><text:line-break/>Paolo stopped smiling to examine his parents and his brothers and sisters. “I can go, can’t I?” he <text:line-break/>asked uncertainly. <text:line-break/><text:line-break/>“Yes.” <text:line-break/><text:line-break/>“And you’ll like me when I come back?” <text:line-break/><text:line-break/>“Of course.” <text:line-break/><text:line-break/>Paclo studied the precious broomstraw on his trembling hand and shook his head. He threw it <text:line-break/>away. “I forgot. School starts. I can’t go. Draw again. <text:line-break/><text:soft-page-break/><text:line-break/>But none would draw. A lull sadness lay on them. <text:line-break/><text:line-break/>“None of us will go,” said Lorenzo. <text:line-break/><text:line-break/>“That’s best,” said Maria. <text:line-break/><text:line-break/>“Bramante was right,” said Bodoni. <text:line-break/><text:line-break/>With his breakfast curdled within him, Fiorello Bodoni worked in his junk yard, ripping metal, <text:line-break/>melting it, pouring out usable ingots. His equipment flaked apart; competition had kept him on the <text:line-break/>insane edge of poverty for twenty years. It was a very bad morning. <text:line-break/><text:line-break/>In the afternoon a man entered the junk yard and called up to Bodoni on his wrecking machine. <text:line-break/>“Hey, Bodoni, I got some metal for you!” <text:line-break/><text:line-break/>“What is it, Mr. Mathews?” asked Bodoni, listlessly. <text:line-break/><text:line-break/>“A rocket ship. What’s wrong? Don’t you want it?” <text:line-break/><text:line-break/><text:soft-page-break/>“Yes, yes!” He seized the man’s arm, and stopped, bewildered. <text:line-break/><text:line-break/>“Of course,” said Mathews, “it’s only a mockup. You know. When they plan a rocket they build a <text:line-break/>full-scale model first, of aluminum. You might make a small profit boiling her down. Let you have her <text:line-break/>for two thousand ” <text:line-break/><text:line-break/>Bodoni dropped his hand. “I haven’t the money.” <text:line-break/><text:line-break/>“Sorry. Thought I’d help you. Last time we talked you said how everyone outbid you on junk. <text:line-break/><text:line-break/><text:line-break/><text:line-break/>99 <text:line-break/><text:line-break/><text:line-break/>Thought I’d slip this to you on the q.t. Well — <text:line-break/><text:line-break/>“I need new equipment. I saved money for that.” <text:line-break/><text:line-break/>“I understand.” <text:line-break/><text:line-break/>“If I bought your rocket, I wouldn’t even be able to melt it down. My aluminum furnace broke <text:line-break/>down last week ” <text:line-break/><text:line-break/>“Sure.” <text:line-break/><text:line-break/><text:soft-page-break/>“I couldn’t possibly use the rocket if I bought it from you.” <text:line-break/><text:line-break/>“I know.” <text:line-break/><text:line-break/>Bodoni blinked and shut his eyes. He opened them and looked at Mr. Mathews. “But I am a great <text:line-break/>fool. I will take my money from the bank and give it to you.” <text:line-break/><text:line-break/>“But if you can’t melt the rocket down ” <text:line-break/><text:line-break/>“Deliver it,” said Bodoni. <text:line-break/><text:line-break/>“All right, if you say so. Tonight?” <text:line-break/><text:line-break/>“Tonight,” said Bodoni, “would be fine. Yes, I would like to have a rocket ship tonight.” <text:line-break/><text:line-break/>There was a moon. The rocket was white and big in the junk yard. It held the whiteness of the <text:line-break/>moon and the blueness of the stars. Bodoni looked at it and loved all of it. He wanted to pet it and lie <text:line-break/>against it, pressing it with his cheek, telling it all the secret wants of his heart. <text:line-break/><text:line-break/>He stared up at it. “You are all mine,” he said. <text:soft-page-break/>“Even if you never move or spit fire, and just sit <text:line-break/>there and rust for fifty years, you are mine.” <text:line-break/><text:line-break/>The rocket smelled of time and distance. It was like walking into a clock. It was finished with <text:line-break/>Swiss delicacy. One might wear it on one’s watch fob. “I might even sleep here tonight,” Bodoni <text:line-break/>whispered excitedly. <text:line-break/><text:line-break/>He sat in the pilot’s seat. <text:line-break/><text:line-break/>He touched a lever. <text:line-break/><text:line-break/>He hummed in his shut mouth, his eyes closed. <text:line-break/><text:line-break/>The humming grew louder, louder, higher, higher, wilder, stranger, more exhilarating, trembling in <text:line-break/>him and leaning him forward and pulling him and the ship in a roaring silence and in a kind of metal <text:line-break/>screaming, while his fists flew over the controls, and his shut eyes quivered, and the sound grew and <text:line-break/>grew until it was a fire, a strength, a lifting and a pushing of power that threatened to tear him in half. <text:line-break/>He gasped. He hummed again and again, and did not stop, for it could not be stopped, it could only go <text:line-break/>on, his eyes tighter, his heart furious. “Taking off!” he screamed. The jolting concussion! The <text:line-break/>thunder! “The Moon!” he cried, eyes blind, tight. “The meteors!” The silent rush in volcanic <text:line-break/>light. “Mars. Oh, God, Mars! Mars!” <text:line-break/><text:line-break/><text:soft-page-break/>He fell back, exhausted and panting. His shaking hands came loose of the controls and his head <text:line-break/>tilted back wildly. He sat for a long time, breathing out and in, his heart slowing. <text:line-break/><text:line-break/>Slowly, slowly, he opened his eyes. <text:line-break/><text:line-break/>The junk yard was still there. <text:line-break/><text:line-break/>He sat motionless. He looked at the heaped piles of metal for a minute, his eyes never leaving <text:line-break/>them. Then, leaping up, he kicked the levers. “Take off, damn you!” <text:line-break/><text:line-break/>The ship was silent. <text:line-break/><text:line-break/>“I’ll show you!” he cried. <text:line-break/><text:line-break/>Out in the night air, stumbling, he started the fierce motor of his terrible wrecking machine and <text:line-break/>advanced upon the rocket. He maneuvered the massive weights into the moonlit sky. He readied his <text:line-break/><text:line-break/><text:line-break/><text:line-break/>trembling hands to plunge the weights, to smash, <text:soft-page-break/>to rip apart this insolently false dream, this silly <text:line-break/>thing for which he had paid his money, which would not move, which would not do his bidding. “I’ll <text:line-break/>teach you!” he shouted. <text:line-break/><text:line-break/>But his hand stayed. <text:line-break/><text:line-break/>The silver rocket lay in the light of the moon. And beyond the rocket stood the yellow lights of his <text:line-break/>home, a block away, burning warmly. He heard the family radio playing some distant music. He sat <text:line-break/>for half an hour considering the rocket and the house lights, and his eyes narrowed and grew wide. He <text:line-break/>stepped down from the wrecking machine and began to walk, and as he walked he began to laugh, and <text:line-break/>when he reached the back door of his house he took a deep breath and called, “Maria, Maria, start <text:line-break/>packing. We’re going to Mars!” <text:line-break/><text:line-break/>“Oh!” <text:line-break/><text:line-break/>“Ah!” <text:line-break/><text:line-break/>“I can’t believe it!” <text:line-break/><text:line-break/>“You will, you will.” <text:line-break/><text:line-break/>The children balanced in the windy yard, under the glowing rocket, not touching it yet. They <text:line-break/>started to cry. <text:line-break/><text:line-break/><text:soft-page-break/>Maria looked at her husband. “What have you done?” she said. “Taken our money for this? It will <text:line-break/>never fly.” <text:line-break/><text:line-break/>“It will fly,” he said, looking at it. <text:line-break/><text:line-break/>“Rocket ships cost millions. Have you millions?” <text:line-break/><text:line-break/>“It will fly,” he repeated steadily. “Now, go to the house, all of you. I have phone calls to make, <text:line-break/>work to do. Tomorrow we leave! Tell no one, understand? It is a secret.” <text:line-break/><text:line-break/>The children edged off from the rocket, stumbling. He saw their small, feverish faces in the house <text:line-break/>windows, far away. <text:line-break/><text:line-break/>Maria had not moved. “You have ruined us,” she said. “Our money used for this — this thing. When <text:line-break/>it should have been spent on equipment.” <text:line-break/><text:line-break/>“You will see,” he said. <text:line-break/><text:line-break/>Without a word she turned away. <text:line-break/><text:line-break/><text:soft-page-break/>“God help me,” he whispered, and started to work. <text:line-break/><text:line-break/>Through the midnight hours trucks arrived, packages were delivered, and Bodoni, smiling, <text:line-break/>exhausted his bank account. With blowtorch and metal stripping he assaulted the rocket, added, took <text:line-break/>away, worked fiery magics and secret insults upon it. He bolted nine ancient automobile motors into <text:line-break/>the rocket’s empty engine room Then he welded the engine room shut, so none could see his hidden <text:line-break/>labor. <text:line-break/><text:line-break/>At dawn he entered the kitchen. “Maria,” he said, “I’m ready for breakfast.” <text:line-break/><text:line-break/>She would not speak to him <text:line-break/><text:line-break/>At sunset he called to the children. “We’re ready! Come on!” The house was silent. <text:line-break/><text:line-break/>“I’ve locked them in the closet,” said Maria. <text:line-break/><text:line-break/>“What do you mean?” he demanded. <text:line-break/><text:line-break/>“You’ll be killed in that rocket,” she said. “What kind of rocket can you buy for two thousand <text:line-break/>dollars? A bad one!” <text:line-break/><text:line-break/>“Listen to me, Maria.” <text:line-break/><text:line-break/>“It will blow up. Anyway, you are no pilot.” <text:line-break/><text:soft-page-break/><text:line-break/><text:line-break/><text:line-break/>“Nevertheless, I can fly this ship. I have fixed it.” <text:line-break/><text:line-break/>“You have gone mad,” she said. <text:line-break/><text:line-break/>“Where is the key to the closet?” <text:line-break/><text:line-break/>“I have it here.” <text:line-break/><text:line-break/>He put out his hand. “Give it to me.” <text:line-break/><text:line-break/>She handed it to him. “You will kill them.” <text:line-break/><text:line-break/>“No, no.” <text:line-break/><text:line-break/>“Yes, you will. I feel it.” <text:line-break/><text:line-break/>He stood before her. “You won’t come along?” <text:line-break/><text:line-break/>“I’ll stay here,” she said. <text:line-break/><text:line-break/>“You will understand; you will see then,” he said, and smiled. He unlocked the closet. “Come, <text:line-break/>children. Follow your father.” <text:line-break/><text:line-break/><text:soft-page-break/>“Good-by, good-by, Mama!” <text:line-break/><text:line-break/>She stayed in the kitchen window, looking out at them, very straight and silent. <text:line-break/><text:line-break/>At the door of the rocket the father said, “Children, we will be gone a week. You must come back <text:line-break/>to school, and I to my business.” He took each of their hands in turn. “Listen. This rocket is very old <text:line-break/>and will fly only one more journey. It will not fly again. This will be the one trip of your life. Keep <text:line-break/>your eyes wide.” <text:line-break/><text:line-break/>“Yes, Papa.”</text:p>
      <text:p text:style-name="P1"><text:s/><text:line-break/><text:line-break/>“Listen, keep your ears clean. Smell the smells of a rocket. Feel. Remember. So when you <text:line-break/>return you will talk of it all the rest of your lives.” <text:line-break/><text:line-break/>“Yes, Papa.” <text:line-break/><text:line-break/>The ship was quiet as a stopped clock. The airlock hissed shut behind them. He strapped them all, <text:line-break/>like tiny mummies, into rubber hammocks. “Ready?” he called. <text:line-break/><text:line-break/>“Ready!” all replied. <text:line-break/><text:line-break/>“Take-off!” He jerked ten switches. The rocket thundered and leaped. The children danced in their <text:line-break/><text:soft-page-break/>hammocks, screaming. <text:line-break/><text:line-break/>“Here comes the Moon!” <text:line-break/><text:line-break/>The moon dreamed by. Meteors broke into fireworks. Time flowed away in a serpentine of gas. <text:line-break/>The children shouted. Released from their hammocks, hours later, they peered from the ports. <text:line-break/>“There’s Earth!” “There’s Mars!” <text:line-break/><text:line-break/>The rocket dropped pink petals of fire while the hour dials spun; the child eyes dropped shut. At <text:line-break/>last they hung like drunken moths in their cocoon hammocks. <text:line-break/><text:line-break/>“Good,” whispered Bodoni, alone. <text:line-break/><text:line-break/>He tiptoed from the control room to stand for a long moment, fearful, at the airlock door. <text:line-break/><text:line-break/>He pressed a button. The airlock door swung wide. He stepped out. Into space? Into inky tides of <text:line-break/>meteor and gaseous torch? Into swift mileages and infinite dimensions? <text:line-break/><text:line-break/><text:soft-page-break/>No. Bodoni smiled. <text:line-break/><text:line-break/>All about the quivering rocket lay the junk yard. <text:line-break/><text:line-break/>Rusting, unchanged, there stood the padlocked junk-yard gate, the little silent house by the river, <text:line-break/>the kitchen window lighted, and the river going down to the same sea. And in the center of the junk <text:line-break/>yard, manufacturing a magic dream, lay the quivering, purring rocket. Shaking and roaring, bouncing <text:line-break/>the netted children like flies in a web. <text:line-break/><text:line-break/><text:line-break/><text:line-break/>Maria stood in the kitchen window. <text:line-break/><text:line-break/>He waved to her and smiled. <text:line-break/><text:line-break/>He could not see if she waved or not. A small wave, perhaps. A small smile. <text:line-break/><text:line-break/>The sun was rising. <text:line-break/><text:line-break/>Bodoni withdrew hastily into the rocket. Silence. All still slept. He breathed easily. Tying himself <text:line-break/>into a hammock, he closed his eyes. To himself he prayed, Oh, let nothing happen to the illusion in the <text:line-break/>next six days. Let all of space come and go, and red Mars come up under our ship, and the moons of <text:line-break/>Mars, and let there be no flaws in the color film. Let there be three dimensions; let nothing go wrong <text:line-break/><text:soft-page-break/>with the hidden mirrors and screens that mold the fine illusion. Let time pass without crisis. <text:line-break/><text:line-break/>He awoke. <text:line-break/><text:line-break/>Red Mars floated near the rocket. <text:line-break/><text:line-break/>“Papa!” The children thrashed to be free. <text:line-break/><text:line-break/>Bodoni looked and saw red Mars and it was good and there was no flaw in it and he was very <text:line-break/>happy. <text:line-break/><text:line-break/>At sunset on the seventh day the rocket stopped shuddering. <text:line-break/><text:line-break/>“We are home,” said Bodoni. <text:line-break/><text:line-break/>They walked across the junk yard from the open door of the rocket, their blood singing, their faces <text:line-break/>glowing. <text:line-break/><text:line-break/>“I have ham and eggs for all of you,” said Maria, at the kitchen door. <text:line-break/><text:line-break/>“Mama, Mama, you should have come, to see it, to see Mars, Mama, and meteors, and <text:line-break/><text:soft-page-break/>everything!” <text:line-break/><text:line-break/>“Yes,” she said. <text:line-break/><text:line-break/>At bedtime the children gathered before Bodoni. “We want to thank you. Papa.” <text:line-break/><text:line-break/>“It was nothing.” <text:line-break/><text:line-break/>“We will remember it for always, Papa. We will never forget.” <text:line-break/><text:line-break/>Very late in the night Bodoni opened his eyes. He sensed that his wife was lying beside him, <text:line-break/>watching him. She did not move for a very long time, and then suddenly she kissed his cheeks and his <text:line-break/>forehead. “What’s this?” he cried. <text:line-break/><text:line-break/>“You’re the best father in the world,” she whispered. <text:line-break/><text:line-break/>“Why?” <text:line-break/><text:line-break/>“Now I see,” she said. “I understand.” <text:line-break/><text:line-break/>She layback and closed her eyes, holding his hand. “Is it a very lovely journey?” she asked. <text:line-break/><text:line-break/>“Yes,” he said. <text:line-break/><text:line-break/>“Perhaps,” she said, “perhaps, some night, you might take me on just a little trip, do you think?” <text:line-break/><text:soft-page-break/><text:line-break/>“Just a little one, perhaps,” he said. <text:line-break/><text:line-break/>“Thank you,” she said. “Good night.” <text:line-break/><text:line-break/>“Good night,” said Fiorello Bodoni. <text:line-break/><text:line-break/><text:line-break/><text:line-break/><text:toc-mark-start text:id="IMark2407005199704" text:outline-level="1"/><text:span text:style-name="T1">Epilogue</text:span><text:toc-mark-end text:id="IMark2407005199704"/> <text:line-break/><text:line-break/><text:line-break/>IT WAS almost midnight. The moon was high in the sky now. The Illustrated Man lay motionless. I <text:line-break/>had seen what there was to see. The stories were told; they were over and done. <text:line-break/><text:line-break/>There remained only that empty space upon the Illustrated Man’s back, that area of jumbled colors <text:line-break/>and shapes. <text:line-break/><text:line-break/>Now, as I watched, the vague patch began to assemble itself, in slow dissolvings from one shape <text:line-break/>to another and still another. And at last a face formed itself there, a face that gazed out at me from the <text:line-break/><text:soft-page-break/>colored flesh, a face with a familiar nose and mouth, familiar eyes. <text:line-break/><text:line-break/>It was very hazy. I saw only enough of the Illustration to make me leap up. I stood therein the <text:line-break/>moonlight, afraid that the wind or the stars might move and wake the monstrous gallery at my feet. But <text:line-break/>he slept on, quietly. <text:line-break/><text:line-break/>The picture on his back showed the Illustrated Man himself, with his fingers about my neck, <text:line-break/>choking me to death. I didn’t wait for it to become clear and sharp and a definite picture. <text:line-break/><text:line-break/>I ran down the road in the moonlight. I didn’t look back. A small town lay ahead, dark and asleep. <text:line-break/>I knew that, long before morning, I would reach the town. . .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top="0.1665in" fo:margin-bottom="0.0835in" loext:contextual-spacing="false" style:page-number="auto" fo:background-color="transparent" style:shadow="none">
        <style:tab-stops/>
      </style:paragraph-properties>
      <style:text-properties fo:font-size="9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33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.5665in" style:type="center"/>
          <style:tab-stop style:position="3.133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4.1299in" fo:page-height="5.8299in" style:num-format="1" style:print-orientation="portrait" fo:margin-top="0.5in" fo:margin-bottom="0.5in" fo:margin-left="0.5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 style:next-style-name="First_20_Page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6:08:51.624000000</meta:creation-date>
    <dc:date>2020-04-05T22:59:24.063000000</dc:date>
    <meta:editing-duration>PT12M58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476" meta:paragraph-count="64" meta:word-count="73058" meta:character-count="411224" meta:non-whitespace-character-count="328386"/>
  </office:meta>
</office:document-meta>
</file>